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80.tif.large.jpg </text:p>
      <text:p text:style-name="P1">%----------------------------------------------------------- </text:p>
      <text:p text:style-name="P1"><text:s/>274 Pawołowe List (1. zt.) powołanje. List swjateho japoštoła Pawoła na Galatizkich. Prěni staw. Wo njewobztajnozći Galatizkich, a Pawołowe japoštołzke zaztojńztwo. </text:p>
      <text:p text:style-name="P1">1. Pawoł, japoštoł (nic wot ludźi ani přez čłowjeka, ale přez Jezom Chrysta a Boha teho Wótca, kiž jeho zbudźił je wot morwych), Scht. 11. 12. Jap. zk. 3, 15. </text:p>
      <text:p text:style-name="P1">2. A wšitcy bratřa, kotřiž při mni su: tym wosadam w Galatizkej zemi. </text:p>
      <text:p text:style-name="P1">3. Hnada budź z wami a měr wot Boha, teho Wótca, a našeho Knjeza Jezom Chrysta, Rom. 1, 7. 1 Kor. 1, 3. Eph. 1, 2. 1 Pětr. 1, 2. 2 Jan. št. 3. </text:p>
      <text:p text:style-name="P1">4. Kiž so sam za naše hrěchi je dał, zo by nas wumóhł wot tuteho nětčišeho złeho swěta po tej woli Božej a našeho Wótca, 1 Tim. 2, 6. Tu. 2, 14. </text:p>
      <text:p text:style-name="P1">5. Kotremuž budź česć wot wěčnosće hač do wěčnosće. (Hamjeń.) </text:p>
      <text:p text:style-name="P1">6. Ja so dźiwam, zo wy so tak skoro daće wotwobroćić wot teho, kiž was je powołał do teje hnady Khryztusoweje, na druhe ewangelion, St. 5, 8. </text:p>
      <text:p text:style-name="P1">7. Kotrež wšak žane druhe njeje: chiba zo někotři su, kotřiž was mola a chcedźa to ewangelion Chrystusowe přewróćić. Jap. zk. 15, 1. 24. </text:p>
      <text:p text:style-name="P1">8. Ale hdy bychmy tež runje my abo jandźel z njebjes wam ewangelion prědował hinak, jako kotrež my wam prědowali smy, tón budź poklaty. 1 Kor. 16, 22. </text:p>
      <text:p text:style-name="P1">9. Jako nětk prajili smy, tak hišće z nowa praju: jeli zo wam štó ewangelion prěduje hinak, jako kotrež wy dóstali sće, tón budź poklaty. </text:p>
      <text:p text:style-name="P1">10. Prěduju dha ja nětk ludźom abo Bohu k słužbje? Abo steju ja za tym, zo bych so ludźom lubił? Hdy bych ja hišće ludźom so lubił, njebych ja wěsće Chrystusowy wotročk był. 1 Thes. 2;, 4. </text:p>
      <text:p text:style-name="P1">11. K wědźenju pak wam dam, lubi bratřa, zo to ewangelion, kotrež wote mnje prědowane je, njeje člowječne; </text:p>
      <text:p text:style-name="P1">12. Přetož ja to njejsym wot žaneho čłowjeka dóstał ani wuknył, ale přez zjewjenje Jezom Chrysta. </text:p>
      <text:p text:style-name="P1">13. Přetož wy wšak derje sće słyšeli wot mojeho khodźenja njedawno w židowstwje: kak ja přez měru tu wosadu Božu přesćěhach a ju zahubich, Jap. zk. 9, 1. St. 8, 3. St. 22, 4. St. 26, 9. </text:p>
      <text:p text:style-name="P1">14. A přiběrach w židowstwje bóle dyžli wjele mojeho runja w mojim narodźe, a běch jara surowy na mojim wótcowskim zakonju. Phil. 3, 6. </text:p>
      <text:p text:style-name="P1">15. Ale jako so Bohu lubješe, kiž mje z mojeje maćerje žiwota je wudźělił a powołał přez swoju smilnosć, </text:p>
      <text:p text:style-name="P1">16. So by wón swojeho Syna w mni zjewił, a zo bych ja přez to ewangelion jeho připowjedźił bjez pohanami: hnydom činjach ja tak a njerosryčach so wo to z ćěłom a z krwju; </text:p>
      <text:p text:style-name="P1">17. Ani njewróćich so do Jerusalema k tym, kotřiž prjedy mje japoštoli běchu, ale wotćežech do Arabizkeje a přińdźech zaso do Damazka. </text:p>
      <text:p text:style-name="P1">18. Potom po třoch lětach přińdźech ja do Jerusalema, zo bych Pětra wohladał, a pobych pjatnaće dnjow pola njeho. Jap. zk. 9, 26. </text:p>
      <text:p text:style-name="P1">19. Tych druhich japoštołow pak njejsym ja žaneho widźił, chiba Jakuba, teho Knjezoweho bratra. </text:p>
      <text:p text:style-name="P1">20. Štož ja pak wam pišu, hlaj, Bóh wě, zo njełžu. Rom. 9, 1. </text:p>
      <text:p text:style-name="P1">21. Potom přińdźech do tych krajow Syriskich a Zilizizkich. Jap. zk. 9, 30. </text:p>
      <text:p text:style-name="P2"><text:s/></text:p>
      <text:p text:style-name="P1">%----------------------------------- </text:p>
      <text:p text:style-name="P1">% https://digital.slub-dresden.de/data/kitodo/BibltojeZ_478590679/BibltojeZ_478590679_tif/jpegs/00001581.tif.large.jpg </text:p>
      <text:p text:style-name="P1">%----------------------------------------------------------- </text:p>
      <text:p text:style-name="P1"><text:s/>Wopisanje (St. 1. 2.) na Galatizkich. jeho 275 </text:p>
      <text:p text:style-name="P1">22. Ja pak běch njeznajomny z wobliča tym křesćijanskim wosadam w židowskej; </text:p>
      <text:p text:style-name="P1">23. Wone běchu pak jeno słyšałe, zo tón, kotryž nas něhdy přesćěhaše, prěduje nětk tu wěru, kotruž wón něhdy zahubješe; Jap. zk. 9, 21. </text:p>
      <text:p text:style-name="P1">24. A chwalachu Boha nade mnu. </text:p>
      <text:p text:style-name="P1">2. staw. Pawołowe přirunanje z japoštołami, zwada z Pětrom, prědowanje wo prawdosći wěry. </text:p>
      <text:p text:style-name="P1">1. Potom po štyrnaće lětach ćehnjech ja zaso do Jerusalema horje z Barnabasom a wzach tež Tita k sebi. Jap. zk. 15, 2. </text:p>
      <text:p text:style-name="P1">2. Ja ćehnjech pak horje ze zjewjenja a rozryčach so z nimi wo to ewangelion, kotrež ja prěduju bjez pohanami, wosebje pak z tymi, kotřiž běchu w česći dźerženi, tak zo bych snadnje podarmo njeběhał abo njebych běžał. </text:p>
      <text:p text:style-name="P1">3. Přetož ani tež Titus njebu přinućeny, zo by so dał wobrězać, kotryž zo mnu běše, hač wón runje Grichizki běše. </text:p>
      <text:p text:style-name="P1">4. Přetož jako někotři falšni bratřa so běchu schroblili a pódla nutř zašli, zo bychu wobhonili našu frejotu, kotruž mamy w Chrystusu Jezusu, zo bychu nas jatych wzali; Jap. zk. 15, 24. </text:p>
      <text:p text:style-name="P1">5. Njewuztupichmy my tym samym tež nic na štundu, jako chcyli jim poddani być, zo by prawda teho ewangelija pola was wostała. </text:p>
      <text:p text:style-name="P1">6. Wot tych pak, kotřiž běchu w česći dźerženi, njech su byli něhdy, kajzyž su chcyli, mje ničo njenaztupa; přetož Bóh njepohlada na člowjezku paršonu. Mje ći sami, kotřiž w česći běchu, ničo druhe njejsu nawučili; Jap. zk. 10, 34. </text:p>
      <text:p text:style-name="P1">7. Ale zaso, hdyž widźichu, zo mi to ewangelion běše dowěrjene na to njewobrězanje, runje jako Pětrej to ewangelion na to wobrězanje, Jap. zk. 13, 46. N. t. </text:p>
      <text:p text:style-name="P1">8. (Přetož tón, kotryž z Pětrom je mócny byłk japoštołzkemu hamtej bjez tymi wobrězanymi, tón je zo mnu tež mócny był bjez pohanami); </text:p>
      <text:p text:style-name="P1">9. A tež póznachu tu hnadu, kotraž mi data běše, Jakub a Kephas a Jan, kotrychž woni za stołpy mějachu; podachu woni mi a Barnabasej prawu ruku na towarstwo, tak zo bychmój mój bjez pohanami prědowałoj, a woni bjez wobrězanymi; </text:p>
      <text:p text:style-name="P1">10. Jeno zo bychmój chudych wopomniłaj, wo čož ja so tež swěrnje sym starał, zo bych to činił. Jap. zk. 11, 30. </text:p>
      <text:p text:style-name="P1">11. Jako pak Pětr do Antiochije přińdźe, pšećiwich ja so jemu bjez woči; přetož skóržba běše na njeho přišła. </text:p>
      <text:p text:style-name="P1">12. Přetož prjedy, dyžli někotři wot Jakuba přińdźechu, jědźiše wón z pohanami; jako pak woni přińdźechu, woteńdźe a wotdźěli wón so, teho dla, zo so tych boješe, kotřiž běchu z wobrězanja; </text:p>
      <text:p text:style-name="P1">13. A chodźachu z nim błudnje tež druzy Židźa, tak zo tež Barnabas z nimi bu do jich błuda zawjedźeny. </text:p>
      <text:p text:style-name="P1">14. Ale jako ja widźich, zo woni prosće njekhodźachu po prawdźe teho ewangelija, dźach ja k Pětrej přede wšěmi zjawnje: Jeli zo ty, kiž ty Žid sy, po pohansku so zadźeržiš a nic po židowsku, čoho dla dha pohanow nućiš, zo bychu po židowsku so zadźerželi? 1 Tim. 5, 20. </text:p>
      <text:p text:style-name="P1">15. Hač runje my z pširodźenja židźi, a nic hrěšnicy z pohanow smy, </text:p>
      <text:p text:style-name="P1">16. Dha wšak wěmy, zo čłowjek přez zakonja skutk prawy činjeny njebudźe, ale přez wěru do Jezom Chrysta; teho dla wěrimy my tež do Chrystusa Jezusa, tak zo bychmy prawi byli přez tu wěru do Chrysta, a nic přez teho zakonja skutk; přetož přez teho 18 (oo) </text:p>
      <text:p text:style-name="P2"><text:s/></text:p>
      <text:p text:style-name="P1">%----------------------------------- </text:p>
      <text:p text:style-name="P1">% https://digital.slub-dresden.de/data/kitodo/BibltojeZ_478590679/BibltojeZ_478590679_tif/jpegs/00001582.tif.large.jpg </text:p>
      <text:p text:style-name="P1">%----------------------------------------------------------- </text:p>
      <text:p text:style-name="P1"><text:s/>276 žiwjenja. List (2. 3. zt.) Prawychčinjenje. zakonja skutk njebudźe žane ćěło prawe. Rom. 3, 28. St. 4, 5. St. 11, 6. </text:p>
      <text:p text:style-name="P1">17. Dyrbjeli my pak, kiž pytamy přez Chrysta prawi činjeni być, tež hišće sami hrěšnicy namakani być, dha by Chrystus hrěcha słužomnik był. Bóh to njedaj! Rom. 3, 24. </text:p>
      <text:p text:style-name="P1">18. Přetož hdyž ja to, štož sym rozłamał, zaso twarju, dha so sam přestupnik činju. </text:p>
      <text:p text:style-name="P1">19. Ja sym pak přez zakoń zakonjej wumrěł, zo bych Bohu žiwy był; ja sym z Khryztusom křižowany. </text:p>
      <text:p text:style-name="P1">20. Ja sym pak tola žiwy; nic pak ja, ale Chrystus je žiwy w mni. A štož nětk žiwy sym w ćěle, to sym žiwy we wěrje do teho Syna Božeho, kiž mje je lubował a so sam za mnje dał. </text:p>
      <text:p text:style-name="P1">21. Ja njećizkam preč tu hnadu Božu; přetož jeli zo přez zakoń ta prawdosć přińdźe, dha je Chrystus zawěsće podarmo wumrěł. Rom. 4, 14. </text:p>
      <text:p text:style-name="P1">3. staw. Prawdosć wěry wobtwjerdźena, prawe wužiwanje zakonja pokazane. </text:p>
      <text:p text:style-name="P1">1. O njerozomni Galatizzy, štó je was wobkuzłował, zo tej prawdźe njejsće posłušni? Kotrymž Chrystus před wočomaj molowany běše a nětk bjez wami je křižowany. </text:p>
      <text:p text:style-name="P1">2. To jene bych ja rad wot was chcył nawuknyć: hač sće wy teho Ducha dóstali přez zakonja skutk abo přez to prědowanje wot wěry? Jap. zk. 2, 38. </text:p>
      <text:p text:style-name="P1">3. Sće wy tak njemudri? W duchu sće wy započeli, chceće dha nětk w ćěle jo dokonjeć? </text:p>
      <text:p text:style-name="P1">4. Sće wy dha tak wjele podarmo ćerpili? jeli zo tež podarmo je. </text:p>
      <text:p text:style-name="P1">5. Kotryž wam teho dla nětk teho ducha dawa a čini tajke skutki bjez wami, čini wón to přez teho zapšes nje žiwy. konja skutk abo přez prědowanje wot teje wěry? Rom. 10, 8. </text:p>
      <text:p text:style-name="P1">6. Runje jako Abraham je Bohu wěrił, a to je jemu přicpěte k prawdosći. 1 Mójz. 15, 6. Rom. 4, 3. Jak. 2, 23. </text:p>
      <text:p text:style-name="P1">7. Tuž tež wy nětk póznajće, zo kotřiž teje wěry su, tajcy su Abrahamowe dźěći. </text:p>
      <text:p text:style-name="P1">8. Pismo pak, prjedy widźiwši to, zo Bóh pohanow přez wěru prawych čini, přinjese wone Abrahamej te wjesełe powěsće prjedy: We tebi dyrbja wšitcy póhanjo požohnowani być. 1 Mójz. 12, 3. St. 18, 18. St. 22, 18. </text:p>
      <text:p text:style-name="P1">9. A teho dla budźa ći, kotřiž teje wěry su, z tym wěrnym Abrahamom požohnowani. </text:p>
      <text:p text:style-name="P1">10. Kotřiž pak ze skutkami teho zakonja wokoło chodźa, tajcy su pod poklećom. Přetož pisane steji: Poklaty je kóždy, kotryž njewostanje we wšitkim tym, štož pisane je w knihach teho zakonja, zo by wón to činił. 5 Mójz. 27, 26. </text:p>
      <text:p text:style-name="P1">11. So pak přez zakoń nichtó prawy njebudźe před Bohom, je zjawne; přetož prawy budźe po swojej wěrje žiwy. Hab. 2, 4. Rom. 1, 17. Hebr. 10, 38. </text:p>
      <text:p text:style-name="P1">12. Zakoń pak njeje z teje wěry; ale čłowjek, kotryž to čini, budźe 3 Mójz. 18, 5. </text:p>
      <text:p text:style-name="P1">13. Chrystus je nas pak wumóhł z pokleća teho zakonja, jako wón za nas pokleće bu sčinjeny (přetož pisane steji: Poklaty je kóždy, štóž na drjewje wisy): Rom. 8, 3. 5 Mójz. 21, 23. </text:p>
      <text:p text:style-name="P1">14. Tak zo by to požohnowanje Abrahamowe bjez pohanow přišło w Chrystusu Jezusu, a my tak teho slubjeneho Ducha dóstali přez wěru. 1 Mójz. 12, 3. </text:p>
      <text:p text:style-name="P1">15. Lubi bratřa, ja chcu po čłoróskim wašnju rěčeć: Wšak nichtó člorózke wotkazanje njezazpi, hdyž je wobtwjerdźene, a tež ničo k temu njepšiztaji. Hebr. 9, 17. </text:p>
      <text:p text:style-name="P2"><text:s/></text:p>
      <text:p text:style-name="P1">%----------------------------------- </text:p>
      <text:p text:style-name="P1">% https://digital.slub-dresden.de/data/kitodo/BibltojeZ_478590679/BibltojeZ_478590679_tif/jpegs/00001583.tif.large.jpg </text:p>
      <text:p text:style-name="P1">%----------------------------------------------------------- </text:p>
      <text:p text:style-name="P1"><text:s/>Zakoń. (St. 3 4.) na Galatizkich. Wumoženje wot 277 </text:p>
      <text:p text:style-name="P1">16. Abrahamej pak je tón slub rěčany a jeho symjenju. Wón njepraji: přez symjenja, jako přez wjele; ale jako přez jene, přez twoje symjo, kotrež je Chrystus. 1 Mójz. 22, 18. </text:p>
      <text:p text:style-name="P1">17. Ja pak to praju, zo to wotkazanje, kotrež wot Boha je prjedy wobtwjerdźene na Chrysta, njebudźe přez zakoń, kiž hakle po štyrjoch stach a třiceći lětach so spočał je, zahubjene, zo tón slub dyrbjał přestać. 2 Mójz. 12, 40. </text:p>
      <text:p text:style-name="P1">18. Přetož hdy by to herbstwo přez zakoń zasłužene było, njeby wone přez slub date było. Bóh pak je to Abrahamej přez slub z hnady dał. Rom. 4, 13. </text:p>
      <text:p text:style-name="P1">19. Što dha dyrbi zakoń? Wón je přestupjenjow dla přistajeny, hač by to symjo přišło, kotremuž so tón slub stał je, a je wustajeny wot jandźelow přez ruku teho srědnika. </text:p>
      <text:p text:style-name="P1">20. Srědnik pak njeje jeneho; Bóh pak je jedyn. 5 Mójz. 4, 39. St. 6, 4. </text:p>
      <text:p text:style-name="P1">21. Kak? Je dha tón zakoń přećiwo Božemu slubej? Bóh to njedaj! Hdy by pak zakoń daty był, kotryž by mohł žiwych sčinić, dha by zawěsće prawdosć přišła z teho zakonja; Rom. 8, 2. 3. 4. </text:p>
      <text:p text:style-name="P1">22. Ale pismo je wšitko pod hrěch wobzamkło, tak zo by tón slub přišoł přez wěru do Jezom Chrysta a daty był wěrjacym. Rom. 3, 9. St. 11, 32. Gal. 3, 14. 26. Tekst na 1. njedźelu po třoch kralach. IV. </text:p>
      <text:p text:style-name="P1">23. Prjedy pak dyžli wěra přińdźe, běchmy pod zakonjom dźerženi a zawrjeni na tu wěru, kotraž so zjewić měješe. </text:p>
      <text:p text:style-name="P1">24. A je tak tón zakoń naš pězton był na Chrysta, zo bychmy přez wěru prawi byli; gRom. 10, 4. </text:p>
      <text:p text:style-name="P1">25. Nětko pak, hdyž wěra přišła je, njejsmy my wjazy pod pěztonom. </text:p>
      <text:p text:style-name="P1">26. Přetož wy sće wšitcy Bože dźěći přez tu wěru w Chrystusu Jezusu; Jan. 1, 12. </text:p>
      <text:p text:style-name="P1">27. Přetož kaž wjele was na Chrysta kšćenych je, ći sće so Chrysta woblekli. Rom. 6, 3. Rom. 13, 14. </text:p>
      <text:p text:style-name="P1">28. Tu njeje žadyn žid ani Gricha, tu njeje žadyn wotročk ani frejny, tu njeje žadyn muž ani žona; přetož wy sće wšitcy jedyn w Chrystusu Jezusu. 1 Kor. 12, 13. </text:p>
      <text:p text:style-name="P1">29. Sće-li wy pak Chrystusowi, dha sće ždyn Abrahamowe symjo a po slubje herbojo.) Rom. 9, 7. </text:p>
      <text:p text:style-name="P1">4. staw. Wumoženje wot zakonja a dalše wułoženje prawdosće wěry. Epistola na njedźelu po hodźoch. </text:p>
      <text:p text:style-name="P1">1. [Ja praju pak, tak dołho, jako herba dźěćo je, njeje bjez nim a bjez wotročkom žane rozdźělenje, hač wón runje knjez wšitkich kubłow je; </text:p>
      <text:p text:style-name="P1">2. Ale wón je pod fórmindami a zastojnikami, hač na postajeny čas wot nana. </text:p>
      <text:p text:style-name="P1">3. Tak tež my, hdyž smy dźěći byli, běchmy my pod zwonkownymi wustawkami wotročcy sčinjeni; Kol. 2, 20. </text:p>
      <text:p text:style-name="P1">4. Jako pak tón čas bě dopjelnjeny, pósła Bóh swojeho Syna, narodźeneho wěrneho čłowjeka wot žónskeje a zakonju podaneho, 1 Mójz. 49, 10. </text:p>
      <text:p text:style-name="P1">5. So by wón tych, kotřiž pod zakonjom běchu, wumóhł, tak, zo bychmy dźěćace prawo zaso dóstali. St. 3, 13. </text:p>
      <text:p text:style-name="P1">6. Dokelž pak dźěći sće, dha je Bóh pósłał teho Ducha swojeho Syna do wašich wutrobow, tón woła: Abba, luby Wótče! Rom. 8, 15. </text:p>
      <text:p text:style-name="P1">7. Nětk teho dla tudy žadyn wotročk wjazy njeje, ale lute dźěći. Su-li pak dźěći, dha su tež herbojo Boži přez Chrystusa. Rom. 8, 17. 18* </text:p>
      <text:p text:style-name="P2"><text:s/></text:p>
      <text:p text:style-name="P1">%----------------------------------- </text:p>
      <text:p text:style-name="P1">% https://digital.slub-dresden.de/data/kitodo/BibltojeZ_478590679/BibltojeZ_478590679_tif/jpegs/00001584.tif.large.jpg </text:p>
      <text:p text:style-name="P1">%----------------------------------------------------------- </text:p>
      <text:p text:style-name="P1"><text:s/>278 zakonja. List (4. zt.) Galatizkich njewobztajnozć. </text:p>
      <text:p text:style-name="P1">8. Ale tehdy pak, jako wy Boha njeznaješće, słužešće wy tym, kotřiž woprawdźe bohojo njejsu; ; 1 Kor. 12, 2. </text:p>
      <text:p text:style-name="P1">9. Nětk pak, hdyž sće Boha póznali, abo wjele wjazy wy wot Boha sće póznaći; kak dha wy so zaso wobroćiće k tym słabym a chudym wustawkam, kotrymž wy z nowoh' słužić chceće? </text:p>
      <text:p text:style-name="P1">10. Wy dźeržiće dny a měsacy a swjate časy a lěta. Rom. 14, 5. </text:p>
      <text:p text:style-name="P1">11. Ja boju so wo was, zo bych snadź podarmo bjez wami so njeprózował. </text:p>
      <text:p text:style-name="P1">12. Budźće wšak tajcy, jako ja; přetož ja sym tež tajki, jako wy. Lubi bratřa, ja prošu was: wy mi žaneje kšiwdy njejsće činili. </text:p>
      <text:p text:style-name="P1">13. Přetož wy wěsće, zo wam w słabosći teho ćěła to ewangelion sym prědował najprjedy. </text:p>
      <text:p text:style-name="P1">14. A moje přećiwnosće, kotrež ja ćerpju na mojim ćěle, njejsće wy zacpěli ani zaničowali; ale jako jandźela Božeho wzašće wy mje horje, haj jako Chrystusa Jezusa. Mal. 2, 7. </text:p>
      <text:p text:style-name="P1">15. Kak běšće wy teho dla tehdy tak zbóžni! Ja wam swědču, zo, hdy budźiše móžno było, wy budźišće swojej woči wutorhali a budźišće je mi dali. </text:p>
      <text:p text:style-name="P1">16. Sym dha so tak waš njepšećel sčinił, hdyž wam prawdu praju? Amos 5, 10. </text:p>
      <text:p text:style-name="P1">17. Woni su surowi wo was, nic pak pěknje; ale z tym woni chcedźa dokonjeć, zo byšće wy wote mnje wotpanuli a jich lubowali. </text:p>
      <text:p text:style-name="P1">18. Dobre pak je, surowy być, hdyž so jeno přeco stanje wo dobre, a nic jeno, hdyž sam při was sym. </text:p>
      <text:p text:style-name="P1">19. Moje lube dźěćatka, kotrež ja z nowoh z bolosću porodźu, hač by Chrystus we was swoje byće dóstał. 1 Kor. 4, 15. </text:p>
      <text:p text:style-name="P1">20. Ja pak chcył, zo bych nětk pola was był a zo bych swój hłós mohł přeměnić; přetož ja njewěm, kak z wami je. </text:p>
      <text:p text:style-name="P1">21. Powěsće mi, kotřiž wy pod zakonjom chceće być: njejsće wy zakoń słyšeli? St. 3, 25. </text:p>
      <text:p text:style-name="P1">22. Přetož pisane je, zo Abraham dweju synow měješe, jeneho wot dźowki a druheho wot frejneje. 1 Mójz. 16, 15. St. 21, 2. </text:p>
      <text:p text:style-name="P1">23. Ale tón, kotryž wot dźowki běše, je so po ćěle narodźił; tón pak wot frejneje je so přez slub narodźił. Jan. 8, 39. Gal. 4, 28. </text:p>
      <text:p text:style-name="P1">24. Te słowa maja něšto na sebi; přetož to staj taj dwaj zakonjej, jedyn z hory Sinai, kiž nas k słužbje porodźi, a je ta Hagar; </text:p>
      <text:p text:style-name="P1">25. Přetož Hagar je we Arabizkej ta hora Sinai a dosahnje hač do Jerusalema, kotrež w nětčišim času je, a słuži ze swojimi dźěćimi. </text:p>
      <text:p text:style-name="P1">26. Ale to Jerusalem, kotrež horkach je, to je ta frejna, kiž je naša wšitkich mać. Zjew. 3, 12. St. 21, 2. 10. </text:p>
      <text:p text:style-name="P1">27. Přetož pisane steji: Zraduj so, ty njepłódna, kiž njeporodźiš; zjero so a wyskaj, kotraž ty samodruha njejsy; přetož ta, kiž sama lutka je, ma wjele wjazy dźěći, dyžli ta, kiž muža ma. Jez. 54, 1. </text:p>
      <text:p text:style-name="P1">28. My pak, lubi bratřa, smy z Jzaakom dźěći po tym slubje. Rom. 9, 7. 8. </text:p>
      <text:p text:style-name="P1">29. Ale runje kaž tehdy tamny, kiž so po ćěle bě narodźił, přesćěhaše teho, kiž so po duchu bě narodźił, tak tež nětk so stanje. 1 Mójz. 21, 9. </text:p>
      <text:p text:style-name="P1">30. Ale što praji pismo? Wustorkaj dźowku z jejnym synom; přetož dźowzyny syn njedyrbi herbować ze synom teje frejneje. 1 Mójz. 21, 10. 12. </text:p>
      <text:p text:style-name="P1">31. Teho dla, lubi bratřa, njejsmy my teje dźowki dźěći, ale teje frejneje. </text:p>
      <text:p text:style-name="P2"><text:s/></text:p>
      <text:p text:style-name="P1">%----------------------------------- </text:p>
      <text:p text:style-name="P1">% https://digital.slub-dresden.de/data/kitodo/BibltojeZ_478590679/BibltojeZ_478590679_tif/jpegs/00001585.tif.large.jpg </text:p>
      <text:p text:style-name="P1">%----------------------------------------------------------- </text:p>
      <text:p text:style-name="P1"><text:s/>Kšezć. swoboda. (St. 5. 6.) na Galatizkich. Płody 279 </text:p>
      <text:p text:style-name="P1">5. staw. Napominanje k prawemu wužiwanju křesćanskeje swobody a k dobrym skutkam. </text:p>
      <text:p text:style-name="P1">1. Stejće teho dla w tej frejoće, z kotrejž nas Chrystus je frej sčinił, a njepodawajće so z nowa do teho wotročkoweho spřaha zapřahnyć. Jan. 8, 32. </text:p>
      <text:p text:style-name="P1">2. Hlaj, ja, Pawoł, praju wam: Budźeće-li so dać wobrězać, dha wam Chrystus ničo wušny njeje. Jap. zk. 15, 1. </text:p>
      <text:p text:style-name="P1">3. A zaso wobswědču ja kóždemu čłowjekej, kiž so da wobrězać, zo tón je winojty, wšón zakoń dźeržeć. </text:p>
      <text:p text:style-name="P1">4. Wy sće Chrysta zhubili, kotřiž wy přez zakoń chceće prawi činjeni być; wy sće wupanuli z hnady. St. 2, 21. </text:p>
      <text:p text:style-name="P1">5. My pak wočakamy w duchu přez wěru teje prawdosće, kotrejež so nadźeć mamy. 2 Tim. 4, 8. </text:p>
      <text:p text:style-name="P1">6. Přetož w Chrystusu Jezusu njepłaći ani wobrězanje, ani njewobrězanje, ale ta wěra, kotraž přez lubosć je dźěława. 1 Kor. 7, 10. </text:p>
      <text:p text:style-name="P1">7. Wy běžešće derje; štó je was zatorhnył, zo byšće prawdźe njeposłuchali? St. 3, 1. 1 Kor. 9, 24. </text:p>
      <text:p text:style-name="P1">8. Tajke naryčenje njeje z teho, kiž was je powołał. St. 1, 6. </text:p>
      <text:p text:style-name="P1">9. Kuzk kwasa pšekiše wšitko ćěsto. 1 Kor. 5, 6. </text:p>
      <text:p text:style-name="P1">10. Ja mam nadźiju k wam w tym Knjezu, zo wy ničo hinak myslić njebudźeće. Štóž was pak zamyli, tón ponjese swój sud, njech je, h chce. Kor. 2, 3. St. 8, 22. </text:p>
      <text:p text:style-name="P1">11. Ja pak, lubi bratřa, jeli zo to wobrězanje hišće prěduju, čoho dla dha ja hišće přećiwnosć ćerpju? Dha by to pohóršenje teho křiža přestało. 1 gor. 1, 23. </text:p>
      <text:p text:style-name="P1">12. O zo bychu tež tajcy wukorjenjeni byli, kotřiž wam njepokoj činja! </text:p>
      <text:p text:style-name="P1">13. Přetož wy, lubi bratřa, sće k frejoće powołani; ale hladajće so jeno, zo byšće přez frejotu temu ćěłu města njedali, ale přez lubosć słuž jedyn druhemu. 1 Kor. 8, 9. </text:p>
      <text:p text:style-name="P1">14. Přetož wšitkón zakoń budźe w jednym słowje dopjelnjeny, to je w tym: Lubuj swojeho bližšeho jako sam so. z Měójz. 19, 18. </text:p>
      <text:p text:style-name="P1">15. Jeli zo wy so pak bjez sobu kusaće a žerjeće, tuž so hladajće, zo byšće jedyn wot druheho skaženi njebyli. 2 Kor. 12, 20. </text:p>
      <text:p text:style-name="P1">16. Ja praju pak: Khodźće w duchu, dha njebudźeće teho ćěła žadosće dokonjeć. Rom. 6, 12. </text:p>
      <text:p text:style-name="P1">17. Přetož ćěło požada přećiwo duchu, a duch přećiwo ćěłu; taj pak staj sebi přećiwnaj, tak zo wy to nječiniće, štož chceće. </text:p>
      <text:p text:style-name="P1">18. Jeli zo pak was tón duch wje-. dźe, dha njejsće wy pod zakonjom. </text:p>
      <text:p text:style-name="P1">19. Zjawne su pak skutki teho ćěła, kotrež te su: Mandźelztwołamanje, kurwarstwo, nječiztozć, njepózćiwozć, 1 Kor. 6, 9. </text:p>
      <text:p text:style-name="P1">20. Přibójstwo, kuzłowanje, njepšećelztwo, zwada, surowosć, hněwanje, poswarki, roztorki, kezaŕztwo, </text:p>
      <text:p text:style-name="P1">21. Zawisć, mordowanje, wopiłstwo, wobžranztwo a tym podobne wěcy, wot kotrychž ja wam prjedy praju, kaž tež wam prjedy prajił sym, zo, kotřiž tajke činja, njebudźa Bože kralestwo herbować. Luk. 21, 34. 1 Kor. 6, 9. 10. </text:p>
      <text:p text:style-name="P1">22. Tón płód pak teho ducha je lubosć, wjesełosć, měr, sćerpliwosć, luboznozć, dobroćiwosć, wěra, Eph. 5, 9. </text:p>
      <text:p text:style-name="P1">23. Cźichozć, pócćiwosć. Přećiwo tajkim njeje zakoń. </text:p>
      <text:p text:style-name="P1">24. Kotřiž pak Chrystusej přisłušeju, ći kšižuja swoje ćěło z tymi lóštami a žadosćemi. 1 Kor. 15, 23. </text:p>
      <text:p text:style-name="P1">6. staw. Cźicha mysl a dobroćiwosć dyrbi so wopokazać. Epistola na 15. njedźelu po swj. Trojicy. </text:p>
      <text:p text:style-name="P1">25. [Smy-li w duchu žiwi, dha khodźmy tež w duchu. </text:p>
      <text:p text:style-name="P2"><text:s/></text:p>
      <text:p text:style-name="P1">%----------------------------------- </text:p>
      <text:p text:style-name="P1">% https://digital.slub-dresden.de/data/kitodo/BibltojeZ_478590679/BibltojeZ_478590679_tif/jpegs/00001586.tif.large.jpg </text:p>
      <text:p text:style-name="P1">%----------------------------------------------------------- </text:p>
      <text:p text:style-name="P1"><text:s/>280 ćěła List na Galatizkich. (6. zt.) a ducha. </text:p>
      <text:p text:style-name="P1">26. Njebudźmy prózdneje česće lakomni, hdźež jeno jedyn druheho wabimy a sebi bjez sobu zawidźimy. Phil. 2, 3. St. 6. Scht. 1. Lubi bratřa, hdy by něhdźe čłowjek wot někajkeho pada přechwatany był, dha pomhajće jemu zaso horje z ćichim duchom, kiž wy „duchowni sće. A pohladaj sam na so, zo by tež spytany njebył. Mat. 18, 15. </text:p>
      <text:p text:style-name="P1">2. Njech jedyn njese teho druheho wobćežnosć, dha budźeće wy tak tón zakoń Chrystusowy dopjelnić. Rom. 14, 1. </text:p>
      <text:p text:style-name="P1">3. Jeli zo so pak někomu zda, zo wón něšto je, kiž wón wšak ničo njeje, tajki zjebje so sam w swojich myslach; Jak. 1, 26. </text:p>
      <text:p text:style-name="P1">4. Kóždy pak njech spyta swój skutk, a tehdy budźe wón chwalbu měć sam na sebi, a nic na druhim; 1 Kor. 11, 28. </text:p>
      <text:p text:style-name="P1">5. Přetož kóždy budźe swoje brěmjo njesć. 1 Kor. 3, 8. 2 Kor. 5, 10. </text:p>
      <text:p text:style-name="P1">6. Štóž pak rozwučeny budźe z Božim słowom, tón wudźěl wšelku dobrotu temu, kiž jeho rozwučuje. Epistola na 24. njedźelu po swj. Trojicy. </text:p>
      <text:p text:style-name="P1">7. Njemolće so, Bóh so njeda za směch měć. Přetož štož čłowjek syje, to budźe wón tež žnjeć. 1 Kor. 6, 9. </text:p>
      <text:p text:style-name="P1">8. Štóž na swoje ćěło syje, tón budźe wot ćěła skaženje žnjeć. Štóž pak na ducha syje, tón budźe wot ducha žnjeć wěčne žiwjenje. Přisł. 22, 8. </text:p>
      <text:p text:style-name="P1">9. Njedajće nam pak při našim dobrym činjenju wustać; přetož w swojim času budźemy tež žnjeć bjez přestaća. 2 Thes. 3, 13. </text:p>
      <text:p text:style-name="P1">10. Teho dla, dokelž nětk čas mamy, dha čińmy dobrotu na wšitkich ludźoch, najwjacy pak nad tymi, kiž našeje wěry su.) </text:p>
      <text:p text:style-name="P1">11. Hladajće, kak z wjele słowami sym ja wam pisał ze swojej ruku. </text:p>
      <text:p text:style-name="P1">12. Kotřiž so chcedźa spodobni činić po tym ćěle, tajcy nuća was, zo byšće so wobrězali, jeno zo bychu woni Chrystusoweho křiža dla njetrjebali přesćěhanje ćerpić. Phil. 3, 18. </text:p>
      <text:p text:style-name="P1">13. Přetož ani woni sami, kotřiž so dadźa wobrězać, njezakhowaju zakoń; ale chcedźa, zo byšće wy byli wobrězani, tak zo bychu so woni z wašeho ćěła khwalili. Jap. zk. 15, 10. </text:p>
      <text:p text:style-name="P1">14. Ale njedaj, Božo, zo bych so ja něšto chwalił, chiba jeno w křižu našeho Knjeza Jezom Chrysta, přez kotrehož mi tež swět je křižowany a ja swětej. Jer. 9, 24. 1 Kor. 1, 31. </text:p>
      <text:p text:style-name="P1">15. Přetož w Chrystusu Jezusu njepłaći ničo ani wobrězanje ani njewobrězanje, ale nowe stworjenje. </text:p>
      <text:p text:style-name="P1">16. A kotřiž po tutym puću chodźa, nad tymi budź měr a smilnosć a na tym Israelu Božim. </text:p>
      <text:p text:style-name="P1">17. Tam dale nječiń mi nichtó wjazy prócy; přetož ja njesu te błuzny teho Knjeza Jezom Chrysta na swojim ćěle. </text:p>
      <text:p text:style-name="P1">18. Ta hnada našeho Knjeza Jezom Chrysta budź z wašim duchom, lubi bratřa. Hamjeń. Phil. 4, 23. 2 Tim. 4, 22. List na Galatizkich pisany a pósłany z Roma. </text:p>
      <text:p text:style-name="P2"><text:s/></text:p>
      <text:p text:style-name="P1"><text:s/></text:p>
      <text:p text:style-name="P1">%----------------------------------- </text:p>
      <text:p text:style-name="P1">% https://digital.slub-dresden.de/data/kitodo/BibltojeZ_478590679/BibltojeZ_478590679_tif/jpegs/00001587.tif.large.jpg </text:p>
      <text:p text:style-name="P1">%----------------------------------------------------------- </text:p>
      <text:p text:style-name="P1"><text:s/>Duchowne (St. 1.) List na Ephefizkich. žohnowanje. List swj. japoštoła Pawoła na Ephefizkich. Prěni staw. Dźakowanje za duchowne dobroty Bože; załožk hnadneho wuzwolenja; modlenje wo pšizporjenje wěry. </text:p>
      <text:p text:style-name="P1">1. Pawoł, japoštoł Jezom Chrysta přez Božu wolu, tym swjatym we Ephezu a wěrnym w Chrystusu Jezusu: 2 Kor. 1, 1: 1 Kor.1, 2. </text:p>
      <text:p text:style-name="P1">2. Hnada budź z wami a měr wot Boha, našeho Wótca, a teho Knjeza Jezom Chrysta. Rom. 1, 7. Epistola na 5. njedźelu po třoch kralach. </text:p>
      <text:p text:style-name="P1">3. [Chwaleny budźBóhatón Wótc našeho Knjeza Jezom Chrysta, kiž nas požohnował je ze wšěm duchomnym pożohnowanjom w njebjezkich (wěcach) přez Chrystusa; 1 Pětr. 1, 3. </text:p>
      <text:p text:style-name="P1">4. Kaž nas wuzwolił je přez teho sameho, prjedy dyžli teho swěta grunt załoženy bě, zo bychmy my swjeći byli a bjez poroka před nim w lubosći; Jan. 15, 16. </text:p>
      <text:p text:style-name="P1">5. A je nas sebi prjedy wustajił k dźěćatztwu přez Jezom Chrysta, po dobrym zpodobanju swojeje wole, Rom. 8, 1b. </text:p>
      <text:p text:style-name="P1">6. K chwalbje swojeje krasneje hnady, přez kotruž wón nas je zpodobnych sčinił w tym lubowanyml; Mat. 3, 17. </text:p>
      <text:p text:style-name="P1">7. Na kotrymž my mamy to wumoženje přez jeho krej, tych hrěchow wodaće, po tym bohatztwje jeho hnady, Jap. zk. 20, 28. </text:p>
      <text:p text:style-name="P1">8. Kotraž so nam bohaće je doztała přez wšelki rozum a mudrosć; </text:p>
      <text:p text:style-name="P1">9. A je nam k wědźenju dał tu potajnozć swojeje wole po swojim dobrym zpodobanju, kotrež wón běše wustajił sam při sebi, Kol. 1, 26. </text:p>
      <text:p text:style-name="P1">10. So by prědowane było, jako tón čas bě dopjelnjeny, tak zo bychu wšitke wěcy na jene zhromadźene byłe w Chrystusu, wšitko, štož na njebjesach a štož na zemi je, přez njeho sameho; Gal. 4, 4. </text:p>
      <text:p text:style-name="P1">11. Přez kotrehož my tež k temu herbztwu smy pšipušćeni, kiž my smy prjedy wuztajeni, po tym naztajenju teho, kiž wšitke wěcy čini po radźe swojeje wole, Jap. zk. 26, 18. </text:p>
      <text:p text:style-name="P1">12. Tak zo bychmy něšto byli k chwalbje jeho krasnosće, kiž my smy prjedy nadźiju měli w Chrystusu; Gal. 3, 23. 25. </text:p>
      <text:p text:style-name="P1">13. Přez kotrehož tež wy sće słyšeli to słowo teje prawdy, to je to ewangelion wot wašeje zbóžnozće; přez kotrehož wy tež, jako wy wěrješće, zazyglowani sće z tym swjatym Duchom teho slubjenja, St. 4, 30. </text:p>
      <text:p text:style-name="P1">14. Kiž je zawdawk našeho herbztwa na naše wumoženje, zo bychmy sami jeho byli k chwalbje jeho česće. 2 Kor. 1, 22. Epistola na 2. swjedźeń swjatkow. </text:p>
      <text:p text:style-name="P1">15. [Teho dla tež ja, hdyž słyšał sym wot teje wěry, kotruž wy maće na teho Knjeza Jezusa a wot wašeje lubosće k wšitkim swjatym, Kol. 1, 4. </text:p>
      <text:p text:style-name="P1">16. Njepšeztawam so za was dźakować a spominam na was w mojej modlitwje, </text:p>
      <text:p text:style-name="P1">17. So by Bóh našeho Knjeza Jezom Chrysta, tón Wótc teje česće, wam dał ducha teho rozuma a zjewjenja, k swojemu samemu póznaću, </text:p>
      <text:p text:style-name="P1">18. A rosswětlenej woči wašeje mysle, zo byšće wy póznali, kotra ta nadźija je wašeho powołanja, a kotre je to bohatstwo jeho krasneho herbztwa za swojich swjatych, 2 Kor. 4, 4. </text:p>
      <text:p text:style-name="P1">19. Tež kotra je ta jeho přez měru wulka móc přećiwo nam, </text:p>
      <text:p text:style-name="P2"><text:s/></text:p>
      <text:p text:style-name="P1">%----------------------------------- </text:p>
      <text:p text:style-name="P1">% https://digital.slub-dresden.de/data/kitodo/BibltojeZ_478590679/BibltojeZ_478590679_tif/jpegs/00001588.tif.large.jpg </text:p>
      <text:p text:style-name="P1">%----------------------------------------------------------- </text:p>
      <text:p text:style-name="P1"><text:s/>282 Prawe rosswětlenje. List (1. 2. zt.) Sbóžnozć z hnady. kiž my wěrimy, po tym dokonjenju jeho mózneje sylnozće. 1 gor. 2, 5. Epistola na Bože spěće. </text:p>
      <text:p text:style-name="P1">20. Bóh je móznu sylnozć wopokazał na Chrystusu, jako jeho je wot morwych horje zbudźił a jeho sadźił na swoju prawicu w njebjesach, Jap. zk. 3, 15. </text:p>
      <text:p text:style-name="P1">21. Wyše wšitke fěršćinztwa, krasnosće, mocy, knjejztwa a na wšitko, štož mjeno ma a mjenowane budźe, nic jeno na tym swěće, ale tež w přichodnym; </text:p>
      <text:p text:style-name="P1">22. A je wšitko pod jeho nohi podał a jeho postajił za hłowu na wšitko tej cyrkwi, Pj. 8, 7. 8. </text:p>
      <text:p text:style-name="P1">23. Kotraž jeho ćěło je a dopjelnozć teho, kiž wšitko we wšitkich napjelni.) Rom. 12, 5. </text:p>
      <text:p text:style-name="P1">2. staw. Hubjenozć čłowjeka zwonkach Chrystusa, a zbóžne žiwjenje w Chrystusu. </text:p>
      <text:p text:style-name="P1">1. A tež was je wón horje zbudźił z Khryztusom, jako wy morwi běšće přez přestupjenje a přez hrěchi, Kol. 2, 13. </text:p>
      <text:p text:style-name="P1">2. W kotrychž wy něhdy sće chodźili po wašnju teho swěta a po fěršće, kotryž na wětře knježi; to je po tym duchu, kotryž nětk swoje činjenje ma w dźěćoch teje njewěry, Tit. 3, 3. </text:p>
      <text:p text:style-name="P1">3. Bjez kotrymiž tež my wšitcy něhdy khodźachmy w žadosćach našeho ćěła a činjachmy to, štož so spodobaše ćěłu a myslam, a běchmy z pširodźenja dźěći teho hněwa, runje jako tež ći druzy. Kol: 3, 7. Epistola na njedźelu Exaudi. </text:p>
      <text:p text:style-name="P1">4. Ale Bóh, kiž je bohaty na smilnozći, swojeje wulkeje miłosće dla, z kotrejž wón nas je lubował, St. 1, 7. </text:p>
      <text:p text:style-name="P1">5. Jako my morwi běchmy w hrěchach, je nas z Khryztusom žiwych sčinił (přetož z hnadu sće wy zbóžni sčinjeni); Rom. 5, 6 a. </text:p>
      <text:p text:style-name="P1">6. Tež je nas z nim zbudźił a sobu z nim na njebjeske sadźił w Chrystusu Jezusu, 2 Kor. 4, 14. </text:p>
      <text:p text:style-name="P1">7. Tak zo by wón wopokazał w pšichodnych časach to přez měru wulke bohatstwo swojeje hnady, ze swojeje dobroćiwozće, kotruž wón nad nami zjewi w Chrystusu Jezusu. </text:p>
      <text:p text:style-name="P1">8. Přetož z hnady sće wy zbóžni sčinjeni přez wěru (a to njeje wot was: Boži dar to je); Gal. 2, 16. </text:p>
      <text:p text:style-name="P1">9. Nic ze skutkow, zo by so nichtó njekhwalił. </text:p>
      <text:p text:style-name="P1">10. Přetož my smy jeho skutk, ztworjeni w Chrystusu Jezusu k dobrym skutkam, na kotrež Bóh nas prjedy je zhotował, zo bychmy w nich chodźili. Pj 100,3. tit. 2, 11. </text:p>
      <text:p text:style-name="P1">11. Teho dla zpomńće na to, zo wy, kiž wy něhdy sće póhanjo byli po ćěle a njewobrězk mjenowani běšće wot tych, kiž su mjenowani to wobrězanje po ćěle, kotrež so z ruku stanje, St. 5, 8. 1 Kor: 12, 2. </text:p>
      <text:p text:style-name="P1">12. So wy w tamnym času sće bjez Chrystusa byli, cuzy a wotdźěleni wot Israelskeho měšćanztwa, tež cuzy wot tych zakonjow teho sluba; a njeměješće žaneje nadźije a běšće bjez Boha na swěće; Neh. 2, 20. Rom. 9, 4. </text:p>
      <text:p text:style-name="P1">13. Nětk pak sće wy w Chrystusu Jezusu, kiž něhdy dalozy sće byli, blizzy sčinjeni přez tu krej Chrystusowu. </text:p>
      <text:p text:style-name="P1">14. Přetož wón je naš měr, kiž wot wobeju je jene sčinił a je wotłamał płót, kotryž srjedźa běše, a přez swoje ćěło preč wzał to njepšećelztwo, Jez. 9, 6. Jap. zk. 10, 36. </text:p>
      <text:p text:style-name="P1">15. To je, wón je tón zakoń tych kaznjow, kiž wosebne wučby měješe, zahubił, zo tajke wučby wjazy njepłaća; zo by tak wot dweju (wot Zida a wot póhana) jeneho noweho čłowjeka (abo kšezćijana) </text:p>
      <text:p text:style-name="P2"><text:s/></text:p>
      <text:p text:style-name="P1">%----------------------------------- </text:p>
      <text:p text:style-name="P1">% https://digital.slub-dresden.de/data/kitodo/BibltojeZ_478590679/BibltojeZ_478590679_tif/jpegs/00001589.tif.large.jpg </text:p>
      <text:p text:style-name="P1">%----------------------------------------------------------- </text:p>
      <text:p text:style-name="P1"><text:s/>Chwalba (St. 2. 3.) na Ephefizkich. prědaŕzkeho 283 sam přez so stworił a měr sčinił; Kol. 2, 14. </text:p>
      <text:p text:style-name="P1">16. A zo by wón wobeju w jednym ćěle z Bohom zjednał, přez tón křiž, na kotrymž wón sam přez so to njepšećelztwo je morił; Kol. 1, 20. </text:p>
      <text:p text:style-name="P1">17. A je přišoł a měr připowědał přez to ewangelion tak derje wam, kiž wy daloko běšće, jako tež tym, kotřiž blisko běchu; </text:p>
      <text:p text:style-name="P1">18. Přetož přez njeho mój wobaj dwaj mamój w jednym duchu pšiztup k temu Wótcu. Jan. 14, 6. Epistola na swjatočničku. </text:p>
      <text:p text:style-name="P1">19. [Dha teho dla wy nětk njejsće wjazy hozćo a podróžnizy, ale běrgarjo z tymi swjatymi a Boži domjacy, Phil. 3, 20. Hebr. 12, 22. 23. </text:p>
      <text:p text:style-name="P1">20. Natwarjeni na grunt tych japoštołow a profetow, hdźež Jezus Chrystus sam róžkny kamjeń je, </text:p>
      <text:p text:style-name="P1">21. Na kotrymž to cyłe twarjenje hromadu zwjazane rozće k swjatemu templu w tym Knjezu, St. 4, 16. </text:p>
      <text:p text:style-name="P1">22. Na kotrymž tež wy sobu ztwarjeni sće k Božemu wobydlenju w tym Duchu. 1 Pětr. 2, 5. </text:p>
      <text:p text:style-name="P1">3. staw. Chwalba prědaŕzkeho zaztojńztwa, jako pomozneje wěcy wobroćenja. </text:p>
      <text:p text:style-name="P1">1. Teho dla ja, Pawoł, kiž sym jaty Chrystusowy Jezusowy za was pohanow, Jap. zk. 21, 33. Phil. 1, 7. </text:p>
      <text:p text:style-name="P1">2. Dokelž sće słyšeli wot teho zaztojńztwa teje hnady Božeje, kotrež mi waše dla date je, Jap. zk. 9, 15. </text:p>
      <text:p text:style-name="P1">3. So mi přez Bože zjewjenje je k wědźenju sčinjene to potajnztwo, kaž ja wam prjedy z krótkim sym pisał, </text:p>
      <text:p text:style-name="P1">4. S kotrehož, hdyž jo lazujeće, wy zrozumić móžeće moju wědomnozć w tym Chrystusowym potajnztwje, Kol. 4, 3. </text:p>
      <text:p text:style-name="P1">5. Kotrež w zachodnym času njeje zjewjene było tym čłoróskim dźěćom, jako nětko je zjewjene jeho swjatym japoštołam a profetam přez Ducha; </text:p>
      <text:p text:style-name="P1">6. To je, zo póhanjo su sobuherbojo a jene ćěło, tež runje dostojni jeho sluba w Chrystusu, přez to ewangelion, Gal. 3, 28. 29. </text:p>
      <text:p text:style-name="P1">7. Kotrehož ja sym słužomnik postajeny po darje teje hnady Božeje, kiž mi data je po zamóženju jeho mocy; Rom. 1, 5. </text:p>
      <text:p text:style-name="P1">8. Mi, temu najnižšemu bjez wšitkimi swjatymi, je data ta hnada, zo bych bjez tymi pohanami připowědał to njedowuslědźene bohatstwo Chrystusowe; 1 Kor. 15, 9. 10. Jap. zk. 9, 15. Gal. 1, 16. </text:p>
      <text:p text:style-name="P1">9. A zo bych rosswěćił wšitkich, što to je to rune doztaće teho potajnstwa, kotrež wot spočatka teho swěta hew je potajene było w Bosy, kiž wšitke wěcy je stworił přez Jezom Chrysta, Jap. zk. 26, 188. Rom. 16, 25. </text:p>
      <text:p text:style-name="P1">10. Tak zo by nětko wědomna była zčinjena tym fěršćinztwam a knjejztwam na njebjesach přez cyrkej ta wšelka mudrosć Boža, 1 Pětr. 1, 12. </text:p>
      <text:p text:style-name="P1">11. Po tym wěčnym poztajenju, kotrež wón je sčinił w Chrystusu Jezusu, našim Knjezu, </text:p>
      <text:p text:style-name="P1">12. Přez kotrehož my mamy tu chrobłosć a tón pšiztup z cyłeje nadźije přez wěru do njeho. Jan. 14, 6. </text:p>
      <text:p text:style-name="P1">13. Dha prošu ja, zo by so wam njewoztudźiło w mojich žałozćach, kotrež ja za was ćerpju, dokelž to waša česć je. 1 Thes. 3, 3. Epistola na 16. njedźelu po swj. Trojicy. </text:p>
      <text:p text:style-name="P1">14. [Teho dla zhibuju ja swoje kolena k Wótcu našeho Knjeza Jezom Chrysta, </text:p>
      <text:p text:style-name="P1">15. Kiž tón prawy Wóćez je nade wšitkimi, kotrymž dźěći rěkaju w njebjesach a na zemi, </text:p>
      <text:p text:style-name="P1">16. So by wón wam dał po tym bohatztwje swojeje krasnosće, zo </text:p>
      <text:p text:style-name="P2"><text:s/></text:p>
      <text:p text:style-name="P1">%----------------------------------- </text:p>
      <text:p text:style-name="P1">% https://digital.slub-dresden.de/data/kitodo/BibltojeZ_478590679/BibltojeZ_478590679_tif/jpegs/00001590.tif.large.jpg </text:p>
      <text:p text:style-name="P1">%----------------------------------------------------------- </text:p>
      <text:p text:style-name="P1"><text:s/>284 zaztojńztwa. List (3. 4 zt.) Jednota. byšće přez jeho Ducha na znutsknym čłowjeku so z mozu posylnili, St. 6, 10. </text:p>
      <text:p text:style-name="P1">17. Tak zo by Chrystus přez wěru bydlił we wašich wutrobach, wy pak w lubosći zakorjenjeni a załoženi byli; ze wšěmi swjatymi, kotra je ta šěrokozć a dołhozć a wysokozć a hłubokozć; Hiob. 11, 8. 9. </text:p>
      <text:p text:style-name="P1">19. Tež póznali, *zo Chrystusa lubować wjele lěpje je, dyžli wšitko wjedźić, zo byšće napjelnjeni byli ze wšej Božej połnozću. * (abo: Chrystusowu lubosć, kotraž wšak wšitke póznaće pšetrjechi). </text:p>
      <text:p text:style-name="P1">20. Temu pak, kiž přez měru činić móže pře wšitko, štož prosymy abo myslimy, po tej mocy, kotraž we nas mócna je, Rom. 16, 25. </text:p>
      <text:p text:style-name="P1">21. Temu budź česć w tej zyrkwinej gmejnje, kotraž w Khryztu Jezusu je, kóždy čas, wot wěčnosće hač do wěčnosće. Hamjen. Ronm. 186, 27. </text:p>
      <text:p text:style-name="P1">4. staw. Napominanje k bohabojozći a k jednoće, wužitneho horjeztpića Chrystusoweho dla, a zo so dyrbja hrěchow a złózćow hladać. Epistola na 17. njedźelu po swj. Trojicy. </text:p>
      <text:p text:style-name="P1">1. [Teho dla napominam was ja jaty w tym Knjezu, zo byšće chodźili, kaž so hodźi po tym powołanju, z kotrymž powołani sće, Jap. zk. 21, 33. </text:p>
      <text:p text:style-name="P1">2. Se wšej ponižnozću a ćichej myslu, ze zćeŕpnozću, a znjezće jedyn druheho w lubosći; Kol. 3, 12. </text:p>
      <text:p text:style-name="P1">3. A hladajće swěru na to, zo byšće jednotu teho ducha zdźerželi, přez zwjazk teho měra; </text:p>
      <text:p text:style-name="P1">4. Jene ćěło a jedyn duch, jako wy tež powołani sće na jenu nadźiju wašeho powołanja; Rom. 12, 5. Jan. 14, 23. </text:p>
      <text:p text:style-name="P1">18. So byšće zapšijeć móhli </text:p>
      <text:p text:style-name="P1">5. Jedyn Knjez, jena wěra, jena křćenica; 5 Mójz. 6, 4. 1 Kor. 8, 4. 6. </text:p>
      <text:p text:style-name="P1">6. Jedyn Bóh a Wóćez wšitkich, kiž je wyše wšitkich a přez wšitkich a we was wšitkich.) Mal. 2, 10. 1 Kor. 12, 6. </text:p>
      <text:p text:style-name="P1">7. Kóždemu pak bjez nami je hnada data po tej měrje Chrystusoweho dara. 1 Kor. 12, 11. </text:p>
      <text:p text:style-name="P1">8. Teho dla praji wón: Wón je horjeztpił do wysokosće a je jastwo jate wjedł a ludźom dary dawał. Pz. 68, 19. </text:p>
      <text:p text:style-name="P1">9. So pak je horjeztpił, što to je, chiba zo wón tež je dele stupił do najzpódnišich městow teje zemje? </text:p>
      <text:p text:style-name="P1">10. Tón, kiž je dele stupił, je tež tón samy, kiž je horjeztpił wyše wšitkich njebjesow, zo by wšitko napjelnił. </text:p>
      <text:p text:style-name="P1">11. A wón je někotrych dał k japoštołam, někotrych pak k profetam, někotrych k evangeliztam, někotrych pak k paztyrjam a k wučerjam, 1 Kor. 12, 28. Jap. zk. 11, 27. </text:p>
      <text:p text:style-name="P1">12. So bychu so ći swjeći porjedźili na dźěło teho hamta, přez kotryž Chrystusowe ćěło by natwarjene było; </text:p>
      <text:p text:style-name="P1">13. Hač my wšitcy dóńdźemy k jenakej wěrje a póznaću teho Syna Božeho, a dokonjany muž budźemy po tej měrje tych dopjelnjenych lětow Khryztusowych; St. 3, 18. 19. </text:p>
      <text:p text:style-name="P1">14. So bychmy wjazy dźěći njebyli a so njedali tam a sem khabłać a wokoło hnać wot kóždeho wětra teje wučby, přez tych ludźi šibałztwo a lesnosć, z kotrejž na nas łakaju, zo bychu nas zawjedli. 1 Kor. 14, 20. </text:p>
      <text:p text:style-name="P1">15. Budźmy pak prawje swěrni na lubosći a rozćmy we wšitkim na tym, kiž ta hłowa je, to je Chrystus; St. 5, 23. </text:p>
      <text:p text:style-name="P1">16. Na kotrymž to cyłe ćěło, přistojnje złožene a zanknjene na wšěch stawach, přez jene zhibadło </text:p>
      <text:p text:style-name="P2"><text:s/></text:p>
      <text:p text:style-name="P1">%----------------------------------- </text:p>
      <text:p text:style-name="P1">% https://digital.slub-dresden.de/data/kitodo/BibltojeZ_478590679/BibltojeZ_478590679_tif/jpegs/00001591.tif.large.jpg </text:p>
      <text:p text:style-name="P1">%----------------------------------------------------------- </text:p>
      <text:p text:style-name="P1"><text:s/>Stary a nowy čłowjek. (St. 4. 5.) na Ephezizkich. Napominanje 285 temu druhemu k pomocy přińdźe, |z rukomaj něšto dobre, zo by dapo zamóženju, kotrež w kóždym zhibadle je po swojej měrje a čini, zo ćěło rozće a so samo twari, a to wšitko w lubosći. Rom. 12, 5. 1 Kor. 12, 12. </text:p>
      <text:p text:style-name="P1">17. To praju ja teho dla a swědču w tym Knjezu, zo njebyšće wy wjazy tak chodźili, kaž ći druzy póhanjo chodźa, po kničomnozći swojeje mysle, Rom. 1, 21. </text:p>
      <text:p text:style-name="P1">18. Kotrychž rozum je zaćmity, a su wotdźěleni wot Božeho žiwjenja přez tu njewědomnozć, kotraž w nich je, přez zaslepjenje jich wutroby; St. 2, 12. 1 Thes. 4, 5. </text:p>
      <text:p text:style-name="P1">19. Kiž su ztwjerdnjeni a su so podali na njepózćiwozć a ćěrja wšelku nječiztozć a lakomnozć. Rom. 1, 24. 26. </text:p>
      <text:p text:style-name="P1">20. Wy pak njejsće Chrystusa tak nawukli; </text:p>
      <text:p text:style-name="P1">21. Jeli zo jeno wot njeho sće słyšeli a w nim sće wučeni, kak w Jezusu ta prawda je. Epistola na 19. njedźelu po swj. Trojicy. </text:p>
      <text:p text:style-name="P1">22. [Dha wotpołožće po prěńšim wašnju teho stareho čłowjeka, kiž přez jebate lóšty so skazy; Rom. 6, 6. Kol. 3, 8. 1 Pětr. 2, 1. </text:p>
      <text:p text:style-name="P1">23. Wobnorbće so pak w duchu swojeje mysle, Rom. 12, 2. Kol. 3, 10. </text:p>
      <text:p text:style-name="P1">24. A woblečće so teho noweho čłowjeka, kotryž po Bosy ztworjeny je we wěrnej prawdosći a swjatosći. 1 Mójz. 1, 26. 27. </text:p>
      <text:p text:style-name="P1">25. Teho dla wotkładźće łžu a ryčće wěrnosć, kóždy ze swojim bližšim, dokelž my stawy smy bjez sobu. Kol. 3, 9. Rom. 12, 5. </text:p>
      <text:p text:style-name="P1">26. Hněwaće-li wy so, dha njehrěšće. šim hněwje zakhadźeć. Pz. 4, 5. Jak. 1, 19. </text:p>
      <text:p text:style-name="P1">27. Njedajće tež města temu, kiž hani. 1 Pětr. 5, 9. Jak. 4, 7. </text:p>
      <text:p text:style-name="P1">28. Štóž kranył je, tón njekrań wjazy; ale njech so prózuje a dźěła Njedajće słóncu na wa| wać měł potrjebnemu.| 1 Thes. 4, 11. </text:p>
      <text:p text:style-name="P1">29. Njedajće žanej zhniłej rěči z wašeho erta won hić, ale kotraž dobra je k polěpšenju, hdźež trjeba je, zo by lubozna była k słyšenju. Kol. 3, 16. 17. </text:p>
      <text:p text:style-name="P1">30. A njezrudźće teho swjateho Božeho Ducha, z kotrymž wy sće zazyglowani na dźeń teho wumoženja. </text:p>
      <text:p text:style-name="P1">31. Wšitka hóŕkozć a surowosć a hněw a hawtowanje a złe ryčenje budź daloko wot was, ze wšitkej złósću; Kol. 3, 8. </text:p>
      <text:p text:style-name="P1">32. Budźće pak jedyn přećiwo druhemu dobroćiwi, miłosćiwi, a wodajće sebi, jako tež wam Bóh w Chrystusu je wodawał. Phil. 2, 1. Kol. 3, 12. 5., staw. Napominanje k swjatemu žiwjenju; wučba za mandźelzkich, mužow a žony. Epistola na njedźelu Oculi. </text:p>
      <text:p text:style-name="P1">1. Čińće teho dla po Bosy, jako lube dźěći, </text:p>
      <text:p text:style-name="P1">2. A khodźće w lubosći, jako tež Chrystus nas je lubował a je so sam za nas podał za dar a wopor, Bohu k słódkemu wonjenju. Mark. 12, 31. </text:p>
      <text:p text:style-name="P1">3. Kurwarstwo pak a wša nječiztozć abo lakomztwo njedyrbi tež bjez wami mjenowane być, jako so swjatym słuša; Kol. 3, 5. </text:p>
      <text:p text:style-name="P1">4. Tež nic njehorne słowa a nabłazne ryče abo žorty, kiž wam njepšizteja, ale wjele wjazy dźakowanje. St. 4, 29. </text:p>
      <text:p text:style-name="P1">5. Přetož to dyrbiće wy wjedźić, zo žadyn kurwaŕ abo nječisty abo lakomny, kotryž je pšibóžnik, nima herbztwa na Chrystusowym a Božim kralestwje. </text:p>
      <text:p text:style-name="P1">6. Njedajće so nikomu zawjezć z prózdnymi ryčemi; přetož tych wěcow dla přińdźe hněw Boži na dźěći teje njewěry. Mat. 24, 4. Mark. 13, 5. Luk. 21, 8. 1Kór. 15, 33. 2 Thes. 2, 3. </text:p>
      <text:p text:style-name="P2"><text:s/></text:p>
      <text:p text:style-name="P1">%----------------------------------- </text:p>
      <text:p text:style-name="P1">% https://digital.slub-dresden.de/data/kitodo/BibltojeZ_478590679/BibltojeZ_478590679_tif/jpegs/00001592.tif.large.jpg </text:p>
      <text:p text:style-name="P1">%----------------------------------------------------------- </text:p>
      <text:p text:style-name="P1"><text:s/>286 k swjatemu žiwjenju. List (5. zt.) Lubosć mandźelzkich. </text:p>
      <text:p text:style-name="P1">7. Teho dla njebudźće jich towaŕšojo. </text:p>
      <text:p text:style-name="P1">8. Přetož wy běšće prjedy ćěmnosć, nětk pak sće swětłosć w tym Knjezu. Khodźće jako dźěći teho swětła. 1 Pětr. 2, 9. Jan. 12, 36. </text:p>
      <text:p text:style-name="P1">9. Teho ducha płód so wopokazuje we wšej dobroće a prawdosći a wěrnosći.) </text:p>
      <text:p text:style-name="P1">10. Tež zpytajće, što by temu Knjezej spodobne było; Rom. 12, 2: </text:p>
      <text:p text:style-name="P1">11. A njemějće ničo činić z tymi njepłódnymi skutkami teje ćmy, ale swaŕće wjele bóle na nje. 2 Kor. 6, 14. 2 Thes. 3, 14. </text:p>
      <text:p text:style-name="P1">12. Přetož štož so skradźu wot nich stanje, to je tež hroznje prajić. </text:p>
      <text:p text:style-name="P1">13. To wšitko pak budźe zjawne, hdyž budźe wot swětła dowjedźene. Přetož wšitko, štož budźe zjawne, to je swětło. </text:p>
      <text:p text:style-name="P1">14. Teho dla praji wón: Wozuć, kiž ty spiš, a stawaj wot morwych, dha budźe će Chrystus rozswětlić. Jez. 60, 1. </text:p>
      <text:p text:style-name="P1">15. Dha hladajće, kak byšće rozumnje chodźili, nic jako ći njemudri, ale jako ći mudri; Mat. 10, 16. </text:p>
      <text:p text:style-name="P1">16. A wukupće sebi sprawny čas, přetož tón čas je zły. Rom. 12, 11. Kol. 4, 5. </text:p>
      <text:p text:style-name="P1">17. Teho dla njebudźće njerozomni, ale rozumni na to, što by była teho Knjeza wola. Rom. 12, 2. 1 Thes. 4, 3. </text:p>
      <text:p text:style-name="P1">18. A njewopijće so wina, z kotrehož njezdobne wašnje přińdźe; ale budźće połni ducha, Luk. 21, 34. </text:p>
      <text:p text:style-name="P1">19. A ryčće bjez sobu wot pzalmow a wot khwalobnych a duchownych khěrlušow, zpěwajće a hrajće temu Knjezej we wašej wutrobje; Kol. 3, 16. </text:p>
      <text:p text:style-name="P1">20. A dźakujće so kóždy čas za wšo Bohu a temu Wótcu w tym mjenje našeho Knjeza Jezom Chrysta; Kol. 3, 17. </text:p>
      <text:p text:style-name="P1">21. A budźće jedyn druhemu poddani w bohabojozći. j Pětr. 5, 5. Tekst na 21. njedźelu po swj. Trojicy. IV. </text:p>
      <text:p text:style-name="P1">22. Wy žony, budźće poddane swojim mužam, jako temu Knjezej. 1 Mójz. 3, 16. Kol. 3, 18. 1 Pětr. , 1. </text:p>
      <text:p text:style-name="P1">23. Přetož tón muž je teje žony hłowa, runje jako tež Chrystus je hłowa teje gmejny, a wón je swojeho ćěła zbóžnik. 1 Kor. 11, 3. </text:p>
      <text:p text:style-name="P1">24. Ale kaž ta gmejna je Chrystusej poddana, tak tež žony swojim mužam we wšěch wěcach. </text:p>
      <text:p text:style-name="P1">25. Wy mužojo, lubujće swoje žony, runje jako Chrystus lubował je tu gmejnu a je so sam za nju podał, Kol. 3, 19. Gal. 2, 20. </text:p>
      <text:p text:style-name="P1">26. So by wón ju woswjećił, a je ju wučisćił přez tu kupjel w tym słowje, Jan. 17, 17. </text:p>
      <text:p text:style-name="P1">27. So by ju sam sebi postajił za krasnu gmejnu, kotraž njebyła zmazana abo njeměła žaneho zmorzka, ani ničeho tajkeho, ale zo by swjata a bjez poroka była. Pz. 45, 14. </text:p>
      <text:p text:style-name="P1">28. Tak dyrbja tež ći mužojo swoje žony lubować jako same swoje ćěła. Štóž swoju žonu lubuje, tón lubuje sam so. </text:p>
      <text:p text:style-name="P1">29. Přetož nichtó njeje nihdy sam swoje ćěło hidźił; ale wón je kubła a pyta, runje jako tež tón Knjez tu gmejnu. </text:p>
      <text:p text:style-name="P1">30. Přetož my smy stawy jeho ćěła, wot jeho mjasa a wot jeho kozćow. Rom. 12, 5. 1 Kor. 6, 15. </text:p>
      <text:p text:style-name="P1">31. Teho dla budźe čłowjek swojeho nana a swoju maćer wopušćić a k swojej žonje so dźeržeć, a budźetaj dwaj jene ćěło. Mat. 19, 5. </text:p>
      <text:p text:style-name="P1">32. Ta potajnozć je wulka: ja praju pak wot Chrystusa a wot teje gmejny. </text:p>
      <text:p text:style-name="P1">33. Dha tež wy pak; haj, kóždy měj swoju žonu tak lubo, jako sam so; ta žona pak njech so boji teho muža.) </text:p>
      <text:p text:style-name="P2"><text:s/></text:p>
      <text:p text:style-name="P1">%----------------------------------- </text:p>
      <text:p text:style-name="P1">% https://digital.slub-dresden.de/data/kitodo/BibltojeZ_478590679/BibltojeZ_478590679_tif/jpegs/00001593.tif.large.jpg </text:p>
      <text:p text:style-name="P1">%----------------------------------------------------------- </text:p>
      <text:p text:style-name="P1"><text:s/>Kšezćijanzka (St. 6.) na Ephezizkich. domjaza tafla. 287 </text:p>
      <text:p text:style-name="P1">6. staw. Kšezćijanzka domjaza tafla, duchowne brónje. Tekst na njedźelu Mizericordias Domini. IV. </text:p>
      <text:p text:style-name="P1">1. [Wy dźěći, budźće posłušne swojimaj staršimaj w tym Knjezu; přetož to je zdobne. Kol. 3, 20. </text:p>
      <text:p text:style-name="P1">2. Česć swojeho nana a maćer, to je ta prěnja kazń, kotraž slubjenje ma: 2 Mójz. 20, 12. 5 Mójz. 5, 16. </text:p>
      <text:p text:style-name="P1">3. „So so ći derje póńdźe a ty dołho žiwy budźeš na zemi." </text:p>
      <text:p text:style-name="P1">4. A wy nanojo, njewabće swoje dźěći k hněwej; ale ćehńće je horje w pózćiwozći a w napominanju k temu Knjezej.) Kol. 3, 21. </text:p>
      <text:p text:style-name="P1">5. Wy wotročcy, posłuchajće wašich ćělnych knježich z bojosću a z tšepjetanjom, w swěrnosći wašeje wutroby, jako Chrystusej samemu; Kol. 3, 22. Tit. 2, ó. Phil. 2, 12. 1 Pětr. 2, 18. </text:p>
      <text:p text:style-name="P1">6. Nic jeno ze słužbu před wočomaj, jako čłowjekam k lubosći, ale jako wotročcy Chrystusowi, zo byšće tajku wolu Božu činili z wutrobu a z dobrej wolu. </text:p>
      <text:p text:style-name="P1">7. A wěsće, zo wy temu Knjezej słužiće a nic čłowjekam; </text:p>
      <text:p text:style-name="P1">8. A štož kóždy dobre čini, za to budźe wón wot teho Knjeza mzdu dostać, njech je wotročk abo frejny. Rom. 2, 6. 1 Kor. 3, 8. </text:p>
      <text:p text:style-name="P1">9. A wy knježa, čińće to same tež na nich a wostajće so wašeho hroženja; a wěsće, zo tež waš a jich samych Knjez w njebjesach je, a wón njehlada na žanu paršonu. Jap. zk. 10, 34. Epistola na 21. njedźelu po swj. Trojicy. </text:p>
      <text:p text:style-name="P1">10. [Najposlezy, moji bratřa, posylńće so w tym Knjezu a w tej mocy jeho sylnozće. 1 Kor. 16, 13. </text:p>
      <text:p text:style-name="P1">11. Woblečće so cyłu bróń Božu, zo byšće wy móhli wobstać přećiwo čertowzkemu lesnemu nadběhanju. </text:p>
      <text:p text:style-name="P1">12. Přetož my nimamy z krwju a z ćěłom wojować, ale z fěrštami a z móznymi a z knježimi teho swěta, kotřiž w tej swětnej ćěmnosći knježa, z tymi złymi duchami pod njebjesami. Mat. 16, 17. Jan. 14, 30. </text:p>
      <text:p text:style-name="P1">13. Teho dla wzmiće na so cyłu bróń Boźu, zo byšće wy, hdyž ta zła štunda přińdźe, móhli napřećiwo stać, wšitko derje dokonjeć a wobstać. </text:p>
      <text:p text:style-name="P1">14. Dha stejće a wopasajće swoje ledźby z wěrnozću a woblečće so kabat teje prawdosće, Luk. 12, 35. </text:p>
      <text:p text:style-name="P1">15. A wobujće so škórnje, zo byšće hotowi byli na ewangelion teho měra. </text:p>
      <text:p text:style-name="P1">16. Nade wšitko zapšimńće škit teje wěry, z kotrymž zahasyć móžeće wšitke žehliwe šipy teho złeho njepřećela; 1 Pětr. 5, 9. </text:p>
      <text:p text:style-name="P1">17. A wzmiće kłobuk teho zboža a mječ teho Ducha, kotryž je Bože słowo.) Jez. 59, 17. 1 Thes. 5, 8. </text:p>
      <text:p text:style-name="P1">18. Tež modlće so stajnje k Bohu we wšitkej nuzy, z próstwu a z modlitwu w Duchu, a wachujće na to ze wšej wobztajnozću a próstwu za wšitkich swjatych, </text:p>
      <text:p text:style-name="P1">19. Tež za mnje, zo by mi date było to słowo z wjesełym wotewrjenjom mojeho erta, zo bych wědomne sčinił to potajnztwo teho ewangelija, Kol. 4, 3. 2 Thes. 3, 1. </text:p>
      <text:p text:style-name="P1">20. Kotrehož posoł ja sym w rjećazach, zo bych wot teho sameho chroble rěčał, kaž so zaleži. </text:p>
      <text:p text:style-name="P1">21. So byšće pak wy tež wědźeli, kak zo mnu steji a što činju, to budźe wam wšitko k wědźenju sčinić Tychik, mój luby bratr a swěrny słužomnik w tym Knjezu, Jap. zk. 20, 4. </text:p>
      <text:p text:style-name="P1">22. Kotrehož teho sameho dla sym k wam pósłał, zo byšće zhonili, kak zo mnu steji, a zo by wón waše wutroby troštował. Kol. 4, 7. </text:p>
      <text:p text:style-name="P1">23. Měr budź z tymi bratrami a </text:p>
      <text:p text:style-name="P2"><text:s/></text:p>
      <text:p text:style-name="P1">%----------------------------------- </text:p>
      <text:p text:style-name="P1">% https://digital.slub-dresden.de/data/kitodo/BibltojeZ_478590679/BibltojeZ_478590679_tif/jpegs/00001594.tif.large.jpg </text:p>
      <text:p text:style-name="P1">%----------------------------------------------------------- </text:p>
      <text:p text:style-name="P1"><text:s/>288 Duchomna bróń. List (1. zt.) lubosć z wěru wot Boha Wótca a za Jezom Chrysta wobztajnje. Hateho Knjeza Jezom Chrysta. mjeń. 2 Kor. 13, 13. </text:p>
      <text:p text:style-name="P1">24. Hnada budź ze wšitkimi, List, pisany z Roma na Ephezizkich kotřiž lubo maja našeho Knjea pósłany přez Tychika. Dźak a modlitwa. List swj. japoštoła Pawoła na Philippizkich. Prěni staw. Dźakowanje zwjazaneho Pawoła. Modlitwa a napominanje k wobztajnemu bědźenju wěry. </text:p>
      <text:p text:style-name="P1">1. Pawoł a Timothej, wotročkaj Jezom Chrysta, wšitkim tym swjatym w Chrystusu Jezusu, kotřiž su w měsće Philippi, tež tym bizkopam a słužomnikam; j gor. 1, 2. </text:p>
      <text:p text:style-name="P1">2. Hnada budź z wami a měr wot Boha, našeho Wótca, a teho Knjeza Jezom Chrysta. Rom. 1, 7. Epistola na 22. njedźelu po swj. Trojicy. </text:p>
      <text:p text:style-name="P1">3. [Ja so dźakuju swojemu Bohu, tak husto jako na was spominam, Rom. 1, 8. </text:p>
      <text:p text:style-name="P1">4. (Kotrež ja přeco činju w kóždej mojej próstwje za was wšitkich, a činju tu próstwu z wjeselom,) </text:p>
      <text:p text:style-name="P1">5. Sa waše towarstwo na tym evangeliju, wot prěnjeho dnja hač sem; </text:p>
      <text:p text:style-name="P1">6. A sym teje dobreje nadźije, zo tón samy, kiž we was tón dobry skutk je započał, jón budźe dokonjeć hač do teho dnja Jezom Chrysta; </text:p>
      <text:p text:style-name="P1">7. Jako tež mi po prawym słuša, zo ja tak wot was wšitkich dźeržu, teho dla, zo ja was w swojej wutrobje mam tu w tym swojim jastwje, hdźež ja to ewangelion zamolwjam a wobtwjerdźuju, dokelž wy wšitcy zo mnu runu hnadu sće dóstali. Eph. 3, 1. St. 4, 1. </text:p>
      <text:p text:style-name="P1">8. Přetož Bóh je mój swědk, zo so mi po was wšitkich wutrobnje chce we Jezusu Chrystusu; Rom. 1, 9. 9 A za to prošu ja, zo by waša lubosć dale a bóle pšibywała we wšitkim póznaću a zhonjenju, </text:p>
      <text:p text:style-name="P1">10. Tak zo byšće wy rozeznali, što by to lěpše było; zo byšće čisći byli bjez poroka a naztorka hač na tón dźeń Chrystusowy, </text:p>
      <text:p text:style-name="P1">11. Napjelnjeni z płodami teje prawdosće, kotrež so přez Jezom Chrysta stanu k česći a chwalbje Božej. Eph. 5, 9. Kol. 1, 10. </text:p>
      <text:p text:style-name="P1">12. Ja dam pak wam k wědźenju, lubi bratřa, zo to same, štož so mi je stało, je na wjetše pšibjeranje teho ewangelija wušło; Eph. 6, 21. 22. Kol. 4, 7. </text:p>
      <text:p text:style-name="P1">13. Tak zo moje zwjazki Chrystusa dla su zjawne sčinjene w cyłej sudnej chěži a pola druhich wšitkich, </text:p>
      <text:p text:style-name="P1">14. A zo wjele bratrow w tym Knjezu su z mojich zwjazkow dobru nadźiju dóstali, zo su so wjele bóle směli wažić, bjez bojosće to słowo rěčeć. Eph. 3, 13. </text:p>
      <text:p text:style-name="P1">15. Někotři wšak prěduja Chrystusa zawisće a zwady dla, někotři pak z dobreje mysle. </text:p>
      <text:p text:style-name="P1">16. Tamni připowědaju Chrystusa zwady dla a nic z čizteje wutroby; dokelž měnja, zo chcedźa wjazy horja mojim zwjazkam pšidawać; </text:p>
      <text:p text:style-name="P1">17. Ći pak z lubosću, dokelž wjedźa, zo ja na zamolwjenju teho ewangelija tudy ležu. Scht. 7. </text:p>
      <text:p text:style-name="P1">18. Što pak je na tym? Hdyž jeno Chrystus pšipowjedany budźe na wšelke wašnje, njech so stanje njenadźujzy abo po prawdźe, dha ja so wšak w tym zwjeselu, haj chcu so hišće dale zwjeselić; St. 2, 18 </text:p>
      <text:p text:style-name="P1">19. Přetož ja wěm, zo mi to same k zbóžnozći wuńć budźe </text:p>
      <text:p text:style-name="P2"><text:s/></text:p>
      <text:p text:style-name="P1"><text:s/></text:p>
      <text:p text:style-name="P1">%----------------------------------- </text:p>
      <text:p text:style-name="P1">% https://digital.slub-dresden.de/data/kitodo/BibltojeZ_478590679/BibltojeZ_478590679_tif/jpegs/00001594.tif.large.jpg </text:p>
      <text:p text:style-name="P1">%----------------------------------------------------------- </text:p>
      <text:p text:style-name="P1"><text:s/>288 Duchomna bróń. List (1. zt.) lubosć z wěru wot Boha Wótca a za Jezom Chrysta wobztajnje. Hateho Knjeza Jezom Chrysta. mjeń. 2 Kor. 13, 13. </text:p>
      <text:p text:style-name="P1">24. Hnada budź ze wšitkimi, List, pisany z Roma na Ephezizkich kotřiž lubo maja našeho Knjea pósłany přez Tychika. Dźak a modlitwa. List swj. japoštoła Pawoła na Philippizkich. Prěni staw. Dźakowanje zwjazaneho Pawoła. Modlitwa a napominanje k wobztajnemu bědźenju wěry. </text:p>
      <text:p text:style-name="P1">1. Pawoł a Timothej, wotročkaj Jezom Chrysta, wšitkim tym swjatym w Chrystusu Jezusu, kotřiž su w měsće Philippi, tež tym bizkopam a słužomnikam; j gor. 1, 2. </text:p>
      <text:p text:style-name="P1">2. Hnada budź z wami a měr wot Boha, našeho Wótca, a teho Knjeza Jezom Chrysta. Rom. 1, 7. Epistola na 22. njedźelu po swj. Trojicy. </text:p>
      <text:p text:style-name="P1">3. [Ja so dźakuju swojemu Bohu, tak husto jako na was spominam, Rom. 1, 8. </text:p>
      <text:p text:style-name="P1">4. (Kotrež ja přeco činju w kóždej mojej próstwje za was wšitkich, a činju tu próstwu z wjeselom,) </text:p>
      <text:p text:style-name="P1">5. Sa waše towarstwo na tym evangeliju, wot prěnjeho dnja hač sem; </text:p>
      <text:p text:style-name="P1">6. A sym teje dobreje nadźije, zo tón samy, kiž we was tón dobry skutk je započał, jón budźe dokonjeć hač do teho dnja Jezom Chrysta; </text:p>
      <text:p text:style-name="P1">7. Jako tež mi po prawym słuša, zo ja tak wot was wšitkich dźeržu, teho dla, zo ja was w swojej wutrobje mam tu w tym swojim jastwje, hdźež ja to ewangelion zamolwjam a wobtwjerdźuju, dokelž wy wšitcy zo mnu runu hnadu sće dóstali. Eph. 3, 1. St. 4, 1. </text:p>
      <text:p text:style-name="P1">8. Přetož Bóh je mój swědk, zo so mi po was wšitkich wutrobnje chce we Jezusu Chrystusu; Rom. 1, 9. 9 A za to prošu ja, zo by waša lubosć dale a bóle pšibywała we wšitkim póznaću a zhonjenju, </text:p>
      <text:p text:style-name="P1">10. Tak zo byšće wy rozeznali, što by to lěpše było; zo byšće čisći byli bjez poroka a naztorka hač na tón dźeń Chrystusowy, </text:p>
      <text:p text:style-name="P1">11. Napjelnjeni z płodami teje prawdosće, kotrež so přez Jezom Chrysta stanu k česći a chwalbje Božej. Eph. 5, 9. Kol. 1, 10. </text:p>
      <text:p text:style-name="P1">12. Ja dam pak wam k wědźenju, lubi bratřa, zo to same, štož so mi je stało, je na wjetše pšibjeranje teho ewangelija wušło; Eph. 6, 21. 22. Kol. 4, 7. </text:p>
      <text:p text:style-name="P1">13. Tak zo moje zwjazki Chrystusa dla su zjawne sčinjene w cyłej sudnej chěži a pola druhich wšitkich, </text:p>
      <text:p text:style-name="P1">14. A zo wjele bratrow w tym Knjezu su z mojich zwjazkow dobru nadźiju dóstali, zo su so wjele bóle směli wažić, bjez bojosće to słowo rěčeć. Eph. 3, 13. </text:p>
      <text:p text:style-name="P1">15. Někotři wšak prěduja Chrystusa zawisće a zwady dla, někotři pak z dobreje mysle. </text:p>
      <text:p text:style-name="P1">16. Tamni připowědaju Chrystusa zwady dla a nic z čizteje wutroby; dokelž měnja, zo chcedźa wjazy horja mojim zwjazkam pšidawać; </text:p>
      <text:p text:style-name="P1">17. Ći pak z lubosću, dokelž wjedźa, zo ja na zamolwjenju teho ewangelija tudy ležu. Scht. 7. </text:p>
      <text:p text:style-name="P1">18. Što pak je na tym? Hdyž jeno Chrystus pšipowjedany budźe na wšelke wašnje, njech so stanje njenadźujzy abo po prawdźe, dha ja so wšak w tym zwjeselu, haj chcu so hišće dale zwjeselić; St. 2, 18 </text:p>
      <text:p text:style-name="P1">19. Přetož ja wěm, zo mi to same k zbóžnozći wuńć budźe </text:p>
      <text:p text:style-name="P2"><text:s/></text:p>
      <text:p text:style-name="P1">%----------------------------------- </text:p>
      <text:p text:style-name="P1">% https://digital.slub-dresden.de/data/kitodo/BibltojeZ_478590679/BibltojeZ_478590679_tif/jpegs/00001595.tif.large.jpg </text:p>
      <text:p text:style-name="P1">%----------------------------------------------------------- </text:p>
      <text:p text:style-name="P1"><text:s/>Napomin. k dobremu. (St. 1. 2.) na Philippizkich. Khryzt. dwojaki štant. 289 přez wašu modlitwu a přez pomoz teho Ducha Jezom Chrysta. 2 Kor. 1, 11. Tekst na 24. njedźelu po swj. Trojicy. IV. </text:p>
      <text:p text:style-name="P1">20. [Jako tež cyle dočakuju a mam nadźiju, zo w ničim k hanibje njebudu, ale zo ze wšitkej chrobłosću, runje jako hewak přeco, tak tež nětk Chrystus budźe wysocy chwaleny na mojim ćěle, njech so stanje přez žiwjenje abo přez smjerć. </text:p>
      <text:p text:style-name="P1">21. Přetož Chrystus je moje žiwjenje, a wumrjeće je moje dobyće.) </text:p>
      <text:p text:style-name="P1">22. Hač pak při ćělnym žiwjenju wjazy wužitka z mojeho dźěła přińć mohło? Dha wšak njewěm, kotremuž bych zwolił. </text:p>
      <text:p text:style-name="P1">23. Přetož woboje dla so tyšu: ja sebi žadam preč ćahnyć a při Chrystusu być, kotrež by tež wjele lěpje było; 1 Kral. 19, 40. 2 Kor. 5, 8. </text:p>
      <text:p text:style-name="P1">24. Ale wšak dlěje w ćěle wostać, je nuzniše waše dla. </text:p>
      <text:p text:style-name="P1">25. A to ja w dobrej nadźiji wěm, zo wostać a pola was wšitkich pšewoztać budu, wam k lěpšemu a k wjeselu teje wěry; Scht. 6. St. 2, 24. </text:p>
      <text:p text:style-name="P1">26. So byšće wy so wulcy khwalili w Chrystusu Jezusu zo mnu, hdyž zaso k wam přińć budu. </text:p>
      <text:p text:style-name="P1">27. Sadźeržće so jeno, jako přisteji temu evangeliju Khryztusowemu, zo, njech ja přińdu a was wohladam, abo njech sym prečkach, ja bych wot was słyšał, zo stejiće we jednym duchu a we jenej mysli a pornjo nas so bědźiće za tu wěru teho ewangelija, </text:p>
      <text:p text:style-name="P1">28. A zo wy so na žane wašnje njedaće naztróžeć wot tych pšećiwnikow, kotrež je wopokazanje, zo woni zatamani, wy pak zbóžni budźeće, a to wot Boha. St. 3, 19. Rom. 8, 17. </text:p>
      <text:p text:style-name="P1">29. Přetož wam je date Chrystusa dla, zo nic jeno do njeho wěriće, ale tež jeho dla ćeŕpiće, Rom. 5, 3. </text:p>
      <text:p text:style-name="P1">30. A maće runje to same bědźenje, kajkež wy sće na mni widźili a nětk wote mnje słyšiće. Jap. zk. 16, 22. </text:p>
      <text:p text:style-name="P1">2. staw. Poniženje a powyšenje Chrystusowe dyrbi nas k jednoće, k ponižnozći . nawabić. </text:p>
      <text:p text:style-name="P1">1. Je-li teho dla pola was napominanje w Chrystusu, je-li trošt teje lubosće, je-li dóstatk teho Ducha, je-li wutrobna lubosć a smilnosć; </text:p>
      <text:p text:style-name="P1">2. Dha dopjelńće moju wjesełosć, zo byšće runeje mysle byli, runu lubosć a hromadźe jenu wutrobu měli a so na jene zrozumili, St. 1, 27. </text:p>
      <text:p text:style-name="P1">3. Tež ničo nječinili zwady abo prózdneje česće dla, ale w ponižnozći so bjez sobu jedyn druheho wyše wažili, dyžli so samych. Gal. 5, 26. </text:p>
      <text:p text:style-name="P1">4. A žadyn njehladaj na to swoje; ale kóždy hladaj na to, štož teho druheho je. Epistola na njedźelu Palmarum. </text:p>
      <text:p text:style-name="P1">5. [Kóždy bjez wami budź teje mysle, jako Chrystus Jezus tež běše, </text:p>
      <text:p text:style-name="P1">6. Kotryž, hač runje w Božim štalće bě, njedźeržeše wón za rubjenstwo, Bohu runy być; Jan. 1, 1. 2. </text:p>
      <text:p text:style-name="P1">7. Ale wuprózdni so sam a wza wotročkowy štalt na so, bu podobny čłowjekam a na wašnju jako čłowjek namakany; Jez. 42, 1. </text:p>
      <text:p text:style-name="P1">8. Wón ponižowaše so sam a bu posłušny hač do smjerće, haj do smjerće na křižu. sebr. 12, 2. </text:p>
      <text:p text:style-name="P1">9. Teho dla je tež Bóh jeho pře wšo powyšił a je jemu mjeno dał, kotrež pře wšitke mjena je; Hebr. 2, 9. </text:p>
      <text:p text:style-name="P1">10. So bychu so w Jezusowym mjenje poklakowałe wšitke kolena tych, kiž w njebjesach a na zemi a pod zemju su, Jez. 45, 23. Rom. 14, 11. 11, A wšitke jazyki póznałe, zo </text:p>
      <text:p text:style-name="P2"><text:s/></text:p>
      <text:p text:style-name="P1">%----------------------------------- </text:p>
      <text:p text:style-name="P1">% https://digital.slub-dresden.de/data/kitodo/BibltojeZ_478590679/BibltojeZ_478590679_tif/jpegs/00001596.tif.large.jpg </text:p>
      <text:p text:style-name="P1">%----------------------------------------------------------- </text:p>
      <text:p text:style-name="P1"><text:s/>290 Pawołowe chwalenje Timothea. List (2. 3. zt.) Sakońzka Jezus Chrystus tón Knjez je, k česći Boha teho Wótca.) Jap. zk. 2, 36. 1 Kor. 8, 6. </text:p>
      <text:p text:style-name="P1">12. Teho dla, moji lubi, jako wy přeco sće posłušni byli, nic jeno, hdyž pola was sym był, ale tež nětk wjele bóle, hdyž prečkach wot was sym; čińće, zo byšće wy zbóžni byli, z bojosću a ze rženjom; 1 Pětr. 1, 17. </text:p>
      <text:p text:style-name="P1">13. Přetož Bóh je, kiž wam móžnje dawa to, zo chceće, a to, zo činiće, po tym dobrym zpodobanju. 2 Kor. 3, 5. </text:p>
      <text:p text:style-name="P1">14. Čińće wšitko bjez mórčenja a bjez wuryčowanja, Jan. 6, 43. </text:p>
      <text:p text:style-name="P1">15. So byšće byli bjez poswarka a bjez winy a Bože dźěći, bjez poroka srjedźa złeho a pšewrótneho naroba, bjez kotrymž wy so swěćiće jako swěcy na swěće, St. 1, 10. Mat. 5, 14. Eph. 5, 8. </text:p>
      <text:p text:style-name="P1">16. S tym, zo słowo teho žiwjenja znjeseće, mi k chwalbje na tym dnju Chrystusowym, zo njejsym podarmo běžał ani podarmo dźěłał. 2 Tim. 1, 13. 1 Kor. 9, 26. </text:p>
      <text:p text:style-name="P1">17. Hač pak ja runje woprowany budu na woporje a na swjatej słužbje wašeje wěry, dha so wšak wjeselu a so sobu wjeselu z wami wšitkimi; 2 Tim. 4, 6. </text:p>
      <text:p text:style-name="P1">18. Teho sameho pak maće wy so tež wjeselić a maće so zo mnu zwjeselić. </text:p>
      <text:p text:style-name="P1">19. Nadźiju so pak w tym Knjezu Jezusu, zo Timothea zkoŕo budu k wam pósłać, zo ja tež bych wokšewjeny był, hdyž zhonju, kak z wami steji. Jap. zt. 16, 1. 1 Thes. 3, 2. </text:p>
      <text:p text:style-name="P1">20. Přetož ja nimam žaneho, kiž by tak po mojej mysli runy był a kiž by tak wutrobnje so za was starał; </text:p>
      <text:p text:style-name="P1">21. Přetož wšitcy swoje wěcy pytaju, a nic štož Chrystusa Jezusa je. 1 Kor. 10, 24. </text:p>
      <text:p text:style-name="P1">22. Wot njeho wy pak wěsće, zo je sprawny; přetož runje jako syn nanej, je wón zo mnu słužił na evangeliju. </text:p>
      <text:p text:style-name="P1">23. Teho sameho, kaž so nadźiju, budu ja pósłać na měsće, hdyž sym zhonił, kak zo mnu steji. </text:p>
      <text:p text:style-name="P1">24. Nadźiju so pak w tym Knjezu, skoro přińć budu. t1,323. zo tež ja sam St. 1, </text:p>
      <text:p text:style-name="P1">25. Ja sym pak za nuzne dźeržał, zo bych Epaphrodita, teho bratra, nětk k wam pósłał, kiž mój pomoznik a towarš a waš japoštoł je, kotryž mi słuži w mojej potrěbnosći; St. 4, 18. </text:p>
      <text:p text:style-name="P1">26. Přetož wón tež požadaše was wšitkich widźeć, a běše so jara starał, dokelž wy běšće słyšeli, zo je chory był. St. 1, 8. </text:p>
      <text:p text:style-name="P1">27. A woprawdźe, wón běše na smjerć chory, ale Bóh je so nad nim smilił, nic pak jeno nad nim, ale tež nade mnu, zo bych njeměł zrudźbu na zrudźbu. Jez. 38, 1. </text:p>
      <text:p text:style-name="P1">28. Jeho sym ja teho dla ćim zažo pósłał, zo byšće jeho widźili a zaso so zwjeselili a ja tež teje zrudźby mjenje měł. </text:p>
      <text:p text:style-name="P1">29. Tuž wzmiće jeho horje w tym Knjezu ze wšej wjesołosću a mějće tajkich w česći; Rom. 16, 2. </text:p>
      <text:p text:style-name="P1">30. Přetož teho dźěła Chrystusoweho dla bu wón k smjerći blisko a njeje swojeho žiwjenja kedźbu měł, zo by mi słužił na waše město. 1 Kor. 16, 17. </text:p>
      <text:p text:style-name="P1">3. staw. Wo prawdosći wěry přećiwo falšnym japoštołam. </text:p>
      <text:p text:style-name="P1">1. Dale, moji bratřa, wjeselće so w tym Knjezu! So ja wam přeco jene pišu, mje njemjerzy, was pak to wězćišich čini. St. 4, 4. </text:p>
      <text:p text:style-name="P1">2. Hladajće so tych psow, hladajće so tych złych dźěłaćerjow, hladajće so teho rosrězanja. </text:p>
      <text:p text:style-name="P1">3. Přetož my smy to wobrězanje, kiž my w duchu Bohu słužimy a chwalimy so w Chrystusu Jezusu a njezpušćamy so na ćěło, 5 Mójz. 30, 6. </text:p>
      <text:p text:style-name="P2"><text:s/></text:p>
      <text:p text:style-name="P1">%----------------------------------- </text:p>
      <text:p text:style-name="P1">% https://digital.slub-dresden.de/data/kitodo/BibltojeZ_478590679/BibltojeZ_478590679_tif/jpegs/00001597.tif.large.jpg </text:p>
      <text:p text:style-name="P1">%----------------------------------------------------------- </text:p>
      <text:p text:style-name="P1"><text:s/>prawdosć. (St. 3. 4.) na Philippizkich. Njebjeske powołanje. 291 </text:p>
      <text:p text:style-name="P1">4. Hač runje ja tež mam, zo bych so ćěła chwalił. Přetož jeli zo so druhemu zda, zo ćěła so chwalić móže, dha wjele wjazy ja móžu, 2 Kor. 11, 18. 22. </text:p>
      <text:p text:style-name="P1">5. Kiž sym wosmy dźeń wobrězany, z roda Israelski, z teje šlachty Benjamina, Hebrejzki z Hebrejzkich, a po zakonju Farizejski; Jap. zk. 23, 6. </text:p>
      <text:p text:style-name="P1">6. Kiž ja po surowozći přesćěhach tu gmejnu a po prawdosći, kotraž je ze zakonja, běch bjez poroka. Jap. zk. 8, 3. </text:p>
      <text:p text:style-name="P1">7. Ale kajkiž mi dobytk z teho běše, to sym ja Chrystusa dla za škodu dźeržał. Mat. 13, 44. </text:p>
      <text:p text:style-name="P1">8. Přetož woprawdźe ja mam wšitko za škodu přećiwo temu jara wulkemu póznaću Chrystusa Jezusa, mojeho Knjeza, kotrehož dla ja wšitko sym za škodu dźeržał a mam jo za howno, zo bych Chrystusa dobył, Jez. 53, 11. </text:p>
      <text:p text:style-name="P1">9. A w nim namakany był, zo nimam moju prawdosć, kotraž z teho zakonja, ale kotraź přez wěru na Chrystusa přińdźe, to je teje prawdosće, kotraž wot Boha tej wěrje budźe pšidźělena; Rom. 3, 21. 22. St. 9, 30. </text:p>
      <text:p text:style-name="P1">10. So bych jeho póznał a tu móc jeho horjestawanja a tón dóstatk jeho ćeŕpjenjow, hdyž jeho smjerći podobny budu. Rom. 6, 3. 4. 5. </text:p>
      <text:p text:style-name="P1">11. Hač bych dóšoł k horjestawanju wot morwych. Epistola na 14. njedźelu po swj. Trojicy. </text:p>
      <text:p text:style-name="P1">12. [Nic jako bych to same hižom zapšijał abo hižom dokonjany był; ja honju pak za tym, hač bych jo zapšijał, jako tež ja wot Chrystusa Jezusa zapšijaty sym. 1 Tim. 6, 12. Jan. 6, 44. St. 12, 32. </text:p>
      <text:p text:style-name="P1">13. Moji bratřa, ja hišće sam so njedźeržu za teho, zo bych to same zapšijał. Jene pak ja praju: Ja zapomnju, štož z posleda je, N. t. a steju swěru za tym, štož z prjódka je; Pz. 45, u. </text:p>
      <text:p text:style-name="P1">14. Ja honju k temu wottyknjenemu kóncu za tym darom, kotryž pokaže to njebjeske powołanje Bože w Chrystusu Jezusu. 1 Kor. 9, 24. 1 Tim. 8, 12. </text:p>
      <text:p text:style-name="P1">15. Teho dla, kak wjele nas je dokonjanych, ći sebi tak myslmy; a jeli zo na něšto hinak mysliće, dha njech to wam Bóh zjewi; 1 Kor. 2, 6. </text:p>
      <text:p text:style-name="P1">16. Wšak pak tak daloko, zo bychmy w tym, štož smy nawukli, po jenej wučbje šli a so na jene zrozumili.) St. 1, 27. St. 2, 2. Rom. 12, 16. St. 15, 5. 1 Kor. 1, 10. 1 Pětr. 3, 8. Epistola na 23. njedźelu po swj. Trojicy. </text:p>
      <text:p text:style-name="P1">17. Čińće po mni, lubi bratřa, a hladajće na tych, kiž tak chodźa, jako nas maće za hekzempel. 1 Kor. 4, 16. </text:p>
      <text:p text:style-name="P1">18. Přetož jich wjele chodźi, wot kotrychž ja wam husto prajił sym, nětk pak tež z płačom praju, ći njepřećeljo teho křiža Chrystusoweho, Mat. 7, 13. </text:p>
      <text:p text:style-name="P1">19. Kotrychž kónc je satamanstwo, kotrymž brjuch za boha je, a jich česć budźe k hanibje, kotřiž sebi na zerizke wěcy mysla. 2 Kor. 11, 15. Rom. 16, 18. </text:p>
      <text:p text:style-name="P1">20. Ale naše měšćanske prawo je w njebjesach, wotsal tež na zbóžnika wočakujemy, teho Knjeza Jezom Chrysta, Hebr. 13, 14. Eph. 2, 6. </text:p>
      <text:p text:style-name="P1">21. Kotryž naše hubjene ćěło přeměnić budźe, zo podobne budźe jeho krasnemu ćěłu, po tej mocy, z kotrejž wón tež wšitke wěcy sebi móže podćisnuć.) 1 Kor. 15, 43. 49. 53. </text:p>
      <text:p text:style-name="P1">4. staw. Wo wobstajnosći a duchomnym wjeselu kšezćijanow; Philippiztich dobrota, Pawołej wopokazana. </text:p>
      <text:p text:style-name="P1">1. Teho dla, moji lubi a požadani bratřa, moja wjesełosć a 19 (100) </text:p>
      <text:p text:style-name="P2"><text:s/></text:p>
      <text:p text:style-name="P1">%----------------------------------- </text:p>
      <text:p text:style-name="P1">% https://digital.slub-dresden.de/data/kitodo/BibltojeZ_478590679/BibltojeZ_478590679_tif/jpegs/00001598.tif.large.jpg </text:p>
      <text:p text:style-name="P1">%----------------------------------------------------------- </text:p>
      <text:p text:style-name="P1"><text:s/>292 Duchowne wjesele. List (4. zt.) Philippizkich dobroćiwosć. moja króna, wobztejće tak w tym Knjezu, wy lubi. 2 Kor. 1, 14. 1 Thes. 2, 10. 20. </text:p>
      <text:p text:style-name="P1">2. Evodiu ja napominam a Syntichu ja napominam, zo byštej wonej w jenej mysli byłej w tym Knjezu; </text:p>
      <text:p text:style-name="P1">3. Haj, tež tebje ja prošu, mój swěrny towaŕšo, stej při nimaj, kotrejž pornjo mi na evangeliju stej so bědźiłej z Klimanom a z tymi druhimi mojimi pomoznikami, kotrychž mjena su w knihach teho žiwjenja. Pz. 69, 30. Zjew. 3, 5. St. 13, 8. St. 17, 8. St. 20, 12. St. 21, 27. 2 Mójz. 32, 32. Dan. 12, 1. Luk. 10, 20. Epistola na 4. njedźelu adwenta. 4 [Wjeselće so w tym Knjezu kóždy čas, a zaso praju ja: wjeselće so! St. 3, 1. </text:p>
      <text:p text:style-name="P1">5. Waša měrnozć budź znajomna wšitkim ludźom. Tón Knjez je blisko. </text:p>
      <text:p text:style-name="P1">6. Njestarajće so wo ničo; ale njech we wšěch wěcach waše próztwy w modlenju a žadanju z dźakowanjom před Bohom zjawne budźa; Mat. 6, 25. 31. Pz. 145, 18. </text:p>
      <text:p text:style-name="P1">7. A tón měr Boži, kotryž wyši je dyžli wšitkón rozum, wobarnuj waše wutroby a waše mysle w Chrystusu Jezusu. </text:p>
      <text:p text:style-name="P1">8. Dale, lubi bratřa, štož wěrne je, štož česne, štož prawe, štož pózćiwe, štož lubozne, štož khwalobne je, je-li někajki počink, je-li někajka chwalba, na to myslće. St. 3, 1: Rom. 12, 17. </text:p>
      <text:p text:style-name="P1">9. Štož wy tež sće nawukli a dóstali a słyšeli a widźili na mni, to čińće: dha budźe tež tón Knjez teho měra z wami. Rom. 15, 33. </text:p>
      <text:p text:style-name="P1">10. Ja sym so pak jara wulcy zawjeselił w tym Knjezu, zo wy so swěru zaso za mnje staraće; jako so prjedy za to ztarali sće, jeno zo sprawneho časa njeměješće. </text:p>
      <text:p text:style-name="P1">11. To pak njepraju, jako by mi nuza była; přetož ja sym nawuknuł, pola kohož sym, sebi dać dosć być; 1 Tim. 6, 6. </text:p>
      <text:p text:style-name="P1">12. A móžu ponižny być, móžu tež wysoki być wšudźom; a we wšěch wěcach sym ja tak rozwučeny, zo móžu syty być a hłoda tradać, zo móžu dosć měć a móžu nuzu ćerpić; </text:p>
      <text:p text:style-name="P1">13. Ja wšitko móžu přez teho, kiž mje posylni, to je přez Chrystusa. </text:p>
      <text:p text:style-name="P1">14. Dha wšak sće wy derje činili, zo sće so po mojej tyšnosći horje brali. </text:p>
      <text:p text:style-name="P1">15. A wy Philippzzy tež wěsće, zo wot spočatka teho ewangelija, hdyž z Mazedonskeje wuńdźech, žana wosada mi ničo njeje wudźěliła po rachnowanju teho wudawanja a branja, chiba wy jeno sami. 2 Kor. 11, 9. </text:p>
      <text:p text:style-name="P1">16. Přetož do Thesaloniki wy junu a potom zaso pósłašće, štož mi potrěbne běše; </text:p>
      <text:p text:style-name="P1">17. Nic zo bych dara pytał; ale ja płoda pytam, zo by tón samy bohaće we wašim rachnowanju był. Luk. 13, 7. 2 Kor. 9, 6. 12. </text:p>
      <text:p text:style-name="P1">18. Přetož ja sym wšitko dóstał a mam bohaće dosć. Ja sym napjelnjeny, jako wot Epaphrodita doztach to, štož mi wot was běše pósłane, słódke wonjenje a Bohu spodobny wopor. </text:p>
      <text:p text:style-name="P1">19. Mój Bóh pak napjelń wšitku wašu potrjebnozć po swojim bohatztwje z krasnosću w Chrystusu Jezusu. </text:p>
      <text:p text:style-name="P1">20. Bohu pak a našemu Wótcu budź česć wot wěčnosće hač do wěčnosće. Hamjeń. 2 Tim. 4, 18. </text:p>
      <text:p text:style-name="P1">21. Poztrorće wšitkich swjatych w Chrystusu Jezusu. Wam dadźa wjele dobreho powjedżźić ći bratřa, kotřiž při mni su. 1 Kor. 16, 20: </text:p>
      <text:p text:style-name="P1">22. Wjele dobreho wam dadźa po</text:p>
      <text:p text:style-name="P2"><text:s/></text:p>
      <text:p text:style-name="P1">%----------------------------------- </text:p>
      <text:p text:style-name="P1">% https://digital.slub-dresden.de/data/kitodo/BibltojeZ_478590679/BibltojeZ_478590679_tif/jpegs/00001599.tif.large.jpg </text:p>
      <text:p text:style-name="P1">%----------------------------------------------------------- </text:p>
      <text:p text:style-name="P1"><text:s/>Pšisłušn. kšezćanow. (St. 1.) na Kolosejzkich. Chrystusowa 293 wjedźić wšitcy swjeći, wosebnje pak kotřiž su z khěžorzkeho doma. 2 Kor. 13, 12. </text:p>
      <text:p text:style-name="P1">23. Ta hnada našeho Knjeza Jezom Chrysta budź z wami wšitkimi. Hamjeń. List, pisany z Roma a pósłany přez Epaphrodita. List swj. japoštoła Pawoła na Kolosejzkich. Prěni staw. Přez Chrysta zasłužena zbóžnosć so čłowjekam přez słowo zkići. </text:p>
      <text:p text:style-name="P1">1. Pawoł, japoštoł Jezom Chrysta, přez Božu wolu, a bratr Timothej, 2 Kor. 1, 1. </text:p>
      <text:p text:style-name="P1">2. Tym swjatym w Kolosu a wěrnym bratram w Chrystusu: Hnada budź z wami a měr wot Boha, našeho Wótca, a teho Knjeza Jezom Chrysta. </text:p>
      <text:p text:style-name="P1">3. My so dźakujemy Bohu a Wótcu našeho Knjeza Jezom Chrysta a prosymy přeco za was, Rom. 1, 8. </text:p>
      <text:p text:style-name="P1">4. Dokelž smy słyšeli wot wašeje wěry do Chrystusa Jezusa a wot teje lubosće přećiwo wšitkim swjatym, </text:p>
      <text:p text:style-name="P1">5. Teje nadźije dla, kotraž wam je wotpołožena w njebjesach, wot kotrejež sće prjedy słyšeli přez to słowo teje wěrnosće we evangeliju, 1 Pětr. 1, 4. </text:p>
      <text:p text:style-name="P1">6. Kotrež k wam je přišło, jako tež do wšitkeho swěta, a je płódne, jako tež we was wot teho dnja, hdźež sće jo słyšeli a póznali tu hnadu Božu we wěrnosći; Rom. 10, 18. Jan. 15, 16. </text:p>
      <text:p text:style-name="P1">7. Jako wy tež sće nawukli wot Epaphra, našeho lubeho sobuwotročka, kotryž za was je swěrny słužomnik Chrystusowy, St. 4, 12. </text:p>
      <text:p text:style-name="P1">8. Kotryž tež nam je k wědźenju sčinił wašu lubosć w duchu. </text:p>
      <text:p text:style-name="P1">9. Teho dla tež my, wot teho dnja, jako my to słyšeli smy, njepšeztanjemy so k Bohu za was modlić a prosyć, zo byšće napjelnjeni byli z póznaćom jeho wole we wšej duchomnej mudrosći a rozumje; Eph. 1, 15. 16. </text:p>
      <text:p text:style-name="P1">10. So byšće wy doztojnje chodźili temu Knjezej k wšemu zpodobanju a płody přinjesli we wšěm dobrym skutku a pšibjerali na Božim póznaću, Eph. 4, 1. 1 Thes. 2, 12. St. 4, 1. Phil. 1, 27. 1 Kor. 1, 5. </text:p>
      <text:p text:style-name="P1">11. A posylnjeni byli ze wšej mozu po jeho krasnej mocy, ke wšej wobstajnosći a zćeŕpnozći z wjesołosću; Epistola na 3. njedźelu adwenta. </text:p>
      <text:p text:style-name="P1">12. A so dźakowali temu Wótcu, kiž je nas hódnych činił k runemu herbztwu tych swjatych w swětle, </text:p>
      <text:p text:style-name="P1">13. A je nas wutorhnuł wot wyšnozće teje ćěmnosće a nas pšeztajił do teho kralestwa swojeho lubeho Syna, St. 2, 15. </text:p>
      <text:p text:style-name="P1">14. Na kotrymž my mamy to wumoženje přez jeho krej, tych hrěchow wodaće; Eph. 1, 7. Jap. zk. 20, 28. </text:p>
      <text:p text:style-name="P1">15. Kiž je znamjo teho njewidomneho Boha, tón prěninarodźeny přede wšitkimi ztworjenjemi.) Hebr. 1, 3. Kn. mudr. 7, 26. </text:p>
      <text:p text:style-name="P1">16. Přetož přez njeho je wšitko ztworjene, štož na njebjesach a na zemi je, to wědomne a njewidźomne, njech su tróny abo knjejztwa abo fěršćinztwa abo wyšnozće: wšitko je přez njeho a jeho dla ztworjene; Jan. 1, 3. 10. </text:p>
      <text:p text:style-name="P1">17. A wón je prjedy wšitkich wěcow, a wšitko w nim wobzteji; Přisł. 8, 25—27. </text:p>
      <text:p text:style-name="P1">18. A wón je hłowa teho ćěła, to je teje cyrkwje, kiž je započatk a prěninarodźeny wot morwych, tak zo by wón přede wšitkimi wěcami prěni był. 1 Kor. 15, 20. Zjew. 1, 5. 19" </text:p>
      <text:p text:style-name="P2"><text:s/></text:p>
      <text:p text:style-name="P1"><text:s/></text:p>
      <text:p text:style-name="P1">%----------------------------------- </text:p>
      <text:p text:style-name="P1">% https://digital.slub-dresden.de/data/kitodo/BibltojeZ_478590679/BibltojeZ_478590679_tif/jpegs/00001599.tif.large.jpg </text:p>
      <text:p text:style-name="P1">%----------------------------------------------------------- </text:p>
      <text:p text:style-name="P1"><text:s/>Pšisłušn. kšezćanow. (St. 1.) na Kolosejzkich. Chrystusowa 293 wjedźić wšitcy swjeći, wosebnje pak kotřiž su z khěžorzkeho doma. 2 Kor. 13, 12. </text:p>
      <text:p text:style-name="P1">23. Ta hnada našeho Knjeza Jezom Chrysta budź z wami wšitkimi. Hamjeń. List, pisany z Roma a pósłany přez Epaphrodita. List swj. japoštoła Pawoła na Kolosejzkich. Prěni staw. Přez Chrysta zasłužena zbóžnosć so čłowjekam přez słowo zkići. </text:p>
      <text:p text:style-name="P1">1. Pawoł, japoštoł Jezom Chrysta, přez Božu wolu, a bratr Timothej, 2 Kor. 1, 1. </text:p>
      <text:p text:style-name="P1">2. Tym swjatym w Kolosu a wěrnym bratram w Chrystusu: Hnada budź z wami a měr wot Boha, našeho Wótca, a teho Knjeza Jezom Chrysta. </text:p>
      <text:p text:style-name="P1">3. My so dźakujemy Bohu a Wótcu našeho Knjeza Jezom Chrysta a prosymy přeco za was, Rom. 1, 8. </text:p>
      <text:p text:style-name="P1">4. Dokelž smy słyšeli wot wašeje wěry do Chrystusa Jezusa a wot teje lubosće přećiwo wšitkim swjatym, </text:p>
      <text:p text:style-name="P1">5. Teje nadźije dla, kotraž wam je wotpołožena w njebjesach, wot kotrejež sće prjedy słyšeli přez to słowo teje wěrnosće we evangeliju, 1 Pětr. 1, 4. </text:p>
      <text:p text:style-name="P1">6. Kotrež k wam je přišło, jako tež do wšitkeho swěta, a je płódne, jako tež we was wot teho dnja, hdźež sće jo słyšeli a póznali tu hnadu Božu we wěrnosći; Rom. 10, 18. Jan. 15, 16. </text:p>
      <text:p text:style-name="P1">7. Jako wy tež sće nawukli wot Epaphra, našeho lubeho sobuwotročka, kotryž za was je swěrny słužomnik Chrystusowy, St. 4, 12. </text:p>
      <text:p text:style-name="P1">8. Kotryž tež nam je k wědźenju sčinił wašu lubosć w duchu. </text:p>
      <text:p text:style-name="P1">9. Teho dla tež my, wot teho dnja, jako my to słyšeli smy, njepšeztanjemy so k Bohu za was modlić a prosyć, zo byšće napjelnjeni byli z póznaćom jeho wole we wšej duchomnej mudrosći a rozumje; Eph. 1, 15. 16. </text:p>
      <text:p text:style-name="P1">10. So byšće wy doztojnje chodźili temu Knjezej k wšemu zpodobanju a płody přinjesli we wšěm dobrym skutku a pšibjerali na Božim póznaću, Eph. 4, 1. 1 Thes. 2, 12. St. 4, 1. Phil. 1, 27. 1 Kor. 1, 5. </text:p>
      <text:p text:style-name="P1">11. A posylnjeni byli ze wšej mozu po jeho krasnej mocy, ke wšej wobstajnosći a zćeŕpnozći z wjesołosću; Epistola na 3. njedźelu adwenta. </text:p>
      <text:p text:style-name="P1">12. A so dźakowali temu Wótcu, kiž je nas hódnych činił k runemu herbztwu tych swjatych w swětle, </text:p>
      <text:p text:style-name="P1">13. A je nas wutorhnuł wot wyšnozće teje ćěmnosće a nas pšeztajił do teho kralestwa swojeho lubeho Syna, St. 2, 15. </text:p>
      <text:p text:style-name="P1">14. Na kotrymž my mamy to wumoženje přez jeho krej, tych hrěchow wodaće; Eph. 1, 7. Jap. zk. 20, 28. </text:p>
      <text:p text:style-name="P1">15. Kiž je znamjo teho njewidomneho Boha, tón prěninarodźeny přede wšitkimi ztworjenjemi.) Hebr. 1, 3. Kn. mudr. 7, 26. </text:p>
      <text:p text:style-name="P1">16. Přetož přez njeho je wšitko ztworjene, štož na njebjesach a na zemi je, to wědomne a njewidźomne, njech su tróny abo knjejztwa abo fěršćinztwa abo wyšnozće: wšitko je přez njeho a jeho dla ztworjene; Jan. 1, 3. 10. </text:p>
      <text:p text:style-name="P1">17. A wón je prjedy wšitkich wěcow, a wšitko w nim wobzteji; Přisł. 8, 25—27. </text:p>
      <text:p text:style-name="P1">18. A wón je hłowa teho ćěła, to je teje cyrkwje, kiž je započatk a prěninarodźeny wot morwych, tak zo by wón přede wšitkimi wěcami prěni był. 1 Kor. 15, 20. Zjew. 1, 5. 19" </text:p>
      <text:p text:style-name="P2"><text:s/></text:p>
      <text:p text:style-name="P1">%----------------------------------- </text:p>
      <text:p text:style-name="P1">% https://digital.slub-dresden.de/data/kitodo/BibltojeZ_478590679/BibltojeZ_478590679_tif/jpegs/00001600.tif.large.jpg </text:p>
      <text:p text:style-name="P1">%----------------------------------------------------------- </text:p>
      <text:p text:style-name="P1"><text:s/>294 krasnosć. List (1. 2. zt.) Móc Khryztusoweje </text:p>
      <text:p text:style-name="P1">19. Přetož (Wótcu) je so zpodobało, zo by w nim wšitka połnosć bydliła, St. 2, 9. Jan. 1, 16. St. 3, 34. </text:p>
      <text:p text:style-name="P1">20. A zo by wón přez njeho wšitko ze sobu zjednał, štož je na zemi abo na njebjesach, dokelž wón měr sčini přez tu krej na swojim křižu přez so sam. Rom. 5, 10. 2 Kor. 5, 19. 1 Jan. 4, 10. </text:p>
      <text:p text:style-name="P1">21. A je was, kiž wy něhdy cuzy a njepřećeljo běšće přez słužbu w tych złych skutkach, Epy. 2, 2. 12. </text:p>
      <text:p text:style-name="P1">22. Nětk pak zjednał z ćěłom swojeho žiwota přez smjerć, zo by was postajił swjatych a bjez poswarka a bjez poroka před swojim wobličom; eEph. 1, 4. St. 5, 27. </text:p>
      <text:p text:style-name="P1">23. Jeli zo wostanjeće na wěrje załoženi a twjerdźi a so njedaće hnuć wot teje nadźije teho ewangelija, kotrež sće słyšeli, a je prědowane bě wšitkimi ztworjenjemi, kiž su pod njebjesami, kotrehož słužomnik ja, Pawoł, postajeny sym. 1 Kor. 15, 58. </text:p>
      <text:p text:style-name="P1">24. Nětk wjeselu ja so při mojim ćerpjenju, kotrež za was ćerpju, a narunam na mojim ćěle, štož hišće je wostało wot tych pšećiwnozćow Khryztusowych, za jeho ćěło, kotrež ta cyrkej je, 2 Kor. 7, 4. Eph. 3, 13. </text:p>
      <text:p text:style-name="P1">25. Kotrejž ja sym za słužomnika ztajeny po Božim zaztojńztwje, kotrež mi waše dla date je, zo by Bože słowo dopjelnjene było; Eph. 3, 2. </text:p>
      <text:p text:style-name="P1">26. To je ta potajnozć, kotraž je zkhowana była wot spočatka teho swěta a wot wšěch narodow hew, nětk pak je zjewjena jeho swjatym, Rom. 16, 25. </text:p>
      <text:p text:style-name="P1">27. Kotrymž Bóh je chcył zjewić, kotre to krasne bohatstwo tuteho potajnstwa bjez pohanami je, to pak je Chrystus bjez wami, kiž je ta nadźija teje krasnosće; 1 Tim. 1, 1. </text:p>
      <text:p text:style-name="P1">28. Kotrehož my pšipowjedamy a napominamy wšitkich ludźi a wučimy wšitkich ludźi we wšelkej mudrosći, tak zo bychmy poztajili kóždeho čłowjeka dokonjaneho w Chrystusu Jezusu; Jan. 1, 7. Eph. 5, 27. </text:p>
      <text:p text:style-name="P1">29. Wo čož so tež prózuju a wojuju po tej mocy teho, kiž mi móžnje pomha. </text:p>
      <text:p text:style-name="P1">2. staw. Wo člońzkich wuztawkach, Chrystusu, swjatej kšćeńzy a mocy jeho smjerće. </text:p>
      <text:p text:style-name="P1">1. Ja pak wam k wědźenju dam, kajku wulku starozć wo was mam a wo tych, kiž su w Laodizeji, a wo wšitkich, kotřiž moje wobličo w ćěle njejsu widźili, Phil. 1, 30. </text:p>
      <text:p text:style-name="P1">2. So bychu troštowane byłe wutroby tych samych, kotřiž hromadźe su w lubosći na wšitko bohatstwo teje połneje a wězteje wědomnozće, tak zo bychu póznali to potajnztwo Bože, woboje teho Wótca a Chrystusa, Jan. 17, 3. </text:p>
      <text:p text:style-name="P1">3. W kotrymž zkhowane su wšitke ćazy teje mudrosće a teho póznaća. </text:p>
      <text:p text:style-name="P1">4. To pak praju, zo by was nichtó njezjebał z lesnymi ryčemi; </text:p>
      <text:p text:style-name="P1">5. Přetož hač ja runje po ćěle pola was njejsym, dha wšak z duchom sym z wami a zwjeselu so, hdyž widźu waše dobre wustajenje a wašu sylnu wěru do Chrystusa. 1 Kor. 5, 3. St. 14, 40. Kol. 1, 23. </text:p>
      <text:p text:style-name="P1">6. Teho dla, kaž wy teho Knjeza Jezom Chrysta sće horje wzali, tak w nim khodźće; </text:p>
      <text:p text:style-name="P1">7. Kiž wy sće zkorjenjeni a natwarjeni w nim a wobtwjerdźeni přez wěru, jako sće nawučeni; dha budźće w tej samej tak połni, zo so z dźakom pšelijeće. Eph. 3, 17. Eph. 2, 22. 1 Thes. 5, 18. Kol. 3, 15. </text:p>
      <text:p text:style-name="P1">8. Hladajće so, zo by was nichtó njewurubił přez swětnu mudrosć a prózdne zawjedźenje po člowječnej wučbje a po teho swěta wustajenjach, a nic po Chrystusu. </text:p>
      <text:p text:style-name="P1">9. Přetož w nim bydli wšit</text:p>
      <text:p text:style-name="P2"><text:s/></text:p>
      <text:p text:style-name="P1">%----------------------------------- </text:p>
      <text:p text:style-name="P1">% https://digital.slub-dresden.de/data/kitodo/BibltojeZ_478590679/BibltojeZ_478590679_tif/jpegs/00001601.tif.large.jpg </text:p>
      <text:p text:style-name="P1">%----------------------------------------------------------- </text:p>
      <text:p text:style-name="P1"><text:s/>smjerće. (St. 2. 3.) na Kolosejzkich. Swučowanje 295 ka połnosć teho bójztwa ćělnje. </text:p>
      <text:p text:style-name="P1">10. A wy sće w nim dopjelnjeni, kiž wónje hłowa wšitkich fěršćinztwow a wyšnozćow; Jan. 1, 16. Eph. 1, 21. </text:p>
      <text:p text:style-name="P1">11. W kotrymž wy tež wobrězani sće z wobrězanjom bjez rukow, hdyž sće so wuslekli to hrěšne ćěło na žiwoće, přez to wobrězanje Chrystusowe; 5 Mójz. 10, 16. St. 30, 6. Rom. 2, 29. </text:p>
      <text:p text:style-name="P1">12. A sće z nim pohrjebani přez křćenicu, přez kotruž wy tež sće z nim horje ztanuli přez wěru, kotruž Bóh dawa, kiž jeho je horje zbudźił wot morwych; St. 3, 1. </text:p>
      <text:p text:style-name="P1">13. A je was tež z nim žiwych sčinił, jako wy morwi běšće w hrěchach a wobrězku wašeho ćěła, a je wam wodał wšitke hrěchi; Eph. 2, 1. 5. Luk. 7, 12. </text:p>
      <text:p text:style-name="P1">14. A je wuhasnył to zapismo, kotrež přećiwo nam běše, kiž we wustajenjach wobzteješe a nam pšećiwne běše, a je to same ze srjedźa preč sčinił a na křiž pšibił; Eph. 2, 15. </text:p>
      <text:p text:style-name="P1">15. Je wurubił te fěršćinztwa a mocy, a je je zjawnje jate wjedł a nad nimi dobyće dźeržał sam přez so. </text:p>
      <text:p text:style-name="P1">16. Njedajće so teho dla nikomu sudźić jědźe abo pića dla, abo wuztajenych swjatych dnjow abo noweho měsaza abo tych sobotow dla; Rom. 14, 2. 3. </text:p>
      <text:p text:style-name="P1">17. Kotrež su zćěn byłe tych pšichodnych wěcow; ale ćěło je Chrystusowe. Hebr. 8, 5. St. 10, 1. </text:p>
      <text:p text:style-name="P1">18. Njedajće nikomu sebi tón dobytk preč wzać, hač by wón runje po swojim zdaću we jandźelzkej pokornozći a słužbje chodźił, kotrejž nihdy njeje widźił, a je podarmo naduty w swojej ćělnej mysli, Mat. 24, 4. </text:p>
      <text:p text:style-name="P1">19. Dokelž so njedźerži teje hłowy, z kotrejež to cyłe ćěło přez stawy a žiły pšihotowane so hromadu dźerži a narozće po Božim dorozćenju. Eph. 4, 15. 16. </text:p>
      <text:p text:style-name="P1">20. Hdyž wy teho dla sće z Khryztusom wotemrěli tym swětnym wustawkam, što dha so daće wot swěta jimać, jako hišće w nim byšće žiwi byli, z tajkimi wučbami? </text:p>
      <text:p text:style-name="P1">21. Ty njedyrbiš so teho pšimać, ty njedyrbiš teho wopytać, ty njedyrbiš so teho dótkać, </text:p>
      <text:p text:style-name="P1">22. Kiž wšak wšitke bjez rukomaj zańdu a su člowječne přikaznje a wučby; Jez. 29, 13. Mat. 15, 9. </text:p>
      <text:p text:style-name="P1">23. Kotrež na mudrosć podobne su přez samowuzwolenu swjatozć a pokornozć, a přez to, zo ćěło njebudźe pšešonowane ani jemu date, štož w česći k pjelnjenju žiwota słuša. 1Tim. 4, 3. 1 Tim. 5,23. </text:p>
      <text:p text:style-name="P1">3. staw. Swučowanje w bohabojozći wot ludźi w domjazym žiwjenju. Tekst na njedźelu Quazimodogeniti. IV. </text:p>
      <text:p text:style-name="P1">1. Sće-li wy teho dla z Khryztusom ztanuli, dha pytajće, štož je horjekach, hdźež Chrystus je, kiž sedźi na prawicy Božej; St. 2, 12. Rom. 86, 5. </text:p>
      <text:p text:style-name="P1">2. Wuztejće so na to, štož je horjekach, nic na to, štož na zemi je. </text:p>
      <text:p text:style-name="P1">3. Přetož wy sće wumrěli a waše žiwjenje je potajene z Khryztusom w Bosy; </text:p>
      <text:p text:style-name="P1">4. Hdyž pak Chrystus, waše žiwjenje, so zjewić budźe, tehdy budźeće tež wy z nim zjewjeni w krasnosći. Phil. 1, 21. 1 Kor. 15, 43. </text:p>
      <text:p text:style-name="P1">5. Moŕće teho dla waše stawy, kotrež su na zemi, kurwarstwo, nješwarnozć, hrozne łozkotanje, złe požadanje a lakomztwo, kotrež přibójstwo je; Eph. 5, 3. </text:p>
      <text:p text:style-name="P1">6. Kotrychž dla přińdźe hněw Boži na dźěći teje njewěry; Eph. 5, 6. </text:p>
      <text:p text:style-name="P1">7. W kotrychž wy tež něhdy sće </text:p>
      <text:p text:style-name="P2"><text:s/></text:p>
      <text:p text:style-name="P1">%----------------------------------- </text:p>
      <text:p text:style-name="P1">% https://digital.slub-dresden.de/data/kitodo/BibltojeZ_478590679/BibltojeZ_478590679_tif/jpegs/00001602.tif.large.jpg </text:p>
      <text:p text:style-name="P1">%----------------------------------------------------------- </text:p>
      <text:p text:style-name="P1"><text:s/>296 k bohabojozći. List na Kolosejzkich. (3. 4. zt.) Modlenje, chodźili, jako bjez nimi swoje žiwjenje wjedźešće. </text:p>
      <text:p text:style-name="P1">8. Nětk pak połožće to wšitko tež wot was: Hněw, surowosć, złósć, złe swarjenje, nješwarne słowa z wašeho erta. Rom. 6, 13. Eph. 4, 22. Hebr. 12, 1. </text:p>
      <text:p text:style-name="P1">9. Njełžće jedyn na druheho; slečće so stareho čłowjeka z jeho skutkami, Zach. 8, 16. Eph. 4, 25. </text:p>
      <text:p text:style-name="P1">10. A woblečće so teho noweho, kiž so wonowi k póznaću po podobnozći teho, kiž jeho je stworił; Eph. 4, 23. 24. 1 Mójz. 1, 27. </text:p>
      <text:p text:style-name="P1">11. Hdźež njeje Grichizki ani żid, wobrězanje ani njewobrězanje, ani Němz ani Sserb, ani wotročk ani frejny; ale wšitko a wšitkich je Chrystus. Rom. 10, 12. Epistola na 20. njedźelu po swj. Trojicy. </text:p>
      <text:p text:style-name="P1">12. Woblečće so teho dla, jako ći wuzwoleni Boži, swjeći a lubi, wutrobnu smilnosć, dobroćiwosć, ponižnozć, ćichomnozć, sćerpliwosć; Eph. 4, 24. 32. </text:p>
      <text:p text:style-name="P1">13. Snjesće jedyn druheho a wodajće sebi bjez sobu, hdyž štó někajku skóržbu na druheho ma; runje kaž wam Chrystus wodał je, tak tež wy. Eph. 4, 2. </text:p>
      <text:p text:style-name="P1">14. Wyše wšeho pak woblečće so tu lubosć, kotraž je zwjazk teho dokonjenja. </text:p>
      <text:p text:style-name="P1">15. A tón měr Boži wudźěl dobyće we wašich wutrobach, k kotremuž tež wy powołani sće w jednym ćěle, a budźće dźakomni. Phil. 4, 7. Kol. 2, 7. </text:p>
      <text:p text:style-name="P1">16. Dajće temu słowu Khryztusowemu bjez wami bohaće bydlić we wšej mudrosći; roswučće a napominajće so sami z pzalmami a z khwalobnymi a z duchownymi khěrlušemi, luboznje zpěwajo temu Knjezej w swojej wutrobje. 1 Kor. 1, 5. Eph. 5, 1o. </text:p>
      <text:p text:style-name="P1">17. A wšitko, štož wy činiće ze słowami abo ze skutkami, to čińće wšitko w mjenje teho Knjeza Jezusa a dźakujće so Bohu a temu Wótcu přez njeho. 1 gor. 10, z1. </text:p>
      <text:p text:style-name="P1">18. Wy žony, budźće poddane swojim mužam, kaž so hodźi, w tym Knjezu. Eph. 5, 22. 1 Pětr. 3, 1. 6. </text:p>
      <text:p text:style-name="P1">19. Wy mužojo, lubujće swoje žony a njehóršće so z nimi. Eph. 5, 25. 1 Pětr. 3, 7. </text:p>
      <text:p text:style-name="P1">20. Wy dźěći, budźće posłušne tym staršim we wšěch wěcach; přetož to so temu Knjezej derje lubi. Eph. 6, 1. </text:p>
      <text:p text:style-name="P1">21. Wy nanojo, njeroszłobće swoje dźěći, zo bychu mysl a rozum njezhubiłe. Eph. 6, 4. </text:p>
      <text:p text:style-name="P1">22. Wy wotročcy, budźće posłušni we wšěch wěcach swojim ćělnym knježim, nic ze słužbu před wočomaj, jako čłowjekam k lubosći, ale z wutrobnej swěrnozću a z bohabojaznozću. Eph. 6, 5. 1 Tim. 6, 1. Tit. 2, 9. 10. 1 Pětr. 2, 18. </text:p>
      <text:p text:style-name="P1">23. A wšitko, štož wy činiće, to čińće radźi z wutrobu, jako temu Knjezej a nic jako čłowjekam; Eph. 6, 7. </text:p>
      <text:p text:style-name="P1">24. Přetož wy wěsće, zo wy wot Boha budźeće dostać mzdu teho herbztwa; přetož wy słužiće temu Knjezej Chrystusej. </text:p>
      <text:p text:style-name="P1">25. Štóž pak njeprawje čini, tón budźe dostać, štož je njeprawje činił; přetož člorzke pohladanje tu njepłaći. Jap. zk. 10, 34. St. 4. Scht. 1. Wy knježa, štož prawe a rune je, to wopokažće wotročkam, a wěsće, zo tež wy Knjeza maće w njebjesach. Eph. 6, 9. </text:p>
      <text:p text:style-name="P1">4. staw. Wo kšezćijanow modlenju a mudrym zadźerženju. </text:p>
      <text:p text:style-name="P1">2. Wostańće při modlitwje a wachujće w tej samej z dźakowanjom; Luk. 18, 1 c. Rom. 12, 12. 1 Thes. 5, 17. </text:p>
      <text:p text:style-name="P1">3. Modlće so tež sobu za nas, zo by nam Bóh durje teho słowa wotewrił, tak zo bychmy to potajnztwo Chrystusowe rěčeli, kotrehož dla tež ja zwjazany sym; Eph. 6, 19. 2 Thes. 3, 1. Rom. 15, 30. </text:p>
      <text:p text:style-name="P2"><text:s/></text:p>
      <text:p text:style-name="P1">%----------------------------------- </text:p>
      <text:p text:style-name="P1">% https://digital.slub-dresden.de/data/kitodo/BibltojeZ_478590679/BibltojeZ_478590679_tif/jpegs/00001603.tif.large.jpg </text:p>
      <text:p text:style-name="P1">%----------------------------------------------------------- </text:p>
      <text:p text:style-name="P1"><text:s/>postrowjenja. (St. 1.) 1. list na Thesalonzkich. Wobztajnozć. 297 </text:p>
      <text:p text:style-name="P1">4. So bych to same zjewił, kaž ja rěčeć dyrbju. </text:p>
      <text:p text:style-name="P1">5. Khodźće mudrje přećiwo tym, kotřiž wonkach su, a wukupće sebi sprawny čas. Eph. 5, 15. 16. </text:p>
      <text:p text:style-name="P1">6. Waša ryč budź přeco lubozna a ze selu začinjena, zo byšće wědźeli, kak wy jenemu kóždemu wotmołwić dyrbiće. Mark. 9, 50. </text:p>
      <text:p text:style-name="P1">7. Kak zo mnu steji, budźe wam wšitko k wědźenju činić Tychikus, tón luby bratr a swěrny wučomnik a sobuwotročk w tym Knjezu; Eph. 6, 21. </text:p>
      <text:p text:style-name="P1">8. Kotrehož teho dla sym k wam pósłał, zo by wón zhonił, kak so wam dźe, a waše wutroby troštował, </text:p>
      <text:p text:style-name="P1">9. S Onezimom, tym swěrnym a lubym bratrom, kiž je wot tych wašich; taj budźetaj wšitko, kak so nam tudy dźe, wam zjewić. Philem. št. 10. </text:p>
      <text:p text:style-name="P1">10. Wjele dobreho wam dawa prajić Ariztarchus, mój sobujaty, a Markus, Barnabasowy wuj, wot kotrehož wy někotre přikaznje sće dóstali (budźe-li wón k wam přińć, dha wzmiće jeho horje), Jap. zk. 19, 20. </text:p>
      <text:p text:style-name="P1">11. A Jezus, kotremuž Juzt rěkaju, kotřiž su z wobrězanja. Ći su jeno sami moji pomoznizy na Božim kralestwje, kotřiž tež mój trošt byli su. Jap. zk. 11, 2. </text:p>
      <text:p text:style-name="P1">12. Was postrowi Epaphras, kiž wot tych wašich je, tón wotročk Chrystusowy, kiž so přeco za was bědźi z modlitwami, zo byšće wobztali dokonjeni a dopjelnjeni we wšej woli Božej. St. 1,7. </text:p>
      <text:p text:style-name="P1">13. Ja swědču jemu, zo wón so jara prózuje za was a za tych, kotřiž su w Laodizeji a w Hierapoli. </text:p>
      <text:p text:style-name="P1">14. Wjele dobreho da wam powjedźić Lukaš, tón luby lěkaŕ, a Demas. 2 Tim. 4, 11. </text:p>
      <text:p text:style-name="P1">15. Prajće wjele dobreho tym bratram w Laodizeji a Nymphanej a jeho domjazej zhromadźiznje. Rom. 16, 5. </text:p>
      <text:p text:style-name="P1">16. A hdyž tón list pola was je pšelazowany, dha čińće, zo wón tež w Laodizejzkej wosadźe budźe lazowany, zo tež wy tón list, kiž z Laodizeje pisany je, byšće lazowali. </text:p>
      <text:p text:style-name="P1">17. Archippej pak rjekńće: Hladaj słužby, kotruž sy dóstał w tym Knjezu, zo by ju dopjelnił. Philem. št. 2. </text:p>
      <text:p text:style-name="P1">18. Postrowjenje wam dam ze swojej Pawołowej ruku. Spomńće na moje zwjazki. Hnada budź z wami. Hamjeń. List, na Kolosejzkich napisany a pósłany z Roma přez Tychika a přez Onezima. Prěni list swj. japoštoła Pawoła na Thesalonzkich. Prěni staw. Napominanje k wobstajnosći w kšezćijanztwje na Thesalonzkich. </text:p>
      <text:p text:style-name="P1">1. Pawoł a Silvan a Timothej tej Thesalonzkej wosadźe w Bosy Wótcu a w tym Knjezu Jezusu Chrystusu: Hnada budź z wami a měr wot Boha, našeho Wótca, a teho Knjeza Jezom Chrysta! 2 Thes. 1, 1. </text:p>
      <text:p text:style-name="P1">2. My dźakujemy so Bohu přeco za was wšitkich a wopomnimy was bjez přestaća w našej modlitwje; </text:p>
      <text:p text:style-name="P1">3. Tež zpominamy my na waš skutk we wěrje a na waše dźěło w lubosći a na wašu sćerpliwosć w nadźiji, kotraž je naš Knjez Jezus Chrystus, před Bohom a našim Wótcom. </text:p>
      <text:p text:style-name="P1">4. Přetož, lubi bratřa, wot Boha lubowani, my wěmy, zo sće wot Boha wuzwoleni; </text:p>
      <text:p text:style-name="P1">5. A zo naše ewangelion je pola </text:p>
      <text:p text:style-name="P2"><text:s/></text:p>
      <text:p text:style-name="P1"><text:s/></text:p>
      <text:p text:style-name="P1">%----------------------------------- </text:p>
      <text:p text:style-name="P1">% https://digital.slub-dresden.de/data/kitodo/BibltojeZ_478590679/BibltojeZ_478590679_tif/jpegs/00001603.tif.large.jpg </text:p>
      <text:p text:style-name="P1">%----------------------------------------------------------- </text:p>
      <text:p text:style-name="P1"><text:s/>postrowjenja. (St. 1.) 1. list na Thesalonzkich. Wobztajnozć. 297 </text:p>
      <text:p text:style-name="P1">4. So bych to same zjewił, kaž ja rěčeć dyrbju. </text:p>
      <text:p text:style-name="P1">5. Khodźće mudrje přećiwo tym, kotřiž wonkach su, a wukupće sebi sprawny čas. Eph. 5, 15. 16. </text:p>
      <text:p text:style-name="P1">6. Waša ryč budź přeco lubozna a ze selu začinjena, zo byšće wědźeli, kak wy jenemu kóždemu wotmołwić dyrbiće. Mark. 9, 50. </text:p>
      <text:p text:style-name="P1">7. Kak zo mnu steji, budźe wam wšitko k wědźenju činić Tychikus, tón luby bratr a swěrny wučomnik a sobuwotročk w tym Knjezu; Eph. 6, 21. </text:p>
      <text:p text:style-name="P1">8. Kotrehož teho dla sym k wam pósłał, zo by wón zhonił, kak so wam dźe, a waše wutroby troštował, </text:p>
      <text:p text:style-name="P1">9. S Onezimom, tym swěrnym a lubym bratrom, kiž je wot tych wašich; taj budźetaj wšitko, kak so nam tudy dźe, wam zjewić. Philem. št. 10. </text:p>
      <text:p text:style-name="P1">10. Wjele dobreho wam dawa prajić Ariztarchus, mój sobujaty, a Markus, Barnabasowy wuj, wot kotrehož wy někotre přikaznje sće dóstali (budźe-li wón k wam přińć, dha wzmiće jeho horje), Jap. zk. 19, 20. </text:p>
      <text:p text:style-name="P1">11. A Jezus, kotremuž Juzt rěkaju, kotřiž su z wobrězanja. Ći su jeno sami moji pomoznizy na Božim kralestwje, kotřiž tež mój trošt byli su. Jap. zk. 11, 2. </text:p>
      <text:p text:style-name="P1">12. Was postrowi Epaphras, kiž wot tych wašich je, tón wotročk Chrystusowy, kiž so přeco za was bědźi z modlitwami, zo byšće wobztali dokonjeni a dopjelnjeni we wšej woli Božej. St. 1,7. </text:p>
      <text:p text:style-name="P1">13. Ja swědču jemu, zo wón so jara prózuje za was a za tych, kotřiž su w Laodizeji a w Hierapoli. </text:p>
      <text:p text:style-name="P1">14. Wjele dobreho da wam powjedźić Lukaš, tón luby lěkaŕ, a Demas. 2 Tim. 4, 11. </text:p>
      <text:p text:style-name="P1">15. Prajće wjele dobreho tym bratram w Laodizeji a Nymphanej a jeho domjazej zhromadźiznje. Rom. 16, 5. </text:p>
      <text:p text:style-name="P1">16. A hdyž tón list pola was je pšelazowany, dha čińće, zo wón tež w Laodizejzkej wosadźe budźe lazowany, zo tež wy tón list, kiž z Laodizeje pisany je, byšće lazowali. </text:p>
      <text:p text:style-name="P1">17. Archippej pak rjekńće: Hladaj słužby, kotruž sy dóstał w tym Knjezu, zo by ju dopjelnił. Philem. št. 2. </text:p>
      <text:p text:style-name="P1">18. Postrowjenje wam dam ze swojej Pawołowej ruku. Spomńće na moje zwjazki. Hnada budź z wami. Hamjeń. List, na Kolosejzkich napisany a pósłany z Roma přez Tychika a přez Onezima. Prěni list swj. japoštoła Pawoła na Thesalonzkich. Prěni staw. Napominanje k wobstajnosći w kšezćijanztwje na Thesalonzkich. </text:p>
      <text:p text:style-name="P1">1. Pawoł a Silvan a Timothej tej Thesalonzkej wosadźe w Bosy Wótcu a w tym Knjezu Jezusu Chrystusu: Hnada budź z wami a měr wot Boha, našeho Wótca, a teho Knjeza Jezom Chrysta! 2 Thes. 1, 1. </text:p>
      <text:p text:style-name="P1">2. My dźakujemy so Bohu přeco za was wšitkich a wopomnimy was bjez přestaća w našej modlitwje; </text:p>
      <text:p text:style-name="P1">3. Tež zpominamy my na waš skutk we wěrje a na waše dźěło w lubosći a na wašu sćerpliwosć w nadźiji, kotraž je naš Knjez Jezus Chrystus, před Bohom a našim Wótcom. </text:p>
      <text:p text:style-name="P1">4. Přetož, lubi bratřa, wot Boha lubowani, my wěmy, zo sće wot Boha wuzwoleni; </text:p>
      <text:p text:style-name="P1">5. A zo naše ewangelion je pola </text:p>
      <text:p text:style-name="P2"><text:s/></text:p>
      <text:p text:style-name="P1">%----------------------------------- </text:p>
      <text:p text:style-name="P1">% https://digital.slub-dresden.de/data/kitodo/BibltojeZ_478590679/BibltojeZ_478590679_tif/jpegs/00001604.tif.large.jpg </text:p>
      <text:p text:style-name="P1">%----------------------------------------------------------- </text:p>
      <text:p text:style-name="P1"><text:s/>208 Bože </text:p>
      <text:p text:style-name="P1">1. list (1. 2 zt.) słowo. was było nic jeno w słowje, ale tež w mocy a w swjatym Duchu a we wulkej wěztozći; jako wy wěsće, kajzy my smy bjez wami byli waše dla. </text:p>
      <text:p text:style-name="P1">6. A wy sće po nas činili a po tym Knjezu a sće to słowo horje wzali we wšej pšećiwnozći z wjesołosću w swjatym Duchu; 1 Kor. 4, 16. </text:p>
      <text:p text:style-name="P1">7. Tak zo sće wy znamjo byli wšitkim wěrnym w Mazedonzkej a we Achajzkej. </text:p>
      <text:p text:style-name="P1">8. Přetož wot was je wušoł hłós teho Knjezoweho słowa, nic jeno přez Mazedonzki a Achajzki kraj, ale tež na wšě města je waša wěra do Boha rozešła, tak zo nam trjeba njeje, wot teho što prajić. Rom. 1, 8. </text:p>
      <text:p text:style-name="P1">9. Woni sami wot was připowědaju, kak my so smy měli, jako k wam zańdźechmy, a kak wy so k Bohu sće wobroćili wot tych pšibohow, zo byšće žiwemu a wěrnemu Bohu słužili, </text:p>
      <text:p text:style-name="P1">10. A wočakowali jeho Syna z njebjes, kotrehož wón wot morwych je zbudźił, to je Jezusa, kiž nas wot pšichodneho hněwa je wumóhł. Phil. 3, 20. </text:p>
      <text:p text:style-name="P1">2. staw. Horzy posłucharjo su swěrnych wučerjow wjesele. </text:p>
      <text:p text:style-name="P1">1. Přetož tež wy sami wěsće, lubi bratřa, wot našeho nutszańdźenja k wam, zo wone njeje podarmo było; </text:p>
      <text:p text:style-name="P1">2. Ale hač runje my prjedy smy ćerpili a hanjeni byli, jako wy wěsće, w Philippi, smy so my wšak schroblili w našim Bosy, zo bychmy pola was rěčeli to ewangelion Bože z wulkim bědźenjom. Jap. zk. 16, 22. St. 17, 5. 2 Kor. 11, 25. </text:p>
      <text:p text:style-name="P1">3. Přetož naše napominanje njeje było k zamolenju ani k nječiztozći ani z lesnosću; 2 Kor. 7, 2. </text:p>
      <text:p text:style-name="P1">4. Ale jako my wot Boha zpytani smy, zo by nam to ewangelion dowěrjene było, zo bychmy to same prědowali; tak my tež rěčimy, nic jako chcyli so ludźom spodobać, ale Bohu, kiž naše wutroby spyta. Gal. 1, 10. St. 2, 7. </text:p>
      <text:p text:style-name="P1">5. Přetož my so nihdy ze słowami njejsmy pšisłodźili, jako wy wěsće, ani lakomztwa hladali; Bóh je swědk. </text:p>
      <text:p text:style-name="P1">6. My tež njejsmy česće pytali wot ludźi ani wot was ani wot druhich. Jan. 5, 41. 4. </text:p>
      <text:p text:style-name="P1">7. My móžachmy wam tež wobćežni być, jako Chrystusowi japoštoli; ale my smy lubozni jako mać pola was byli, runje jako dójka swoje dźěći pyta. </text:p>
      <text:p text:style-name="P1">8. Tak so nam po was chcyše a spodoba so nam derje, wam sobu dźělić nic jeno to ewangelion Bože, ale tež naše žiwjenje, teho dla zo nam sće lubi byli. </text:p>
      <text:p text:style-name="P1">9. A wy so derje wěsće dopomnić, lubi bratřa, našeho dźěła a našeje prócy; přetož w nocy a wodnjo smy my dźěłali, teho dla, zo žadnemu wot was njebychmy wobćežni byli; a smy bjez wami to ewangelion Bože prědowali. 1 Kor. 4, 12. </text:p>
      <text:p text:style-name="P1">10. Teho sće wy swědkojo a wosebje Bóh, kak my so swjeće a prawje a bjez poroka pola was, kiž wy wěrješće, smy zadźerželi; 1 Tim. 3, 2. </text:p>
      <text:p text:style-name="P1">11. Kaž wy tež wěsće, zo my kóždeho bjez wami, jako nan swoje dźěći, smy napominali a tróštowali, </text:p>
      <text:p text:style-name="P1">12. A smy wobswědčili, zo byšće wy doztojnje chodźili před Bohom, kiž was je powołał k swojemu kralestwu a k swojej krasnosći. Eph. 4, 1. Phil. 1, 27. </text:p>
      <text:p text:style-name="P1">13. Teho dla tež my bjez přestaća so Bohu dźakujemy, zo, jako wy wot nas doztašće to słowo Božeho prědowanja, wy to same horje wzašće, nic jako člowječne słowo, ale, kaž woprawdźe je, jako </text:p>
      <text:p text:style-name="P2"><text:s/></text:p>
      <text:p text:style-name="P1">%----------------------------------- </text:p>
      <text:p text:style-name="P1">% https://digital.slub-dresden.de/data/kitodo/BibltojeZ_478590679/BibltojeZ_478590679_tif/jpegs/00001605.tif.large.jpg </text:p>
      <text:p text:style-name="P1">%----------------------------------------------------------- </text:p>
      <text:p text:style-name="P1"><text:s/>Wěrjacych tyšnosć (St. 2. 3.) na Thesalonzkich. a swjate 209 Bože słowo, kotrež tež mócne je we was, kiž wy wěriće. St. 1, 5. </text:p>
      <text:p text:style-name="P1">14. Přetož wy, lubi bratřa, zadźeržiće so runje po wašnju tych wosadow Božich, kotrež su w Židowskej w Chrystusu Jezusu, zo runje to same pšećeŕpili sće wot swojich blizkich přećelow, štož woni wot Zžidow; </text:p>
      <text:p text:style-name="P1">15. Kotřiž tež teho Knjeza Jezusa su morili a swojich profetow, a tež nas su pšezćěhali a njelubja so Bohu a su wšitkim ludźom pšećiwni. Jap. zk. 2, 22. 23. St. 3, 15. </text:p>
      <text:p text:style-name="P1">16. Nam woni wobaraju, zo njebychmy rěčeli k tym póhanam, zo bychu zbóžni byli, z tym pak swoje hrěchi přeco dopjelnja; přetož Boži hněw je na nich přišoł hač do kónca. Mat. 23, 33. </text:p>
      <text:p text:style-name="P1">17. My pak, lubi bratřa, dokelž my wot was na chwilu smy preč wzaći, po wobliču, nic po wutrobje, smy my ćim bóle so ztarali, waše wobliča wohladać z wulkej žadozću. Rom. 1, 11. St. 15, 23. </text:p>
      <text:p text:style-name="P1">18. Teho dla smy my chcyli k wam přińć, ja Pawoł wosebje, dwójcy; ale zatan je nam wobarał. </text:p>
      <text:p text:style-name="P1">19. Přetož štó je naša nadźija abo radosć abo króna, z kotrejž so bychmy khwalili? Njejsće tež wy to před wobličom našeho Knjeza Jezom Chrysta, na jeho přichod? Phil. 4, 1. </text:p>
      <text:p text:style-name="P1">20. Wy sće wšak naša česć a radosć. </text:p>
      <text:p text:style-name="P1">3. staw. Pawoła starozć a modlenje za Thesalonzkich. </text:p>
      <text:p text:style-name="P1">1. Teho dla njemóžachmy my so dlěje zdźeržeć; a je so nam lubiło, zo bychmy we Athenje sami byli woztajeni; </text:p>
      <text:p text:style-name="P1">2. A smy Timothea pósłali, našeho bratra a słužomnika Božeho a našeho pomoznika na evangeliju Chrystusowym, zo by was posylnił a was napominał we wašej wěrje; </text:p>
      <text:p text:style-name="P1">3. So by so žadyn njedał přewobroćić přez te přećiwnosće; přetož wy wěsće, zo my k temu smy poztajeni. Eph. 3, 13. </text:p>
      <text:p text:style-name="P1">4. A jako my pola was běchmy, dźachmy my wam prjedy, zo budźemy přećiwnosće měć; jako so tež je stało, a wy wo tym wěsće. Jap. zk. 17, 1 x. </text:p>
      <text:p text:style-name="P1">5. Teho dla ja tež so dlěje njemóžach zdźeržeć, a sym k wam pósłał, zo bych zhonił wašu wěru, zo by was snadź njezpytował tón zpytowaŕ a naše dźěło podarmo njebyło. Phil. 2, 16. </text:p>
      <text:p text:style-name="P1">6. Dokelž pak njedawno Timothej wot was k nam je přišoł a nam powědał wašu wěru a lubosć, a zo wy přeco we wšitkim dobrym na nas zpominaće a žadaće, zo byšće nas widźili, jako my tež was; </text:p>
      <text:p text:style-name="P1">7. Dha smy my teho dla, lubi bratřa, trošt dóstali nad wami we wšej našej tyšnosći a nuzy přez wašu wěru; </text:p>
      <text:p text:style-name="P1">8. Přetož nětk smy my žiwi, dokelž wy stejiće w tym Knjezu. </text:p>
      <text:p text:style-name="P1">9. Přetož kajki dźak móžemy my Bohu zaso dać waše dla za wšitku wjesełosć, kotruž my mamy nad wami před Bohom? </text:p>
      <text:p text:style-name="P1">10. My prosymy w nocy a wodnjo jara wulcy, zo bychmy waše wobličo widźeć móhli a dopjelnili, štož dosć njeje na wašej wěrje. Rom. 1, 10. St. 15, 23. </text:p>
      <text:p text:style-name="P1">11. Ssam pak Bóh a naš Wótc a naš Knjez Jezus Chrystus wobradź nam dobry puć k wam; </text:p>
      <text:p text:style-name="P1">12. Was pak pšizporjej tón Knjez a čiń was přez měru połnych w lubosći bjez sobu a přećiwo kóždemu, jako tež my přećiwo wam smy; </text:p>
      <text:p text:style-name="P1">13. So bychu waše wutroby posylnjene a bjez winy byłe w swjatosći před Bohom a našim Wótcom, na tón přichod našeho Knjeza Jezom Chrysta, ze wšitkimi jeho swjatymi. ź Thes. 2, 17. Phil. 1, 10. </text:p>
      <text:p text:style-name="P2"><text:s/></text:p>
      <text:p text:style-name="P1">%----------------------------------- </text:p>
      <text:p text:style-name="P1">% https://digital.slub-dresden.de/data/kitodo/BibltojeZ_478590679/BibltojeZ_478590679_tif/jpegs/00001606.tif.large.jpg </text:p>
      <text:p text:style-name="P1">%----------------------------------------------------------- </text:p>
      <text:p text:style-name="P1"><text:s/>300 žiwjenje. </text:p>
      <text:p text:style-name="P1">1. list (4. 5. zt.) Pšihotowanje </text:p>
      <text:p text:style-name="P1">4. staw. Napominanje k swjatemu chodźenju, trošt přećiwo zrudnozći z horjestaća morwych. </text:p>
      <text:p text:style-name="P1">1. Dale pak, lubi bratřa, prosymy a napominamy was w tym Knjezu Jezusu, dokelž wy wot nas dóstali sće, kak wy chodźić a so Bohu lubić dyrbiće, zo byšće dale a bóle połniši byli; 2 Thes. 3, 12. Eph. 4, 1. </text:p>
      <text:p text:style-name="P1">2. Přetož wy wěsće, kajke přikaznje my wam dali smy přez teho Knjeza Jezusa. </text:p>
      <text:p text:style-name="P1">3. Přetož to je Boža wola: waše woswjećenje, zo byšće so wostajili kurwarstwa, pgom. 12, 2. </text:p>
      <text:p text:style-name="P1">4. A kóždy bjez wami wědźał swoje sudobje zachować w swjećenju a česći, 1 Kor. 6, 13. 15. </text:p>
      <text:p text:style-name="P1">5. Nic w hrěšnym požadanju, jako póhanjo, kotřiž Boha njeznaja; </text:p>
      <text:p text:style-name="P1">6. A zo by nichtó swojeho bratra w žanej wěcy njepšekrótšił a njezjebał; přetož tón Knjez je sudnik, kiž to wšitko wjeći, jako my wam tež prjedy prajili a wobswědčili smy. 1Kor: 6, 8. </text:p>
      <text:p text:style-name="P1">7. Přetož Bóh nas njeje powołał k nječiztozći, ale k swjećenju. 2 Tim. 1, 9. </text:p>
      <text:p text:style-name="P1">8. Štóž teho dla zaspi, tón njezazpi čłowjeka, ale Boha, kiž tež swojeho Ducha do nas dał je. Tekst na 17. njedźelu po swj. Trojicy. IV. </text:p>
      <text:p text:style-name="P1">9. [Wot teje bratrowzkeje lubosće pak wy njepotrjebaće, zo bych wam pisał; přetož wy sami sće wot Boha nawučeni, zo byšće so bjez sobu lubowali; 3 Mójz. 19, 18. Jan. 13, 34. </text:p>
      <text:p text:style-name="P1">10. A to činiće wy tež na wšitkich bratrach, kiž w cyłej Mazedonzkej su. Napominamy pak waks, lubi bratřa, zo byšće dale a bóle połniši byli. </text:p>
      <text:p text:style-name="P1">11. Hladajće teje česće, zo byšće z pokojom byli a to swoje činili a ze swojimaj rukomaj dźěłali, jako my wam smjy pšikazali, 2 Thes. 3, 8. 12. 1 Thes. 2, 9. </text:p>
      <text:p text:style-name="P1">12. So byšće česnje wokoło šli z tymi, kiž wonkach su, a na ničim nuzu njeměli. Rom. 183, 13. </text:p>
      <text:p text:style-name="P1">13. Ja pak wam, lubi bratřa, nochcu zamjelčeć wot tych, kiž wusnyli su, zo njebyšće žarowali jako ći druzy, kotřiž žaneje nadźije nimaju. 1Kor. 10,1. Sir 22, 1. </text:p>
      <text:p text:style-name="P1">14. Přetož hdyž my wěrimy, zo Jezus wumrěł a stanył je, dha budźe tež Bóh tych, kiž wusnyli su přez Jezusa, z nim přiwjesć. Rom. 14, 9. 1 Kor. 15, 13. 18. </text:p>
      <text:p text:style-name="P1">15. Přetož to my wam prajimy jako słowo teho Knjeza, zo my, kiž žiwi woztanjemy hač na Knjezowy přichod, njebudźemy tola prjedy tych přińć, kotřiž wusnyli su; 1 Kor. 15, 23. 51. </text:p>
      <text:p text:style-name="P1">16. Přetož wón sam, tón Knjez, budźe z wołanjom a z hłosom teho wyšeho jandźela a z trubjelu Božej z njebjes dele přińć, a ći morwi w Chrystusu budźa najprjedy stanuć; Mat. 24, 31. </text:p>
      <text:p text:style-name="P1">17. Potom my, kiž žiwi woztanjemy, budźemy z nimi hromadźe torhnjeni w mróčelach temu Knjezej napřećiwo do lófta a budźemy tak wěčnje při tym Knjezu. Zjew. 11, 12. </text:p>
      <text:p text:style-name="P1">18. Dha tróštujće so bjez sobu z tymi słowami. 2 Kor. 13, 11. </text:p>
      <text:p text:style-name="P1">5. staw. Wo sudnym dnju a pšihotowanju k njemu. Tekst na 2. njedźelu adwenta. IV. </text:p>
      <text:p text:style-name="P1">1. Wot tych časow pak a štundow, lubi bratřa, njeje trjeba wam pisać; Mat. 24, 3. 36. </text:p>
      <text:p text:style-name="P1">2. Přetož wy sami derje dosć wěsće, zo teho Knjeza dźeń tak pšińeć budźe jako paduch w nocy. Luk. 12, 39. 2 Pětr. 3, 10. Zjew. 3, 3. St. 16, 15. </text:p>
      <text:p text:style-name="P1">3. Přetož hdyž rjeknyć budźa: Měr je a pokoj, tehdy budźe jich nahle skaženje nadpanuć, runje jako bolozć ćežku žónsku, a njebudźa ćeknyć. Jer. 6, 14. St. 8, 11. </text:p>
      <text:p text:style-name="P2"><text:s/></text:p>
      <text:p text:style-name="P1">%----------------------------------- </text:p>
      <text:p text:style-name="P1">% https://digital.slub-dresden.de/data/kitodo/BibltojeZ_478590679/BibltojeZ_478590679_tif/jpegs/00001607.tif.large.jpg </text:p>
      <text:p text:style-name="P1">%----------------------------------------------------------- </text:p>
      <text:p text:style-name="P1"><text:s/>k sudnemu (St. 5.) na Thesalonzkich. dnju. 301 </text:p>
      <text:p text:style-name="P1">4. Wy pak, lubi bratřa, njejsće w ćmje, zo by was tón dźeń jako paduch nadpanuł. Eph. 5, 8. </text:p>
      <text:p text:style-name="P1">5. Wy sće wšitcy dźěći teho swětła a dźěći teho dnja; my njejsmy wot nocy ani wot ćmy. Luk. 16, 8. Rom. 13, 12. </text:p>
      <text:p text:style-name="P1">6. Dha njezpijmy teho dla, jako ći druzy; ale wachujmy a budźmy ztrózbi. </text:p>
      <text:p text:style-name="P1">7. Přetož kotřiž zpja, ći zpja w nocy, a kotřiž pjeni su, ći su w nocy pjeni; Rom. 13, 12. 13. </text:p>
      <text:p text:style-name="P1">8. My pak, kiž my teho dnja smy, budźmy ztrózbi, nawoblekani z kabatom teje wěry a lubosće a z kłobukom teje nadźije k zbóžnozći. Rom. 13, 12. Jez. 59, 12. Eph. 6, 14—11. </text:p>
      <text:p text:style-name="P1">9. Přetož Bóh nas njeje k hněwu postajił, ale k wobsynjenju teje zbóžnozće přez našeho Knjeza Jezom Chrysta, Rom. 9, 23. </text:p>
      <text:p text:style-name="P1">10. Kiž za nas wumrěł je, zo bychmy my, njech wachujemy abo zpimy, tež z nim žiwi byli. Rom. 14, 8. 9. </text:p>
      <text:p text:style-name="P1">11. Teho dla napominajće so bjez sobu a twaŕće jedyn druheho, jako wy tež činiće. Hebr. 10, 24. 25. </text:p>
      <text:p text:style-name="P1">12. Prosymy pak was, lubi bratřa, zo byšće póznali tych, kiž so na was prózuja a wam prjódkzteja w tym Knjezu a was napominaju. 1 Kor. 18, 18. </text:p>
      <text:p text:style-name="P1">13. Cžezćće a lubujće jich najbóle jich dźěła dla, a dźeržće měr z nimi. </text:p>
      <text:p text:style-name="P1">14. Napominamy pak was, lubi bratřa: wučće tych njerodnych, tróštujće tych bojaznych, znošće tych słabych, budźće zćeŕpni přećiwo kóždemu. 2 Thes. 3, 15. </text:p>
      <text:p text:style-name="P1">15. Hladajće, zo by nichtó nikomu złósće za złósć nječinił; ale kóždy čas za dobrym hońće, sami bjez sobu a tež přećiwo kóždemu. Přisł. 20, 22. Rom. 12, 17. 1 Pětr. 3, 9. </text:p>
      <text:p text:style-name="P1">16. Budźće kóždy čas wjesołi, Luk. 10, 20. </text:p>
      <text:p text:style-name="P1">17. Bjez přestaća so modlće, Luk. 18, 1. Rom. 12, 12. Kol. 4, 2. </text:p>
      <text:p text:style-name="P1">18. Sa wšo budźće dźakomni; přetož to je Boža wola w Chrystusu Jezusu na was. CEph. 5, 20. </text:p>
      <text:p text:style-name="P1">19. Teho ducha njezdušće, 1 Kor. 14, 30. </text:p>
      <text:p text:style-name="P1">20. To prědowanje Božeho pisma njezazpiće; </text:p>
      <text:p text:style-name="P1">21. Spytajće wšitko a to dobre zdźeržće; Rom. 2, 18. </text:p>
      <text:p text:style-name="P1">22. Wšitkeho, štož złemu je podobne, so wostajće. </text:p>
      <text:p text:style-name="P1">23. Ssam pak Bóh teho měra rosswjeć was čizće, a wšitkón waš duch a duša a ćěło njech budźa bjez poroka zdźeržane hač na přichod našeho Knjeza Jezom Chrysta. Rom. 15, 33. </text:p>
      <text:p text:style-name="P1">24. Sswěrny je wón, kiž was powoła, kiž tež to činić budźe. 1 Kor. 1, 9. St. 10, 13. 2 Tim. 2, 13. 1 Jan. 1,9. </text:p>
      <text:p text:style-name="P1">25. Lubi bratřa, prošće za nas. </text:p>
      <text:p text:style-name="P1">26. Poztrorbće wšitkich bratrow ze swjatym wokošowanjom. Rom. 16, 16. 1 Kor. 16, 20. </text:p>
      <text:p text:style-name="P1">27. Ja was zaroću při tym Knjezu, zo byšće tón list podali lazować wšitkim swjatym bratram. Kol. 4, 16. </text:p>
      <text:p text:style-name="P1">28. Ta hnada našeho Knjeza Jezom Chrysta budź z wami. Hamjeń. Phil. 4, 23. Tón prěnńši list na Thesalonzkich je pisany z Athena. </text:p>
      <text:p text:style-name="P2"><text:s/></text:p>
      <text:p text:style-name="P1"><text:s/></text:p>
      <text:p text:style-name="P1">%----------------------------------- </text:p>
      <text:p text:style-name="P1">% https://digital.slub-dresden.de/data/kitodo/BibltojeZ_478590679/BibltojeZ_478590679_tif/jpegs/00001608.tif.large.jpg </text:p>
      <text:p text:style-name="P1">%----------------------------------------------------------- </text:p>
      <text:p text:style-name="P1"><text:s/>302 Wobztajnozć w pšezćěhanju. 2. list (1. 2. zt.) Wěšćenje Druhi list swj. japoštoła Pawoła na Thesalonzkich. Prěni staw. Napominanje k wobstajnosći w pšezćěhanjach. </text:p>
      <text:p text:style-name="P1">1. Pawoł a Silvan a Timothej tej Thesalonzkej wosadźe w Bosy, našim Wótcu, a Knjezu Jezusu Chrystusu: </text:p>
      <text:p text:style-name="P1">2. Hnada budź z wami a měr wot Boha, našeho Wótca, a teho Knjeza Jezom Chrysta! kKor. 1, 3. Kol. 1, 2. </text:p>
      <text:p text:style-name="P1">3. My smy winowaći, kóždy čas so Bohu za was dźakować, lubi bratřa, jako zdobne je; přetož waša wěra rozće jara, a ta lubosć jeneho kóždeho k druhemu pšibywa bjez wami wšitkimi; St. 2, 13. 1 Thes. 1, 9. </text:p>
      <text:p text:style-name="P1">4. Tak zo so my sami z wami chwalimy w Božich gmejnach wašeje wobztajnozće a wěry we wšěch wašich pšezćěhanjach a ztyzknozćach, kotrež wy znjeseće; 2 Kor. 7, 14. </text:p>
      <text:p text:style-name="P1">5. S tym so wopokazuje, zo Bóh prawje sudźić budźe, a zo wy dostojni budźeće k Božemu kralestwu, kotrehož dla wy tež ćeŕpiće; </text:p>
      <text:p text:style-name="P1">6. Dokelž před Bohom prawe je, zo by ze žałozću so płaćiło tym, kiž wam žałosć nakładuja; Jer. 51, 24. Zach. 2, 8. </text:p>
      <text:p text:style-name="P1">7. Wam pak, kiž wy žałosć ćeŕpiće, so wotpočowanje z nami dostało, hdyž so tón Knjez Jezus z njebjes zjewić budźe z jandźelemi swojeje mocy, 1 Thes. 4, 16. 1 Pětr. 4, 13. Mat. 25, 31. </text:p>
      <text:p text:style-name="P1">8. So by so z wohenjowym płomjenjom wjećił na tych, kiž Boha njeznaja a kiž njeposłušni su temu evangeliju našeho Knjeza Jezom Chrysta, </text:p>
      <text:p text:style-name="P1">9. Kotřiž budźa čwilu ćerpić, to wěčne skaženje wot wobliča teho Knjeza a jeho krasneje mocy, Jez. 2, 10. i9. </text:p>
      <text:p text:style-name="P1">10. Hdyž wón přińć budźe, zo by so krasnje zjewił na swojich swjatych a dźiwnje so wopokazał na wšitkich wěrjacych; přetož našemu swědčenju na was wot teho sameho dnja sće wy wěrili. Kol. 3, 4. </text:p>
      <text:p text:style-name="P1">11. A teho dla my so tež stajnje za was modlimy, zo by naš Bóh was teho powołanja doztojnych sčinił a dopjelnił wšitko dobre spodobanje wašeje dobroćiwozće a skutk teje wěry a mocy; </text:p>
      <text:p text:style-name="P1">12. So by nad wami pšekrasnjene było to mjeno našeho Knjeza Jezom Chrysta a wy na nim, po tej hnadźe našeho Boha a teho Knjeza Jezom Chrysta. </text:p>
      <text:p text:style-name="P1">2. staw. Wěšćenje wo wotpanjenju a zjewjenju antikhryzta před poslenim pšichodom Knjeza. </text:p>
      <text:p text:style-name="P1">1. Prosymy was pak, lubi bratřa, teho pšichoda dla našeho Knjeza Jezom Chrysta a našeho zhromadźenja dla k njemu, 1 Thes. 4, 16. 17. </text:p>
      <text:p text:style-name="P1">2. So byšće so hnydom hnuć njedali wot wašeje mysle ani so naztróžeć ani přez ducha ani přez słowo ani přez list, jako by wot nas pósłany był, zo tón dźeń Chrystusowy by blisko był. </text:p>
      <text:p text:style-name="P1">3. Njedajće so na žane wašnje nikomu zawjezć; přetož wón njepřińdźe, chiba zo prjedy to wotztupjenje so stanje a zjewjeny budźe tón čłowjek tych hrěchow a to dźěćo teho zkaženja, Mat. 24, 4. Eph. 5, 6. 1 Tim. 4, 1. 2 Tim. 3, 1 . 1 Jan. 2, 18: </text:p>
      <text:p text:style-name="P1">4. Kiž je pšećiwnik a so pozběha wyše wšitkeho, komuž Bóh a Boža słužba rěkaju, tak zo wón so sydnył je do Božeho templa jako bóh a so za boha wudawa. Dan. 11, 36. </text:p>
      <text:p text:style-name="P1">5. Njezpomniće wy na to, zo ja wam, jako hišće pola was běch, to same prajach? Jan. 16, 4. Jap. zk. 17, 1. </text:p>
      <text:p text:style-name="P2"><text:s/></text:p>
      <text:p text:style-name="P1">%----------------------------------- </text:p>
      <text:p text:style-name="P1">% https://digital.slub-dresden.de/data/kitodo/BibltojeZ_478590679/BibltojeZ_478590679_tif/jpegs/00001609.tif.large.jpg </text:p>
      <text:p text:style-name="P1">%----------------------------------------------------------- </text:p>
      <text:p text:style-name="P1"><text:s/>wo wotpanjenju. (St. 2. 3.) na Thesalonzkich. Pšibjeranje ewangelija. 303 </text:p>
      <text:p text:style-name="P1">6. A što nětk teho sameho horje dźerži, wěsće wy, zo by wón zjewjeny był w swojim času. </text:p>
      <text:p text:style-name="P1">7. Přetož ta njeprawosć so nětk hižom hiba potajnje, hač by jeno tón, kiž ju nětk horje dźerži, preč sčinjeny był. </text:p>
      <text:p text:style-name="P1">8. A tehdy budźe tón złóstnik zjewjeny, kotrehož tón Knjez budźe skóncować z Duchom swojeho erta a budźe jeho zahubić přez zjewjenje swojeho pšichoda, Jez. 11, 4. Zjew. 19, 15. 20. </text:p>
      <text:p text:style-name="P1">9. Teho, kotrehož přichod so stanje přez zatanzke dokonjenje ze wšelkej zełhaŕnej mozu a ze znamjenjemi a z dźiwami, Mat. 24, 24. Zjew. 13, 13. </text:p>
      <text:p text:style-name="P1">10. Tež ze wšelkim zawjedźenjom k njeprawosći, bjez tymi, kiž budźa zhubjeni, za to, zo tu lubosć k wěrnosći horje wzali njejsu, zo bychu zbóžni byli. 2 Kor. 2, 15. </text:p>
      <text:p text:style-name="P1">11. Teho dla budźe jim Bóh mócne błudy pósłać, zo bychu woni tej łži wěrili; Rom. 1, 24. 1 Tim. 4, 1. </text:p>
      <text:p text:style-name="P1">12. Tak zo bychu wšitcy sudźeni byli, kotřiž tej prawdźe wěrili njejsu, ale su na njeprawosći spodobanje měli. </text:p>
      <text:p text:style-name="P1">13. My pak smy winowaći, kóždy čas so Bohu za was dźakować, lubi bratřa, wot teho Knjeza lubowani, zo Bóh was wot spočatka wuzwolił je k zbóžnozći přez woswjećenje teho ducha a přez wěru teje prawdy, St. 1, 3. 4. Eph. 1, 4. </text:p>
      <text:p text:style-name="P1">14. Na kotrež wón was powołał je přez naše ewangelion k wobsynjenju teje krasnosće našeho Knjeza Jezom Chrysta. </text:p>
      <text:p text:style-name="P1">15. Stejće teho dla, lubi bratřa, a dźeržće při tych wuztawkach, kotrež sće nawučeni, njech je přez naše słowo abo přez naš list. St. 3, 6. Tekst na 27. njedźelu po swj. Trojicy. IV. </text:p>
      <text:p text:style-name="P1">16. Ssam pak naš Knjez Jezus Chrystus a naš Bóh a Wótc, kiž nas lubował a nam dał je wěčny trošt a dobru nadźiju w hnadźe, Jan. 3, 16. </text:p>
      <text:p text:style-name="P1">17. Troštuj waše wutroby a posylń was we wšej wučbje a w dobrym skutku.) 1 Thes. 3, 13. </text:p>
      <text:p text:style-name="P1">3. staw. Wo pšibjeranje ewangelija dyrbimy prosyć, prózdneho khodźenja a khrobłozće so zdalować. </text:p>
      <text:p text:style-name="P1">1. Dale, lubi bratřa, modlće so za nas, zo by teho Knjeza słowo běžało a khwalene było, runje jako pola was, Eph. 6, 19. Kol. 4, 3. Mat. 9, 38. </text:p>
      <text:p text:style-name="P1">2. A zo my bychmy wumoženi byli wot dźiwnych a złych ludźi. Přetož wěra wšitkich njeje. </text:p>
      <text:p text:style-name="P1">3. Ale swěrny je tón Knjez, kiž was posylnić a zachować budźe před złym. 1 Kor. 1, 9. St. 10, 13. 1 Pětr. 5, 10. </text:p>
      <text:p text:style-name="P1">4. My pak so wot teho Knjeza nadźijemy waše dla, zo, štož my wam roskazujemy, wy činiće a činić budźeće. </text:p>
      <text:p text:style-name="P1">5. Tón Knjez pak přihotuj waše wutroby k Božej lubosći a k zćeŕpliwemu dočakanju Khryztusowemu. </text:p>
      <text:p text:style-name="P1">6. My roskazujemy pak wam, lubi bratřa, w mjenje našeho Knjeza Jezom Chrysta, zo byšće wy so zminuli kóždeho bratra, kiž so njekhmanje zadźerži a nic po tej datej wučbje, kotruž wón wot nas je dóstał. Mat. 18, 17. Rom. 16, 17. 1 Kor. 5, 11. 2 Jan. št. 10. </text:p>
      <text:p text:style-name="P1">7. Přetož wy sami wěsće, kak wy po nas činić maće; přetož my so njejsmy pola was njekhmanje zadźerželi; 1 Kor. 4,16. 1 Thes. 1, 6. </text:p>
      <text:p text:style-name="P1">8. Njejsmy tež darmo pola někoho chlěb jědli, ale z prózu a w poće w nocy a wodnjo smy my dźěłali, zo bychmy nikomu wot was wobćežni njebyli; 1 Kor. 4, 12 x. </text:p>
      <text:p text:style-name="P1">9. Nic teho dla, jako bychmy teje mocy njeměli, ale zo bychmy so </text:p>
      <text:p text:style-name="P2"><text:s/></text:p>
      <text:p text:style-name="P1">%----------------------------------- </text:p>
      <text:p text:style-name="P1">% https://digital.slub-dresden.de/data/kitodo/BibltojeZ_478590679/BibltojeZ_478590679_tif/jpegs/00001610.tif.large.jpg </text:p>
      <text:p text:style-name="P1">%----------------------------------------------------------- </text:p>
      <text:p text:style-name="P1"><text:s/>304 Wučba </text:p>
      <text:p text:style-name="P1">1. list (1. zt.) zakonja sami wam za znamjo podali, zo byšće po nas činili. Mat. 10, 10. 1 Kor. 4, 16. </text:p>
      <text:p text:style-name="P1">10. A tež, jako pola was běchmy, pšikazachmy to wam: jeli zo štó nochce dźěłać, dha tež njech njejě. 1 Mójz. 3, 19. </text:p>
      <text:p text:style-name="P1">11. Přetož my słyšimy, zo někotři bjez wami so njerodnje zadźerža a njedźěłaju ničo, ale hladaju njepotrjebnych wěcow. </text:p>
      <text:p text:style-name="P1">12. Tajkim my pak pšikazamy a napominamy jich přez našeho Knjeza Jezom Chrysta, zo bychu woni z měrom dźěłali a sami swój chlěb jědli. 1 Thes. 4, 11. </text:p>
      <text:p text:style-name="P1">13. Wam pak, lubi bratřa, so njewoztudź dobrotu činić. Gal. s, o. </text:p>
      <text:p text:style-name="P1">14. Jeli zo pak štó našemu słowu je njeposłušny, teho nam wupowjezće přez list a njeměšejće so z nim, zo by so hanibował. Scht. 6. Mat. 18, 17. Rom. 16, 17. 1 Kor. 5, 11. 2 Jan. št. 10. </text:p>
      <text:p text:style-name="P1">15. Jeho pak tola za njepřećela njemějće, ale napominajće jeho jako bratra. Mat. 18, 15. </text:p>
      <text:p text:style-name="P1">16. Ssam pak tón Knjez teho měra daj wam měr stajnje a na wšo wašnje! Tón Knjez budź z wami wšitkimi! Rom. 15, 33. St. 16, 20. </text:p>
      <text:p text:style-name="P1">17. Postrowjenje z mojej Pawołowej ruku; to je znamjo we wšitkich mojich liztach, tak ja pišu. </text:p>
      <text:p text:style-name="P1">18. Ta hnada našeho Knjeza Jezom Chrysta budź z wami wšitkimi! Hamjeń. 1 Thes. 5, 28. Tón druhi list na Thesalonzkich napisany z Athena. Prěni list swj. japoštoła Pawoła na Timotheja. Prěni staw. Wučba zakonja a ewangelija, přez Pawoła hekzempel wułožena. </text:p>
      <text:p text:style-name="P1">1. Pawoł, japoštoł Jezom Chrysta, po přikazni Boha, teho našeho zbóžnika a teho Knjeza Jezom Chrysta, kiž je naša nadźija, Jap. zk. 9, 15. </text:p>
      <text:p text:style-name="P1">2. Timothejej, mojemu zprawnemu synej we wěrje, budź hnada, smilnosć a měr wot Boha, našeho Wótca a našeho Knjeza Jezom Chrysta! Tit. 1, 4. </text:p>
      <text:p text:style-name="P1">3. Kaž će napominał sym, zo by we Ephezu wostał, jako ja do Mazedonskeje ćehnjech, tak čiń ty, zo by někotrym roskazał, zo bychu hinak njewučili, </text:p>
      <text:p text:style-name="P1">4. Ani njekedźbowali na basnički a wopisma tych narodow, kiž so dlěja bjez kónca a wjazy prašenja činja, hač zo bychu Bože zaztojńztwo přez wěru porjedźiłe. st. 4, 7. </text:p>
      <text:p text:style-name="P1">5. Kónc pšikazanja pak je: Lubosć z čizteje wutroby a z dobreho swědomnja a z praweje wěry; Prěd. 12, 13. Rom. 13, 10. </text:p>
      <text:p text:style-name="P1">6. Wot kotrejež někotři su wotztupili a su so wobroćili k prózdnym rěčam; </text:p>
      <text:p text:style-name="P1">7. Chcedźa zakonja wučerjo być a njerozymja ani to, štož praja, ani to, štož tak wězte a twjerde činja. </text:p>
      <text:p text:style-name="P1">8. My pak wěmy, zo zakoń dobry je, jeli zo jeho štó prawje wužiwa, Rom. 7, 12. </text:p>
      <text:p text:style-name="P1">9. A to wě, zo prawemu zakoń njeje postajeny, alenjeprawym anjeposłušnym, bjesbóžnym a hrěšnikam, njeswjatym a njeduchomnym, nanowym a maćernym mordarjam a tym, kiž čłowjeka zabija, </text:p>
      <text:p text:style-name="P1">10. Kurwarjam, tym, kiž so z muzkimi zlěhaju, ludźi paducham, łharjam, njeprawym pšisaharjam a štož druhe wjazy ztrowej wučbje móže napřećiwo być, 2 Mójj. 21, 16. </text:p>
      <text:p text:style-name="P1">11. Po tym krasnym evangeliju teho zbóžneho Boha, kotrež mi dowěrjene je. </text:p>
      <text:p text:style-name="P1">12. A ja so dźakuju našemu </text:p>
      <text:p text:style-name="P2"><text:s/></text:p>
      <text:p text:style-name="P1"><text:s/></text:p>
      <text:p text:style-name="P1">%----------------------------------- </text:p>
      <text:p text:style-name="P1">% https://digital.slub-dresden.de/data/kitodo/BibltojeZ_478590679/BibltojeZ_478590679_tif/jpegs/00001610.tif.large.jpg </text:p>
      <text:p text:style-name="P1">%----------------------------------------------------------- </text:p>
      <text:p text:style-name="P1"><text:s/>304 Wučba </text:p>
      <text:p text:style-name="P1">1. list (1. zt.) zakonja sami wam za znamjo podali, zo byšće po nas činili. Mat. 10, 10. 1 Kor. 4, 16. </text:p>
      <text:p text:style-name="P1">10. A tež, jako pola was běchmy, pšikazachmy to wam: jeli zo štó nochce dźěłać, dha tež njech njejě. 1 Mójz. 3, 19. </text:p>
      <text:p text:style-name="P1">11. Přetož my słyšimy, zo někotři bjez wami so njerodnje zadźerža a njedźěłaju ničo, ale hladaju njepotrjebnych wěcow. </text:p>
      <text:p text:style-name="P1">12. Tajkim my pak pšikazamy a napominamy jich přez našeho Knjeza Jezom Chrysta, zo bychu woni z měrom dźěłali a sami swój chlěb jědli. 1 Thes. 4, 11. </text:p>
      <text:p text:style-name="P1">13. Wam pak, lubi bratřa, so njewoztudź dobrotu činić. Gal. s, o. </text:p>
      <text:p text:style-name="P1">14. Jeli zo pak štó našemu słowu je njeposłušny, teho nam wupowjezće přez list a njeměšejće so z nim, zo by so hanibował. Scht. 6. Mat. 18, 17. Rom. 16, 17. 1 Kor. 5, 11. 2 Jan. št. 10. </text:p>
      <text:p text:style-name="P1">15. Jeho pak tola za njepřećela njemějće, ale napominajće jeho jako bratra. Mat. 18, 15. </text:p>
      <text:p text:style-name="P1">16. Ssam pak tón Knjez teho měra daj wam měr stajnje a na wšo wašnje! Tón Knjez budź z wami wšitkimi! Rom. 15, 33. St. 16, 20. </text:p>
      <text:p text:style-name="P1">17. Postrowjenje z mojej Pawołowej ruku; to je znamjo we wšitkich mojich liztach, tak ja pišu. </text:p>
      <text:p text:style-name="P1">18. Ta hnada našeho Knjeza Jezom Chrysta budź z wami wšitkimi! Hamjeń. 1 Thes. 5, 28. Tón druhi list na Thesalonzkich napisany z Athena. Prěni list swj. japoštoła Pawoła na Timotheja. Prěni staw. Wučba zakonja a ewangelija, přez Pawoła hekzempel wułožena. </text:p>
      <text:p text:style-name="P1">1. Pawoł, japoštoł Jezom Chrysta, po přikazni Boha, teho našeho zbóžnika a teho Knjeza Jezom Chrysta, kiž je naša nadźija, Jap. zk. 9, 15. </text:p>
      <text:p text:style-name="P1">2. Timothejej, mojemu zprawnemu synej we wěrje, budź hnada, smilnosć a měr wot Boha, našeho Wótca a našeho Knjeza Jezom Chrysta! Tit. 1, 4. </text:p>
      <text:p text:style-name="P1">3. Kaž će napominał sym, zo by we Ephezu wostał, jako ja do Mazedonskeje ćehnjech, tak čiń ty, zo by někotrym roskazał, zo bychu hinak njewučili, </text:p>
      <text:p text:style-name="P1">4. Ani njekedźbowali na basnički a wopisma tych narodow, kiž so dlěja bjez kónca a wjazy prašenja činja, hač zo bychu Bože zaztojńztwo přez wěru porjedźiłe. st. 4, 7. </text:p>
      <text:p text:style-name="P1">5. Kónc pšikazanja pak je: Lubosć z čizteje wutroby a z dobreho swědomnja a z praweje wěry; Prěd. 12, 13. Rom. 13, 10. </text:p>
      <text:p text:style-name="P1">6. Wot kotrejež někotři su wotztupili a su so wobroćili k prózdnym rěčam; </text:p>
      <text:p text:style-name="P1">7. Chcedźa zakonja wučerjo być a njerozymja ani to, štož praja, ani to, štož tak wězte a twjerde činja. </text:p>
      <text:p text:style-name="P1">8. My pak wěmy, zo zakoń dobry je, jeli zo jeho štó prawje wužiwa, Rom. 7, 12. </text:p>
      <text:p text:style-name="P1">9. A to wě, zo prawemu zakoń njeje postajeny, alenjeprawym anjeposłušnym, bjesbóžnym a hrěšnikam, njeswjatym a njeduchomnym, nanowym a maćernym mordarjam a tym, kiž čłowjeka zabija, </text:p>
      <text:p text:style-name="P1">10. Kurwarjam, tym, kiž so z muzkimi zlěhaju, ludźi paducham, łharjam, njeprawym pšisaharjam a štož druhe wjazy ztrowej wučbje móže napřećiwo być, 2 Mójj. 21, 16. </text:p>
      <text:p text:style-name="P1">11. Po tym krasnym evangeliju teho zbóžneho Boha, kotrež mi dowěrjene je. </text:p>
      <text:p text:style-name="P1">12. A ja so dźakuju našemu </text:p>
      <text:p text:style-name="P2"><text:s/></text:p>
      <text:p text:style-name="P1">%----------------------------------- </text:p>
      <text:p text:style-name="P1">% https://digital.slub-dresden.de/data/kitodo/BibltojeZ_478590679/BibltojeZ_478590679_tif/jpegs/00001611.tif.large.jpg </text:p>
      <text:p text:style-name="P1">%----------------------------------------------------------- </text:p>
      <text:p text:style-name="P1"><text:s/>a ewangelija. (St. 1. 2.) na Timotheja. Wo modlenju. 305 Knjezu Chrystusu Jezusu, kiž mje mózneho je sčinił a za swěrneho dźeržał, a na tu słužbu mje je | pšiztajił, </text:p>
      <text:p text:style-name="P1">13. Kiž ja prjedy běch hanjeŕ a pšezćěhaŕ a zaničeŕ; ale mi je so smilnosć doztała, přetož ja sym to same činił z njewědomnozću w njewěrje. </text:p>
      <text:p text:style-name="P1">14. Pšibywała pak je ćim bóle ta hnada našeho Knjeza z wěru a z lubosću, kotraž w Chrystusu Jezusu je. Tekst na 1. njedźelu adwenta. IV. </text:p>
      <text:p text:style-name="P1">15. Přetož to je zawěsće wěrno a jara dostojne słowo, zo Chrystus Jezus do swěta je přišoł, hrěšnikow zbóžnych sčinić, bjez kotrymiž ja tón prěni sym; Mat. 9, 13. Mark. 2, 17. </text:p>
      <text:p text:style-name="P1">16. Ale teho dla je so mi smilnosć doztała, zo by na mni najprjedy Jezus Chrystus wopokazał wšitku zćeŕpnozć k znamjenju tym, kiž do njeho wěrić budźa, zo wěčne žiwjenje změja. </text:p>
      <text:p text:style-name="P1">17. Bohu pak, temu wěčnemu kralej, temu njezachodnemu, njewidomnemu a samemu mudremu, budź česć a chwalba wot wěčnosće hač do wěčnosće! Hamjeń. Rom. 16, 27. Tekst na 22. njedźelu po swj. Trojicy. IV. </text:p>
      <text:p text:style-name="P1">18. [Tu přikaznju ći poruču, mój syno Timothejo, po tym prěńšim prophetizkim słowje wot tebje, zo by ty w tym samym dobre wojeŕztwo wojował, </text:p>
      <text:p text:style-name="P1">19. A měł wěru a dobre swědomnje, kotrež někotři su wot sebje wotztorčili a su na wěrje łódź rosłamali (škodu wzali).) St: 3, 9. St. 6, i3. 14. </text:p>
      <text:p text:style-name="P1">20. Wot kotrychž staj Hymen a Aleksander, kotrejuž ja zatanej sym podał, zo byštaj powučenaj byłaj a nas njehaniłaj. 2 Tim. 2, 17. </text:p>
      <text:p text:style-name="P1">2. staw. Hdy a kak so mucy a žónske w gmejnje modlić dyrbja. Epistola na njedźelu Rogate. </text:p>
      <text:p text:style-name="P1">1. [Teho dla ja napominam, zo by přede wšěmi wěcami so stała próztwa, modlitwa, dobroprošenje a dźakowanje za wšitkich čłowjekow, : </text:p>
      <text:p text:style-name="P1">2. Sa kralow a za wšěch wjeŕchow, zo bychmy pokojne a ćiche žiwjenje wjesć móhli we wšej bohabojaznozći a pózćiwozći. Jer. 20, 7. </text:p>
      <text:p text:style-name="P1">3. Přetož to je dobre a spodobne před Bohom, našim zbóžnikom,) Tekst na 3. njedźelu adwenta. IV. </text:p>
      <text:p text:style-name="P1">4. [Kiž chce, zo by wšitkim ludźom pomhane było a zo bychu k póznaću teje prawdy přišli. Ez. 18, 23. 2 Pětr. 3, 9. </text:p>
      <text:p text:style-name="P1">5. Přetož jedyn Bóh je a jedyn srědnik bjez Bohom a čłowjekami, tón čłowjek Chrystus Jezus, Jan. 17, 3. </text:p>
      <text:p text:style-name="P1">6. Kiž so sam dał je k wupłaćenju za wšitkich, a zo by to prědowane było w swojim času; Gal. 1, 4. </text:p>
      <text:p text:style-name="P1">7. Na kotrež ja sym postajeny za prědarja a za japoštoła (ja prawdu rěču w Chrystusu a njełžu), za wučerja tych pohanow, we wěrje a w prawdźe. 2 Tim. 1, 11. Jap. zk. 9, 15: St: 13,2. </text:p>
      <text:p text:style-name="P1">8. Dha chcu ja, zo bychu so mucy k Bohu modlili na kóždym měsće a swjatej rucy pozběhnuli bjez hněwa a bjez wuryčowanja; </text:p>
      <text:p text:style-name="P1">9. Tak tež, zo bychu žónske w pšiztojnej drasće z hanibowanjom a z pózćiwozću so wuhotowałe nic z kudźerjawymi włosami ani ze złotom ani z parlemi ani z jara drohimi šatami, 1 Pětr. 3, 3. 4. </text:p>
      <text:p text:style-name="P1">10. Ale kaž přisteji žónzkim, kotrež bohabojaznozć wopokazuja přez dobre skutki. St. 5, 10. </text:p>
      <text:p text:style-name="P1">11. žónska njech wuknje w mjelčenju ze wšěm poddanztwom. Eph. 5, 22. </text:p>
      <text:p text:style-name="P2"><text:s/></text:p>
      <text:p text:style-name="P1">%----------------------------------- </text:p>
      <text:p text:style-name="P1">% https://digital.slub-dresden.de/data/kitodo/BibltojeZ_478590679/BibltojeZ_478590679_tif/jpegs/00001612.tif.large.jpg </text:p>
      <text:p text:style-name="P1">%----------------------------------------------------------- </text:p>
      <text:p text:style-name="P1"><text:s/>306 Kajki bizkop </text:p>
      <text:p text:style-name="P1">1. list (2. 3. 4. zt.) być dyrbi. </text:p>
      <text:p text:style-name="P1">12. žonje pak njepšidam, zo by wučiła ani zo by na mužu knježiła, ale zo by mjelčo była. 1 Kor. 14, 34. 1 Mójz. 3, 16. </text:p>
      <text:p text:style-name="P1">13. Přetož Hadam je prěni ztworjeny, potom Jěva. 1 Mójz. 1, 27. St. 2, 7. 21. </text:p>
      <text:p text:style-name="P1">14. A Hadam njebě zawjedźeny, ale žónska bě zawjedźena a je přestupjenje pšiwjedła. 1 Mójz. 3, 6. </text:p>
      <text:p text:style-name="P1">15. Sbóžna pak budźe, hdyž dźěći porodźi, jeli zo wostanje we wěrje a w lubosći, w swjećenju z pózćiwozću. </text:p>
      <text:p text:style-name="P1">3. staw. Kajzy zyrkwini słužomnicy a ći, kiž jim přisłušeju, być dyrbja. Wo cyrkwi a potajnztwje bohabojozće. </text:p>
      <text:p text:style-name="P1">1. To je wězte wěrne słowo: jeli zo štó bizkopztwo žada, tón žada krasne dźěło. Jap. zk. 20, 28. </text:p>
      <text:p text:style-name="P1">2. Bizkop pak dyrbi bjez poroka być, jedneje žony muž, ztrózby, rozumny, pózćiwy, rad hozpodować, Tit. 1, 6. 1Pětr. 5, 3. pěknje wučić; 3 Mójz. 21, 17 x. </text:p>
      <text:p text:style-name="P1">3. Wón njedyrbi być wopiłc ani zwadnik ani njepšiztojneje žiwnosće hladać; ale wón dyrbi zdobny, měrny a njelakomny być, 3 Mójz. 10, 8 c. Tit. 1, 7. </text:p>
      <text:p text:style-name="P1">4. Kiž by sam swojemu domu derje prjódk stał, kiž by posłušne dźěći měł ze wšej pózćiwozću; 1 Sam. 2, 12. </text:p>
      <text:p text:style-name="P1">5. (Přetož štóž sam swojemu domu njewě prjódk stać, kak chce tajki cyrkej Božu wobztarać?) </text:p>
      <text:p text:style-name="P1">6. Nic nowotnik, zo by so njenaduł a hanjerjej do sudźenja njepanuł; </text:p>
      <text:p text:style-name="P1">7. Wón pak tež měć dyrbi dobre wopokazanje wot tych, kiž wonkach su, zo by djabłej njepanuł do hanjenja a do kosydła. St. 5, 10. </text:p>
      <text:p text:style-name="P1">8. Teho runja słužomnicy dyrbja być pózćiwi, nic dwojeje ryče, ani wopiłzy ani njepšiztojneje žiwnosće hladać, </text:p>
      <text:p text:style-name="P1">9. Kotřiž bychu potajnztwo teje wěry w čiztym swědomnju měli. St. 1, 19. </text:p>
      <text:p text:style-name="P1">10. A ći njech budźa prjedy zpytani; potom njech słuža, jeli zo bjez poroka su. </text:p>
      <text:p text:style-name="P1">11. Tak tež jich žony dyrbja być pózćiwe, nic klezkawe, ale ztrózbe, swěrne we wšěch wěcach. Tuit. 2, z. </text:p>
      <text:p text:style-name="P1">12. Ći słužomnicy njech su jedneje žony mužojo, kiž swojim dźěćom derje prjódk steja a swojim domam. </text:p>
      <text:p text:style-name="P1">13. Přetož kotřiž derje słuža, ći sebi sami činja dobry ztopjeń a wulku chrobłosć we wěrje, kotraž je w Chrystusu Jezusu. Mat. 25, 211. 1 Jan. 3, 21. </text:p>
      <text:p text:style-name="P1">14. To ći pišu, nadźiju so pak, zo najzkeŕšo k tebi přińć budu; </text:p>
      <text:p text:style-name="P1">15. Hdy bych so něhdźe zakomdźił, zo by wědźał, kak so maš zadźeržeć w Božim domje, kiž je ta cyrkej teho žiweho Boha, ztołp a twjerdźina teje prawdy. 2 Tim. 2, 20. Tekst na 2. swjedźeń hodow. IV. </text:p>
      <text:p text:style-name="P1">16. A [zawěrnje wulke je to potajnztwo Božeje słužby: Bóh je zjewjeny w ćěle, prawyčinjeny w duchu, widźeny wot jandźelow, prědowany póhanam, wěrjeny wot swěta, horje wzaty do krasnosće. Jan. 1, 14. Mark. 16, 19. </text:p>
      <text:p text:style-name="P1">4. staw. Kak my dyrbimy so hladać před zawjednikami poslenjeho časa; napominanje k zwučowanju bohabojozće. </text:p>
      <text:p text:style-name="P1">1. Tón Duch pak zjawnje praji, zo w poslenich časach někotři budźa wot wěry wotpanuć a posłuchać na zawjednych duchow a na čertowzke wučby, Mat. 24, 4. 5. 2 Tim. 3, 1. 2 Pětr. 3, 3. Jud. št. 18. Dan. 7, 25. 1 Jan. 2, 18. </text:p>
      <text:p text:style-name="P1">2. Tych samych, kiž w pšisłodźenju łžě ryča a pšipalene znamjo na swojim swědomnju maju, </text:p>
      <text:p text:style-name="P1">3. A zakažu so woženić a jědźe wužiwać, kotruž Bóh je stworił, zo </text:p>
      <text:p text:style-name="P2"><text:s/></text:p>
      <text:p text:style-name="P1">%----------------------------------- </text:p>
      <text:p text:style-name="P1">% https://digital.slub-dresden.de/data/kitodo/BibltojeZ_478590679/BibltojeZ_478590679_tif/jpegs/00001613.tif.large.jpg </text:p>
      <text:p text:style-name="P1">%----------------------------------------------------------- </text:p>
      <text:p text:style-name="P1"><text:s/>Poslenje časy. (St. 4. 5.) na Timotheja. Wučba 307 bychu ju z dźakowanjom k sebi brali ći wěrni a kiž prawdosć póznaju. 1 Mójz. 9, 3. </text:p>
      <text:p text:style-name="P1">4. Přetož wšitko Bože stworjenje je dobre, a ničo njeje k zaćisnjenju, štož z dźakowanjom budźe wzate; </text:p>
      <text:p text:style-name="P1">5. Přetož wone budźe woswjećene přez Bože słowo a přez modlitwu. Tit. 1, 15. </text:p>
      <text:p text:style-name="P1">6. Budźeš ty to tym bratram prjódk kłasć, dha dobry słužomnik budźeš Jezom Chrysta, kiž sy horjećehnjeny při słowje teje wěry a dobreje wučby, za kotrejž ty šoł sy. 2 Tim. 1,5. </text:p>
      <text:p text:style-name="P1">7. Ale te njeswjate a babjaze basnički zaćisń; zpytaj so pak sam w bohabojaznozći. St. 6, 20. 2 Tim. 2, 16. 23. Tit. 1, 14. </text:p>
      <text:p text:style-name="P1">8. Přetož ćělne zpytanje je mało wužitne; ta bohabojaznozć pak je k wšitkim wězam wužitna a ma slubjenje teho nětčišeho a pšichodneho žiwjenja. St. 6, 6. </text:p>
      <text:p text:style-name="P1">9. To je zawěsće wěrne a jara dostojne słowo. St. 1, 15. </text:p>
      <text:p text:style-name="P1">10. Přetož na to so my tež prózujemy a budźemy hanjeni, zo nadźiju mamy k žiwemu Bohu, kiž je zbóžnik wšitkich čłowjekow, wosebje pak tych wěrnych. Tit 2, 11. Eph.5, 323. </text:p>
      <text:p text:style-name="P1">11. To pšikaž a wuč. </text:p>
      <text:p text:style-name="P1">12. Njech žadyn twoju młodozć njezazpi; ale budź znamjo tym wěrnym na słowje, na žiwjenju, na lubosći, na duchu, na wěrje a na pózćiwozći. </text:p>
      <text:p text:style-name="P1">13. Sadźerž so swěru při lazowanju, při napominanju, při wučenju, hač bych přišoł. Jan. 5, 39. </text:p>
      <text:p text:style-name="P1">14. Njezabudź teho dara, kotryž w tebi je a je tebi daty přez prophetizke słowo z kładźenjom rukow tych staršich na tebje. Jap. zk. 6, 6. </text:p>
      <text:p text:style-name="P1">15. Wo to so rosmysl, při tym budź, zo by twoje pšibjeranje pola wšitkich zjawne było. N. t. </text:p>
      <text:p text:style-name="P1">16. Měj sam na so kedźbu a na tu wučbu a wostań při tym. Přetož hdyž to činiš, dha budźeš so sam zbóžneho činić a tež tych, kotřiž će słyša. </text:p>
      <text:p text:style-name="P1">5. staw. Kak so prědaŕ přećiwo paršonam wšelakeho štanta a ztarozće zadźeržeć ma, teho runja tež přećiwo sebi samemu. </text:p>
      <text:p text:style-name="P1">1. Stareho njeswaŕ, ale napominaj jeho jako nana; młodych jako bratrow; 3 Mójz. 19, 32. </text:p>
      <text:p text:style-name="P1">2. Stare žónske jako maćerje; młode jako sotry ze wšej pózćiwozću. Jan. 19, 27. </text:p>
      <text:p text:style-name="P1">3. Česć te wudowuy, kotrež prawe wudowy su. Scht. 5. </text:p>
      <text:p text:style-name="P1">4. Ma-li pak někotra wudowa dźěći abo dźěćidźěći, njech te same prjedy wuknu so w swojim domje bohabojaznje zadźeržeć a tymaj staršimaj runu dobrotu činić; přetož to je česna a spodobna wěc před Bohom. Sir. 3, 13. 14. </text:p>
      <text:p text:style-name="P1">5. To je pak prawa wudowa, kotraž, sama sebi woztajena, staji swoju nadźiju na Boha a wostanje w próztwach a modlitwach w nocy a wodnjo; Luk. 2, 37. St. 18, 1. </text:p>
      <text:p text:style-name="P1">6. Kotraž pak ćělnych lóštow hlada, ta je žiwa morwa. Rom. 8, 13. </text:p>
      <text:p text:style-name="P1">7. A to pšikaž, zo by wona bjez poroka była. St. 4, 11. </text:p>
      <text:p text:style-name="P1">8. Štóž pak tych swojich, wosebje swojich domjazych, njewobztara, tón je wěru zaprěł a je hórši dyžli póhan. Gal. 6, 10. 2 Tim. 3, 5. Tit. 1, 16. </text:p>
      <text:p text:style-name="P1">9. Njech wudowu wuzwola, kotraž by njeměła mjenje šěsć dźesać lět a kiž je była jeneho muža žona, </text:p>
      <text:p text:style-name="P1">10. Kotraž swědkow ma, zo je dobre skutki zčiniła: je-li wona dźěći horje ćahnuła, je-li rada hozpodowała, je-li swjatych nohi myła, je-li tym hubjenym słužiła, a je-li po wšěm dobrym skutku přeco khodźiła. 1 Pětr. 4, 9. 20 (101 </text:p>
      <text:p text:style-name="P2"><text:s/></text:p>
      <text:p text:style-name="P1">%----------------------------------- </text:p>
      <text:p text:style-name="P1">% https://digital.slub-dresden.de/data/kitodo/BibltojeZ_478590679/BibltojeZ_478590679_tif/jpegs/00001614.tif.large.jpg </text:p>
      <text:p text:style-name="P1">%----------------------------------------------------------- </text:p>
      <text:p text:style-name="P1"><text:s/>308 za wudowy </text:p>
      <text:p text:style-name="P1">1. list (5. 6. zt.) a wučerjow. </text:p>
      <text:p text:style-name="P1">11. Młode wudowy pak njepšipušć; přetož hdyž wone so su khłóšćiwe zčiniłe přećiwo Chrystusej, dha so chcedźa wudać; </text:p>
      <text:p text:style-name="P1">12. Wone maju swój sud, zo prěnju wěru njejsu dźeržałe. </text:p>
      <text:p text:style-name="P1">13. Při tym pak su wone tež rade prózdne a wuknu po chěžach wokoło běhać; haj su nic jeno prózdne, ale tež njebołe; ztaraju so wo njepotrjebne wěcy a baja, štož so njehodźi. Přisł. 7, 11. </text:p>
      <text:p text:style-name="P1">14. Teho dla chcu ja, zo bychu so młode wudowy wudałe, dźěći porodźiłe, hozpozy byłe a temu pšećiwnikej žaneje winy njedawałe k swarjenju; 1Kór. 7, 9 Tit. 2, 8. </text:p>
      <text:p text:style-name="P1">15. Přetož wone su so hižom někotre preč wobroćiłe a šłe za zatanom. St. 1, 6. </text:p>
      <text:p text:style-name="P1">16. Ma-li pak někotry wěrny abo někotra wěrna wudowy, njech je wobztara, gmejna pak budź njewobćežena, zo by tym, kotrež prawe wudowy su, pomhane było. </text:p>
      <text:p text:style-name="P1">17. Ći starši, kotřiž derje prjódk steja, dyrbja za dwojeje česće dostojni dźerženi być, wosebje ći, kiž so w słowje a wučbje prózuja. Rom. 12, 8. St. 15, 27. </text:p>
      <text:p text:style-name="P1">18. Přetož pismo praji: Ty njedyrbiš temu wołej, kiž młóći, huby zawjazać; a: dźěłaćer je swojeje mzdy hódny. 5 Mójz. 24, 14. 15. St. 25, 4. Mat. 10, 10. Luk. 10, 7. </text:p>
      <text:p text:style-name="P1">19. Přećiwo ztaršemu njewzmi žanu skóržbu horje, chiba na dweju abo na třoch swědkow. Jan. 8, 17 . </text:p>
      <text:p text:style-name="P1">20. Kotřiž hrěša, tych naswar přede wšitkimi, zo bychu tež druzy bojosć měli. Cpyh. 5, 12. 2 Tim. 4, 2. </text:p>
      <text:p text:style-name="P1">21. Ja wobswědču před Bohom a před tym Knjezom Jezom Khryztom a před tymi wuzwolenymi jandźelemi, zo by tuto zachował bjez pšekhwatanja swojich myslow a zo by ničo nječinił pšećelztwa dla. 1 Kor. 9, 9. </text:p>
      <text:p text:style-name="P1">22. Rucy na nikoho hnydom njekładź a hladaj so cuzych hrěchow. A dźerž so sam čisteho. Jap. zt. 6, 6. </text:p>
      <text:p text:style-name="P1">23. Njepij wjazy wody, ale wužiwaj kapku wina twojeho žołdka dla a zo husto chory sy. </text:p>
      <text:p text:style-name="P1">24. Někotrych ludźi hrěchi su prjedy zjawne a přińdu hnydom k sudźenju; někotrych pak so potom hakle wopokazuja. </text:p>
      <text:p text:style-name="P1">25. Teje runosće tež někotrych dobre skutki su prjedy zjawne, a kiž so hinak maju, tež so potajić njemóža. </text:p>
      <text:p text:style-name="P1">6. staw. Wo wotročkach, zawjednikach, bohatych a wo bědźenju wěry. </text:p>
      <text:p text:style-name="P1">1. Ći wotročcy, kotřiž pod zpšahom su, ći dyrbja swojich knježich wšeje česće doztojnych měć, zo by Bože mjeno a ta wučba zaničowana njebyła. Eph. 6, 5. </text:p>
      <text:p text:style-name="P1">2. Kiž pak wěrnych knježich maju, ći tych samych zacpěć njedyrbja, teho dla, zo bratřa su; ale dyrbja wjele wjazy jim słužomni być, dokelž wěrni a lubi su a runeje dobroty Božeje wužiwaju. To wuč a napominaj. St. 4, 11. Tit. 3, 8! </text:p>
      <text:p text:style-name="P1">3. Jeli zo štó hinak wuči a njepšiztupi do tych ztrowych słowow našeho Knjeza Jezom Chrysta a do teje wučby po bohabojaznozći: Gal. 1, 6—9. 2 Tim. 1, 13. </text:p>
      <text:p text:style-name="P1">4. Tón je naduty a njewě ničo, ale je njeztrowy na woprašenju a na słowach, z kotrychž přińdźe zawizć, zwada, hanjenje, złe pomyslenje, 5 Njewušne wuryčowanje tych samych ludźi, kotřiž su skaženi na myslach a prawdy tradaju, kotřiž sebi mysla, zo bohabojaznozć je někajke wikowanje. Wotstup wot tajkich. Tekst na 5. njedźelu po swj. Trojicy. IV. </text:p>
      <text:p text:style-name="P1">6. [Wulki dobytk pak je, štóž bohabojazny je a dosć ma na tym, štož jemu Bóh a. St. 4, 8. Přisł. 15, 16. </text:p>
      <text:p text:style-name="P2"><text:s/></text:p>
      <text:p text:style-name="P1">%----------------------------------- </text:p>
      <text:p text:style-name="P1">% https://digital.slub-dresden.de/data/kitodo/BibltojeZ_478590679/BibltojeZ_478590679_tif/jpegs/00001615.tif.large.jpg </text:p>
      <text:p text:style-name="P1">%----------------------------------------------------------- </text:p>
      <text:p text:style-name="P1"><text:s/>Bědźenje (St. 6.) na Timotheja. wěry. 309 </text:p>
      <text:p text:style-name="P1">7. Přetož my ničo na swět přinjesli njejsmy, aje zjawne, zo tež ničo z njeho wunjezć njebudźemy. Hiob. 1, 21. Prěd. 5, 14. Kn. mudr. 7, 6. </text:p>
      <text:p text:style-name="P1">8. Hdyž pak žiwnosć a drastu mamy, dha njech my z pokojom smy. 1 Mójz. 28, 20. Přisł. 30, 8. </text:p>
      <text:p text:style-name="P1">9. Kotřiž pak so chcedźa wobohaćić, tajcy padnu do spytowanja a do syće a do wjele hłupych a škódnych žadozćow, kiž tych čłowjekow do zkaženja a do zatamanztwa ponurja. Sir. 27, 1. Přisł. 23, St. 28, 22. </text:p>
      <text:p text:style-name="P1">10. Přetož ta pjenježna lubosć je korjeń wšitkeho złeho, kotraž někotrym so lubiła je, a su so wot wěry zabłudźili a sami sebi wjele bolozćow načinili. 2 Mójz. 23, 8. Tekst na 2. njedźelu po třoch kralach. IV. </text:p>
      <text:p text:style-name="P1">11. Ale zty, o Boži čłowječe, zmiń so teho; hoń pak za prawdosću, za bohabojaznozću, za wěru, lubosću, sćerpliwosću a za ćichozću. 2 Tim. 2, 22. </text:p>
      <text:p text:style-name="P1">12. Wojuj to dobre wojowanje teje wěry; zapšimń wěčne žiwjenje, na kotrež tež sy powołany a sy póznał to dobre póznaće před wjele swědkami. 1 Kor. 9, 25. 26. </text:p>
      <text:p text:style-name="P1">13. Ja ći přikažu před Bohom, kiž wšitke wěcy žiwe čini, a před Khryztusom Jezusom, kiž pod Ponziom Pilatom je wobswědčił dobre swědčenje, 5 Mójz. 32, 39. Jan. 18, 36. St. 19, 11. </text:p>
      <text:p text:style-name="P1">14. So by ty tu přikaznju dźerżał njezmazanu a bjez poroka, hač na to zjewjenje našeho Knjeza Jezom Chrysta, </text:p>
      <text:p text:style-name="P1">15. Kotrež budźe pokazać w swojim času tón zbóžny a sam mócny, tón kral wšitkich kralow a Knjez wšitkich knježich, Zjew. 17, 14. St. 19, 16. 5 Mójz. 10, 17. </text:p>
      <text:p text:style-name="P1">16. Kiž sam ma njesmjertnosć a bydli w swětle, do kotrehož nichtó stupić njemóže, kotrehož žadyn wot čłowjekow widźił njeje ani widźeć njemóže; temu budź česć a wěčne knjejztwo. Hamjeń.) 2 Mójz. 33, 22. Jan. 1, 18. 1 Jan. 4, 12. </text:p>
      <text:p text:style-name="P1">17. Tym bohatym w tym nětčišim swěće pšikaž, zo bychu njebyli wysoko zmysleni, tež so njezpušćeli na njewězte bohatstwo, ale na žiweho Boha, kiž nam bohaće dawa wšelke wěcy wužiwać; Pz. 62, 11. Luk. 12, 15. 20. 1 Tim. 4, 10. </text:p>
      <text:p text:style-name="P1">18. So bychu dobrotu činili, bohaće byli na dobrych skutkach, radźi dawali, pomozni byli, 5 Mójz. 16, 7. 10. </text:p>
      <text:p text:style-name="P1">19. A tak ćazy zkhowali sebi samym k dobremu załoženju na to pšichodne, zo bychu zapšijeli wěčne žiwjenje. Mat. 6, 20. </text:p>
      <text:p text:style-name="P1">20. Luby Timothejo, wobarnuj to, štož ći je poručene, a wostaj so teho njeduchomneho prózdneho njebolenja a teho, štož ta njeprawje mjenowana wědomnozć přećiwo staji, 2 Tim. 1, 14. 1 Tim. 4, 7. </text:p>
      <text:p text:style-name="P1">21. Kotruž někotři wudawaju a wot wěry so zabłudźa. Hnada budź z tobu! Hamjeń. St. 1, 6. 2 Tim. 2, 18. List na Timotheja prěni, pisany z Laodizeje, kiž je wosebniše město Phrigizkeje Pakazianzkeje zemje. Druhi list swj. japoštoła Pawoła na Timotheja. Prěni staw. Napominanje k wobstajnosći na čiztej wučbje w pšezćěhanju. 1, Pawoł, japoštoł Jezom Chrysta přez Božu wolu, po slubje teho žiwjenja w Chrystusu Jezusu: St. 2, 10. </text:p>
      <text:p text:style-name="P1">2. Mojemu lubemu synej Timothejej budź hnada, smilnosć, měr wot Boha Wótca a Chrystusa Jezusa, našeho Knjeza! 1 Kor. 7, 25. </text:p>
      <text:p text:style-name="P1">3. Ja so Bohu dźakuju, kotremuž słužu wot mojich wótcow hew w 20" </text:p>
      <text:p text:style-name="P2"><text:s/></text:p>
      <text:p text:style-name="P1"><text:s/></text:p>
      <text:p text:style-name="P1">%----------------------------------- </text:p>
      <text:p text:style-name="P1">% https://digital.slub-dresden.de/data/kitodo/BibltojeZ_478590679/BibltojeZ_478590679_tif/jpegs/00001615.tif.large.jpg </text:p>
      <text:p text:style-name="P1">%----------------------------------------------------------- </text:p>
      <text:p text:style-name="P1"><text:s/>Bědźenje (St. 6.) na Timotheja. wěry. 309 </text:p>
      <text:p text:style-name="P1">7. Přetož my ničo na swět přinjesli njejsmy, aje zjawne, zo tež ničo z njeho wunjezć njebudźemy. Hiob. 1, 21. Prěd. 5, 14. Kn. mudr. 7, 6. </text:p>
      <text:p text:style-name="P1">8. Hdyž pak žiwnosć a drastu mamy, dha njech my z pokojom smy. 1 Mójz. 28, 20. Přisł. 30, 8. </text:p>
      <text:p text:style-name="P1">9. Kotřiž pak so chcedźa wobohaćić, tajcy padnu do spytowanja a do syće a do wjele hłupych a škódnych žadozćow, kiž tych čłowjekow do zkaženja a do zatamanztwa ponurja. Sir. 27, 1. Přisł. 23, St. 28, 22. </text:p>
      <text:p text:style-name="P1">10. Přetož ta pjenježna lubosć je korjeń wšitkeho złeho, kotraž někotrym so lubiła je, a su so wot wěry zabłudźili a sami sebi wjele bolozćow načinili. 2 Mójz. 23, 8. Tekst na 2. njedźelu po třoch kralach. IV. </text:p>
      <text:p text:style-name="P1">11. Ale zty, o Boži čłowječe, zmiń so teho; hoń pak za prawdosću, za bohabojaznozću, za wěru, lubosću, sćerpliwosću a za ćichozću. 2 Tim. 2, 22. </text:p>
      <text:p text:style-name="P1">12. Wojuj to dobre wojowanje teje wěry; zapšimń wěčne žiwjenje, na kotrež tež sy powołany a sy póznał to dobre póznaće před wjele swědkami. 1 Kor. 9, 25. 26. </text:p>
      <text:p text:style-name="P1">13. Ja ći přikažu před Bohom, kiž wšitke wěcy žiwe čini, a před Khryztusom Jezusom, kiž pod Ponziom Pilatom je wobswědčił dobre swědčenje, 5 Mójz. 32, 39. Jan. 18, 36. St. 19, 11. </text:p>
      <text:p text:style-name="P1">14. So by ty tu přikaznju dźerżał njezmazanu a bjez poroka, hač na to zjewjenje našeho Knjeza Jezom Chrysta, </text:p>
      <text:p text:style-name="P1">15. Kotrež budźe pokazać w swojim času tón zbóžny a sam mócny, tón kral wšitkich kralow a Knjez wšitkich knježich, Zjew. 17, 14. St. 19, 16. 5 Mójz. 10, 17. </text:p>
      <text:p text:style-name="P1">16. Kiž sam ma njesmjertnosć a bydli w swětle, do kotrehož nichtó stupić njemóže, kotrehož žadyn wot čłowjekow widźił njeje ani widźeć njemóže; temu budź česć a wěčne knjejztwo. Hamjeń.) 2 Mójz. 33, 22. Jan. 1, 18. 1 Jan. 4, 12. </text:p>
      <text:p text:style-name="P1">17. Tym bohatym w tym nětčišim swěće pšikaž, zo bychu njebyli wysoko zmysleni, tež so njezpušćeli na njewězte bohatstwo, ale na žiweho Boha, kiž nam bohaće dawa wšelke wěcy wužiwać; Pz. 62, 11. Luk. 12, 15. 20. 1 Tim. 4, 10. </text:p>
      <text:p text:style-name="P1">18. So bychu dobrotu činili, bohaće byli na dobrych skutkach, radźi dawali, pomozni byli, 5 Mójz. 16, 7. 10. </text:p>
      <text:p text:style-name="P1">19. A tak ćazy zkhowali sebi samym k dobremu załoženju na to pšichodne, zo bychu zapšijeli wěčne žiwjenje. Mat. 6, 20. </text:p>
      <text:p text:style-name="P1">20. Luby Timothejo, wobarnuj to, štož ći je poručene, a wostaj so teho njeduchomneho prózdneho njebolenja a teho, štož ta njeprawje mjenowana wědomnozć přećiwo staji, 2 Tim. 1, 14. 1 Tim. 4, 7. </text:p>
      <text:p text:style-name="P1">21. Kotruž někotři wudawaju a wot wěry so zabłudźa. Hnada budź z tobu! Hamjeń. St. 1, 6. 2 Tim. 2, 18. List na Timotheja prěni, pisany z Laodizeje, kiž je wosebniše město Phrigizkeje Pakazianzkeje zemje. Druhi list swj. japoštoła Pawoła na Timotheja. Prěni staw. Napominanje k wobstajnosći na čiztej wučbje w pšezćěhanju. 1, Pawoł, japoštoł Jezom Chrysta přez Božu wolu, po slubje teho žiwjenja w Chrystusu Jezusu: St. 2, 10. </text:p>
      <text:p text:style-name="P1">2. Mojemu lubemu synej Timothejej budź hnada, smilnosć, měr wot Boha Wótca a Chrystusa Jezusa, našeho Knjeza! 1 Kor. 7, 25. </text:p>
      <text:p text:style-name="P1">3. Ja so Bohu dźakuju, kotremuž słužu wot mojich wótcow hew w 20" </text:p>
      <text:p text:style-name="P2"><text:s/></text:p>
      <text:p text:style-name="P1">%----------------------------------- </text:p>
      <text:p text:style-name="P1">% https://digital.slub-dresden.de/data/kitodo/BibltojeZ_478590679/BibltojeZ_478590679_tif/jpegs/00001616.tif.large.jpg </text:p>
      <text:p text:style-name="P1">%----------------------------------------------------------- </text:p>
      <text:p text:style-name="P1"><text:s/>310 Napominanje k wobstajnosći. 2. list (1. 2. zt.) Prawe bědźenje. čiztym swědomnju, tak zo ja njepšeztanu će wopomnić w mojej modlitwje w nocy a wodnjo; Jap. zk. 24, 16. St. 23, 1. Rom. 1, 8. 9. </text:p>
      <text:p text:style-name="P1">4. A žadam sebi, zo bych će wohladał, hdyž zpomnju na twoje sylzy, zo bych z wjesołosću napjelnjeny był; </text:p>
      <text:p text:style-name="P1">5. A dopomnju so teje praweje čizteje wěry w tebi, kotraž prjedy je bydliła w twojej wowi Loidźe a w twojej maćeri Eunizy; sym pak wěsty, zo tež w tebi. Jap. zt. 16, 1. </text:p>
      <text:p text:style-name="P1">6. Teho dla će napominam, zo by tón dar Boži zbudźił, kotryž w tebi je, přez nakładźenje mojeju rukow. 1 Thes. 5, 19. 1 Tim. 4, 14. Tekst na 2. swjedźeń swjatkow. IV. </text:p>
      <text:p text:style-name="P1">7. Přetož Bóh nam dał njeje ducha teje bojosće, ale teje mocy a lubosće a ztroweje mysle.) Rom. 8, 15. </text:p>
      <text:p text:style-name="P1">8. Teho dla njehanibuj so teho swědčenja našeho Knjeza, ani mje, kiž jeho zwjazany sym; ale ćeŕh tež zo mnu na epangeliju po Božej mocy, Rom. 1, 16. </text:p>
      <text:p text:style-name="P1">9. Kotryž nas zbóžnych je sčinił a powołał ze swjatym powołanjom, nic po našich skutkach, ale po swojim naftajenju a po tej hnadźe, kotraž nam data je w Chrystusu Jezusu před časom teho swěta, Eph. 1, 3. 4. Tit. 3, 5. Rom. 16, 25. Eph. 3, 9. Kol. 1, 26. </text:p>
      <text:p text:style-name="P1">10. Nětk pak je so zjawnje wopokazała přez to zjewjenje našeho zbóžnika Jezom Chrysta, kiž je smjerći móc wzał, žiwjenje pak a njezachodnozć na swětło přinjesł přez to ewangelion, Rom. 16, 25. 26. 1 Kor. 15, 55. Hebr. 2, 14. Jez. 25, 8. Hoz. 13, 14. </text:p>
      <text:p text:style-name="P1">11. Na kotrež ja postajeny sym za prědarja a za japoštoła a za wučerja tych pohanow. kiKor: 1, 17. 1 Tini: 2, 7. </text:p>
      <text:p text:style-name="P1">12. Teje wěcy dla tež tuto ćerpju; ale so ničo njehanibuju, přetož ja wěm, komu ja wěrił sym, a sym wěsty, zo wón mócny je, mój wotkład wobarnować hač do tamneho dnja. </text:p>
      <text:p text:style-name="P1">13. Dźerž při tym napismje tych ztrowych słowow, kotrež wote mnje słyšał sy, wot teje wěry a lubosće w Chrystusu Jezusu; Tit. 2, 1. </text:p>
      <text:p text:style-name="P1">14. Tón krasny wotkład zakhowaj přez swjateho Ducha, kiž w nas bydli. </text:p>
      <text:p text:style-name="P1">15. Ty wo tym wěš, zo su so wote mnje wobroćili wšitcy, kiž su we Aziskej, bjez kotrymiž staj Phigellus a Hermogenes. </text:p>
      <text:p text:style-name="P1">16. Tón Knjez daj smilnosć Oneziphorowemu domu,zo mje husto je wokřewił a njeje so mojich rjećazow hanibował; St. 4, 19. </text:p>
      <text:p text:style-name="P1">17. Haj, jako wón w Romje běše, pytaše wón mje swěru a namaka mje. </text:p>
      <text:p text:style-name="P1">18. Njech jemu tón Knjez da, zo by smilnosć namakał pola teho Knjeza na tamnym dnju; tež ty najlěpje wěš, kak wjele wón mi we Ephezu je słužił. </text:p>
      <text:p text:style-name="P1">2. staw. Timothejowa swěrnosć w zaztojńztwje; trošt w ćerpjenju. Někotre złósće, kotrychž so mamy zdalować. </text:p>
      <text:p text:style-name="P1">1. Teho dla ty, mój syno, posylń so přez tu hnadu w Chrystusu Jezusu; </text:p>
      <text:p text:style-name="P1">2. A štož wote mnje słyšał sy přez wjele swědkow, to poruč swěrnym ludźom, kotřiž bychu dostojni byli tež druhich nawučić. St. 1, 13. 1Tim:3,2: </text:p>
      <text:p text:style-name="P1">3. Dha pšećeŕh złe jako dobry wojak Jezom Chrysta. ž St. 1, 6. St. 4, 5. </text:p>
      <text:p text:style-name="P1">4. Žadyn, kotryž za wojaka słuži, njepleće so do wšelkeho dźěła teje žiwnosće, zo by so temu, wot kotrehož za wojaka je horje wzaty, zpodobał. </text:p>
      <text:p text:style-name="P1">5. A hdyž so štó bědźi, dha </text:p>
      <text:p text:style-name="P2"><text:s/></text:p>
      <text:p text:style-name="P1">%----------------------------------- </text:p>
      <text:p text:style-name="P1">% https://digital.slub-dresden.de/data/kitodo/BibltojeZ_478590679/BibltojeZ_478590679_tif/jpegs/00001617.tif.large.jpg </text:p>
      <text:p text:style-name="P1">%----------------------------------------------------------- </text:p>
      <text:p text:style-name="P1"><text:s/>Twjerde załoženje. (St. 2. 3.) na Timotheja. Słe 311 wšak krónowany njebudźe, chiba zo so prawje je bědźił. St. 4, 8 </text:p>
      <text:p text:style-name="P1">6. Rólnik, kiž so prózuje, ma prěńše płody wužiwać. </text:p>
      <text:p text:style-name="P1">7. Wopomi, štož ja praju! Tón Knjez pak daj ći rozum na wšitko. </text:p>
      <text:p text:style-name="P1">8. Měj w pomjatku Jezom Chrysta, kiž je horje stanył wot morwych a je so narodźił ze symjenja Dapitoweho, po mojim evangeliju, 1 Kor. 15, 4. 20. 2 Sam. 7, 12. </text:p>
      <text:p text:style-name="P1">9. Při kotrymž ja złe pšećeŕpju hač do zwjazkow jako złóstnik; ale Bože słowo njeje zwjazane. </text:p>
      <text:p text:style-name="P1">10. Teho dla znjesu ja wšitko tych wuzwolenych dla, zo bychu tež woni zbóžnosć dóstali w Chrystusu Jezusu z wěčnej krasnosću. Kol. 1, 24. </text:p>
      <text:p text:style-name="P1">11. To je zawěsće wěrno: Jeli zo my z nim wumrjemy, dha z nim tež žiwi budźemy; Rom. 6, 5. St. 8, 17. 1 Pětr. 4, 13. </text:p>
      <text:p text:style-name="P1">12. Jeli zo my pšećeŕpimy, dha budźemy tež z nim knježić; jeli zo my jeho zaprěmy, dha wón tež nas zaprěć budźe; Mat. 10, 33. Luk. 9, 26 x. </text:p>
      <text:p text:style-name="P1">13. Jeli zo my njewěrimy, dha wón wšak swěrny wostanje: Wón so sam zaprěć njemóže. Rom. 3, 3. 4 Mójz. 23, 19. </text:p>
      <text:p text:style-name="P1">14. Na to jim spomń a wobswědč před Knjezowym wobličom, zo bychu so słowow dla njewadźili, kotrež k ničźomu wužitne njeje, chiba k zamolenju tych, kiž posłuchaju. Tit. 3, 9. 1 Tim. 6, 4. </text:p>
      <text:p text:style-name="P1">15. Prócuj so, zo sam so Bohu wopokažeš jako prawy dźěłaćer, kiž by so njetrjebał zahanibować a kiž by derje rozdźělił to słowo teje prawdy. </text:p>
      <text:p text:style-name="P1">16. Teho njeswjateho prózdneho baća so wostaj; přetož wone wjele pomha k bjesbóžnozći, 1 Tim. 4, 7. St. 6, 20. Tit. 1, 14. </text:p>
      <text:p text:style-name="P1">17. A tajkich njebolakow słowo žerje wokoło so jako rak, bjez kotrymiž staj Himen a Philet, 1Tim.1,20. </text:p>
      <text:p text:style-name="P1">18. Kotrajž so nimo wěrnosće staj zabłudźiłaj a prajitaj, zo horjestawanje so hižom je stało, a staj někotrych wěru pšewróćiłaj. 1 Tim. 6, 21. </text:p>
      <text:p text:style-name="P1">19. Ale to twjerde załoženje Bože wobzteji a ma tón zygel: Tón Knjez znaje swojich; a: njech wotstupi wot njeprawdosće, štóž mjenuje to mjeno Chrystusowe. Pj. 1, 6. Mat. 7, 23. </text:p>
      <text:p text:style-name="P1">20. We wulkim domje pak njejsu jeno złote a slěborne sudobja, ale tež drjewjane a hlinjane; a někotre su k česći, druhe pak k nječesći. </text:p>
      <text:p text:style-name="P1">21. Štóž so teho dla sam wučizći wot tajkich ludźi, tón budźe sudobjo k česći swjećene a wužitne hospodarjej a k wšemu dobremu skutku pšihotowane. </text:p>
      <text:p text:style-name="P1">22. Wostaj so tež tych lóšto teje młodosće; ćěě pak za prawdosću, za wěru, za lubosću, za měrom z tymi, kiž so k temu Knjezej wołaju z čiztej wutrobu. 1 Tim. 6, 11. </text:p>
      <text:p text:style-name="P1">23. Ale zaćisń hłupe a njekhmane woprašowanja; přetož ty wěš, zo wone zwadu porodźa. 1Tim. 4, 7. Tit. 3, 9. 1 Tim. 6, 4. </text:p>
      <text:p text:style-name="P1">24. Knjezowy wotročk pak njedyrbi zwadniwy być, ale łahodny přećiwo kóždemu, wuztaty na wučenje, zćeŕpny k pšenošenju tych złych, Tit. 1, 7—9. </text:p>
      <text:p text:style-name="P1">25. Kiž w ćichozći by tych roswučił, kiž so pšećiwja, hdy by jim něhdy Bóh chcył pokutu dać, zo bychu prawdu póznali, St. 4, 2. </text:p>
      <text:p text:style-name="P1">26. A so zaso wuztrózbili ze zwjazkow teho čerta, wot kotrehož woni jeći su k jeho woli. </text:p>
      <text:p text:style-name="P1">3. staw. Wo surowozći poslenich časow a krasnym wužitku Božeho pisma. </text:p>
      <text:p text:style-name="P1">1. To pak dyrbiš wjedźić, zo w poslenich dnjach budźa ćežke časy naztać; 1 Tim. 4, 1. </text:p>
      <text:p text:style-name="P1">2. Přetož ludźo budźa, kotřiž sami so lubuja, su lakomni na </text:p>
      <text:p text:style-name="P2"><text:s/></text:p>
      <text:p text:style-name="P1">%----------------------------------- </text:p>
      <text:p text:style-name="P1">% https://digital.slub-dresden.de/data/kitodo/BibltojeZ_478590679/BibltojeZ_478590679_tif/jpegs/00001618.tif.large.jpg </text:p>
      <text:p text:style-name="P1">%----------------------------------------------------------- </text:p>
      <text:p text:style-name="P1"><text:s/>časy. </text:p>
      <text:p text:style-name="P1">2. list na Timotheja. (3. 4. zt.) Pawołowe pjenjezy, wysokeje mysle, hordźi, leztrarjo, staršim njeposłušni, njedźakomni, njeswjeći, </text:p>
      <text:p text:style-name="P1">3. Kiž su bjez pširodźeneje lubosće, njezjednoćiwi, čertowzzy, njehanibići, dźiwi, njedobri, </text:p>
      <text:p text:style-name="P1">4. Pšeradnizy, nahłi, nadući, kiž lóšty wjazy lubuja dyžli Boha; </text:p>
      <text:p text:style-name="P1">5. Kiž su na zdaće bohabojazni, ale móc teje bohabojozće zapru. A tych so zdaluj! Tit. 1, 16. </text:p>
      <text:p text:style-name="P1">6. Přetož wot tajkich su, kiž so tam a sem do khěžow sunja a wjedu te žónki jate, kotrež z hrěchami su wobćežene a přez wšelke požadanje hnate, Ti. 1, 11. </text:p>
      <text:p text:style-name="P1">7. Kotrež přeco wuknu a wšak nihdy do póznaća teje prawdy přińć njemóža. 1 Tim. 2, 4. </text:p>
      <text:p text:style-name="P1">8. S runym wašnjom pak, jako Jannes a Jambres so Mójzasej pšećiwištaj, tak tež tajcy so pšećiwja tej wěrnosći; su ludźo zkaženeho rozuma a su njedostojni k wěrje. 2 Mójz. 7, 11. 22. </text:p>
      <text:p text:style-name="P1">9. Ale jim so dale tak derje njepóńdźe; přetož jich wrótnozć budźe kóždemu zjawna, jako tež tamneju bě. </text:p>
      <text:p text:style-name="P1">10. Ty sy pak šoł po mojej wučbje, wašnju, mysli, wěrje, ćichomnozći, lubosći, sćerpliwosći, 1 Tim. 4, 6. </text:p>
      <text:p text:style-name="P1">11. Pšezćěhanju a ćerpjenju, kotrež su mje trjechiłe we Antiochii, we Jkonii, w Lyztrach, kotrež přesćěhanje tam pšećeŕpich; a ze wšitkeho teho je mje tón Knjez wumóhł. Jap. zk. 13, 50. St. 14, 2. 19. 22. </text:p>
      <text:p text:style-name="P1">12. A wšitcy tež, kotřiž chcedźa bohabojazne žiwjenje wjesć w Chrystusu Jezusu, dyrbjapšezćěhanje ćerpić. Mat. 16, 24. Jap. zk. 14, 22. </text:p>
      <text:p text:style-name="P1">13. Se złymi ludźimi pak a ze zawjednikami je přeco dale hórje: zawjedu a budźa zawjedźeni. </text:p>
      <text:p text:style-name="P1">14. Ale ty wostań při tym, štož sy nawuknuł a tebi je dowěrjene; přetož ty wěš, wot koho sy wuknył. Tekst na 6. njedźelu po swj. Trojicy. IV. </text:p>
      <text:p text:style-name="P1">15. A zdokelż wot małozće swjate pismo wěš, móže to same će roswučić k zbóžnozći, přez wěru do Chrystusa Jezusa. gom. 1,18: </text:p>
      <text:p text:style-name="P1">16. Přetož wšitko pismo, přez Bože nadunjenje date, je wužitne k wučenju, k dowjedźenju, k swarjenju, k polěpšenju w prawdosći; 2 Pětr. 1, 19—21. Rom. 15, 4. </text:p>
      <text:p text:style-name="P1">17. So by Boži čłowjek dokonjany był, k wšemu dobremu skutku hotowy.) St. 2, 21. </text:p>
      <text:p text:style-name="P1">4. staw. W prědaŕzkim zaztojńztwje su dobri zaztojnizy, kiž na druhich kedźbuja, nuzni. Pawoła bědźenje a króna. </text:p>
      <text:p text:style-name="P1">1. Teho dla wobswědču ja před Bohom a před tym Knjezom Khryztusom, kiž sudźić budźe žiwych a morwych, w swojim zjewjenju a w swojim kralestwje: Jap. z. 10, 1. 2 Thes. 1, 7. 8. St. 2, 8. Jap. zk. 17, 31. Rom. 14, 9. 2 Kor. 5, 10. Mat.25,31. Jan.5,27. </text:p>
      <text:p text:style-name="P1">2. Prěduj to słowo, njepšeztań, njech je čas abo nječas, swaŕ, hrož, napominaj ze wšej zćeŕpnozću a wučbu. Jez. 58, 1. </text:p>
      <text:p text:style-name="P1">3. Přetož čas přińdźe, w kotrymž ztrowu wučbu znjesć njebudźa, ale po samych swojich žadosćach budźa sami sebi wucżerjow nahromadźić, za tym, hač jim wuši budźetej swjeŕbić; </text:p>
      <text:p text:style-name="P1">4. A budźa wuši wot prawdy wotwróćić a so k basničkam wobroćić. 1 Tim. 4, 7. </text:p>
      <text:p text:style-name="P1">5. Ty pak wachuj we wšěm; pšećeŕh złe, čiń dźěło evangelzkeho prědarja, dopjelń swoju słužbu swěru. </text:p>
      <text:p text:style-name="P1">6. Přetož ja budu hižom woprowany a čas mojeho woteńdźenja je blisko. Phil. 2, 17. </text:p>
      <text:p text:style-name="P1">7. Ja sym so dobre bědźenje bědźił, ja sym doběhał, ja sym wěru dźeržał. 1 Kor. 9, 24. 25. </text:p>
      <text:p text:style-name="P1">8. Na to je mi wotpołožena króna teje prawdosće, kotruž mi tón Knjez </text:p>
      <text:p text:style-name="P2"><text:s/></text:p>
      <text:p text:style-name="P1">%----------------------------------- </text:p>
      <text:p text:style-name="P1">% https://digital.slub-dresden.de/data/kitodo/BibltojeZ_478590679/BibltojeZ_478590679_tif/jpegs/00001619.tif.large.jpg </text:p>
      <text:p text:style-name="P1">%----------------------------------------------------------- </text:p>
      <text:p text:style-name="P1"><text:s/>bědźenje. (St. 1.) List na Tita. Bizkopow 313 na tamnym dnju, tón prawy sudnik, podać budźe, nic pak mi sa| memu, ale tež wšitkim, kiž jeho zjewjenje lubuja. 1 Pětr. 5, 4. | </text:p>
      <text:p text:style-name="P1">9. Čiń, zo by najzkerje ke mni přišoł; Scht. 21. | </text:p>
      <text:p text:style-name="P1">10. Přetož Demas je mje wopušćił a nětčiši swět lubuje, a je do Thesaloniki ćahnył, Krezzens do Galatizkeje, Titus do Dalmatizkeje; Kol. 4, 14. </text:p>
      <text:p text:style-name="P1">11. Lukaš je sam lutki pola mje. Marka wzmi k sebi a přiwjedź jeho sobu; přetož wón je mi jara wužitny k słužbje. </text:p>
      <text:p text:style-name="P1">12. Tychika sym pak do Epheza pósłał. Jap. zk. 20, 4. </text:p>
      <text:p text:style-name="P1">13. Tón mantl, kotryž w Troadźe pola Karpa sym wostajił, pšinjes sobu, hdyž přińdźeš, a te knihi, wosebje pak tón pergament. </text:p>
      <text:p text:style-name="P1">14. Aleksander, tón kowaŕ, je mi wjele złeho wopokazał; njech jemu tón Knjez zapłaći po jeho skutkach. | 1 Tim. 1, 20. </text:p>
      <text:p text:style-name="P1">15. Kotrehož so tež ty hladaj; přetož wón je našim słowam so jara pšećiwił. </text:p>
      <text:p text:style-name="P1">16. W mojim prěńšim zamolwjenju žadyn při mni njezteješe, ale wšitcy mje wopušćichu. To jim njebudź přicpěte. Jan. 16, 32. </text:p>
      <text:p text:style-name="P1">17. Tón Knjez pak při mni steješe a mje posylnješe, zo by přez mje to prědowanje dopjelnjene było, tak zo bychu wšitcy póhanjo posłuchali. A ja buch wutorhnjeny z klamy teho lawa. Jap. zl. 12, 11. </text:p>
      <text:p text:style-name="P1">18. Tón Knjez budźe mje tež wumóž ze wšeho złeho skutka a mi zbóžnje dopomhać k swojemu njebjeskemu kralestwu; kotremuž budź ćezć wot wěčnosće k wěčnozći. Hamjeń. </text:p>
      <text:p text:style-name="P1">19. Rjekń wjele dobreho Prizzy a Akwili a temu Oneziphorowemu domu. St. 1, 16. </text:p>
      <text:p text:style-name="P1">20. Eraztus wosta w Korinće; Trophima pak woztajich choreho w Mileće. </text:p>
      <text:p text:style-name="P1">21. Hladaj, zo by do zymy ke mni přišoł. Tebi dadźa wjele dobreho powjedźić Eubulus a Pudens a Linus a Klaudia a wšitcy bratřa. Scht. 9. </text:p>
      <text:p text:style-name="P1">22. Tón Knjez Jezus Chrystus budź z twojim duchom! Hnada budź z wami! Hameń. Tit. 3, 15. Druhi list na Timotheja, prěnjeho poztajeneho Ephezizkeho bizkopa, pisany z Roma, jako Pawoł k druhemu bu před kejžora Nerona ztajeny. List swj. japoštoła Pawoła na Tita. Prěni staw. | Kajke paršony so k prědaŕzkemu zaztojńztwu hodźa, a što prědarjow zaztojńztwo je. </text:p>
      <text:p text:style-name="P1">1. Pawoł, wotročk Boži, japoštoł pak Jezom Chrysta, po wěrje tych wuzwolenych Božich a po póznaću teje wěrnosće k bohabojaznozći, </text:p>
      <text:p text:style-name="P1">2. A nadźiji teho wěčneho žiwjenja, kotrež je slubił tón Bóh, kiž njełže, před časami teho swěta, Rom. 1, 2. </text:p>
      <text:p text:style-name="P1">3. Je pak zjewił w swojim čas swoje słowo přez prědowanje, kotrež mi dowěrjene je, po Božej přikazni, našeho zbóžnika, Eph. 1, 9. 10. Jap. zk. 9, 6. 15. Gal. 1, 1. </text:p>
      <text:p text:style-name="P1">4. Titej, mojemu prawemu synej po naju wobeju wěrje: hnada, smilnosć, měr wot Boha Wótca a teho Knjeza Jezom Chrysta, našeho zbóžnika! 1 Tim. 1, 2. </text:p>
      <text:p text:style-name="P1">5. Teho dla će woztajich w Kreće, zo by to, štož wosta, doporjedźił a po městach staršich postajił, jako ja ći sym přikazał; Jap. zk. 14, 23. </text:p>
      <text:p text:style-name="P1">6. Jeli zo štó je bjez poroka, jedneje žony muž, ma wěrne dźěći, </text:p>
      <text:p text:style-name="P2"><text:s/></text:p>
      <text:p text:style-name="P1"><text:s/></text:p>
      <text:p text:style-name="P1">%----------------------------------- </text:p>
      <text:p text:style-name="P1">% https://digital.slub-dresden.de/data/kitodo/BibltojeZ_478590679/BibltojeZ_478590679_tif/jpegs/00001619.tif.large.jpg </text:p>
      <text:p text:style-name="P1">%----------------------------------------------------------- </text:p>
      <text:p text:style-name="P1"><text:s/>bědźenje. (St. 1.) List na Tita. Bizkopow 313 na tamnym dnju, tón prawy sudnik, podać budźe, nic pak mi sa| memu, ale tež wšitkim, kiž jeho zjewjenje lubuja. 1 Pětr. 5, 4. | </text:p>
      <text:p text:style-name="P1">9. Čiń, zo by najzkerje ke mni přišoł; Scht. 21. | </text:p>
      <text:p text:style-name="P1">10. Přetož Demas je mje wopušćił a nětčiši swět lubuje, a je do Thesaloniki ćahnył, Krezzens do Galatizkeje, Titus do Dalmatizkeje; Kol. 4, 14. </text:p>
      <text:p text:style-name="P1">11. Lukaš je sam lutki pola mje. Marka wzmi k sebi a přiwjedź jeho sobu; přetož wón je mi jara wužitny k słužbje. </text:p>
      <text:p text:style-name="P1">12. Tychika sym pak do Epheza pósłał. Jap. zk. 20, 4. </text:p>
      <text:p text:style-name="P1">13. Tón mantl, kotryž w Troadźe pola Karpa sym wostajił, pšinjes sobu, hdyž přińdźeš, a te knihi, wosebje pak tón pergament. </text:p>
      <text:p text:style-name="P1">14. Aleksander, tón kowaŕ, je mi wjele złeho wopokazał; njech jemu tón Knjez zapłaći po jeho skutkach. | 1 Tim. 1, 20. </text:p>
      <text:p text:style-name="P1">15. Kotrehož so tež ty hladaj; přetož wón je našim słowam so jara pšećiwił. </text:p>
      <text:p text:style-name="P1">16. W mojim prěńšim zamolwjenju žadyn při mni njezteješe, ale wšitcy mje wopušćichu. To jim njebudź přicpěte. Jan. 16, 32. </text:p>
      <text:p text:style-name="P1">17. Tón Knjez pak při mni steješe a mje posylnješe, zo by přez mje to prědowanje dopjelnjene było, tak zo bychu wšitcy póhanjo posłuchali. A ja buch wutorhnjeny z klamy teho lawa. Jap. zl. 12, 11. </text:p>
      <text:p text:style-name="P1">18. Tón Knjez budźe mje tež wumóž ze wšeho złeho skutka a mi zbóžnje dopomhać k swojemu njebjeskemu kralestwu; kotremuž budź ćezć wot wěčnosće k wěčnozći. Hamjeń. </text:p>
      <text:p text:style-name="P1">19. Rjekń wjele dobreho Prizzy a Akwili a temu Oneziphorowemu domu. St. 1, 16. </text:p>
      <text:p text:style-name="P1">20. Eraztus wosta w Korinće; Trophima pak woztajich choreho w Mileće. </text:p>
      <text:p text:style-name="P1">21. Hladaj, zo by do zymy ke mni přišoł. Tebi dadźa wjele dobreho powjedźić Eubulus a Pudens a Linus a Klaudia a wšitcy bratřa. Scht. 9. </text:p>
      <text:p text:style-name="P1">22. Tón Knjez Jezus Chrystus budź z twojim duchom! Hnada budź z wami! Hameń. Tit. 3, 15. Druhi list na Timotheja, prěnjeho poztajeneho Ephezizkeho bizkopa, pisany z Roma, jako Pawoł k druhemu bu před kejžora Nerona ztajeny. List swj. japoštoła Pawoła na Tita. Prěni staw. | Kajke paršony so k prědaŕzkemu zaztojńztwu hodźa, a što prědarjow zaztojńztwo je. </text:p>
      <text:p text:style-name="P1">1. Pawoł, wotročk Boži, japoštoł pak Jezom Chrysta, po wěrje tych wuzwolenych Božich a po póznaću teje wěrnosće k bohabojaznozći, </text:p>
      <text:p text:style-name="P1">2. A nadźiji teho wěčneho žiwjenja, kotrež je slubił tón Bóh, kiž njełže, před časami teho swěta, Rom. 1, 2. </text:p>
      <text:p text:style-name="P1">3. Je pak zjewił w swojim čas swoje słowo přez prědowanje, kotrež mi dowěrjene je, po Božej přikazni, našeho zbóžnika, Eph. 1, 9. 10. Jap. zk. 9, 6. 15. Gal. 1, 1. </text:p>
      <text:p text:style-name="P1">4. Titej, mojemu prawemu synej po naju wobeju wěrje: hnada, smilnosć, měr wot Boha Wótca a teho Knjeza Jezom Chrysta, našeho zbóžnika! 1 Tim. 1, 2. </text:p>
      <text:p text:style-name="P1">5. Teho dla će woztajich w Kreće, zo by to, štož wosta, doporjedźił a po městach staršich postajił, jako ja ći sym přikazał; Jap. zk. 14, 23. </text:p>
      <text:p text:style-name="P1">6. Jeli zo štó je bjez poroka, jedneje žony muž, ma wěrne dźěći, </text:p>
      <text:p text:style-name="P2"><text:s/></text:p>
      <text:p text:style-name="P1">%----------------------------------- </text:p>
      <text:p text:style-name="P1">% https://digital.slub-dresden.de/data/kitodo/BibltojeZ_478590679/BibltojeZ_478590679_tif/jpegs/00001620.tif.large.jpg </text:p>
      <text:p text:style-name="P1">%----------------------------------------------------------- </text:p>
      <text:p text:style-name="P1"><text:s/>314 zadźerženje. List (1. 2. zt.) Napominanje wot kotrychž skóržba njeje, zo su wopiłe abo njeposłušne. 1 Tim. 3, 2. </text:p>
      <text:p text:style-name="P1">7. Přetož bizkop dyrbi bjez poroka być, jako Boži zastojnik, nic kiž by sam po swojej hłowje přeco chcył, nic hněwny, nic wopiły, nic kiž so rad bije, nic kiž njepšiztojneje žiwnosće hlada; </text:p>
      <text:p text:style-name="P1">8. Ale kiž rad hozpoduje, to dobre lubuje, je pózćiwy, prawy, swjaty, ztrózby; 1 Tim. 3, 2. </text:p>
      <text:p text:style-name="P1">9. Kiž by so teho słowa dźeržał, kotrež po wučbje wězte je, zo by wón mócny był k napominanju přez tu zbóžnu wučbu a k wotwróćenju tych pšećiwnikow. </text:p>
      <text:p text:style-name="P1">10. Přetož wjele je dźiwich, njewušnych njebolakow a zawjednikow, najwjacy tych, kotřiž su z wobrězanja, 1 Tim. 1, 6. </text:p>
      <text:p text:style-name="P1">11. Kotrymž so dyrbitej hubje zatykać, kiž cyłe domy pšewróća a wuča, štož so njehodźi, hrozneho dobytka dla. Mat. 22, 34. 2 Tim. 3, 6. 1 Pětr. 5, 2. </text:p>
      <text:p text:style-name="P1">12. Wot nich je jedyn prajił, sam jich profeta; Kretizzy su přeco łharjo, złe zwěrjata, lěnje brjuchi. </text:p>
      <text:p text:style-name="P1">13. To wobswědčenje je wěrne. Teje wěcy dla naswar jich khutnje, zo bychu strowi we wěrje byli, Jan. 19, 35. 2 Tim. 4, 2. </text:p>
      <text:p text:style-name="P1">14. A njeměli kedźbu na židowzke basnički a člowječne přikaznje, kotrež jich wotwobroća wot prawdy. 1 Tim. 4, 7. </text:p>
      <text:p text:style-name="P1">15. Cžiztym je wšitko čiste; mazanym pak a njewěrnym njeje ničo čiste, ale zmazana je jich mysl a swědomnje. Jap. zk. 10, 15. Rom. 14, 20. Mat. 15, 11. </text:p>
      <text:p text:style-name="P1">16. Woni so wudawaju, zo Boha znaja, ale ze skutkami to zapru; přetož woni su, na kotrychž Bóh hroznosć ma, a su njeposłušni a k wšitkim dobrym skutkam njekhmani. 2 Tim. 3, 5. </text:p>
      <text:p text:style-name="P1">2. staw. Kak so wšelake stawy Božeje hnady dla w žiwjenju zadźeržeć maju. </text:p>
      <text:p text:style-name="P1">1. Ty pak ryč, kaž so zaleži po zbóžnej wučbje: 1 Tim. 6, 3. 2 Tim. 1,13. </text:p>
      <text:p text:style-name="P1">2. So ztari ludźo bychu ztrózbi byli, pózćiwi, rozumni, strowi we wěrje, w lubosći, w sćerpliwosći; </text:p>
      <text:p text:style-name="P1">3. Tak tež stare žony, njech chodźa w tajkej drasće, kiž swjatym přisteji, njech wot druhich złe njeryča, njech k wjele winu so njenawuča, ale njech dobre wuča; </text:p>
      <text:p text:style-name="P1">4. So bychu młode žony wučiłe pózćiwe być, swojich mužow lubować a z dźěćimi derje měnić, </text:p>
      <text:p text:style-name="P1">5. So bychu pózćiwe byłe, šwarne, dobre hozpozy, dobroćiwe, swojim mužam poddane, zo by jich dla słowo Bože do złeje ryče njepřišło. Eph. 5, 23. </text:p>
      <text:p text:style-name="P1">6. Teho runja młodych mužow napominaj, zo bychu pózćiwi byli. </text:p>
      <text:p text:style-name="P1">7. Wšudźom pak so sam poztaj za znamjo dobrych skutkow z njezkaženej wučbu, z wobztajnej pózćiwozću, </text:p>
      <text:p text:style-name="P1">8. Se ztrowym słowom, kotrež by nichtó hanić njemohł, zo by so pšećiwnik zahanibował a njeměł ničeho, zo by wot nas złe mohł rěčeć. 1 Tim. 5, 14. </text:p>
      <text:p text:style-name="P1">9. Tych wotročkow napominaj zo bychu swojim knježim poddani byli a we wšitkich wěcach so jim k zpodobanju zadźerželi a nic přećiwo kusali, Eph. 6, 5. Kol. 3, 22. 1 Tim. 6, 1. 1 Pětr. 2, 18. </text:p>
      <text:p text:style-name="P1">10. Ničo njewzali, ale wšitku dobru swěrnosć wopokazali, zo bychu tu Božu wučbu našeho zbóžnika česćili we wšěch wěcach. 1 Tim. 1, 1. Tit 1, 8. Epistola na Boži dźeń. </text:p>
      <text:p text:style-name="P1">11. Přetož ta zbóžna hnada Boža je zkhadźała wšitkim čłowjekam, </text:p>
      <text:p text:style-name="P1">12. A roswuči nas, zo my dyrbimy zaprěć bjesbóžne wašnje a </text:p>
      <text:p text:style-name="P2"><text:s/></text:p>
      <text:p text:style-name="P1">%----------------------------------- </text:p>
      <text:p text:style-name="P1">% https://digital.slub-dresden.de/data/kitodo/BibltojeZ_478590679/BibltojeZ_478590679_tif/jpegs/00001621.tif.large.jpg </text:p>
      <text:p text:style-name="P1">%----------------------------------------------------------- </text:p>
      <text:p text:style-name="P1"><text:s/>k swjatemu (St. 2. 3.) na Tita. žiwjenju. 315 swětne lóšty, a pózćiwe, prawe a bohabojazne žiwjenje wjesć tu na tym swěće, </text:p>
      <text:p text:style-name="P1">13. A wočakować na tu zbóžnu nadźiju a zjewjenje teje krasnosće teho wulkeho Boha a našeho zbóžnika Jezom Chrysta, 1 Kor. 1, 7. Phil. 3, 20. </text:p>
      <text:p text:style-name="P1">14. Kiž so sam za nas dał je, zo by wón nas wumóhł wot wšeje njeprawdosće a sebi sam wučizćiłlud, kižby sam jeho był a so swěru dźeržał k dobrym skutkam.) Gal. 1, 4. </text:p>
      <text:p text:style-name="P1">15. To ryč a napominaj a dowjedź ze wšej chrobłosću. Njedaj so žadnemu zacpěć. </text:p>
      <text:p text:style-name="P1">3. staw. Wyšnosć dyrbi so čezćić, Boža dobrota so chwalić; njewužitnych prašenjow a kezarjow mamy so zdalować. </text:p>
      <text:p text:style-name="P1">1. Spominaj jim, zo bychu wjeŕcham a mócnym poddani a posłušni byli, zo bychu na wšón dobry skutk hotowi byli, Rom. i3, 1—7. 1 Pětr. 2, 13. 2 Tim. 3, 17. </text:p>
      <text:p text:style-name="P1">2. Na nikoho złe njerěčeli, so njewadźili, so zadźerželi kaž zdobne je a wšu ćichomnozć wopokazali wšitkim ludźom. Phil. 4, 5. </text:p>
      <text:p text:style-name="P1">3. Přetož my běchmy tež junu hłupi, njeposłušni, błudniwi, słužachmy wšelkim žadozćam a lóštam a khodźachmy w złózći a w zawisći, škerjedni a hidźachmy so bjez sobu. 1 Kor. 6, 11. Eph. 4, 17. 18. St. 5, 8. Tekst na Boži dźeń. IV. </text:p>
      <text:p text:style-name="P1">4. [Jako so pak zjewiła je ta dobroćiwosć a luboznozć Boha, našeho zbóžnika, | St. 2, 11. 1 Jan. 4, 9. </text:p>
      <text:p text:style-name="P1">5. Nic skutkow dla teje prawdosće, kotrež my sčinili běchmy, alepo swojej smilnozći čini wón nas zbóžnych přez tu kupjel noweho narodźenja a wono wjenja teho swjateho Ducha, Eph. 2, 8. 9. 2 Tim. 1, 9. </text:p>
      <text:p text:style-name="P1">6. Kotrehož wón bohaće na nas wulał je přez Jezom Chrysta, našeho zbóžnika, Joel. 2, 28. </text:p>
      <text:p text:style-name="P1">7. So bychmy přez teho sameho hnadu prawi a herbojo byli wěčneho žiwjenja po tej nadźiji. To je zawěsće wěrno. Rom. 8, 17. </text:p>
      <text:p text:style-name="P1">8. To chcu ja, zo by ty wobtwjerdźił, zo bychu ći wěrjacy Boži so ztarali dobrym skutkam prjódkztać; přetož to je krasna a wužitna wěc ludźom. </text:p>
      <text:p text:style-name="P1">9. Tych njemudrych prašenjow pak, tych narodow wopismow , teje zakonjoweje zwady a bitwy so wostaj; přetož to su njewušne a kničomne wěcy. 1 Tim. 4, 7. 2 Tim. 2, 23. </text:p>
      <text:p text:style-name="P1">10. Kezaŕzkeho čłowjeka zdaluj so, hdyž wón junu abo dwójcy je napominany, Mat. 7, 15. Mat. 18, 15. 16. </text:p>
      <text:p text:style-name="P1">11. A wjedź, zo tajki je pšewróćeny a hrěši, jako sam přez so zatamany. 1 Tim. 6, 5. </text:p>
      <text:p text:style-name="P1">12. Hdyž k tebi budu pósłać Artemana abo Tychika, dha přińdź hnydom ke mni do Nikopola; přetož tam sym ja wobzanknuł přez zymu wostać. Jap. zk. 20, 4. Eph. 6, 21. </text:p>
      <text:p text:style-name="P1">13. Zenana, pismawučeneho, a Apolosa swěru daj pšewodźić, zo by jimaj na ničim nuza njebyła. Jap. zk. 18, 24. </text:p>
      <text:p text:style-name="P1">14. Njech pak tež ći naši wuknu w dobrych skutkach stać nuzneho wužitka dla, zo bychu njepłódni njebyli. 1 Tim. 6, 18. </text:p>
      <text:p text:style-name="P1">15. Wjele dobreho dadźa ći powjedźić wšitcy, kiž při mni su. Rjekń wjele dobreho wšěm, kiž nas lubuja we wěrje. Hnada budź z wami wšitkimi! Hamjeń. Gal. 5, 6. List (na Tita, prěnjeho poztajeneho bizkopa Krećinzkeje cyrkwje), pisany z města Nikopola w Mazedonzkej zemi. </text:p>
      <text:p text:style-name="P2"><text:s/></text:p>
      <text:p text:style-name="P1"><text:s/></text:p>
      <text:p text:style-name="P1">%----------------------------------- </text:p>
      <text:p text:style-name="P1">% https://digital.slub-dresden.de/data/kitodo/BibltojeZ_478590679/BibltojeZ_478590679_tif/jpegs/00001622.tif.large.jpg </text:p>
      <text:p text:style-name="P1">%----------------------------------------------------------- </text:p>
      <text:p text:style-name="P1"><text:s/>316 Pawoła lubosć List na Philemona. k Onezimej. List swj. japoštoła Pawoła na Philemona. Pawoł prosy za Onezima, wobroćeneho wotročka. | </text:p>
      <text:p text:style-name="P1">1. Pawoł, tón zwjazany Chrystusa Jezusa, a Timothej, tón bratr, Philemonej, temu lubemu a našemu pomoznikej, Eph. 3, 1. </text:p>
      <text:p text:style-name="P1">2. A Apii, tej lubej, a Archippej, našemu towaršej, a tej zhromadźiznje w twojim domje: golł. 4, 17. </text:p>
      <text:p text:style-name="P1">3. Hnada budź z wami a měr wot Boha, našeho Wótca, a teho Knjeza Jezom Chrysta! gol 1, 2. </text:p>
      <text:p text:style-name="P1">4. Ja so mojemu Bohu dźakuju a zpomnju stajnje na tebje w mojich modlitwach, </text:p>
      <text:p text:style-name="P1">5. Dokelž słyšu wot twojeje lubosće a wěry, kotruž maš do teho Knjeza Jezom Chrysta a k wšěm swjatym, Eph. 1, 15. Kol. 1, 4. </text:p>
      <text:p text:style-name="P1">6. So by twoja wěra, kotruž my hromadźe mamy, w tebi mócna była na póznaću wšitkeho teho dobreho, kiž wy maće w Chrystusu Jezusu. </text:p>
      <text:p text:style-name="P1">7. My mamy pak wulku wjesełosć a trošt na twojej lubosći, luby bratře, zo wutroby tych swjatych přez tebje su wokšewjene. 2 Tim. 1, 16. </text:p>
      <text:p text:style-name="P1">8. Teho dla, hač ja runje wulku chrobłosć mam w Chrystusu, ći roskazać, štož ći zaleži, 1Thes.2,7. </text:p>
      <text:p text:style-name="P1">9. Dha chcu wšak lubosće dla radšo napominacż, kiž tajki sym, to je tón stary Pawoł, nětk pak tež zwjazany Jezom Chrysta. </text:p>
      <text:p text:style-name="P1">10. Prošu će pak mojeho syna Onefima dla, kotrehož w mojich zwjazkach sym porodźił, gol. 4, 9. </text:p>
      <text:p text:style-name="P1">11. Kotryž tebi něhdy njewužitny, nětk pak tebi a mi wužitny je, teho sym zaso wotesłał; </text:p>
      <text:p text:style-name="P1">12. Ty pak chcył jeho, to je sam moju wutrobu, horje wzać. </text:p>
      <text:p text:style-name="P1">13. Přetož ja chzych jeho při sebi zdźeržeć, zo by mi na twoje město słužił w tych zwjazkach teho ewangelija; </text:p>
      <text:p text:style-name="P1">14. Ale bjez twojeje wole nochzych ničo činić, zo by twoja dobrota njebyła jako wotnućena, ale z dobrej wolu. </text:p>
      <text:p text:style-name="P1">15. A snadź je wón teho dla na khwiłu ći wustupił, zo by jeho wěčnje zaso měł; 1 Mójz. 45, 5. </text:p>
      <text:p text:style-name="P1">16. Nětk nic dale jako wotročka, ale jako wjazy dyžli wotročka, jako lubeho bratra, wosebnje mi, a kak wjele bóle tebi, po ćěle a tež w tym Knjezu. </text:p>
      <text:p text:style-name="P1">17. Maš-li teho dla mje za swojeho towaŕša, dha wzmi jeho horje jako mje sameho; </text:p>
      <text:p text:style-name="P1">18. Je-li pak wón tebi škodu činił abo něšto tebi winowaty, to mi pšipiš; </text:p>
      <text:p text:style-name="P1">19. Ja, Pawoł, sym to pisał z mojej ruku, ja chcu zapłaćić; nochcu wot teho ći ničo prajić, zo tež ty sam so mi winowaty sy. </text:p>
      <text:p text:style-name="P1">20. Haj, mój bratře, popšej mi, zo bych će tu wužiwał w tym Knjezu; wokše moju wutrobu w tym Knjezu. </text:p>
      <text:p text:style-name="P1">21. Ja sym z dobrej nadźiju k twojej posłušnosći ći pisał; přetož ja wěm, zo ty tež wjazy činić budźeš, dyžli ja praju. 2 Kor. 7, 15.;16. </text:p>
      <text:p text:style-name="P1">22. Přihotuj pak sobu tež mi hospodu; přetož ja so nadźiju, zo přez wašu modlitwu z Božeje hnady wam daty budu. </text:p>
      <text:p text:style-name="P1">23. Wjele dobreho ći dadźa prajić Epaphras, mój sobujaty w Chrystusu Jezusu, </text:p>
      <text:p text:style-name="P1">24. Markus, Ariztarchus, Demas, Lukaš, moji pomoznizy. gol 4, 14. </text:p>
      <text:p text:style-name="P1">25. Ta hnada našeho Knjeza Jezom Chrysta budź z wašim duchom! Hamjeń. List na Philemona, pisany z Roma a pósłany přez wotročka Onezima. </text:p>
      <text:p text:style-name="P2"><text:s/></text:p>
      <text:p text:style-name="P1"><text:s/></text:p>
      <text:p text:style-name="P1">%----------------------------------- </text:p>
      <text:p text:style-name="P1">% https://digital.slub-dresden.de/data/kitodo/BibltojeZ_478590679/BibltojeZ_478590679_tif/jpegs/00001623.tif.large.jpg </text:p>
      <text:p text:style-name="P1">%----------------------------------------------------------- </text:p>
      <text:p text:style-name="P1"><text:s/>Duchowne dobroty. (St. 1.) 1. list swj. Pětra. Kšezć. pšisłušnozć. 317 Prěni list swj. japoštoła Pětra. Prěni staw. Wo Božich duchownych dobrotach a kšezćijanow posłušnosći. </text:p>
      <text:p text:style-name="P1">1. Pětr, japoštoł Jezom Chrysta, tym wuzwolenym zuzomnikam tam a sem w Pontizkej, w Galatizkej, w Kappadozizkej, we Aziskej a w Bithynizkej, Jan. 7, 35. </text:p>
      <text:p text:style-name="P1">2. Po prjedywjedźenju Boha teho Wótca, přez woswjećenje teho Ducha, k posłušnosći a k wobkrjepjenju teje krwě Jezom Chrysta: Bóh daj wam wjele hnady a měra! Rom. 8, 29. Epistola na jutrowničku. </text:p>
      <text:p text:style-name="P1">3. [Chwaleny budź Bóh a tón Wótc našeho Knjeza Jezom Chrysta, kiž nas po swojej wulkej smilnozći z nowa porodźił je na žiwu nadźiju přez to horjestaće Jezom Chrysta wot morwych, 2 Kor, 1, 3. Eph. 1, 3. </text:p>
      <text:p text:style-name="P1">4. K njezachodnemu a k njezmazanemu a k njezwjadnemu herbztwu, kotrež wam zkhowane je w njebjesach, St. 5, 4. </text:p>
      <text:p text:style-name="P1">5. Kiž wy z Božeje mocy přez wěru wobarnowani budźeće k zbóžnozći, kotraž pšihotowana je, zo so zjewić budźe w poslenim času, </text:p>
      <text:p text:style-name="P1">6. W kotrymž wy so wjeselić budźeće, kiž nětk mału chwilu (jeli zo trjeba je) so rudźiće we wšelkich spytowanjach, 2 Kor. 4, 1?2. Rom. 5, 3. </text:p>
      <text:p text:style-name="P1">7. So by waša wěra, hdyž zpytana budźe, wjele krasniša so wopokazała, dyžli zachodne złoto, kotrež přez woheń zpytane budźe, k chwalbje, k česći a krasnosći, hdyž so Jezus Chrystus zjewić budźe, Sir. 2, 5. Přisł. 17, 3. </text:p>
      <text:p text:style-name="P1">8. Kotrehož njejsće widźili a wšak jeho lubujecżźe, a nětk do njeho wěriće, hač jeho runje njewidźiće, dha budźeće so wjeselić z njewurjeknjenym a krasnym wjeselom, Jan. 20, 29. </text:p>
      <text:p text:style-name="P1">9. A kónc wašeje wěry dostać, dušow zbóžnosć.) Rom. 6, 22. </text:p>
      <text:p text:style-name="P1">10. Sa kotrejž zbóžnozću su so pytali a slědżili profetojo , kiž wot teje hnady su wěšćili, kotraž so wam dostać je dyrbjała, Dan. 9, 24. Luk. 10, 24. </text:p>
      <text:p text:style-name="P1">11. A su so wobhonili, na kotry a na kajki čas by wułožił tón Duch Chrystusowy, kiž w nich běše a kiž prjedy je wobswědčił te ćerpjenja, kotrež na Chrystusa přińć mějachu, a te krasnosće po tych samych; </text:p>
      <text:p text:style-name="P1">12. Kotrymž tež je zjewjene, dokelž woni nic jeno sebi samym, ale tež nam z tym su prědowali, štož wam nětk je připowědane přez tych, kiž wam to ewangelion su připowědali přez swjateho Ducha, z njebjes dele pósłaneho, kotrež tež ći jandźeljo požadaju wohladać. </text:p>
      <text:p text:style-name="P1">13. Teho dla dha wopasajće te ledźby wašeje mysle, budźće ztrózbi, ztajće swoju nadźiju cyle na tu hnadu, kotraž wam pšinjesena je přez zjewjenje Jezom Chrysta; Lutk. 12, 35. </text:p>
      <text:p text:style-name="P1">14. Jako dźěći teje posłušnozće nječińće tak, jako prjedy z njewědomnozću po žadosćach činili sće; </text:p>
      <text:p text:style-name="P1">15. Ale jako tón, kiž was je powołał a je swjaty, budźće tež wy swjeći we wšěm wašim wobeńdźenju. </text:p>
      <text:p text:style-name="P1">16. Přetož pisane steji: Budźće swjeći, přetož ja sym swjaty. 3 Mójz. 11, 44. St. 19, 2. St. 20, 7. </text:p>
      <text:p text:style-name="P1">17. A dokelž wy so k temu jako k Wótcu wołaće, kiž bjez pohladanja na paršonu sudźi, po kóždeho (jeho) skutku; dha wjedźće waše žiwjenje, tak dołho hač tudy pšebywaće, w bojozći; Jap. zk. 10, 34. Epistola na ćichi pjatk. </text:p>
      <text:p text:style-name="P1">18. A wěsće, zo wy njejsće ze zachodnym slěborom abo </text:p>
      <text:p text:style-name="P2"><text:s/></text:p>
      <text:p text:style-name="P1">%----------------------------------- </text:p>
      <text:p text:style-name="P1">% https://digital.slub-dresden.de/data/kitodo/BibltojeZ_478590679/BibltojeZ_478590679_tif/jpegs/00001624.tif.large.jpg </text:p>
      <text:p text:style-name="P1">%----------------------------------------------------------- </text:p>
      <text:p text:style-name="P1"><text:s/>318 Chrystus 1. list (1. 2. zt.) róžkny kamjeń. złotom wukupjeni z wašeho kničomneho wobeńdźenja, kotrež wot wótcow běšće nawukli; 1 Kor. 6, 20. St. 7, 23. </text:p>
      <text:p text:style-name="P1">19. Ale z tej drohej krwju Chrysta, jako teho njewinojteho a njezmazaneho jehnjeća; 1 Kor. 6, 20. St. 7, 23. Hebr. 9, 14. Zjew. 1, 5. </text:p>
      <text:p text:style-name="P1">20. Kiž prjedy wuznaty je, dyžli swět bu załoženy, zjewjeny pak je w tym nětčišim poslenim času waše dla, Rom. 16, 25. Eph. 1, 9. </text:p>
      <text:p text:style-name="P1">21. Kotřiž wy přez njeho wěriće do Boha, kiž jeho je zbudźił wot morwych a jemu krasnosć dał, zo byšće wašu wěru a nadźiju k Bohu měli. Tekst na 16. njedźelu po swj. Trojicy. IV. </text:p>
      <text:p text:style-name="P1">22. [Dha čińće swoje duše pózćiwe w posłušnosći teje prawdy přez teho Ducha k prawej bratrowzkej lubosći; a mějće so bjez sobu z čiztej wutrobu jara wulcy lubo, </text:p>
      <text:p text:style-name="P1">23. Jako kiž wy so z nowa sće narodźili, nic ze zachodneho, ale z njezachodneho symjenja, přez to žiwe Bože słowo, kotrež wěčnje wostanje. </text:p>
      <text:p text:style-name="P1">24. Přetož wšitko ćěło je jako trawa a wšitka člowječna krasnosć jako trawna kwětka. Ta trawa zwjadnje a kwětka wotpanje; Jez. 40, 6. 7. Jak. 1, 10. 11. Pz. 103, 12. </text:p>
      <text:p text:style-name="P1">25. Ale teho Knjeza słowo wostanje do wěčnosće. To je pak to słowo, kotrež bjez wami jako wjesełe póselztwo je připowědane.) Jez. 40, 8. </text:p>
      <text:p text:style-name="P1">2. staw. Wo zaztojńztwje z nowa narodźenych, teho runja poddanow a wotročkow. </text:p>
      <text:p text:style-name="P1">1. Teho dla wotpołožće wšitku złósć a wšitke jebanje a njeprawe wudawanje a zawizć a wšo złe ryčenje; Rom. 6, 6. Eph. 4, 22: Kol. 3, 8. Hebr: 12, 1. </text:p>
      <text:p text:style-name="P1">2. A požadajće to rozomne čiste mloko słowa Božeho jako nětk narodźene dźěćatka, zo byšće wy wot njeho pšibjerali; Hebr. 5, 13. Mat. 18, 3. </text:p>
      <text:p text:style-name="P1">3. Jeli zo sće wopytali, zo tón Knjez je dobroćiwy, Pz. 34, 9. </text:p>
      <text:p text:style-name="P1">4. K kotremuž sće přišli jako k žiwemu kamjenju, kiž wot čłowjekow zaćisnjeny, ale pola Boha je wuzwoleny a drohi. Pz. 118, 22. Epistola na 7. njedźelu po swj. Trojicy. </text:p>
      <text:p text:style-name="P1">5. [A tež wy, jako žiwe kamjenje, natwaŕće so, zo byšće duchomna chěža byli a swjate měšniztwo k woprowanju duchowne wopory, kotrež so bychu Bohu zpodobałe přez Jezom Chrysta. Rom. 12, 1. </text:p>
      <text:p text:style-name="P1">6. Teho dla ma so tež w pismje: Hlaj, ja kładu w Zžionje wuzwoleny drohi róžkny kamjeń; a štóž do njeho wěri, njebudźe k hanibje přińć. Jez. 28, 16. Rom. 9, 33. </text:p>
      <text:p text:style-name="P1">7. Wam teho dla, kiž wěriće, je wón krasny; tym njewěrnym pak je wón kamjeń, kotryž ći ćěslojo su zaćisli, a so róžkny kamjeń je sčinił, Pz. 118, 22. Mat. 21, 42. </text:p>
      <text:p text:style-name="P1">8. Tón kamjeń naztorka a zkała pohóršenja tym, kotřiž so wo słowo ztorča, dokelž woni temu njewěrja, na kotrež wšak załoženi su. Jez. 8, 14. Luk. 2, 34. </text:p>
      <text:p text:style-name="P1">9. Wy pak sće tón wuzwoleny narod, to kralowzke měšniztwo, swjaty narod, lud dobyća, zo byšće wy připowědali počinki teho, kotryž was je powołał z teje ćmy na swoje dźiwne swětło, Jez. 43, 20. 2 Mójz. 19, 6. </text:p>
      <text:p text:style-name="P1">10. Kiž wy něhdy lud njeběšće, nětk pak sće Boži lud, a kiž wy před časom w hnadźe njeběšće, nětk pak sće w hnadźe.) Hoz. 2, 23. Rom. 9, 25. Epistola na njedźelu Jubilate. </text:p>
      <text:p text:style-name="P1">11. [Lubi bratřa, ja napominam was, jako podróžnikow a zuznikow, </text:p>
      <text:p text:style-name="P2"><text:s/></text:p>
      <text:p text:style-name="P1">%----------------------------------- </text:p>
      <text:p text:style-name="P1">% https://digital.slub-dresden.de/data/kitodo/BibltojeZ_478590679/BibltojeZ_478590679_tif/jpegs/00001625.tif.large.jpg </text:p>
      <text:p text:style-name="P1">%----------------------------------------------------------- </text:p>
      <text:p text:style-name="P1"><text:s/>Kšezć. chwalba. (St. 2. 3.) swj. Pětra. Sćeŕpliwozć zdalujće so ćělnych lóštow, kiž napřećiwo duši wojuja, žz. 39, 14. Rom. 13, 13. </text:p>
      <text:p text:style-name="P1">12. A zadźeržće so pěknje bjez pohanami, tak zo bychu ći, kiž wot was złe ryča, jako złóstnikow, hdyž was z dobrych skutkow póznaja, Boha w tym khwalili na tón dźeń teho domapytanja. Mat. 5, 16. </text:p>
      <text:p text:style-name="P1">13. Teho dla budźće poddani wšemu člorózkemu wustajenju, teho Knjeza dla; njech je kralej, jako temu najwyššemu, Rom. 13, 1—5. Tit. 3, 1. </text:p>
      <text:p text:style-name="P1">14. Abo zaztojnikam, jako tym, kiž wot njeho pósłani budźa k wjećenju na tych, kotřiž złe činja, k chwalbje pak tym, kotřiž dobre činja. </text:p>
      <text:p text:style-name="P1">15. Přetož to je Boža wola, zo byšće z derječinjenjom zatykali huby tym njemudrym a njewědomnym ludźom, St. 3, 9. </text:p>
      <text:p text:style-name="P1">16. Jako ći frejni, a nic zo byšće frejotu na pšikrywanje złósće měli, ale jako ći wotročcy Boži. 1 Kor. 7, 23. </text:p>
      <text:p text:style-name="P1">17. Wopokažće česć kóždemu. Lubujće bratrow. Bójće so Boha. Cžezćće krala.) Rom. 12, 10. Přisł. 24, 21. </text:p>
      <text:p text:style-name="P1">18. Wy wotročcy, budźće poddani knježim ze wšej bojosću, nic jeno dobrym a měrnym, ale tež złym. Tit. 2, 9. </text:p>
      <text:p text:style-name="P1">19. Přetož to je hnada, hdyž štó swědomnja dla přećiwo Bohu křiwdu znjese a ćeŕpi bjez winy. Epistola na njedźelu Mizericordias Domini. </text:p>
      <text:p text:style-name="P1">20. Přetož zkajka je to chwalba, hdyž wy złózćow dla puki ćeŕpiće? Ale hdyž wam dobroty dla złe činja a wy to same pšećeŕpiće, to je hnada pola Boha. St. 4, 14. Mat. 5, 10. </text:p>
      <text:p text:style-name="P1">21. Přetož k temu sće wy powołani, dokelž tež Chrystus za nas ćerpił je, wostajiwši nam wopismo, zo byšće slědźili za jeho ztopami, </text:p>
      <text:p text:style-name="P1">22. Kiž žaneho hrěcha njeje činił, tež so njeje žane jebanje we jeho rće namakało; Jez. 53, 10. Jan. 8, 46. </text:p>
      <text:p text:style-name="P1">23. Kiž zaso njeswarješe, hdyž swarjeny bě, a njehrožeše, hdyž ćerpješe; ale wón to poruči temu, kotryž prawje sudźi; Jez. 53, 8. </text:p>
      <text:p text:style-name="P1">24. Kiž je naše hrěchi na swojim ćěle sam woprował na drjewje, zo bychmy hrěcham wotemrěli a prawdosći žiwi byli, přez kotrehož rany wy sće zahojeni. Jez. 53, d. 6. 1 Jan. 3, 5. </text:p>
      <text:p text:style-name="P1">25. Přetož wy běšće jako zabłudźene wowcy; nětk pak sće wobroćeni k paztyrjej a bizkapej wašich dušow. Jez. 53, 7. Jan. 10, 12. </text:p>
      <text:p text:style-name="P1">3. staw. Wo zaztojńztwje mandźelzkich, zćeŕpnozći a wobstajnosći, Chrystusowym k heli ztupjenju, kšćeńzy a powyšenju. </text:p>
      <text:p text:style-name="P1">1. Teje runosće, wy žony, budźće poddane swojim mužam, zo bychu tež ći, kiž słowu njewěrja, přez tajke zadźerženje tych žonow bjez słowa dobyći byli, Eph. 5, 25. Kol. 3, 18. </text:p>
      <text:p text:style-name="P1">2. Hdyž woni wohladaju waše pózćiwe wobeńdźenje w bojozći. ž. Kotrychž wuhotowanje njedyrbi zwonkach być w zaplećenju włosow, w napowješenju złota ani we woblečenju draztow; 1 Tim. 2, 9. </text:p>
      <text:p text:style-name="P1">4. Ale tón potajny wutrobny čłowjek, z njezachodnym, z ćichim a z pokojnym duchom, to je krasna wěc před Bohom. Pz. 45, 14. Rom. 2, 29. </text:p>
      <text:p text:style-name="P1">5. Přetož tak su so tež zaztarzku te swjate žónske pyšne wuhotowałe, kotrež k Bohu swoju nadźiju mějachu a swojim mužam poddane běchu; </text:p>
      <text:p text:style-name="P1">6. Kaž Sara Abrahamej posłušna běše a rěkaše jemu knjez; kotrejež dźowki wy sće, jeli zo wy derje činiće a so ničo trašić njedaće. 1 Mójz. 18, 12. </text:p>
      <text:p text:style-name="P2"><text:s/></text:p>
      <text:p text:style-name="P1">%----------------------------------- </text:p>
      <text:p text:style-name="P1">% https://digital.slub-dresden.de/data/kitodo/BibltojeZ_478590679/BibltojeZ_478590679_tif/jpegs/00001626.tif.large.jpg </text:p>
      <text:p text:style-name="P1">%----------------------------------------------------------- </text:p>
      <text:p text:style-name="P1"><text:s/>k. w ćerpjenju. 320 lijt (3. 4. zt.) Wužitk </text:p>
      <text:p text:style-name="P1">7. Teje runosće, wy mužojo, bydlće pola nich z rozomom a dajće žónzkemu, jako słabšemu gratej, jeho česć, jako tež sobuherbam hnady teho žiwjenja, zo bychu waše modlitwy zatorhnjene njebyłe. Kol. 3, 19. Epistola na 5. njedźelu po swj. Trojicy. </text:p>
      <text:p text:style-name="P1">8. [Najposlezy pak budźće wšitcy jenakeje mysle bjez sobu, sćerpliwi, jako bratřa lubozni, z wutrobu smilni a pšećelni. Phil. 3, 16. </text:p>
      <text:p text:style-name="P1">9. Njezapłaćceźe złósć ze złósću abo swarjenje ze swarjenjom; ale za to požohnujće a wěsće, zo wy k temu powołani sće, zo byšće to požohnowanje herbowali. Rom. 12, 17. 1 Thes. 5, 15. </text:p>
      <text:p text:style-name="P1">10. Přetož štóž chce žiwjenje lubować a dobre dny widźeć, tón pojimaj swój jazyk, zo by złeho njeryčał, a swoju hubu, zo by njeludała. Pz. 34, 13. </text:p>
      <text:p text:style-name="P1">11. Njech wón so wobroći wot złeho a njech dobre čini; njech wón měra hlada a za nim honi. Jez. 1, 16. 17. </text:p>
      <text:p text:style-name="P1">12. Přetož woči teho Knjeza hladatej na prawych, a jeho wuši na jich próstwu; to wobličo pak teho Knjeza hlada na tych, kiž złe činja. Pj. 33, 18. </text:p>
      <text:p text:style-name="P1">13. A štó je, kiž by wam mohł złe činić, hdyž wy za dobrym stać budźeće? </text:p>
      <text:p text:style-name="P1">14. Haj, hač wy runje byšće prawdosće dla ćerpili, dha wšak sće zbóžni. Njebójće so pak před jich hroženjom a njestrachujće so; St. 2, 20. Mat. 5, 10. Rom. 8, 17. </text:p>
      <text:p text:style-name="P1">15. Ale swjećće Boha teho Knjeza w swojich wutrobach.) Budźcże pak přeco hotowi k zamolwjenju kóždemu, kiž wot was słowo žada teje nadźije dla, kotraž we was je, Jez. 8, 13. </text:p>
      <text:p text:style-name="P1">16. A to čińće z ćichozću a z bojosću; a mějće dobre swědomnje, zo bychu ći, kiž złe wot was ryča, jako wot złóstnikow, k hanibje přišli, zo su hanili waše dobre khodźenje w Chrystusu. Phil. 2, 12. </text:p>
      <text:p text:style-name="P1">17. Přetož lěpje je, jeli zo so Božej woli lubi, zo wy dobroty dla ćeŕpiće, dyžli złósće dla. </text:p>
      <text:p text:style-name="P1">18. Přetož tež Chrystus je junu za naše hrěchi ćerpił, tón prawy za tych njeprawych, zo by nas Bohu woprował; a je morjeny po ćěle, ale wšak wožiwjeny po duchu; Rom. 5, 6. Hebr. 9, 28. </text:p>
      <text:p text:style-name="P1">19. W tym samym je wón tež tam šoł a prědował tym ducham we jastwje, St. 4, 6. </text:p>
      <text:p text:style-name="P1">20. Kotřiž tehdy njewěrjachu, jako Boža sćerpliwosć wočakowaše w Noachowym času, hdyž kašć hotowachu, w kotrymž jich mało běše, to je wósom dušow, zkhowanych přez wodu; Mat. 24, 37. 1 Mójz. 6, 18. </text:p>
      <text:p text:style-name="P1">21. Kotraž tež nas nětk zbóžnych čini w křćenicy, na tamnu podobnej, z kotrejž so njewotmyje njerjad na ćěle, ale so stanje slub dobreho swědomnja z Bohom, přez to horjestaće Jezom Chrysta, Mark. 16, 16. </text:p>
      <text:p text:style-name="P1">22. Kiž je na prawicy Božej po tym, jako horjeztpił je do njebjes, a su jemu poddani jandźeljo a wyšnozće a mocy. PpPj. 110, 1. Eph. 1, 20. </text:p>
      <text:p text:style-name="P1">4. staw. Wo wužitku křiža a sćerpliwosći w nim a wo druhich počinkach. </text:p>
      <text:p text:style-name="P1">1. Dokelž teho dla Chrystus w ćěle za nas je ćerpił, dha budźće tež wy z tej samej myslu wobrónjeni; přetož štóž na ćěle ćeŕpi, tón přestanje hrěšić, Phu. 2, 5. </text:p>
      <text:p text:style-name="P1">2. So by wón dale, štož hišće zbytkneho časa je w ćěle, nic člorzkim lóštam, ale Božej woli žiwy był. 2 Kor. 5, 15. Gal. 2, 20. </text:p>
      <text:p text:style-name="P1">3. Přetož dosć je, zo wy w zachodnym času teho žiwjenja činili sće po woli tych pohanow , jako sće </text:p>
      <text:p text:style-name="P2"><text:s/></text:p>
      <text:p text:style-name="P1">%----------------------------------- </text:p>
      <text:p text:style-name="P1">% https://digital.slub-dresden.de/data/kitodo/BibltojeZ_478590679/BibltojeZ_478590679_tif/jpegs/00001627.tif.large.jpg </text:p>
      <text:p text:style-name="P1">%----------------------------------------------------------- </text:p>
      <text:p text:style-name="P1"><text:s/>křiža. (St. 4 5.) swj. Pětra. Kšezćijanzke 321 chodźili w njepózćiwozći, w žadoz zćach, w pjanozći, w žraću, we z wopiłztwje a w hroznych pšibójztwach. Eph. 4, 17. Tit. 3, 3. </text:p>
      <text:p text:style-name="P1">4. Teho dla so jim zuza wěc zda być, zo wy z nimi sobu njeběžiće do tajkeho jich hrěšneho hrozneho njerjada, a hanja was; </text:p>
      <text:p text:style-name="P1">5. Kotřiž pak maju wotmołwjenje dawać temu, kiž hotowy je, sudźićžiwych a morwych. 2 Tim. 4, 1. </text:p>
      <text:p text:style-name="P1">6. Přetož teho dla je tež morwym to ewangelion připowědane, zo bychu sudźeni byli po čłowjeku na ćěle, ale w duchu Bohu žiwi byli. </text:p>
      <text:p text:style-name="P1">7. Blisko pak je přišoł kónc wšitkich wěcow. | 1 Kor. 10, 11. 1 Jan. 2, 18. Tekst na 9. njedźelu po swj. Trojicy. . </text:p>
      <text:p text:style-name="P1">8. [Teho dla budźće ztrózbi a wachujće k modlitwam. Přede wšitkimi wěcami pak mějće bjez sobu sylnu lubosć; přetož ta lubosć pšikryje hrěchow hromadu. Luk. 21, 36. Přisł. 10, 12. </text:p>
      <text:p text:style-name="P1">9. Hozpodujće so radźi bjez sobu bjez morkotanja. Rom. 12, 13. Hebr. 13, 2. </text:p>
      <text:p text:style-name="P1">10. Ssłužće sebi jedyn druhemu z tym darom, kotryž kóždy dóstał je, jako ći dobri zaztojnizy wšelkeje hnady Božeje. Rom. 12, 7. 8. </text:p>
      <text:p text:style-name="P1">11. Rěči-li štó, njech rěči jako Bože słowo. Ma-li štó kajku słužbu, njech słuži po tym zamóženju, kotrež Bóh wudźěli, zo by we wšěch wěcach Bóh chwaleny był přez Jezom Chrysta, kotremuž budź česć a móc wot wěčnosće hač do wěčnosće. Hamjeń. Epistola na njedźelu po nowym lěće. </text:p>
      <text:p text:style-name="P1">12. [Wy lubi, njech so wam njezda zuza wěc być to horjo, kotrež so nad wami wopokazuje (přetož wone so wam stanje k zpytowanju), jako by was něšto cuzeho nadešło; </text:p>
      <text:p text:style-name="P1">13. Ale kaž wy z Khryztusom ćeŕpiće, tak wjeselće so, zo wy tež při zjewjenju jeho krasnosće so ze zradowanjom zwjeselić budźeće. Mat. 5, 10. Jak. 1, 2. Jap. zk. 5, 41. </text:p>
      <text:p text:style-name="P1">14. Zbóžni wy sće, hdyž was hanja Chrystusoweho mjena dla; přetož tón Duch, kiž Duch teje krasnosće a Boži je, wotpočuje na was. Pola nich budźe wón hanjeny, ale pola was česćeny. Mat. 5, 11. </text:p>
      <text:p text:style-name="P1">15. Njech pak žadyn wot was njećeŕpi jako mordar abo paduch abo złóstnik, abo tajki, kiž so do cuzych wěcow tyka; </text:p>
      <text:p text:style-name="P1">16. Jeli zo wón pak ćeŕpi jako kšezćijan, dha njech so njehanibuje, ale njech česći Boha, hdyž jemu to je wotsudźene. Jan. 21, 19. </text:p>
      <text:p text:style-name="P1">17. Přetož čas je, zo so sud zpočina wot Božeho doma. Hdyž pak so wot nas zpočina, kajki dha kónc budźe z tymi, kiž Božemu evangeliju njewěrja? </text:p>
      <text:p text:style-name="P1">18. A hdyž tón prawy lědom zdźeržany budźe, hdźe chce so tón bjesbóžny a hrěšnik pokazać? Přisł. 11, 31. </text:p>
      <text:p text:style-name="P1">19. Teho dla kotřiž to ćeŕpja po Božej woli, ći njech jemu, jako swěrnemu stworićelej, swoje duše poruča w dobrych skutkach.) </text:p>
      <text:p text:style-name="P1">5. staw. Wo pšisłušnozći staršich, młodosće a wšěch kšezćijanow zhromadnje. </text:p>
      <text:p text:style-name="P1">1. Tych staršich, kiž bjez wami su, napominam ja, kiž sobuztarši sym a swědk Khryztusowych ćeŕpjenjow, kiž tež tu krasnosć, kotraž so zjewić ma, sobu dostać budu: Luk. 24, 418. Rom. 8, 17. </text:p>
      <text:p text:style-name="P1">2. Pasće to stadło Bože, kotrež při was je, a kedźbujće na njo, nic nućeni, ale z dobrej wolu; nic hrozneho dobytka dla, ale z hotowej wutrobu; </text:p>
      <text:p text:style-name="P1">3. Nic jako byšće knježili na wosadach, ale čińće so znamjo teho stadła; 2 Kor. 1, 24. </text:p>
      <text:p text:style-name="P1">4. Dha budźeće wy (hdyž so zjewić budźe tón wyššipaztyŕ,) tu </text:p>
      <text:p text:style-name="P2"><text:s/></text:p>
      <text:p text:style-name="P1">%----------------------------------- </text:p>
      <text:p text:style-name="P1">% https://digital.slub-dresden.de/data/kitodo/BibltojeZ_478590679/BibltojeZ_478590679_tif/jpegs/00001628.tif.large.jpg </text:p>
      <text:p text:style-name="P1">%----------------------------------------------------------- </text:p>
      <text:p text:style-name="P1"><text:s/>322 pšisłušnozće </text:p>
      <text:p text:style-name="P1">2. list (1. zt.) a počinki. njezwjadnu krónu teje česće dostać. Jez. 40, 11. 1 Pětr. 1, 4. </text:p>
      <text:p text:style-name="P1">5. Teho runja, wy młodźi, budźće poddani staršim. Epistola na 3. njedźelu po swj. Trojicy. lWšitzy budźće jedyn druhemu poddani, a woblekajće so ponižnozć; přetož Bóh napřećiwo steji hordym, ale ponižnym dawa wón hnadu. Luk. 1, 51. Jak. 4, 6. </text:p>
      <text:p text:style-name="P1">6. Teho dla ponižujće so pod Božu móznu ruku, zo by wón was powyšił w swojim času. Jak. 4, 10. </text:p>
      <text:p text:style-name="P1">7. Wšitku wašu starozć ćisńće na njeho, přetož wón so za was stara. Pz. 55, 23. Mat. 6, 25. Luk. 12, 22. Kn. mudr. 12, 13: </text:p>
      <text:p text:style-name="P1">8. Budźće ztrózbi a wachujće; přetož waš pšećiwnik, tón čert, chodźi wokoło jako rujazy law a pyta, kohož by póžrjeł. Luk. 21, 36. 1 Thes. 5, 6. </text:p>
      <text:p text:style-name="P1">9. Temu stejće napřećiwo twjerdźe we wěrje; a wěsće, zo runje te same ćerpjenja na wašich bratrach, kotřiž na swěće su, so dokonjeju. Eph. 6, 12. 13.. </text:p>
      <text:p text:style-name="P1">10. Tón Bóh pak wšeje hnady, kiž nas powołał je k swojej wěčnej krasnosći w Chrystusu Jezusu, tón budźe was, kiž wy mału chwilu ćeŕpiće, dohotować, wobtwjerdźić, posylnić a załožić. St. 1, 6. </text:p>
      <text:p text:style-name="P1">11. Temu samemu budź česć a móc wot wěčnosće hač do wěčnosće! Hamjeń. </text:p>
      <text:p text:style-name="P1">12. Přez wašeho swěrneho bratra Silvana (jako za to mam) sym ja wam z krótkim pisał, zo bych napominał a wobswědčił, zo to je ta prawa hnada Boža, w kotrejž wy stejiće. </text:p>
      <text:p text:style-name="P1">13. Wam dadźa wjele dobreho prajić ći, kotřiž su z wami wuzwoleni w Babilonje, a mój syn Markus. </text:p>
      <text:p text:style-name="P1">14. Poztrorće so jedyn druheho z wokošenjom teje lubosće. Měr budź z wami wšitkimi, kiž sće w Chrystusu Jezusu! Hamjeń. 1 Kor. 16, 20. Prěni list Pětrowy wšitkim pisany. Druhi list swj. japoštoła Pětra. Prěni staw. Wo wěry płódnozći w dobrych skutkach a wo chwalbje swjateho pisma. </text:p>
      <text:p text:style-name="P1">1. Šiman Pětr, wotročk a japoštoł Jezom Chrysta, tym, kotřiž z nami runje tu drohu wěru dóstali su po tej prawdosći, kotruž dawa naš Bóh a tón zbóžnik Jezus Chrystus; Rom. 1, 12. </text:p>
      <text:p text:style-name="P1">2. Hnada a měr pšizporjej so wam přez to póznaće Bože a Jezom Chrysta, našeho Knjeza! Rom. 1, 7. </text:p>
      <text:p text:style-name="P1">3. Dokelž nam wot jeho Božeje mocy wšitko, štož k žiwjenju a k słužbje Božej słuša, date je přez to póznaće teho, kiž nas je powołał přez swoju krasnosć a móc; 1 Pětr. 2, 9. </text:p>
      <text:p text:style-name="P1">4. Dha nam te drohe a najwjetše sluby date su, zo byšće wy přez te same dostojni byli teho bójzkeho pširodźenja, jeli zo ćeknjeće tym zkaženym lóštam na swěće. </text:p>
      <text:p text:style-name="P1">5. Teho dla wažće wšitku prózu na to, zo byšće pšiłožili k swojej wěrje počink a k počinku mudrosć, </text:p>
      <text:p text:style-name="P1">6. A k mudrosći zdźeržliwozć, a k zdźeržliwozći sćerpliwosć, a k sćerpliwosći bohabojaznozć, </text:p>
      <text:p text:style-name="P1">7. A k bohabojaznozći bratzku lubosć, k bratzkej lubosći pak lubosć k wšitkim čłowjekam. 1 Thes. 3, 12. </text:p>
      <text:p text:style-name="P1">8. Přetož hdyž to z połnej měru pola was je, njebudźe wone was </text:p>
      <text:p text:style-name="P2"><text:s/></text:p>
      <text:p text:style-name="P1"><text:s/></text:p>
      <text:p text:style-name="P1">%----------------------------------- </text:p>
      <text:p text:style-name="P1">% https://digital.slub-dresden.de/data/kitodo/BibltojeZ_478590679/BibltojeZ_478590679_tif/jpegs/00001628.tif.large.jpg </text:p>
      <text:p text:style-name="P1">%----------------------------------------------------------- </text:p>
      <text:p text:style-name="P1"><text:s/>322 pšisłušnozće </text:p>
      <text:p text:style-name="P1">2. list (1. zt.) a počinki. njezwjadnu krónu teje česće dostać. Jez. 40, 11. 1 Pětr. 1, 4. </text:p>
      <text:p text:style-name="P1">5. Teho runja, wy młodźi, budźće poddani staršim. Epistola na 3. njedźelu po swj. Trojicy. lWšitzy budźće jedyn druhemu poddani, a woblekajće so ponižnozć; přetož Bóh napřećiwo steji hordym, ale ponižnym dawa wón hnadu. Luk. 1, 51. Jak. 4, 6. </text:p>
      <text:p text:style-name="P1">6. Teho dla ponižujće so pod Božu móznu ruku, zo by wón was powyšił w swojim času. Jak. 4, 10. </text:p>
      <text:p text:style-name="P1">7. Wšitku wašu starozć ćisńće na njeho, přetož wón so za was stara. Pz. 55, 23. Mat. 6, 25. Luk. 12, 22. Kn. mudr. 12, 13: </text:p>
      <text:p text:style-name="P1">8. Budźće ztrózbi a wachujće; přetož waš pšećiwnik, tón čert, chodźi wokoło jako rujazy law a pyta, kohož by póžrjeł. Luk. 21, 36. 1 Thes. 5, 6. </text:p>
      <text:p text:style-name="P1">9. Temu stejće napřećiwo twjerdźe we wěrje; a wěsće, zo runje te same ćerpjenja na wašich bratrach, kotřiž na swěće su, so dokonjeju. Eph. 6, 12. 13.. </text:p>
      <text:p text:style-name="P1">10. Tón Bóh pak wšeje hnady, kiž nas powołał je k swojej wěčnej krasnosći w Chrystusu Jezusu, tón budźe was, kiž wy mału chwilu ćeŕpiće, dohotować, wobtwjerdźić, posylnić a załožić. St. 1, 6. </text:p>
      <text:p text:style-name="P1">11. Temu samemu budź česć a móc wot wěčnosće hač do wěčnosće! Hamjeń. </text:p>
      <text:p text:style-name="P1">12. Přez wašeho swěrneho bratra Silvana (jako za to mam) sym ja wam z krótkim pisał, zo bych napominał a wobswědčił, zo to je ta prawa hnada Boža, w kotrejž wy stejiće. </text:p>
      <text:p text:style-name="P1">13. Wam dadźa wjele dobreho prajić ći, kotřiž su z wami wuzwoleni w Babilonje, a mój syn Markus. </text:p>
      <text:p text:style-name="P1">14. Poztrorće so jedyn druheho z wokošenjom teje lubosće. Měr budź z wami wšitkimi, kiž sće w Chrystusu Jezusu! Hamjeń. 1 Kor. 16, 20. Prěni list Pětrowy wšitkim pisany. Druhi list swj. japoštoła Pětra. Prěni staw. Wo wěry płódnozći w dobrych skutkach a wo chwalbje swjateho pisma. </text:p>
      <text:p text:style-name="P1">1. Šiman Pětr, wotročk a japoštoł Jezom Chrysta, tym, kotřiž z nami runje tu drohu wěru dóstali su po tej prawdosći, kotruž dawa naš Bóh a tón zbóžnik Jezus Chrystus; Rom. 1, 12. </text:p>
      <text:p text:style-name="P1">2. Hnada a měr pšizporjej so wam přez to póznaće Bože a Jezom Chrysta, našeho Knjeza! Rom. 1, 7. </text:p>
      <text:p text:style-name="P1">3. Dokelž nam wot jeho Božeje mocy wšitko, štož k žiwjenju a k słužbje Božej słuša, date je přez to póznaće teho, kiž nas je powołał přez swoju krasnosć a móc; 1 Pětr. 2, 9. </text:p>
      <text:p text:style-name="P1">4. Dha nam te drohe a najwjetše sluby date su, zo byšće wy přez te same dostojni byli teho bójzkeho pširodźenja, jeli zo ćeknjeće tym zkaženym lóštam na swěće. </text:p>
      <text:p text:style-name="P1">5. Teho dla wažće wšitku prózu na to, zo byšće pšiłožili k swojej wěrje počink a k počinku mudrosć, </text:p>
      <text:p text:style-name="P1">6. A k mudrosći zdźeržliwozć, a k zdźeržliwozći sćerpliwosć, a k sćerpliwosći bohabojaznozć, </text:p>
      <text:p text:style-name="P1">7. A k bohabojaznozći bratzku lubosć, k bratzkej lubosći pak lubosć k wšitkim čłowjekam. 1 Thes. 3, 12. </text:p>
      <text:p text:style-name="P1">8. Přetož hdyž to z połnej měru pola was je, njebudźe wone was </text:p>
      <text:p text:style-name="P2"><text:s/></text:p>
      <text:p text:style-name="P1">%----------------------------------- </text:p>
      <text:p text:style-name="P1">% https://digital.slub-dresden.de/data/kitodo/BibltojeZ_478590679/BibltojeZ_478590679_tif/jpegs/00001629.tif.large.jpg </text:p>
      <text:p text:style-name="P1">%----------------------------------------------------------- </text:p>
      <text:p text:style-name="P1"><text:s/>Falšni (St. 1. 2.) swj. Pětra. wučerjo. 323 lěnich a njepłódnych wostajić na póznaću našeho Knjeza Jezom Chrysta. Tit. 3, 14. </text:p>
      <text:p text:style-name="P1">9. Štóž pak to nima, tón je slepy a masa z rukomaj a zapomni teho wučisćenja swojich starych hrěchow. 1 Jan. 2, 9. 11. </text:p>
      <text:p text:style-name="P1">10. Teho dla, lubi bratřa, prózujće so wjele wjazy, zo byšće waše powołanje a wuzwolenje twjerde sčinili. Přetož hdyž wy to činiće, dha njebudźeće wy so nihdy ztorčić; Hebr. 3, 14. </text:p>
      <text:p text:style-name="P1">11. A tak budźe wam bohaće podate to nutszańdźenje do teho wěčneho kralestwa našeho Knjeza a zbóžnika Jezom Chrysta. </text:p>
      <text:p text:style-name="P1">12. Teho dla nochcu přestać, was stajnje teho dopomnić, hač wy je runje wěsće a sće posylnjeni w tej nětčišej prawdźe. Rom. 15, 14. 15. </text:p>
      <text:p text:style-name="P1">13. Přetož ja mam za zprawne, tak dołho hač tudy w tej hěće sym, zo bych was zbudźił z napominanjom, </text:p>
      <text:p text:style-name="P1">14. Dokelž wěm, zo ja skoro swoju hětu wotpołožić dyrbju, jako mi tež naš Knjez Jezus Chrystus zjewił je. Jan. 21, 18. 19. </text:p>
      <text:p text:style-name="P1">15. Ja pak swěru na tym budu, zo byšće wy po mojim wukhodźe stajnje měli so teho dopomnić. Epistola na 6. njedźelu po třoch kralach. </text:p>
      <text:p text:style-name="P1">16. [Přetož my njejsmy za lesnymi basničkami šli, jako my wam wupowjedźili smy tu móc a přichod našeho Knjeza Jezom Chrysta, ale my smy z našimaj wočomaj jeho krasnosć widźili. 1 Kor. 1, 17. St. 2, 1. 4. </text:p>
      <text:p text:style-name="P1">17. Přetož wón je wot Boha Wótca česć a chwalbu dóstał, přez hłós, kotryž so k njemu sta wot wulkeje krasnosće z tajkim wašnjom: To je mój luby Syn, na kotrymž ja dobre spodobanje mam. Mat. 17, 5. Mark. 9, 7. Luk. 9, 35. Mat. 3, 17. </text:p>
      <text:p text:style-name="P1">18. A tón hłós smy my słyšeli, N. t. zo so z njebjes sta, jako my z nim běchmy na tej swjatej horje. Tekst na 20. njedźelu po swj. Trojicy. IV. </text:p>
      <text:p text:style-name="P1">19. [A my mamy mózniše prophetizke słowo, a wy na tym derje činiće, zo na njo kedźbujeće, jako na swěcu, kotraž so w ćěmnym kuće swěći, hač by so dźeń zaswitał a jutrna hwězda zkhadźała we wašich wutrobach. pj,. 119, 105. </text:p>
      <text:p text:style-name="P1">20. Wy pak dyrbiće to najprjedy wjedźić, zo žane prophetizke pismo so njeda po samych člorózkich myslach wułožić; 2 Tim. 3, 16.! Rom. 12,7. </text:p>
      <text:p text:style-name="P1">21. Přetož to prophetizke słowo njeje zaztarzku po člorózkej woli wuryčane, ale ći swjeći Boži ludźo su rěčeli, nanućeni wot swjateho Ducha. </text:p>
      <text:p text:style-name="P1">2. staw. Wo falšnych wučerjach, jich štrafje a zawjedźenju. </text:p>
      <text:p text:style-name="P1">1. Běchu pak tež falšni profetojo <text:s/>bjez ludom, jako tež bjez wami budźa falšni wučerjo, kotřiž budźa skradźu podtykać škódne kezaŕztwa, dokelž zapru teho Knjeza, kiž jich wukupił je, a sami sebi pšiwala nahłe skaženje. 1 Tim. 4, 1. </text:p>
      <text:p text:style-name="P1">2. A jich wjele budźe za nimi hić do zkaženja; přez kotrychž šćežka teje prawdy budźe hanjena. 2 Tim. 4, 3. 4. </text:p>
      <text:p text:style-name="P1">3. A woni budźa přez lakomztwo z jebaŕzkimi słowami wo was wikować. To satamanstwo pak, kotrež jim dawno wotsudźene je, so njekomdźi a jich skaženje njedrěma. 5 Mójz. 32, 35. </text:p>
      <text:p text:style-name="P1">4. Přetož hdyž Bóh tych jandźelow, kiž su zhrěšili, njeje přepušćił, ale je jich z rjećazami teje ćěmnosće do hele zastorčił a jich podał, zo bychu k sudu zkhowani byli; Jud. št. 6. Jan. 8, 44. </text:p>
      <text:p text:style-name="P1">5. A njeje lutował prěńšeho swěta, ale schowa Noa, prědarja prawdosće, sameho wosmeho, a 21 (102) </text:p>
      <text:p text:style-name="P2"><text:s/></text:p>
      <text:p text:style-name="P1">%----------------------------------- </text:p>
      <text:p text:style-name="P1">% https://digital.slub-dresden.de/data/kitodo/BibltojeZ_478590679/BibltojeZ_478590679_tif/jpegs/00001630.tif.large.jpg </text:p>
      <text:p text:style-name="P1">%----------------------------------------------------------- </text:p>
      <text:p text:style-name="P1"><text:s/>324 Sawjednizy. </text:p>
      <text:p text:style-name="P1">2. list (2. 3. zt.) Poslenje časy. přiwjedźe lijeńzu na swět tych bjezbóžnych; 1 Mójz. 7, 7. St. 8, 1. </text:p>
      <text:p text:style-name="P1">6. A je te města Sodom a Gomorru k popjełej sčinił, pšewróćił a wutupił a z tym znamjo postajił tym, kotřiž złe činić chcedźa; 1 Mójz. 19, 24. </text:p>
      <text:p text:style-name="P1">7. A teho podtłóčeneho praweho Lota je z tych złóstnikow jich njepózćiweho towarstwa wutorhnył; </text:p>
      <text:p text:style-name="P1">8. Přetož dokelž tutón prawy, kiž bjez nimi bydleše, jedyn dźeń jako druhi jich njeprawe skutki widźeć a słyšeć dyrbješe, rudźeše to jeho prawu dušu. Pz. 119, 158. Ez. 9, 4. </text:p>
      <text:p text:style-name="P1">9. Přetož tón Knjez wě bohabojaznych ze spytowanja wumóž, njeprawych pak zkhować k sudnemu dnju, zo bychu čwělowani byli; 1 Kor. 10, 13. </text:p>
      <text:p text:style-name="P1">10. A najwjacy tych, kotřiž z ćěłom w žadozći teje nječiztozće chodźa a wyšnosć zazpja, su khrobli, zasakli, so ničo njeboja te krasnosće hanić, Jud. št. 4. 7. 8. 10. 16. </text:p>
      <text:p text:style-name="P1">11. Hdźež wšak ći jandźeljo, kiž wjetšu sylnozć a móc maju, njeznjesu přećiwo sebi to hanibne sudźenje před tym Knjezom. </text:p>
      <text:p text:style-name="P1">12. Ale tamni su jako te njerozomne zkoćata, kotrež su po pširodźenju płodźene k łowjenju a k farězanju; tak woni to hanja, štož njerozymja, a budźa w swojim hinjenju zahinyć, Jer. 12, 3. Jud. št. 10. </text:p>
      <text:p text:style-name="P1">13. A tu mzdu teje njeprawdosće wotnosyć. Woni to dźerža za najlěpše, hdyž so dźeń jako dźeń móža kormić; ale wopluzk su a haniba, dokelž so derje maju při swojim jebanju a sobu kwasuja z wami; Jud. št. 12. </text:p>
      <text:p text:style-name="P1">14. Maju woči połnej mandźelztwołamanja, njedadźa sebi hrěchi wobarać, wabja k sebi te njewobztajne duše, maju wutrobu wuwučenu w lakomstwje, su pokleći ludźo; </text:p>
      <text:p text:style-name="P1">15. Wostajiwši prawu šćežku su so zabłudźili; chodźa pak po puću Balaam, Bozoroweho syna, kotremuž so lubješe mzda teje njeprawdosće; </text:p>
      <text:p text:style-name="P1">16. Bu pak dowjedźeny swojeho pšeztupjenja; přetož ta něma wósliza, na kotrejž jězdźeše, rěčeše z čłowječnym hłosom a wobaraše teho profety tórnozći. 4 Mójz. 22, 28. </text:p>
      <text:p text:style-name="P1">17. Woni su studnje bjez wody a mróčele, wot wichora wokoło honjene; kotrymž ta ćěmna ćma do wěčnosće zkhowana je. Jud. št. 12. </text:p>
      <text:p text:style-name="P1">18. Přetož woni ryča nadute a prózdne słowa a zawjedźa w ćělnych lóštach, haj w njepózćiwozći tych samych, kotřiž woprawdźe ćekli běchu wot tych, kiž w błudźe chodźa; Pz. 17, 10. Jud. št. 16. </text:p>
      <text:p text:style-name="P1">19. A polubja jim frejotu, kiž wšak sami skaženi wotročcy su. Přetož wot kohož štó je pšewinjeny, temu je wón tež za wotročka. Jan. 8, 34. Rom. 6, 6. </text:p>
      <text:p text:style-name="P1">20. Su-li pak ći, kiž wušli su z njerjada teho swěta přez to póznaće teho Knjeza a zbóžnika Jezom Chrysta, z noweho zaso w tym wjaznuli a budźa pšemóženi, tak zo wulězć njemóža, dha je so z nimi to poslenje hórše zčiniło, dyžli prěńše běše. Mat. 12, 45. Hebr. 6, 4—?. </text:p>
      <text:p text:style-name="P1">21. Přetož lěpje by jim było, zo bychu nihdy njepóznali puć teje prawdosće, dyžli zo jón póznaju a so wróća wot swjateje přikaznje, kotraž jim data je. gsut. 12, 47. 48. </text:p>
      <text:p text:style-name="P1">22. Stało so jim je, štož so hewak w prawym pšisłowje rěči: Pos žerje zaso, štož je wublał; a swinjo wala so po kupjeli zaso w błóće. Přisł. 26, 11. </text:p>
      <text:p text:style-name="P1">3. staw. Wo poslenich časach, Chrystusowym přichodźe a doztojnym pšihotowanju na njón. </text:p>
      <text:p text:style-name="P1">1. To je hižom druhi list, kotryž wam pišu, wy lubi, w kotrymajż </text:p>
      <text:p text:style-name="P2"><text:s/></text:p>
      <text:p text:style-name="P1">%----------------------------------- </text:p>
      <text:p text:style-name="P1">% https://digital.slub-dresden.de/data/kitodo/BibltojeZ_478590679/BibltojeZ_478590679_tif/jpegs/00001631.tif.large.jpg </text:p>
      <text:p text:style-name="P1">%----------------------------------------------------------- </text:p>
      <text:p text:style-name="P1"><text:s/>Chrystusowy (St. 3.) swj. Pětra. přichod. 325 ja z dopomnjenjom zbudźu wašu zprawnu mysl, St. 1, 13. </text:p>
      <text:p text:style-name="P1">2. So byšće zpominali na te słowa, kotrež wam su připowědane wot tych swjatych profetow, a na našu wučbu, kiž my smy japoštoli teho Knjeza a zbóžnika. Epistola na 26. njedźelu po swj. Trojicy. </text:p>
      <text:p text:style-name="P1">3. [A to wy dyrbiće najprjedy wjedźić, zo w tych poslenich dnjach přińć budźa wusměwzy, kiž budźa po swojich lóštach chodźić, 1 Tim. 4, 1. 2 Tim. 3, 1—5. Mat. 24, 4. Jud. št. 18. </text:p>
      <text:p text:style-name="P1">4. A rjeknyć: Hdźe je tón slub jeho pšichoda? Přetož wot teho časa, jako wótcojo wusnyli su, wostanje wšitko tak, kaž było je wot spočatka teho stworjenja. Jez. 5, 19. </text:p>
      <text:p text:style-name="P1">5. Ale samopašnozće dla nochzedźa wjedźić, zo te njebjesa zaztarzku tež běchu, a ta zemja, kiž z wody a přez wodu je wobztała přez Bože słowo; </text:p>
      <text:p text:style-name="P1">6. Dha wšak přez te same tamny swět z lijeńzu je potepjeny a zkaženy. 1 Mójz. 7, 17. </text:p>
      <text:p text:style-name="P1">7. Ale nětčiše njebjesa a zemja budźa přez jeho słowo wotłožene a k wohenju zkhowane na tón dźeń | teho suda a zatamanztwa bjezbóžnych ludźi. </text:p>
      <text:p text:style-name="P1">8. To jene pak nochcu, zo by wam potajene było, wy najlubši, zo jedyn dźeń před tym Knjezom je jako tawzynt lět, a tawzynt lět jako jedyn dźeń. </text:p>
      <text:p text:style-name="P1">9. Tón Knjez so ze slubom njekomdźi, jako někotři to za komdźenje maju; ale wón ma ćerpjenje z nami a nochce, zo by štó zhubjeny był, ale zo by so kóždy k pokuće wobroćił. Hab. 2, 3. Ez. 18, 23. </text:p>
      <text:p text:style-name="P1">10. Teho Knjeza dźeń pak budźe přińć jako paduch w nocy, na kotrymż njebjesa zańć budźa z wulkim ropotom; helementy pak budźa před hězu so rozeškrěć, a zemja a te wěcy, kiž w njej su, budźa so spalić. Luk. 12, 39. 1 Thes. 5, 2. 3. Zjew. 3, 3. St. 16, 15. 2 Pětr. 3, 7. Łuk. 31, 33. </text:p>
      <text:p text:style-name="P1">11. Hdyž teho dla to wšitko ma rozeńć, dha dyrbiće wy hotowi być ze swjatym žiwjenjom a z bohabojaznym wašnjom, </text:p>
      <text:p text:style-name="P1">12. So byšće čakali a khwatali k pšichodej teho Božeho dnja, na kotrymž njebjesa so přez woheń rospušćić a helementy před hězu so rozeškrěć budźa. </text:p>
      <text:p text:style-name="P1">13. My pak po jeho slubje čakamy na nowe njebjesa a na nowu zemju, w kotrychž prawdosć pšebywa. Jez. 65, 17. St. 66, 22. Zjew. 21, 1. </text:p>
      <text:p text:style-name="P1">14. Teho dla, moji najlubši, dokelž wy na to čakać maće, dha budźće swěru na tym, zo byšće wy před nim njezmazani a bjez haniby namakani byli w měrje.| 1 Thes. 3, 13. 1 Kor. 1, 8. </text:p>
      <text:p text:style-name="P1">15. A mějće tu sćerpliwosć na* šeho Knjeza za swoju zbóžnosć; kaž tež naš luby bratr Pawoł po tej mudrosći, kotraž jemu data je, wam je pisał, Rom. 2, 4. 1 Pětr. 3, 20. </text:p>
      <text:p text:style-name="P1">16. Kaž wón tež we wšěch swojich liztach wot teho rěči, w kotrychž su někotre wěcy ćežke k zrozymjenju, kotrež, jako tež te druhe pisma, ći njewučeni a njewobztajni pšewobroća k samemu swojemu satamanstwu." </text:p>
      <text:p text:style-name="P1">17. Wy pak, moji najlubši, dokelž to prjedy wěsće, dha hladajće so, zo byšće wy, do błuda tych njezbóžnych ludźi sobu ćehnjeni, njewupanyli ze swojeje wobztajnozće. Mark. 13, 5. 9. 33. </text:p>
      <text:p text:style-name="P1">18. Ale rozćće w hnadźe a póznaću našeho Knjeza a zbóžnika Jezom Chrysta.,. Temu samemu, budź česć nětk a hač do wěčneho časa. Hamjeń. </text:p>
      <text:p text:style-name="P2"><text:s/></text:p>
      <text:p text:style-name="P1"><text:s/></text:p>
      <text:p text:style-name="P1">%----------------------------------- </text:p>
      <text:p text:style-name="P1">% https://digital.slub-dresden.de/data/kitodo/BibltojeZ_478590679/BibltojeZ_478590679_tif/jpegs/00001632.tif.large.jpg </text:p>
      <text:p text:style-name="P1">%----------------------------------------------------------- </text:p>
      <text:p text:style-name="P1"><text:s/>Khodźenje </text:p>
      <text:p text:style-name="P1">1. list (1. 2. zt.) w swětle. Prěni list swj. japoštoła Jana. Prěni staw. Wo Khryztusowej paršonje, jeho zjewjenym słowje a wěrnej pokuće. Tekst na 4. njedźelu adwenta. IV. </text:p>
      <text:p text:style-name="P1">1. Štož wot spočatka bě, štož smy słyšeli, štož z našimaj wočomaj smy widźeli, štož my wohladowali smy, a štoź našej ružy womasałej stej, wot słowa teho žiwjenja; Jan. 1, 1.St. 1, 14. </text:p>
      <text:p text:style-name="P1">2. (A to žiwjenje je so zjewiło, a my smy widźeli a swědčimy a pšipowjedamy wam tuto wěčne žiwjenje, kotrež bě pola Wótca a nam so zjewiło je;) Jan. 1, 4. St. 1, 1. </text:p>
      <text:p text:style-name="P1">3. Štož smy widźeli a słyšeli, to my wam pšipowjedamy, zo byšće tež wy z nami towarstwo měli, a naše towarstwo pak było z Wótcom a z jeho Ssynom, Jezom Khryztusom; </text:p>
      <text:p text:style-name="P1">4. A to wam pišemy, zo by waša wjesełosć połna była.) Jan. 15, 11. </text:p>
      <text:p text:style-name="P1">5. A to je to připowědanje, kotrež wot njeho słyšeli smy a wam pšipowjedamy, zo Bóh swětło je a zo žana ćěmnosć w nim njeje. Jan. 8, 12. </text:p>
      <text:p text:style-name="P1">6. Jeli zo my prajimy, zo my towarstwo z nim mamy, chodźimy pak pó ćmje, dha my łžemy a nječinimy prawdu. </text:p>
      <text:p text:style-name="P1">7. Jeli zo pak w swětle chodźimy, jako wón w swětlłe je; dha mamy my towarstwo bjez sobu; a ta krej Jezom Chrysta, jeho Syna, wučizći nas wotžwšitkeho hrěcha. Hebr. 9, 14. Zjew. I, 5. Tekst na 11. njedźelu po swj. Trojicy. IV. </text:p>
      <text:p text:style-name="P1">8. [Jeli zo prajimy, zo žaneho hrěcha nimamy, zawjedźemy so sami a prawda w nas njeje. Přisł. 20, 9. </text:p>
      <text:p text:style-name="P1">9. Jeli zo my pak naše hrěchi wuznajemy, dha je wón swěrny a Pprawy, zo nam te hrěchi wodawa a wučizći nas wot wšitkeje njeprawdosće. Přisł. 28, 13. 1 Thes. 5, 24. </text:p>
      <text:p text:style-name="P1">10. Jeli zo prajimy, zo njejsmy zhrěšili, dha jeho za łharja zčinimy, a jeho słowo w nas njeje.) </text:p>
      <text:p text:style-name="P1">2. staw. Wo kšezćijanztwa załožku, na čim je póznać, w čim wobzteji, wo jeho kóncu, njepšećelach a zdźerženju. Tekst na 3. njedźelu po swj. Trojicy. IV. </text:p>
      <text:p text:style-name="P1">1. [Moje dźěćatka, to wam pišu, zo byšće njehrěšili. A jeli štó by zhrěšił, dha mamy ryčnika pola Wótca, Jezom Chrysta, kiž je prawy; Rom. 8, 34. Hebr. 7, 25. St. 9, 24. </text:p>
      <text:p text:style-name="P1">2. A tón samy je to zjednanje za naše hrěchi, nic jeno pak za te naše, ale tež za teho cyłeho swěta. Kol. 1, 20. </text:p>
      <text:p text:style-name="P1">3. A na tym wěmy, zo my jeho znajemy, jeli zo my jeho kaznje dźeržimy. </text:p>
      <text:p text:style-name="P1">4. Štóž praji: Ja jeho znaju, a njedźerži jeho kaznje, tón je łhaŕ, a w tajkim žana wěrnosć njeje. </text:p>
      <text:p text:style-name="P1">5. Štóž pak jeho słowo dźerži, w tajkim je woprawdźe ta lubosć Boža dokonjana. Na tym my póznajemy, zo my w nim smy. Jan. 14, 21. 23: </text:p>
      <text:p text:style-name="P1">6. Štóž praji, zo wón w nim wostanje, tón ma tež tak chodźić, kaž wón chodźił je.) Jan. 15, 4. 5. </text:p>
      <text:p text:style-name="P1">7. Moji bratřa, ja wam njepišu nowu přikaznju, ale tu ztaru přikaznju, kotruž wy sće wot prjódka měli. Ta stara přikaznja je to słowo, kotrěž wot spočatka sće słyšeli. 2 Jan. št. 5. </text:p>
      <text:p text:style-name="P1">8. Zaso nowu přikaznju ja wam pišu, kotraž wěrna je pola njeho a pola was; přetož ta ćma je zašła a to wěrne swětło nětk swěći. Rom. 13, 12. </text:p>
      <text:p text:style-name="P1">9. Štóž praji, zo je w swětle, </text:p>
      <text:p text:style-name="P2"><text:s/></text:p>
      <text:p text:style-name="P1">%----------------------------------- </text:p>
      <text:p text:style-name="P1">% https://digital.slub-dresden.de/data/kitodo/BibltojeZ_478590679/BibltojeZ_478590679_tif/jpegs/00001633.tif.large.jpg </text:p>
      <text:p text:style-name="P1">%----------------------------------------------------------- </text:p>
      <text:p text:style-name="P1"><text:s/>Wěrni a falšni kšezć. (St. 2.) swj. Jana. Duchowne žałbowanje. 327 a hidźi swojeho bratra, tón je hišće nětk w ćěmnosći. St. 5, 15. St. 4, 20. </text:p>
      <text:p text:style-name="P1">10. Štóž swojeho bratra lubuje, tón wostanje w swětle a njeje žane pohóršenje w nim; St. 3, 14. </text:p>
      <text:p text:style-name="P1">11. Štóž pak swojeho bratra hidźi, tón je w ćmje a chodźi w ćmje a njewě, hdźe wón dźe; přetož ta ćma je jeho woči zaslepiła. St. 3, 14. 15. St. 4, 20. </text:p>
      <text:p text:style-name="P1">12. Lube dźěćatka, ja pišu wam, zo wam te hrěchi přez jeho mjeno wodate budźa. Luk. 24, 47. </text:p>
      <text:p text:style-name="P1">13. Ja pišu wam wótcam; přetož wy znajeće teho, kiž wot spočatka je. Ja pišu wam młodźenzam; přetož wy sće teho złóztnika pšewinuli. </text:p>
      <text:p text:style-name="P1">14. Ja pišu wam dźěćom; přetož wy teho Wótca znajeće. Ja sym wam wótcam pisał, zo byšće wy teho znali, kiž wot spočatka je. Ja sym wam młodźenzam pisał, dokelž wy mózni sće a to słowo Bože pola was wostanje a teho złóztnika sće pšewinuli. </text:p>
      <text:p text:style-name="P1">15. Njemějće lubo tón swět ani štož na swěće je. Jeli zo štó tón swět lubo ma, w tym teho Wótca lubosć njeje. </text:p>
      <text:p text:style-name="P1">16. Přetož wšitko, štož na swěće je (jako žadozć teho ćěła a žadozć tych wočow a hordozć teho žiwjenja), to njeje wot Wótca, ale je wot swěta. </text:p>
      <text:p text:style-name="P1">17. A swět zańdźe ze swojimi žadosćemi; štóž pak Božu wolu čini, tón wostanje wěčnje. Pz. 90, 10. </text:p>
      <text:p text:style-name="P1">18. Dźěćatka, ta poslenja štunda je, a jako sće słyšeli, zo Chrystusowy pšećiwnik přińć ma a nětk wjele Khryztusowych pšećiwnikow je poztanuło; z teho my póznajemy, zo je poslenja štunda. Mat. 24, 5. 24. </text:p>
      <text:p text:style-name="P1">19. Woni su wot nas wotešli, ale woni wot nas njeběchu; přetož hdy bychu wot nas byli, dha bychu pola nas wostali; ale woni su wot nas wotešli, zo bychu zjewjeni byli, zo wšitcy wot nas njejsu. Jap. z. 20, 30. </text:p>
      <text:p text:style-name="P1">20. A wy maće to žałbowanje wot teho, kiž swjaty je a wěsće wšitko. </text:p>
      <text:p text:style-name="P1">21. Ja wam njejsym pisał, jako byšće wy prawdu njewjedźili, ale zo wy ju wěsće a wěsće tež, zo žana łža z teje prawdy njepřińdźe. </text:p>
      <text:p text:style-name="P1">22. Štó je łhaŕ, chiba tón, kiž zaprje, zo Jezus njeje Chrystus? Tón je tón Chrystusowy pšećiwnik, kotryž zaprje Wótca a Syna. St. 4, 3. 2 Jan. št. 7. </text:p>
      <text:p text:style-name="P1">23. Kóždy, kiž Syna zaprje, tón tež teho Wótca nima. St. 4, 15. </text:p>
      <text:p text:style-name="P1">24. Wy teho dla, štož sće słyšeli wot spočatka, to njech wostanje při was. Jeli zo při was wostać budźe, štož wy wot spočatka sće słyšeli, dha wy tež w Ssynje a we Wótcu wostanjeće. Scht. 7. </text:p>
      <text:p text:style-name="P1">25. A to je to slubjenje, kotrež wón nam slubił je, to wěčne žiwjenje. </text:p>
      <text:p text:style-name="P1">26. To sym ja wam pisał wot tych, kotřiž was zawjedu. </text:p>
      <text:p text:style-name="P1">27. A to žałbowanje, kotrež wy wot njeho sće dóstali, wostanje při was, a njetrjebaće, zo by was štó wučił; ale runje jako was to same žałbowanje wot wšelkich wěcow roswuči, tak wone tež wěrno je a njeje žana łža. A kaž was nawučiło je, tak při nim wostańće. Scht. 20. Jan. 14, 26. St. 16, 13. </text:p>
      <text:p text:style-name="P1">28. A nětk, dźěćatka, wostańće při nim, zo bychmy my, hdyž wón so zjewić budźe, chrobłosć měli a k hanibje njepšišli před nim w jeho přichodźe. St. 3, 21. </text:p>
      <text:p text:style-name="P1">29. Hdyž wy wěsće, zo wón prawy je, dha tež póznajće, zo kóždy, kiž prawje čini, wot njeho so narodźił je. </text:p>
      <text:p text:style-name="P2"><text:s/></text:p>
      <text:p text:style-name="P1">%----------------------------------- </text:p>
      <text:p text:style-name="P1">% https://digital.slub-dresden.de/data/kitodo/BibltojeZ_478590679/BibltojeZ_478590679_tif/jpegs/00001634.tif.large.jpg </text:p>
      <text:p text:style-name="P1">%----------------------------------------------------------- </text:p>
      <text:p text:style-name="P1"><text:s/>328 Bože dźěći. </text:p>
      <text:p text:style-name="P1">1. list (3. zt.) Lubosć k bratram. </text:p>
      <text:p text:style-name="P1">3. staw. Wo wěrnych kšezćijanow krasnosći, wosebnosćach, křižu a trošće. Tekst na njedźelu Judica. IV. </text:p>
      <text:p text:style-name="P1">1. [Pohlejće, kajku lubosć nam tón Wótc wopokazał je, zo bychmy Bože dźěći mjenowani byli. Teho dla was swět njeznaje, přetož wón jeho njeznaje. Jan. 16, 3. St. 17, 25. </text:p>
      <text:p text:style-name="P1">2. Moji najlubši, my smy nětk Bože dźěći; ale zjewiło so hišće njeje, što my budźemy. My pak wěmy, hdyž so zjewić budźe, zo my jemu podobni budźemy; přetož my jeho widźeć budźemy tak, kaž wón je. Jan. 1, 12. Rom. 8, 18. </text:p>
      <text:p text:style-name="P1">3. A kóždy, kiž tu nadźiju k njemu ma, wučizći so, runje jako wón tež čisty je. 2 Kor. 7, 1. </text:p>
      <text:p text:style-name="P1">4. Kóždy, kiž hrěch čini, tón tež čini přećiwo zakonju; přetož hrěch je přestupjenje zakonja. </text:p>
      <text:p text:style-name="P1">5. A wy wěsće, zo wón so zjewił je, zo by naše hrěchi preč wzał; a w nim žadyn hrěch njeje. 1 Pětr. 2, 24. </text:p>
      <text:p text:style-name="P1">6. Štóž w nim wostanje, tón njehrěši; ale štóž hrěši, tón jeho njeje widźił ani jeho póznał.) St. 5, 18. </text:p>
      <text:p text:style-name="P1">7. Dźěćatka, njedajće so nikomu zawjezć. Štóž prawdosć čini, je prawy, runje jako wón prawy je. St. 2, 20. </text:p>
      <text:p text:style-name="P1">8. Štóž hrěch čini, je z čerta; přetož čert zhrěši wot zpoćatka. Na to je so zjewił Syn Boži, zo by wón te čertowzke skutki skazył. Jan. 8, 44. 1 Mójz. 3, 15. </text:p>
      <text:p text:style-name="P1">9. Štóž z Boha so je narodźił, nječini hrěch; přetož jeho symjo při nim wostanje, a njemóže zhrěšić, dokelž wón z Boha je narodźeny. </text:p>
      <text:p text:style-name="P1">10. S teho je póznać, kotre su Bože dźěći a čertowzke dźěći; štóž prawdosć nječini, njeje wot Boha; a tež, kotryž njelubuje swojeho bratra. </text:p>
      <text:p text:style-name="P1">11. Přetož to je to póselztwo, kotrež sće słyšeli wot spočatka, zo my so bjez sobu lubować mamy. Jan. 13, 34. St. 15, 12. </text:p>
      <text:p text:style-name="P1">12. Nic jako Kain, kiž wot teho złeho běše a zabi swojeho bratra. A čoho dla wón jeho zabi? So jeho skutki złe běchu, a jeho bratra prawe. 1 Mójz. 4, 8. Epistola na 2. njedźelu po swj. Trojicy. </text:p>
      <text:p text:style-name="P1">13. [Njedźiwajće so, moji bratřa, hdyž swět was hidźi. Mat. 5, 11. Jan. 15, 18. </text:p>
      <text:p text:style-name="P1">14. My wěmy, zo my ze smjerće k žiwjenju přišli smy; přetož my lubujemy bratrow. Štóž bratra njelubuje, tón wostanje w smjerći. St. 2, 11. 3 Mójj. 19, 17. </text:p>
      <text:p text:style-name="P1">15. Štóž swojeho bratra hidźi, tón je mordar; a wy wěsće, zo mordar nima wěčne žiwjenje tak, zo by při nim wostało. St. 3, 9. 11. Mat. 5, 21. 22. </text:p>
      <text:p text:style-name="P1">16. Na tym smy my póznali tu lubosć, zo wón swoje žiwjenje za nas wostajił je. A my tež dyrbimy swoje žiwjenje za bratrow wostajić. Jan. 15, 13. </text:p>
      <text:p text:style-name="P1">17. Hdyž pak něchtó teho swěta kubła ma a widźi swojeho bratra w nuzy a zanknje swoju wutrobu před nim, kaha wostanje lubosć Boža w nim? </text:p>
      <text:p text:style-name="P1">18. Moje dźěćatka, njelubujmy ze słowami ani z jazykom, ale ze zkutkom a woprawdźe.z Jak. 1, 22. Si. 3, 15. </text:p>
      <text:p text:style-name="P1">19. A na tym my póznajemy, zo my z prawdy smy, a móžemy před nim naše wutroby zpokojeć; </text:p>
      <text:p text:style-name="P1">20. Tak jeli zo naša wutroba nas zatama, zo Bóh wjetši je dyžli naša wutroba, a póznaje wšitke wěcy. </text:p>
      <text:p text:style-name="P1">21. Wy najlubši, jeli zo naša wutroba nas njezatama, dha mamy chrobłosć k Bohu; Sst 2, 28. </text:p>
      <text:p text:style-name="P1">22. A štož prosymy, budźemy wot njeho wzać; přetož my bźeržimy jeho kaznje a činimy, štož před nim je spodobne. mark. 11, 44. </text:p>
      <text:p text:style-name="P2"><text:s/></text:p>
      <text:p text:style-name="P1">%----------------------------------- </text:p>
      <text:p text:style-name="P1">% https://digital.slub-dresden.de/data/kitodo/BibltojeZ_478590679/BibltojeZ_478590679_tif/jpegs/00001635.tif.large.jpg </text:p>
      <text:p text:style-name="P1">%----------------------------------------------------------- </text:p>
      <text:p text:style-name="P1"><text:s/>Bóh sam (St. 3. 4.) swj. Jana. ta lubosć. </text:p>
      <text:p text:style-name="P1">23. A to je jeho přikaznja, zo bychmy wěrili do teho mjena jeho Syna Jezom Chrysta a so bjez sobu lubowali, jako wón nam přikaznju dał je; Jan. 6, 29. Mark. 12, 31. </text:p>
      <text:p text:style-name="P1">24. A štóž jeho přikaznje dźerži, tón wostanje w nim, a wón w nim. A na tym my póznajemy, zo wón w nas wostanje, na tym Duchu, kotrehož wón nam dał je. Jan. 14, 23. 1 Jan. 4, 13. Rom. 8, 9. </text:p>
      <text:p text:style-name="P1">4. staw. Wo zpytowanju falšnych wučerjow a zwučowanju lubosće k Bohu a k blišemu. Tekst na 4. njedźelu po třoch kralach. IV. </text:p>
      <text:p text:style-name="P1">1. Wy lubi, njewěŕće kóždemu duchu, ale zpytajće tych duchow, hacż su wot Boha; přetož wjele falšnych profetow je wušło do swěta. Jer. 14, 14. 1 Thes. 5, 21. </text:p>
      <text:p text:style-name="P1">2. Na tym maće wy Ducha Božeho póznać: Kóždy duch, kiž póznaje, zo Jezus Chrystus w ćěle přišoł je, tón je wot Boha; 1 Kor. 12, 3. </text:p>
      <text:p text:style-name="P1">3. A kóždy duch, kiž njepóznaje, zo Jezus Chrystus je w ćěle přišoł, tón njeje wot Boha. A to je tón duch teho Chrystusoweho přećiwnika, wot kotrehož sće słyšeli, zo přińć budźe a je nětk hižom na swěće. St. 2, 18. 22. </text:p>
      <text:p text:style-name="P1">4. Dźěćatka, wy sće wot Boha a sće tamnych pšewinułe; přetož, kiž we was je, je wjele wjetši, dyžli tón, kiž na swěće je.) 2 Kral. 6, 16. </text:p>
      <text:p text:style-name="P1">5. Woni su ze swěta; teho dla ryča woni wot swěta, a swět jich słyši. </text:p>
      <text:p text:style-name="P1">6. My smy wot Boha, a štóž Boha póznaje, tón nas słyši; kotryž wot Boha njeje, tón nas njesłyši. Na tym my póznajemy ducha teje prawdy a ducha teho błuda. Jan. 8, 47. </text:p>
      <text:p text:style-name="P1">7. Wy najlubši, lubujmy so bjez sobu; přetož ta lubosć je wot Boha, a štóž lubuje, tón je wot Boha narodźeny a znaje Boha. Jan. 8, 42. </text:p>
      <text:p text:style-name="P1">8. Štóž njelubuje, tón njeznaje Boha; přetož Bóh je lubosć. Tekst na 2. swjedźeń hodow. IV. </text:p>
      <text:p text:style-name="P1">9. [Na tym je so zjewiła ta lubosć Boža k nam, zo Bóh swojeho jeničkeho narodźeneho Syna je do swěta pósłał, zo bychmy přez njeho žiwi byli. Jan. 3, 16. </text:p>
      <text:p text:style-name="P1">10. W tym wobzteji ta lubosć: nic zo my Boha lubowali smy, ale zo wón nas je lubował a pósłał swojeho Syna, zo by zjednanje był za naše hrěchi. </text:p>
      <text:p text:style-name="P1">11. Wy najlubši, je nas Bóh tak lubował, dha so tež my bjez sobu lubować mamy.) Mat. 18, 33. Jan. 15, 12. 13. Tekst na swjedźeń swj. Trojicy. IV. </text:p>
      <text:p text:style-name="P1">12. [RNichtó nihdy njeje Boha widźił. Hdyž my so pak bjez sobu lubujemy, dha wostanje Bóh w nas, a jeho lubosć je dopjelnjena w nas. Jan. 1, 18. 1 Tim. 6, 16. </text:p>
      <text:p text:style-name="P1">13. Na tym póznajemy, zo my w nim woztanjemy a wón we nas, zo wón nam wot swojeho Ducha dał je. </text:p>
      <text:p text:style-name="P1">14. A my smy widźili a swědčimy, zo tón Wótc teho Syna je pósłał, zo by wumožnik teho swěta był. </text:p>
      <text:p text:style-name="P1">15. Štóž teho dla póznaje, zo Jezus Boži Syn je, w tym wostanje Bóh, a wón w Bosy. St. 5, 5. </text:p>
      <text:p text:style-name="P1">16. A my smy póznali a wěrili tu lubosć, kotruž Bóh k nam ma.) Epistola na 1. njedźelu po swj. Trojicy. Bóh je lubosć, a štóž w lubosći wostanje, tón wostanje w Bosy a Bóh w nim. Scht. 8. </text:p>
      <text:p text:style-name="P1">17. Na tym so ta lubosć dokonja pola nas, zo my bychmy dowěrjenje měli na sudnym dnju; přetož kaž wón je, tak tež my smy na tutym swěće. St. 2, 28. St. 3, 21. Ł, </text:p>
      <text:p text:style-name="P2"><text:s/></text:p>
      <text:p text:style-name="P1">%----------------------------------- </text:p>
      <text:p text:style-name="P1">% https://digital.slub-dresden.de/data/kitodo/BibltojeZ_478590679/BibltojeZ_478590679_tif/jpegs/00001636.tif.large.jpg </text:p>
      <text:p text:style-name="P1">%----------------------------------------------------------- </text:p>
      <text:p text:style-name="P1"><text:s/>330 Třjo </text:p>
      <text:p text:style-name="P1">1. list swj. Jana. (4 5. zt.) swědkojo. </text:p>
      <text:p text:style-name="P1">18. Bojosć njeje w lubosći, ale dokonjana lubosć wumjeta tu bojosć won; přetož ta bojosć ma | čwilu. Štóž so pak boji, tón njeje dokonjany w lubosći. </text:p>
      <text:p text:style-name="P1">19. Lubujmy my jeho, dokelž wón nas prjedy je lubował. Scht. 10. </text:p>
      <text:p text:style-name="P1">20. Hdyž štó rjeknje: „Ja lubuju Boha", a hidźi swojeho bratra, tón je łhaŕ. Přetož štóž swojeho bratra njelubuje, kotrehož wón widźi, kak móže tón Boha lubować, kotrehož wón njewidźi? st. 2,4 11. </text:p>
      <text:p text:style-name="P1">21. A tu přikaznju mamy my wot njeho, zo tón, kiž Boha lubuje, tež swojeho bratra lubować dyrbi.) Mark. 12, 31. Jan. 13, 34. St. 15, 12. </text:p>
      <text:p text:style-name="P1">5. staw. Wo prawej wěrje, jeje mocy, płodu a wosebnozći. Epistola na njedźelu Quazimodogeniti. </text:p>
      <text:p text:style-name="P1">1. (Kóždy, kiž wěri, zo Jezus je Chrystus, tón je so wot Boha narodźił. A kóždy, kiž teho lubuje, kiž jeho je porodźił, tón tež teho lubuje, kiž so wot njeho je narodźił. Jan: 1;, 12 13: </text:p>
      <text:p text:style-name="P1">2. Na tym póznajemy, zo my Bože dźěći lubujemy, hdyž my Boha lubujemy a jeho kaznje dźeržimy. St. 3, 19. </text:p>
      <text:p text:style-name="P1">3. Přetož to je lubosć k Bohu, zo my jeho kaznje dźeržimy; a jeho kaznje njejsu ćežke. Jan. 14, 23. 24. Mat. 11, 30. </text:p>
      <text:p text:style-name="P1">4. Přetož wšitko, štož so wot Boha je narodźiło, přewinje swět, a naša wěra je to dobyće, kotraž swět je pšewinuła. Jan. 16, 33. </text:p>
      <text:p text:style-name="P1">5. Štó je, kiž swět přewinje, chiba tón, kiž wěri, zo Jezus Syn Boži je? St. 4, 4. 1 Kor. 15, 57. </text:p>
      <text:p text:style-name="P1">6. Tón je tón samy, kiž přińdźe z wodu a z krwju, Jezus Chrystus; nic z wodu samej, ale z wódu a z krwju. A tón Duch je, kotryž swědči, dokelž Duch wěrnosć je. Jan. 19, 34. 35. </text:p>
      <text:p text:style-name="P1">7. Přetož třjo su, kotřiž swědča w njebjesach: tón Wótc, to słowo a tón swjaty Duch; a ći třjo su jene. Mat. 28, 19. Pz. 33, 6. </text:p>
      <text:p text:style-name="P1">8. A tři su, kiž swědča na zemi: Duch a woda a krej; a te tři su na jene. </text:p>
      <text:p text:style-name="P1">9. Hdyž my člorbzke swědčenje horje wozmjemy, dha je Bože swědčenje wjetše; přetož Bože swědčenje je to, štož wón swědčił je wot swojeho Syna. Jan: 8, 17. </text:p>
      <text:p text:style-name="P1">10. Štóž wěri do teho Syna Božeho, tón ma to swědčenje sam při sebi. Štóž Bohu njewěri, tón čini jeho k łharjej; přetož wón njewěri temu swědčenju, kotrež Bóh swědči wot swojeho Syna. Rom. 8, 16. Jan. 3, 36. </text:p>
      <text:p text:style-name="P1">11. A to je to swědčenje, zo nam Bóh wěčne žiwjenje je dał, a to same žiwjenje je w jeho Synu. Jan. 1, 4. </text:p>
      <text:p text:style-name="P1">12. Štóž ma Syna Božeho, tón ma to žiwjenje; štóž nima Syna Božeho, tón nima to žiwjenje. </text:p>
      <text:p text:style-name="P1">13. To same sym ja wam pisał, kiž wy wěriće do teho mjena teho Syna Božeho, zo byšće wědźeli, zo wěčne žiwjenje maće, a zo byšće wěrili do teho mjena teho Syna Božeho. </text:p>
      <text:p text:style-name="P1">14. A to je ta nadźija, kotruž my k njemu mamy: jeli zo pře čo prosymy po jeho woli, zo wón nas wusłyši. St. 3, 21. Hebr. 4, 16. </text:p>
      <text:p text:style-name="P1">15. A hdyž my wěmy, zo wón nas wusłyši, pře čož my prosymy, dha tež wěmy, zo my tu próstwu mamjy, kotruž my wot njeho smy prosyli. </text:p>
      <text:p text:style-name="P1">16. Štóž widźi, zo jeho bratr zhrěši hrěch nic k smjerći, tón móže prosyć; dha budźe wón dać to žiwjenje tym, kiž zhrěša nic k smjerći. Přetož hrěch je k smjerći; za tón njepraju ja, zo by štó prosył. Mat. 12, 31. </text:p>
      <text:p text:style-name="P1">17. Wšitka njeprawosć je hrěch; a někotry hrěch njeje k smjerći. St. 3, 1. t. 3, </text:p>
      <text:p text:style-name="P2"><text:s/></text:p>
      <text:p text:style-name="P1">%----------------------------------- </text:p>
      <text:p text:style-name="P1">% https://digital.slub-dresden.de/data/kitodo/BibltojeZ_478590679/BibltojeZ_478590679_tif/jpegs/00001637.tif.large.jpg </text:p>
      <text:p text:style-name="P1">%----------------------------------------------------------- </text:p>
      <text:p text:style-name="P1"><text:s/>Wšelake </text:p>
      <text:p text:style-name="P1">2. list swj. Jana. napominanja. 331 </text:p>
      <text:p text:style-name="P1">18. My wěmy, zo, štóž so wot Boha je narodźił, tón njehrěši; ale štóž so wot Boha je narodźił, tón so sam zakhowa, a tón zły so jeho dótknyć njebudźe. St. 3, 9. 2 Thes. 3, 3. </text:p>
      <text:p text:style-name="P1">19. My wěmy, zo my wot Boha smy; ale tón cyły swět leži w złym. </text:p>
      <text:p text:style-name="P1">20. My wěmy pak, zo Syn Boži je přišoł a je nam mysl dał, zo bychmy teho wěrneho póznali; a my smy we tym wěrnym, we jeho Ssynje Jezom Chrystusu. Tón samy je tón wěrny Bóh a to wěčne žiwjenje. Rom. 9, 5. 1 Tim. 3, 16. Hebr. 1, 8. </text:p>
      <text:p text:style-name="P1">21. Dźěćatka, hladajće so tych pšibohow. Hamjeń. 2 Mójz. 20, 3. Sswjateho Jana prěni list, kiž wšitkim je pisany. Druhi list swjateho Jana. Schpihel bohabojazneje žony. </text:p>
      <text:p text:style-name="P1">1. Tón starši tej wuzwolenej knjeni a jeje dźěćom, kotrychž ja prawje lubo mam, nic pak jeno ja sam, ale tež wšitcy, kiž su tu wěrnosć póznali, 3 Jan. št. 1. 1 Tim. 2, 41. </text:p>
      <text:p text:style-name="P1">2. Teje wěrnosće dla, kotraž w nas wostanje, a z nami budźe do wěčnosće; </text:p>
      <text:p text:style-name="P1">3. Budź z wami hnada, smilnosć a měr wot Boha teho Wótca a wot teho Knjeza Jezom Chrysta, teho Syna teho Wótca, w prawdźe a lubosći. 1 Tim. 1, 2. </text:p>
      <text:p text:style-name="P1">4. Ja sym so jara zwjeselił, zo sym namakał bjez twojimi dźěćimi někotrych, kiž po wěrnosći chodźa, kaž my přikaznju wot teho Wótca smy dóstali. </text:p>
      <text:p text:style-name="P1">5. A nětk prošu će, knjeni, a ći njepišu jako nowu přikaznju, ale kotruž my smy měli wot spočatka, zo bychmy so bjez sobu lubowali. Mark. 12, 31. </text:p>
      <text:p text:style-name="P1">6. A to je ta lubosć, zo my bychmy chodźili po jeho kazni. A to je ta kaznja, jako wy słyšeli sće wot spočatka, zo byšće w tej samej chodźili. 1 Jan. 5, 3. </text:p>
      <text:p text:style-name="P1">7. Přetož wjele zawjednikow je Jezom Chrysta, zo wón w ćěle je přišoł. To je tón zawjednik a Chrystusowy pšećiwnik. Mat. 24, 5. 24. 1 Jan. 2, 18. </text:p>
      <text:p text:style-name="P1">8. Hladajće sami so, zo bychmy njezkazyli, štož smy dźěłali, ale połnu mzdu dóstali. Gal. 3, 4. Hebr. 10, 32. </text:p>
      <text:p text:style-name="P1">9. Štóž pšeztupi a njewostanje w Khryztusowej wučbje, tón žaneho Boha nima; štóž w Khryztusowej wučbje wostanje, tón ma wobeju, teho Wótca a tež teho Syna. 1 Jan. 2, 22. 23. </text:p>
      <text:p text:style-name="P1">10. Jeli zo štó k wam přińdźe a njepřinjese tu wučbu, teho njebjerće do chěže ani njeprajće jemu: Pomhaj Bóh. 2 Thes. 3, 6. </text:p>
      <text:p text:style-name="P1">11. Přetož štóž jemu: Pomhaj Bóh rjeknje, tón so ztowaŕšuje z jeho złymi skutkami. </text:p>
      <text:p text:style-name="P1">12. Ja bych wam wjele měł pisać, ale ja to z papjeru a z tintu njejsym chcył činić; nadźiju so pak k wam přińć a ze erta do erta z wami rěčeć, zo by naša wjesełosć dopjelnjena była. 3 Jan. št. 13. </text:p>
      <text:p text:style-name="P1">13. Te dźěći twojeje sotry, teje wuzwoleneje, dadźa ći wjele dodo swěta přišło, kotřiž njepóznaju | breho powjedźić. Hamjeń. </text:p>
      <text:p text:style-name="P2"><text:s/></text:p>
      <text:p text:style-name="P1"><text:s/></text:p>
      <text:p text:style-name="P1">%----------------------------------- </text:p>
      <text:p text:style-name="P1">% https://digital.slub-dresden.de/data/kitodo/BibltojeZ_478590679/BibltojeZ_478590679_tif/jpegs/00001637.tif.large.jpg </text:p>
      <text:p text:style-name="P1">%----------------------------------------------------------- </text:p>
      <text:p text:style-name="P1"><text:s/>Wšelake </text:p>
      <text:p text:style-name="P1">2. list swj. Jana. napominanja. 331 </text:p>
      <text:p text:style-name="P1">18. My wěmy, zo, štóž so wot Boha je narodźił, tón njehrěši; ale štóž so wot Boha je narodźił, tón so sam zakhowa, a tón zły so jeho dótknyć njebudźe. St. 3, 9. 2 Thes. 3, 3. </text:p>
      <text:p text:style-name="P1">19. My wěmy, zo my wot Boha smy; ale tón cyły swět leži w złym. </text:p>
      <text:p text:style-name="P1">20. My wěmy pak, zo Syn Boži je přišoł a je nam mysl dał, zo bychmy teho wěrneho póznali; a my smy we tym wěrnym, we jeho Ssynje Jezom Chrystusu. Tón samy je tón wěrny Bóh a to wěčne žiwjenje. Rom. 9, 5. 1 Tim. 3, 16. Hebr. 1, 8. </text:p>
      <text:p text:style-name="P1">21. Dźěćatka, hladajće so tych pšibohow. Hamjeń. 2 Mójz. 20, 3. Sswjateho Jana prěni list, kiž wšitkim je pisany. Druhi list swjateho Jana. Schpihel bohabojazneje žony. </text:p>
      <text:p text:style-name="P1">1. Tón starši tej wuzwolenej knjeni a jeje dźěćom, kotrychž ja prawje lubo mam, nic pak jeno ja sam, ale tež wšitcy, kiž su tu wěrnosć póznali, 3 Jan. št. 1. 1 Tim. 2, 41. </text:p>
      <text:p text:style-name="P1">2. Teje wěrnosće dla, kotraž w nas wostanje, a z nami budźe do wěčnosće; </text:p>
      <text:p text:style-name="P1">3. Budź z wami hnada, smilnosć a měr wot Boha teho Wótca a wot teho Knjeza Jezom Chrysta, teho Syna teho Wótca, w prawdźe a lubosći. 1 Tim. 1, 2. </text:p>
      <text:p text:style-name="P1">4. Ja sym so jara zwjeselił, zo sym namakał bjez twojimi dźěćimi někotrych, kiž po wěrnosći chodźa, kaž my přikaznju wot teho Wótca smy dóstali. </text:p>
      <text:p text:style-name="P1">5. A nětk prošu će, knjeni, a ći njepišu jako nowu přikaznju, ale kotruž my smy měli wot spočatka, zo bychmy so bjez sobu lubowali. Mark. 12, 31. </text:p>
      <text:p text:style-name="P1">6. A to je ta lubosć, zo my bychmy chodźili po jeho kazni. A to je ta kaznja, jako wy słyšeli sće wot spočatka, zo byšće w tej samej chodźili. 1 Jan. 5, 3. </text:p>
      <text:p text:style-name="P1">7. Přetož wjele zawjednikow je Jezom Chrysta, zo wón w ćěle je přišoł. To je tón zawjednik a Chrystusowy pšećiwnik. Mat. 24, 5. 24. 1 Jan. 2, 18. </text:p>
      <text:p text:style-name="P1">8. Hladajće sami so, zo bychmy njezkazyli, štož smy dźěłali, ale połnu mzdu dóstali. Gal. 3, 4. Hebr. 10, 32. </text:p>
      <text:p text:style-name="P1">9. Štóž pšeztupi a njewostanje w Khryztusowej wučbje, tón žaneho Boha nima; štóž w Khryztusowej wučbje wostanje, tón ma wobeju, teho Wótca a tež teho Syna. 1 Jan. 2, 22. 23. </text:p>
      <text:p text:style-name="P1">10. Jeli zo štó k wam přińdźe a njepřinjese tu wučbu, teho njebjerće do chěže ani njeprajće jemu: Pomhaj Bóh. 2 Thes. 3, 6. </text:p>
      <text:p text:style-name="P1">11. Přetož štóž jemu: Pomhaj Bóh rjeknje, tón so ztowaŕšuje z jeho złymi skutkami. </text:p>
      <text:p text:style-name="P1">12. Ja bych wam wjele měł pisać, ale ja to z papjeru a z tintu njejsym chcył činić; nadźiju so pak k wam přińć a ze erta do erta z wami rěčeć, zo by naša wjesełosć dopjelnjena była. 3 Jan. št. 13. </text:p>
      <text:p text:style-name="P1">13. Te dźěći twojeje sotry, teje wuzwoleneje, dadźa ći wjele dodo swěta přišło, kotřiž njepóznaju | breho powjedźić. Hamjeń. </text:p>
      <text:p text:style-name="P2"><text:s/></text:p>
      <text:p text:style-name="P1"><text:s/></text:p>
      <text:p text:style-name="P1">%----------------------------------- </text:p>
      <text:p text:style-name="P1">% https://digital.slub-dresden.de/data/kitodo/BibltojeZ_478590679/BibltojeZ_478590679_tif/jpegs/00001638.tif.large.jpg </text:p>
      <text:p text:style-name="P1">%----------------------------------------------------------- </text:p>
      <text:p text:style-name="P1"><text:s/>332 Chrystus, Boža podobnozć. Třeći list swjateho Jana. Chwalba počinka, hdyž štó rad hozpoduje. </text:p>
      <text:p text:style-name="P1">1. Tón starši Gajej, temu lubemu, kotrehož ja prawje lubo mam. </text:p>
      <text:p text:style-name="P1">2. Mój luby, ja popšeju tebi, zo by so ći na wšitkim derje šło a zo by strowy był; runje jako so twojej duši derje dźe. </text:p>
      <text:p text:style-name="P1">3. Ja sym so pak jara zawjeselił, jako ći bratřa přińdźechu a swědčichu wot twojeje prawdy, kak ty po prawdźe khodźiš. 2 Jan. št. 4. </text:p>
      <text:p text:style-name="P1">4. Ja nimam žaneje wjetšeje wjesełozće, chiba tu, hdyž słyšu, zo moje dźěći po prawdźe chodźa. </text:p>
      <text:p text:style-name="P1">5. Mój luby, ty swěru činiš, štož ty činiš na bratrach a hozćach, </text:p>
      <text:p text:style-name="P1">6. Kotřiž wot twojeje lubosće su swědčili před zyrkwinej gmejnu; a ty budźeš derje činić, hdyž jich tak pšewodźiš, kaž so hodźi před Bohom. Tit. 3, 13. </text:p>
      <text:p text:style-name="P1">7. Přetož jeho mjena dla su woni wušli a njejsu wot tych pohanow ničo brali. Mat. 10, 8. </text:p>
      <text:p text:style-name="P1">8. My smy teho dla winowaći, jich horje wzać, zo bychmy pomoznizy teje prawdy byli. </text:p>
      <text:p text:style-name="P1">9. Ja sym tej wosadźe pisał; ale Diotrephes, kiž chce bjez nimi najwyšši być, nas horje njebjerje. </text:p>
      <text:p text:style-name="P1">10. Teho dla, jeli zo přińdu, chcu ja jemu spomnić na jeho skutki, kotrež wón čini a wrězka na nas ze złóztnymi słowami. Tež njeda wón sebi na tym dosć być, zo wón sam tych bratrow horje njebjerje, ale wobara tež tym, kotřiž to same chcedźa činić, a wuztorka jich z wosady won. Mat. 23, 13. </text:p>
      <text:p text:style-name="P1">11. Mój luby, nječiń ty po nim to złe, ale čiń dobre. Štóž dobre čini, tón je wot Boha; štóž złe čini, tón Boha njeje widźił. kz. 37, 27. 1 Jan. 3, 6. 9. </text:p>
      <text:p text:style-name="P1">12. Demetrius ma swědčenje wot kóždeho a wot teje wěrnosće sameje; a my tež swědčimy, a wy wěsće, zo naše swědčenje wěrne je. Jan. 19, 35. St. 21, 24. </text:p>
      <text:p text:style-name="P1">13. Ja bych wjele pisać měł; ale ja nochcu z tintu a z pjerom tebi pisać. </text:p>
      <text:p text:style-name="P1">14. Nadźiju so pak, zo chcu će skoro widźeć; dha chcemy my tehdy ze ertom ke rtej hromadźe rěčeć. </text:p>
      <text:p text:style-name="P1">15. Měr budź z tobu! Ći přećeljo dadźa ći wjele dobreho powjedźić. Rjekń wjele dobreho tym přećelam z mjenom. 1 Pět. 5, 14. List na Hebrejzkich. byća, a njese wšitke wěcy ze swojim mócnym słowom a je to. wuPrěni staw. Chrystus je Boži Syn a wyši dyžli jandźeljo a wšě stworjenja. Epistola na 2. swjedźeń hodow. </text:p>
      <text:p text:style-name="P1">1. [Jako Bóh wjele mol a ze wšelkim wašnjom zaztarzku kwótzam přez profetow rěčał je: </text:p>
      <text:p text:style-name="P1">2. Dha je wón w tych poslenich dnjach k nam rěčał přez Syna, kotrehož wón k herbej wšitkeho je postajił, přez kotrehož tež tón swět stworił je. Pz. 2, 8. Jan. 1, 10. </text:p>
      <text:p text:style-name="P1">3. Tón, dokelž wón je ta jasnosć jeho krasnosće a ta podobnozć jeho čizćenje našich hrěchow sčinił přez so sam, dha je so sydnył k prawicy na stoł teje najwjetšeje krasnosće we wysokosći; Kn. mudr. 7, 26. Kol. 1, 15. 2 Kor. 4, 4. Hebr. 9, 14. 26. </text:p>
      <text:p text:style-name="P1">4. A je tak wjele lěpši, dyžli jandźeljo, kak wjele wyše mjeno wón přez nich herbował je. Phil. 2, 9. </text:p>
      <text:p text:style-name="P1">5. Přetož k kotremu jandźelej je wón hdy prajił: Ty sy mój Syn, </text:p>
      <text:p text:style-name="P2"><text:s/></text:p>
      <text:p text:style-name="P1"><text:s/></text:p>
      <text:p text:style-name="P1">%----------------------------------- </text:p>
      <text:p text:style-name="P1">% https://digital.slub-dresden.de/data/kitodo/BibltojeZ_478590679/BibltojeZ_478590679_tif/jpegs/00001638.tif.large.jpg </text:p>
      <text:p text:style-name="P1">%----------------------------------------------------------- </text:p>
      <text:p text:style-name="P1"><text:s/>332 Chrystus, Boža podobnozć. Třeći list swjateho Jana. Chwalba počinka, hdyž štó rad hozpoduje. </text:p>
      <text:p text:style-name="P1">1. Tón starši Gajej, temu lubemu, kotrehož ja prawje lubo mam. </text:p>
      <text:p text:style-name="P1">2. Mój luby, ja popšeju tebi, zo by so ći na wšitkim derje šło a zo by strowy był; runje jako so twojej duši derje dźe. </text:p>
      <text:p text:style-name="P1">3. Ja sym so pak jara zawjeselił, jako ći bratřa přińdźechu a swědčichu wot twojeje prawdy, kak ty po prawdźe khodźiš. 2 Jan. št. 4. </text:p>
      <text:p text:style-name="P1">4. Ja nimam žaneje wjetšeje wjesełozće, chiba tu, hdyž słyšu, zo moje dźěći po prawdźe chodźa. </text:p>
      <text:p text:style-name="P1">5. Mój luby, ty swěru činiš, štož ty činiš na bratrach a hozćach, </text:p>
      <text:p text:style-name="P1">6. Kotřiž wot twojeje lubosće su swědčili před zyrkwinej gmejnu; a ty budźeš derje činić, hdyž jich tak pšewodźiš, kaž so hodźi před Bohom. Tit. 3, 13. </text:p>
      <text:p text:style-name="P1">7. Přetož jeho mjena dla su woni wušli a njejsu wot tych pohanow ničo brali. Mat. 10, 8. </text:p>
      <text:p text:style-name="P1">8. My smy teho dla winowaći, jich horje wzać, zo bychmy pomoznizy teje prawdy byli. </text:p>
      <text:p text:style-name="P1">9. Ja sym tej wosadźe pisał; ale Diotrephes, kiž chce bjez nimi najwyšši być, nas horje njebjerje. </text:p>
      <text:p text:style-name="P1">10. Teho dla, jeli zo přińdu, chcu ja jemu spomnić na jeho skutki, kotrež wón čini a wrězka na nas ze złóztnymi słowami. Tež njeda wón sebi na tym dosć być, zo wón sam tych bratrow horje njebjerje, ale wobara tež tym, kotřiž to same chcedźa činić, a wuztorka jich z wosady won. Mat. 23, 13. </text:p>
      <text:p text:style-name="P1">11. Mój luby, nječiń ty po nim to złe, ale čiń dobre. Štóž dobre čini, tón je wot Boha; štóž złe čini, tón Boha njeje widźił. kz. 37, 27. 1 Jan. 3, 6. 9. </text:p>
      <text:p text:style-name="P1">12. Demetrius ma swědčenje wot kóždeho a wot teje wěrnosće sameje; a my tež swědčimy, a wy wěsće, zo naše swědčenje wěrne je. Jan. 19, 35. St. 21, 24. </text:p>
      <text:p text:style-name="P1">13. Ja bych wjele pisać měł; ale ja nochcu z tintu a z pjerom tebi pisać. </text:p>
      <text:p text:style-name="P1">14. Nadźiju so pak, zo chcu će skoro widźeć; dha chcemy my tehdy ze ertom ke rtej hromadźe rěčeć. </text:p>
      <text:p text:style-name="P1">15. Měr budź z tobu! Ći přećeljo dadźa ći wjele dobreho powjedźić. Rjekń wjele dobreho tym přećelam z mjenom. 1 Pět. 5, 14. List na Hebrejzkich. byća, a njese wšitke wěcy ze swojim mócnym słowom a je to. wuPrěni staw. Chrystus je Boži Syn a wyši dyžli jandźeljo a wšě stworjenja. Epistola na 2. swjedźeń hodow. </text:p>
      <text:p text:style-name="P1">1. [Jako Bóh wjele mol a ze wšelkim wašnjom zaztarzku kwótzam přez profetow rěčał je: </text:p>
      <text:p text:style-name="P1">2. Dha je wón w tych poslenich dnjach k nam rěčał přez Syna, kotrehož wón k herbej wšitkeho je postajił, přez kotrehož tež tón swět stworił je. Pz. 2, 8. Jan. 1, 10. </text:p>
      <text:p text:style-name="P1">3. Tón, dokelž wón je ta jasnosć jeho krasnosće a ta podobnozć jeho čizćenje našich hrěchow sčinił přez so sam, dha je so sydnył k prawicy na stoł teje najwjetšeje krasnosće we wysokosći; Kn. mudr. 7, 26. Kol. 1, 15. 2 Kor. 4, 4. Hebr. 9, 14. 26. </text:p>
      <text:p text:style-name="P1">4. A je tak wjele lěpši, dyžli jandźeljo, kak wjele wyše mjeno wón přez nich herbował je. Phil. 2, 9. </text:p>
      <text:p text:style-name="P1">5. Přetož k kotremu jandźelej je wón hdy prajił: Ty sy mój Syn, </text:p>
      <text:p text:style-name="P2"><text:s/></text:p>
      <text:p text:style-name="P1">%----------------------------------- </text:p>
      <text:p text:style-name="P1">% https://digital.slub-dresden.de/data/kitodo/BibltojeZ_478590679/BibltojeZ_478590679_tif/jpegs/00001639.tif.large.jpg </text:p>
      <text:p text:style-name="P1">%----------------------------------------------------------- </text:p>
      <text:p text:style-name="P1"><text:s/>Wysokozć (St. 1. 2.) List na Hebrejzkich. Khryztusoweje paršony. 38ż dźensa sym ja će płodźił? A pak zaso: Ja budu jeho Wótc a wón budźe mój Syn? Pz. 2, 72. 2 Sam. 7, 14. </text:p>
      <text:p text:style-name="P1">6. A wospjet, jako wón teho prěnjeho narodźeneho Syna do swěta nutř wjedźe, rjeknje wón: A dyrbja wšitcy Boži jandźeljo so k njemu modlić. Pz. 97, 7. </text:p>
      <text:p text:style-name="P1">7. Wot jandźelow tež derje praji: Wón čini swojich jandźelow duchow a swojich słužomnikow wohenjowe płomjenja. Pz. 104, 4. </text:p>
      <text:p text:style-name="P1">8. Ale k Synej rjeknje: Twój stoł, Božo, je wot wěčnosće hač do wěčnosće; tón zzeptaŕ twojeho kralestwa je runy zzeptaŕ. Pz. 45, 7. </text:p>
      <text:p text:style-name="P1">9. Ty sy prawdosć lubował a njeprawosć hidźił, teho dla je će, Božo, twój Bóh žałbował z wolijom teje wjesełozće, bóle dyžli twojich towaršow. Ppz. 45, 8. Jap. zk. 10, 38. </text:p>
      <text:p text:style-name="P1">10. A ty, Knježe, sy w spočatku zemju załožił, a njebjesa su twojich rukow dźěło. Pz. 102, 26. </text:p>
      <text:p text:style-name="P1">11. Te budźa zahinyć, ty pak woztanješ; a wone budźa so wšě zeztarić jako drasta, Jez. 51, 6. 2 Pětr. 3, 10. </text:p>
      <text:p text:style-name="P1">12. A kaž płat budźeš je zwinyć, a woni so budźa přewobroćić. Ty pak sy tón samy, kiž sy, a twoje lěta njebudźa přestać. </text:p>
      <text:p text:style-name="P1">18. K kotremu jandźelej pak je wón hdy prajił: Ssyń so k mojej prawicy, hač ja połožu twojich njepřećelow za podnožki twojich nohow? Pz. 110, 1. Mat. 22, 44. </text:p>
      <text:p text:style-name="P1">14. Njejsu woni wšitcy słužomni duchojo, pósłani na słužbu tych samych dla, kiž budźa zbóžnosć herbować? Ppz. 34, 8. Pz. 91, 11. 12. </text:p>
      <text:p text:style-name="P1">2. staw. Wučbu wo Chrystusu mamy pšiwzać. </text:p>
      <text:p text:style-name="P1">1. Teho dla dyrbimy my čim bóle swěru kedźbować na to słowo, kotrež my słyšimy, zo bychmy nihdźe njepšećekli; </text:p>
      <text:p text:style-name="P1">2. Přetož hdyž to słowo twjerde je sčinjene, kotrež přez jandźelow je rěčane, a kóžde přestupjenje a njeposłušnozć swoje prawe myto je doztała; Jap. zk. 7, 53. Gal. 3, 19. </text:p>
      <text:p text:style-name="P1">3. Kak chcyli my wuńć, hdy bychmy z tajkej krasnej zbóžnozću ničo njerodźili? kotraž najprjedy wupowjedana je přez teho Knjeza, potom pak je přez tych, kiž jeho su słyšeli, nad nami wobtwjerdźena; St. 10, 29. St. 12, 25. </text:p>
      <text:p text:style-name="P1">4. Temu je Bóh pšiswědčił z zejchami, z dźiwami a ze wšelkimi móznymi skutkami a z wudźělenjom teho swjateho Ducha po swojej woli. Mark. 16, 20. Jap. zk. 2, 4. 1 Kor. 12, 11. </text:p>
      <text:p text:style-name="P1">5. Přetož wón njeje jandźelam podał tón přichodny swět, wot kotrehož my rěčimy. 2 Pětr. 3, 13. </text:p>
      <text:p text:style-name="P1">6. Jedyn pak wobswědči na jednym měsće a praji: Što je čłowjek, zo na njeho zpominaš, abo člorózki syn, zo jeho domapytaš? 8 5 Pz. 8, 5. </text:p>
      <text:p text:style-name="P1">7. Ty sy jeho mału chwilu mjeńšeho sčinił, dyžli jandźelow; ale z česću a z krasnosću sy jeho krónował a sy jeho Knjeza sčinił na skutkach swojeju rukow; Mat. 28, 18. Eph. 1, 22. </text:p>
      <text:p text:style-name="P1">8. Wšitko sy pod jeho nohi podał. A poddawši jemu wšitko njeje wón ničo wostajił, štož by jemu poddane njebyło; nětk my pak hišće njewidźimy, zo by jemu wšitko poddane było. 1 Kor. 15, 27. </text:p>
      <text:p text:style-name="P1">9. Ale teho, kotryž na mału chwilu nižši był je dyžli jandźeljo, widźimy my, zo je Jezus smjerće ćerpjenja dla krónowany z česću a z krasnosću, zo by wón z Božej hnadu za wšitkich smjerć woptał. Phil. 2, 8. 9. 1 Jan. 2, 2. </text:p>
      <text:p text:style-name="P1">10. Přetož pšiztojne bě temu, kotrehož dla wšitke wěcy su a přez kotrehož wšitke wěcy su, zo by wón teho sameho, kiž je wjele dźěći k tej krasnosći přiwjedł, jako teho wodźerja jich zbóžnozće přez ćerpjenje dokonjaneho sčinił. Jan. 1, 3. Rom. 11, 36. </text:p>
      <text:p text:style-name="P2"><text:s/></text:p>
      <text:p text:style-name="P1">%----------------------------------- </text:p>
      <text:p text:style-name="P1">% https://digital.slub-dresden.de/data/kitodo/BibltojeZ_478590679/BibltojeZ_478590679_tif/jpegs/00001640.tif.large.jpg </text:p>
      <text:p text:style-name="P1">%----------------------------------------------------------- </text:p>
      <text:p text:style-name="P1"><text:s/>334 Warnowanje List (2. 3. zt.) před wotpadom. </text:p>
      <text:p text:style-name="P1">11. Přetož wšitcy su wot jeneho, tón, kiž swjeći, a ći, kiž swjećeni budźa. Teho dla wón so tež njehanibuje jich bratrow mjenować, </text:p>
      <text:p text:style-name="P1">12. A praji: Ja chcu twoje mjeno připowědać swojim bratram a chcu će chwalić w zhromadźiznach. Pz. 22, 23. Jan. 20, 17. </text:p>
      <text:p text:style-name="P1">13. A zaso: Ja budu so na njeho zpušćeć. A zaso: Hlaj, tu sym ja a te dźěći, kotrež mi Bóh dał je. Pz. 18, 2. 3. Jez. 8, 17. 16. </text:p>
      <text:p text:style-name="P1">14. Dokelž teho dla te dźěći ćěło a krej maju, je wón runje tež to same dóstał, zo by wón přez tu smjerć temu móc wzał, kiž móc smjerće měješe, to je temu čertej, Hoz. 13, 14. 1 Kor. 15, 54. 55. 2 Tim. 1, 10. </text:p>
      <text:p text:style-name="P1">15. A by wupušćił tych, kotřiž smjertneje bojosće dla swoje žiwe dny k słužbje wotsudźeni běchu. uk. 1, 74. </text:p>
      <text:p text:style-name="P1">16. Přetož wón nihdźe jandźelow na so njewozmje, ale symjo Abrahamowe wón na so wozmje. </text:p>
      <text:p text:style-name="P1">17. Teho dla dyrbješe wón wšitkim swojim bratram podobny być, zo by smilny był a swěrny wyši měšnik před Bohom, k wučisćenju hrěchow teho luda. St. 4, 15. Phil. 2, 7. </text:p>
      <text:p text:style-name="P1">18. Přetož z teho, zo wón ćerpił je a je spytany, móže wón tež pomhać tym, kotřiž zpytani budźa. St. 4, 15. 16. </text:p>
      <text:p text:style-name="P1">3. staw. Chrystusa, wosebneho wučerja noweho zakonja, mamy posłuchać. </text:p>
      <text:p text:style-name="P1">1. Teho dla, swjeći bratřa, kiž wy sobu powołani sće přez njebjeske powołanje, kedźbujće na teho japoštoła a wyšeho měšnika, kotrehož my póznajemy, Chrystusa Jezusa, St. 4, 14. </text:p>
      <text:p text:style-name="P1">2. Kiž je swěrny temu, kotryž jeho postajił je, jako tež Mójzas je był we jeho cyłym domje. 4 mójz. 12, 7. </text:p>
      <text:p text:style-name="P1">3. Tón pak je wjetšeje česće doztojny, dyžli Mójzas; čim wjetšu česć tón na domje ma, kiž jón twari, dyžli dom sam. </text:p>
      <text:p text:style-name="P1">4. Přetož kóždy dom budźe wot někoho twarjeny; ale tón, kiž wšitke wěcy twari, je Bóh. 2 Kor. 5, 5..17. 18. </text:p>
      <text:p text:style-name="P1">5. A Mójzas běše derje swěrny we jeho cyłym domje, jako wotročk, k wobswědčenju teho, štož potom dyrbješe być prajene; </text:p>
      <text:p text:style-name="P1">6. Ale Chrystus je swěrny, jako Syn na swojim domje; kotrehož dom my smjy, jeli zo my jeno to dowěrjenje a tu chwalbu teje nadźije hač do kónca twjerdźe zakhowamy. Scht. 14. </text:p>
      <text:p text:style-name="P1">7. Teho dla kaž tón swjaty Duch praji: Dźensa, hdyž wy jeho hłós słyšiće, Pj. 95, 8. St. 4, 7. </text:p>
      <text:p text:style-name="P1">8. Dha njeztwjerdźće swoje wutroby, jako so sta w roszłobjenju, na dnju teho spytowanja w pusćinje, 2 Mójj. 17, 2. 7. </text:p>
      <text:p text:style-name="P1">9. Hdyž mje waši wótcojo spytowachu, woni mje wobhonichu a widźichu moje skutki přez štyrcyći lět; </text:p>
      <text:p text:style-name="P1">10. Teho dla roshněwach ja so na tón narod a dźach: To su ći ludźo, kotrychž wutroba přeco błudźi; a woni njechadźa moje puće póznać, </text:p>
      <text:p text:style-name="P1">11. So so pšisahach w swojim hněwje, zo woni k mojemu wotpočinku přińć njedyrbja. 4 Mójz. 14, 23. 28. 35. </text:p>
      <text:p text:style-name="P1">12. Tak hladajće so, lubi bratřa, zo by nihdźe nichtó bjez wami złu njewěrnu wutrobu njeměł, kotraž by wotztupiła wot žiweho Boha; 5 Mójz. 29, 18. </text:p>
      <text:p text:style-name="P1">13. Ale napominajće so sami kóždy dźeń, tak dołho, jako so dźensa praji, zo by nichtó bjez wamiztwjerdnjeny njebył přez zjebanje tych hrěchow. Mat. 18, 15. 1 Thes. 5, 11. 14. </text:p>
      <text:p text:style-name="P1">14. Přetož my smy Chrystusa dóstali, jeli zo my jeno tón spočatk teho załoženja hač do kónca twjerdy zakhowamy; </text:p>
      <text:p text:style-name="P2"><text:s/></text:p>
      <text:p text:style-name="P1">%----------------------------------- </text:p>
      <text:p text:style-name="P1">% https://digital.slub-dresden.de/data/kitodo/BibltojeZ_478590679/BibltojeZ_478590679_tif/jpegs/00001641.tif.large.jpg </text:p>
      <text:p text:style-name="P1">%----------------------------------------------------------- </text:p>
      <text:p text:style-name="P1"><text:s/>Wotpoč. luda Bož. (St.3.4.5.) na Hebrejzkich. Chrystus 335 </text:p>
      <text:p text:style-name="P1">15. W tym jako prajene budźe: Dźensa, hdyž wy jeho hłós słyšiće, dha njeztwjerdźće swoje wutroby, jako so sta w tym roszłobjenju. St. 4, 7. </text:p>
      <text:p text:style-name="P1">16. Přetož někotři, jako słyšachu, načinichu woni to roszłobjenje; nic tola wšitcy, kiž z Egyptowskeje wuńdźechu přez Mójzasa. </text:p>
      <text:p text:style-name="P1">17. Na kotrych wón so pak rozhněwa přez štyrcyći lět? Njeje temu tak, zo na tych, kiž zhrěšichu, kotrychž ćěła w pusćinje padźechu? 4 Mójz. 14, 36. </text:p>
      <text:p text:style-name="P1">18. Kotrym wón so pak pšisahnu, zo njedyrbja k jeho wotpočinku přińć, chiba tym njewěrnym? </text:p>
      <text:p text:style-name="P1">19. A my widźimy, zo su njemóhli tam nutř přińć teje njewěry dla. </text:p>
      <text:p text:style-name="P1">4. staw. Kak k Khryztusowemu wotpočinkej přińć móžemy. </text:p>
      <text:p text:style-name="P1">1. Bójmy so teho dla, zo bychmy tón slub, tam nutř přińć k jeho wotpočinku, njezkomdźili, a zo by žadyn wot nas z posledy njewoztał. </text:p>
      <text:p text:style-name="P1">2. Přetož nam je tež dobre powjeztwo připowědane, runje jako tamnym; ale tamnym to słyšane słowo ničo njepomhaše, dokelž njewěrjachu ći, kiž jo słyšachu. </text:p>
      <text:p text:style-name="P1">3. Přetož my, kiž wěrimy, dźemy k wotpočinku, jako wón praji: So ja so pšisahach w swojim hněwje, woni njedyrbja k mojemu wotpočinku přińć. A wšak, jako te skutki wot załoženja teho swěta běchu dokonjane, Ppz. 95, 11. </text:p>
      <text:p text:style-name="P1">4. Dźeše wón na jednym měsće wot sedmeho dnja tak: A Bóh wotpočowaše tón sedmy dźeń wot wšitkich swojich skutkow. 1 Mójz. 2, 2. </text:p>
      <text:p text:style-name="P1">5. A tudy na tym měsće zaso: Woni njedyrbja přińć k mojemu wotpočinku. </text:p>
      <text:p text:style-name="P1">6. Dokelž teho dla hišće zbytne je, zo někotři dyrbja k temu samemu přińć, a ći, kotrymž najprjedy bě připowědane, njejsu k temu samemu přišli, teje njewěry dla; </text:p>
      <text:p text:style-name="P1">7. Tuž postaji wón zaso jedyn dźeń, dźensa, přez Dawida prajujzy, po tak dołhim času, jako hižom prajene je: Dźensa, hdyž wy jeho hłós słyšiće, dha njeztwjerdźće swoje wutroby. St. 3, 7. </text:p>
      <text:p text:style-name="P1">8. Přetož hdy by jich Jozua k wotpočinku přiwjedł, njebudźiše wón potom wot druheho dnja prajił. </text:p>
      <text:p text:style-name="P1">9. Teho dla je hišće druhi sabatny wotpočink wostajeny Božemu ludu. </text:p>
      <text:p text:style-name="P1">10. Přetož štóž k jeho wotpočinku je přišoł, tón samy wotpočuje tež wot swojich skutkow, runje jako Bóh wot tych swojich. Zjew. 14, 13. </text:p>
      <text:p text:style-name="P1">11. Khwatajmy teho dla za tym, zo bychmy nutř přišli k temu samemu wotpočinku, zo by něhdźe něchtó njezapanuł do tamneho znamjenja teje njewěry. </text:p>
      <text:p text:style-name="P1">12. Přetož žiwe je Bože słowo a mócne a wótriše dyžli žadyn na woběmaj bokomaj wótry mječ, a pšedrje so, hač so rosdźělitaj duša a duch, tež kosće a mozhy, a rozeznaje mysle a zdaće teje wutroby; Jer. 23. 29. Prěd. 12, 11. 13, A njeje žane stworjenje před nim njewidźomne, ale wšitko je nahe a wotkryte před jeho wočomaj, wot teho my rěčimy. Sir. i5, 19. St. 23, 28. </text:p>
      <text:p text:style-name="P1">5. staw. Chrystus a Aaron pornjo sebi dźeržanaj. Tekst na njedźelu Jnvocavit. IV. </text:p>
      <text:p text:style-name="P1">14. [Dokelž teho dla wulkeho wyšeho měšnika mamy, Jezusa, teho Syna Božeho, kiž je k njebjesam ztpił; dha dźeržmny so . teho póznaća. </text:p>
      <text:p text:style-name="P1">15. Přetož my nimamy tajkeho wyšeho měšnika, kiž by nje</text:p>
      <text:p text:style-name="P2"><text:s/></text:p>
      <text:p text:style-name="P1">%----------------------------------- </text:p>
      <text:p text:style-name="P1">% https://digital.slub-dresden.de/data/kitodo/BibltojeZ_478590679/BibltojeZ_478590679_tif/jpegs/00001642.tif.large.jpg </text:p>
      <text:p text:style-name="P1">%----------------------------------------------------------- </text:p>
      <text:p text:style-name="P1"><text:s/>wyši měšnik. List (5. 6. zt.) Napominanje mohł ćerpjenje měć z našej słabozću, ale kiž spytany je we wšitkim runje jako my, ale bjez hrěcha. St. 2, 17. </text:p>
      <text:p text:style-name="P1">16. Pšiztupmy teho dla z chrobłosću k temu ztołu teje hnady, zo bychmy smilnosć dóstali a hnadu namakali na tón čas, hdyž nam pomocy trjeba budźe.) St. 5. Scht. 1. Přetož kóždy wyši měšnik, kiž z čłowjekow budźe wzaty, budźe za čłowjekow postajeny na to, štož Bohu słuša, to je, zo by woprował dary a wopory za hrěchi; </text:p>
      <text:p text:style-name="P1">2. Kiž by mohł pšiztojne ćerpjenje měć z tymi, kotřiž su njewědomni a błudźa, dokelž wón sam tež wobdaty je ze słabozću. St. 4, 15. </text:p>
      <text:p text:style-name="P1">3. A teje dla dyrbi wón, runje jako za lud, tak tež sam za so woprować za te hrěchi. 3 Mójz. 9, 7. St. 16, 3. </text:p>
      <text:p text:style-name="P1">4. A nichtó sebi sam teje česće njewozmje, ale kotryž je powołany wot Boha, runje jako tež Aaron. 2 Mójz. 28, 1. </text:p>
      <text:p text:style-name="P1">5. Tak tež Chrystus njeje sam sebi teje česće wzał, zo by wyši měšnik był, ale tón je jemu tu česć dał, kiž k njemu je rjekł: Ty sy mój Syn, dźensa sym ja će zpłodźił. Pz. 2, 7. </text:p>
      <text:p text:style-name="P1">6. Jako wón tež na druhim měsće praji: Ty sy měšnik do wěčnosće, po rjadu olijededowym. Pj. 110, 4. Tekst na njedźelu Palmarum. IV. </text:p>
      <text:p text:style-name="P1">7. [A wón je w tych dnjach swojeho ćěła modlitwu a próstwu z wulkim wołanjom a ze sylzami woprował k temu, kiž jemu wot smjerće pomhać móžeše; a je tež wusłyšany, teho dla zo wón Boha w česći měješe; </text:p>
      <text:p text:style-name="P1">8. A hač runje Boži Syn běše, je wón wšak z teho, štož ćerpješe, tu posłušnosć wuknył; </text:p>
      <text:p text:style-name="P1">9. A jako wón dokonjany bě, je wón wšitkim, kotřiž jemu posłušni su, pomhał k wěčnej zbóžnozći; </text:p>
      <text:p text:style-name="P1">10. Pomjenowany wot Boha wyši měšnik, po rjadu Melchizedechowym; </text:p>
      <text:p text:style-name="P1">11. Wot kotrehož bychmy my wjele rěčeć měli; ale ćežcy so da wułožić, dokelž wy tajcy njerozomni sće. </text:p>
      <text:p text:style-name="P1">12. A kiž wy dyrbjeli dawno wučerjo być, potrjebaće nětk zaso, zo by was štó wučił te prěnje pismiki Božeho słowa, a sće tajcy, kiž potrjebaće mloko, a nic twjerdu jědź. 1 Kor. 3, 1. 2. 3. </text:p>
      <text:p text:style-name="P1">13. Přetož komuž so hišće dyrbi mloko dawać, tón je njewědomny w słowje teje prawdosće, dokelž dźěćatko je; Eph. 4, 14. </text:p>
      <text:p text:style-name="P1">14. Ale dokonjanym słuša twjerda jědź, kiž přez pšiwuknjenje maju hotowe mysle k rozeznanju dobreho a złeho. Jez. 7, 15. 16. </text:p>
      <text:p text:style-name="P1">6. staw. Napominanje, zo dyrbimy nic wotpanyć, ale wobstajni być. </text:p>
      <text:p text:style-name="P1">1. Teho dla, wostajiwši so teje wučby wot spočatka teho kšezćijanztwa, dajmy so k temu dokonjenju; a njech z nowoh' njekładźemy grunt wot pokuty tych morwych skutkow, wot wěry do Boha, </text:p>
      <text:p text:style-name="P1">2. Wot kšćeńzkeje wučby, wot nakładźenja teju rukow, wot horjestawanja tych morwych a wot wěčneho suda. </text:p>
      <text:p text:style-name="P1">3. A to my budźemy činić, jeli zo Bóh wotpušći. Jap. zk. 18, 21. </text:p>
      <text:p text:style-name="P1">4. Přetož njemóžna wěc je, zo ći, kiž junu su rosswětleni a woptali su te njebjeske dary a dóstali su teho swjateho Ducha, St. 10, 26. Mat. 12, 31. </text:p>
      <text:p text:style-name="P1">5. A su woptali to dobre słowo Bože a te mocy teho pšichodneho swěta, </text:p>
      <text:p text:style-name="P1">6. Jeli zo wotpanu (a z nowoh' sami sebi Božeho Syna kšižuja a jeho k směchu poztaja), zo dyr</text:p>
      <text:p text:style-name="P2"><text:s/></text:p>
      <text:p text:style-name="P1">%----------------------------------- </text:p>
      <text:p text:style-name="P1">% https://digital.slub-dresden.de/data/kitodo/BibltojeZ_478590679/BibltojeZ_478590679_tif/jpegs/00001643.tif.large.jpg </text:p>
      <text:p text:style-name="P1">%----------------------------------------------------------- </text:p>
      <text:p text:style-name="P1"><text:s/>k wobstajnosći. (St. 6. 7.) na Hebrejzkich. Chrystus 337 bjeli woni zaso k pokuće wobnowjeni być. </text:p>
      <text:p text:style-name="P1">7. Přetož zemja, kotraž tón dešć pije, kiž husto na nju přińdźe, a pšihodne sele přinjese tym, kiž ju dźěłaju, dóstanje požohnowanje wot Boha; </text:p>
      <text:p text:style-name="P1">8. Kotraž pak ćernje a wózt přinjese, ta so njehodźi a je k pokleću blisko; jeje kónc pak je, zo zpalena budźe. </text:p>
      <text:p text:style-name="P1">9. My so pak k wam, wy lubši, něšto lěpšeho, a štož tu zbóžnosć sobu njese, nadźijemy, hač runje tak rěčimy; </text:p>
      <text:p text:style-name="P1">10. Přetož Bóh njeje njeprawy, zo by wón zapomnił wašeho skutka a teje zprózneje lubosće, kotruž sće wopokazali na jeho mjenje, jako wy tym swjatym słužešće a hišće słužiće. Rom. 3, 4. Mat. 10, 42. St. 25, 40. </text:p>
      <text:p text:style-name="P1">11. My pak žadamy, zo by kóždy bjez wami tajku swěrnosć wopokazał, k połnemu doztatku teje nadźije hač do kónca, </text:p>
      <text:p text:style-name="P1">12. So njebyšće lěni byli, ale po tych činili, kotřiž přez wěru a zćeŕpnozć herbuja te sluby. </text:p>
      <text:p text:style-name="P1">13. Přetož jako Bóh Abrahamej lubješe, dokelž na žaneho wjetšeho so pšisahać njeměješe, pšisahnu wón na so sam, 1 Mójz. 22, 16. </text:p>
      <text:p text:style-name="P1">14. A dźeše: Zawěsće, ja chcu će požohnować a pšizporjeć. </text:p>
      <text:p text:style-name="P1">15. A tak dočaka wón sćerpliwje a dósta, štož jemu běše slubjene. </text:p>
      <text:p text:style-name="P1">16. Přetož ludźo derje so na tajkeho pšisahaju, kiž je wjetši, dyžli woni su; a wšitka zwada bjez nimi kónc ma, hdyž pšisaha budźe wobtwjerdźena. Tekst na njedźelu Exaudi. IV. </text:p>
      <text:p text:style-name="P1">17. Ale Bóh, jako wón tym herbam teho sluba chcyše ćim bóle wopokazać, zo jeho rada njehnuta wobzteji, je wón přisahu k temu činił, 1 Mójz. 22, 16. </text:p>
      <text:p text:style-name="P1">18. So bychmy přez dwě wobztajnej wěcy (přetož móžno njeje, zo by Bóh łhał) sylny trošt měli, kiž my pšiztupimy a so dźeržimy teje prjódkztajeneje nadźije; Tit. 1, 2, </text:p>
      <text:p text:style-name="P1">19. Kotruž my mamy jako wěztu a twjerdu kótwizu našeje duše, kotraž tež zańdźe do teho znutřkowneho teho zawješka; </text:p>
      <text:p text:style-name="P1">20. Hdźež tón ćahaŕ prjedy za nas je zašoł, Jezus, a je so wyši měšnik sčinił na wěčne, po rjadu Melchizedechowym.) St. 4, 14. </text:p>
      <text:p text:style-name="P1">7. staw. Přirunanje Chrystusa z Melchizedekom. 1, Tutón Melchizedek pak běše kral w Salemje, měšnik Boha wjeršneho, kiž Abrahamej napřećiwo dźěše, jako wón wot bitwy tych kralow zaso přińdźe, a jeho žohnowaše, 1 Mójz. 14, 18. </text:p>
      <text:p text:style-name="P1">2. Kotremuž tež Abraham dźesatk da wot wšitkeho. Najprjedy budźe wón pšełoženy kral prawdosće; potom je wón pak tež kral Salema, to je, kral měra, </text:p>
      <text:p text:style-name="P1">3. Bjez nana, bjez maćerje, bjez šlachty, a nima ani spočatka tych dnjow ani kónca teho žiwjenja; wón je pak pširunany temu Synej Božemu a wostanje měšnik do wěčnosće. </text:p>
      <text:p text:style-name="P1">4. Hladajće pak, kak wulki je tón, kotremuž tež Abraham, tón wyši wótc, dźesatk da wot teho, štož běše dobył. </text:p>
      <text:p text:style-name="P1">5. A wšak ći, kotřiž su dźěći Levia, jako woni to měšniztwo běchu dóstali, maju přikaznju, zo bychu dźesatk wot teho luda, to je, wot swojich bratrow, brali po zakonju, hač runje tež ći sami z tych bjedrow Abrahamowych su wušli; 5 Mójz. 14, 26. 29. </text:p>
      <text:p text:style-name="P1">6. Ale tón, kotrehož narod njebudźe pomjenowany bjez nimi, bjerješe dźesatk wot Abrahama a </text:p>
      <text:p text:style-name="P2"><text:s/></text:p>
      <text:p text:style-name="P1">%----------------------------------- </text:p>
      <text:p text:style-name="P1">% https://digital.slub-dresden.de/data/kitodo/BibltojeZ_478590679/BibltojeZ_478590679_tif/jpegs/00001644.tif.large.jpg </text:p>
      <text:p text:style-name="P1">%----------------------------------------------------------- </text:p>
      <text:p text:style-name="P1"><text:s/>338 z Melchizedechom List (7. 8. zt.) pširunany. požohnowa teho, kiž tón slub měješe. 1 Mójz. 14, 19. 20. </text:p>
      <text:p text:style-name="P1">7. Je pak bjez wšitkeho pšećiworyčenja temu tak, zo mjeńši wot wjetšeho požohnowany budźe; </text:p>
      <text:p text:style-name="P1">8. A tudy bjeru dźesatk ći smjertni ludźo; ale tam tón, kiž wobswědčenje ma, zo wón žiwy je. </text:p>
      <text:p text:style-name="P1">9. A zo ja tak rjeknu, tež sam Lewi, kiž dźesatk bjerje, je we Abrahamje dźesatk dał; </text:p>
      <text:p text:style-name="P1">10. Přetož wón běše hišće we wótzowzkich bjedrach, jako jemu Melchizedek napřećiwo dźěše. </text:p>
      <text:p text:style-name="P1">11. Jeli zo teho dla dokonjenje so je stało přez to Levićizke měšniztwo (přetož při tym samym je zakoń ludu daty), što by dha dale trjeba było prajić, zo dyrbjał druhi měšnik přińć po rjadu Melchizedechowym a nic po rjadu Aaronowym? Scht. 18, 19. Gal. 2, 21. </text:p>
      <text:p text:style-name="P1">12. Přetož budźe-li to měšniztwo pšeměnjene, dha dyrbi tež tón zakoń pšeměnjeny być. </text:p>
      <text:p text:style-name="P1">13. Přetož wot kotrehož to same prajene je, tón je wot druheho naroda, z kotrehož nihdy žadyn při wołtarju słužił njeje. </text:p>
      <text:p text:style-name="P1">14. Zjawne pak je, zo z Judy je zešoł naš Knjez, k kotremuž narodej Mójzas ničo rěčał njeje wot měšnistwa. 1 Mójz. 49, 10. Jez. 11, 1. </text:p>
      <text:p text:style-name="P1">15. A to hišće bóle je zjawniše, hdyž po tej podobnozći Melchizedechowej druhi měšnik poztanje, </text:p>
      <text:p text:style-name="P1">16. Kotryž nic po tym zakonju teje ćělneje přikaznje je postajeny, ale po tej mocy teho nihdy njezachodneho žiwjenja. </text:p>
      <text:p text:style-name="P1">17. Přetož wón tak wobswědči: Ty sy měšnik wěčnje, po wašnju Melchizedechowym. St. 5, 6. </text:p>
      <text:p text:style-name="P1">18. Přetož z tym budźe tón prěńši zakoń zahubjeny, teho dla, zo wón njemózny a njewužitny běše; </text:p>
      <text:p text:style-name="P1">19. Přetož zakoń njemóžeše ničo dokonjeć. Ale na jeho město je ta lěpša nadźija přišła, přez kotruž so k Bohu pšibližujemy, Jap. zk. 13, 38. 30. </text:p>
      <text:p text:style-name="P1">20. A ćim bóle, dokelž so njeztanje bjez pšisahi. Přetož tamni su bjez pšisahi měšnicy poztajeni; </text:p>
      <text:p text:style-name="P1">21. Tón pak z přisahu, přez teho, kiž k njemu rjeknje: Tón Knjez je so přisahał a njebudźe so kać: ty sy měšnik wěčnje, po rjadu Melchizedechowym. Pz. 110, 4. </text:p>
      <text:p text:style-name="P1">22. Tak je wjele lěpšeho zakonja ruki Jezus so sčinił. </text:p>
      <text:p text:style-name="P1">23. A tamnych měšnikow je wjele było, teho dla, zo před smjerću wostać njemóžachu; </text:p>
      <text:p text:style-name="P1">24. Tón pak, dokelž wěčnje wostanje, ma wón njezachodne měšniztwo. </text:p>
      <text:p text:style-name="P1">25. Teho dla wón tež zbóžnych činić móže do wěčnosće tych, kiž přez njeho k Bohu pšiztupja, a je přeco žiwy, zo by za nich prosył. </text:p>
      <text:p text:style-name="P1">26. Přetož tajkeho wyšeho měšnika pšizteješe nam měć, kiž by był swjaty, bjez winy, njewomazany, wotdźěleny wot hrěšnikow a kiž wyši je, dyžli njebjesa su; </text:p>
      <text:p text:style-name="P1">27. Kotryž by njepotrjebał kóždy dźeń, jako tamni wyši měšnicy, najprjedy sam za swoje hrěchi wopory činić a potom za tych ludźi hrěchi; přetož tuto je wón junu činił, jako wón so sameho je woprował. 3 Mójz. 16, 6 c. Rom. 6, 10. </text:p>
      <text:p text:style-name="P1">28. Přetož zakoń postaji čłowjekow za wyšich měšnikow, kotřiž na sebi słabozć maju; ale słowoteje pšisahi, kotraž po zakonju so stała je, postaji Syna (Božeho), kiž je dokonjany na wěčne. St. 5, 1. 2. </text:p>
      <text:p text:style-name="P1">8. staw. Přirunanje měšnistwa Chrystusoweho z měšniztwom Levitow. </text:p>
      <text:p text:style-name="P1">1. To wosebniše pak, wot čohož my prajimy, je to: My tajkeho </text:p>
      <text:p text:style-name="P2"><text:s/></text:p>
      <text:p text:style-name="P1">%----------------------------------- </text:p>
      <text:p text:style-name="P1">% https://digital.slub-dresden.de/data/kitodo/BibltojeZ_478590679/BibltojeZ_478590679_tif/jpegs/00001645.tif.large.jpg </text:p>
      <text:p text:style-name="P1">%----------------------------------------------------------- </text:p>
      <text:p text:style-name="P1"><text:s/>Wěčne měšniztwo. (St. 8. 9.) na Hebrejzkich. Hěta zhromadźenja. 339 wyšeho měšnika mamy, kiž so sydnył je k prawicy na stoł teje najwjetšeje krasnosće w njebjesach, a St 4,14. </text:p>
      <text:p text:style-name="P1">2. A je zastojnik tych swjatych městow a teje praweje hěty, kotruž Bóh je postajił, a nic čłowjek. </text:p>
      <text:p text:style-name="P1">3. Přetož kóždy wyši měšnik budźe postajeny, zo by woprował dary a wopory. Teho dla nuzne je, zo by tež tutón měł, štož by woprował. St. 5, 1. Eph. 5, 2. </text:p>
      <text:p text:style-name="P1">4. Přetož hdy by na zemi był, njeby wón měšnik był, dokelž tam měšnicy su, kotřiž po zakonju dary wopruja, </text:p>
      <text:p text:style-name="P1">5. Kotřiž słuža temu znamjenju a zćěnej tych njebjezkich kubłow, jako Mójzas wotmołwjenje wot Boha dósta, hdyž wón tu hětu dohotować chcyše: Hladaj, dźeše wón, zo by wšitko činił po tym znamjenju, kotrež tebi na horje je pokazane. Kol. 2, 17. 2 Mójz. 25, 40. Jap. zk. 7, 44. </text:p>
      <text:p text:style-name="P1">6. Nětk pak je wón ćim krasniše zaztojńztwo dóstał, kaž lěpšeho wotkazanja wón srědnik je, kotrež tež w lěpšich slubach je wobzanknjene. </text:p>
      <text:p text:style-name="P1">7. Přetož hdy by tamne prěńše bjez poroka było, dha njeby město za druhe so pytało; </text:p>
      <text:p text:style-name="P1">8. Přetož wón na nich zkorži a praji: Hlaj, dny přińdu, praji tón Knjez, zo ja z Jzraelzkej chěžu a ze židowskej chěžu chcu nowe wotkazanje sčinić; Jer. 31, 31. Hebr. 10, 16. </text:p>
      <text:p text:style-name="P1">9. Nic po tym wotkazanju, kotrež ja sčinił sym z jich wótcami tón dźeń, jako ja jich za ruku zapšijach, zo bych jich wuwjedł z Egyptowskeje zemje. Přetož woni njejsu wostali při mojim wotkazanju; dha tež ja ničo njejsym z nimi rodźił, praji tón Knjez. 2 Mójz. 19, 5. </text:p>
      <text:p text:style-name="P1">10. To je pak to wotkazanje, kotrež ja wotkazać budu tej JIzraelzkej chěži po tych dnjach, praji tón Knjez: Ja chcu swój zakoń do jich mysle dać, a do jich wutroby chcu ja jón N. t. napisać; a ja budu jich Bóh a woni budźa mój lud. </text:p>
      <text:p text:style-name="P1">11. A žadyn njebudźe wučić swojeho bližšeho ani žadyn swojeho bratra a prajić: Póznaj teho Knjeza. Přetož wšitcy budźa mje póznać, wot jich najmjeńšeho hač do jich najwjetšeho. </text:p>
      <text:p text:style-name="P1">12. Přetož ja budu hnadu wopokazać jich njeprawdozćam a jich hrěcham, a jich pšeztupjenja njebudu ja wjazy spomnić. Jer. 31, 34. Rom. 11, 27. </text:p>
      <text:p text:style-name="P1">13. S tym, zo wón praji: Nowe, sčini wón to prěńše stare; štož pak stare a wot wjele lět je, to je blisko k zahinjenju. </text:p>
      <text:p text:style-name="P1">9. staw. Hěta zhromadźenja a Levićizke wopory jako znamjo na Chrystusowe wyše měšnizke zaztojńztwo. </text:p>
      <text:p text:style-name="P1">1. Ta prěńša hěta pak derje měješe tež te prawizny Božeje słužby a tu swětnu swjatnizu. </text:p>
      <text:p text:style-name="P1">2. Přetož tam běše natwarjeny tón prjódk teje hěty, w kotrymž běchu te swěčniki a to blido a te pokroty teho prjódkkładźenja; a temu rěkaju to swjate. 2 Mójz. 25, 23. 31. </text:p>
      <text:p text:style-name="P1">3. Sa tym druhim zawješkom pak běše ta hěta, kotrejž rěkaju to najswjećiše; 2 Mójz. 26, 33. </text:p>
      <text:p text:style-name="P1">4. Ta měješe tu złotu kadźelnizu a kšinju teho wotkazanja, kotraž běše wšudźom ze złotom wobkryta, w kotrejž běše ta złota dóńčka, kiž w sebi měješe to manna, a tón Aaronowy prut, kiž so zazelenił běše, a tej tafli teho wotkazanja. 2 Mójz. 16, 33. 4 Mójz. 17, 10. </text:p>
      <text:p text:style-name="P1">5. S wjercha na njej pak běchu te cherubim teje krasnosće, kotrež wobkhłódkowachu tón hnadny stoł; wot kotrychž wěcow nětk trjeba njeje, zo by so wot kóždeje wosebje ryčało. </text:p>
      <text:p text:style-name="P1">6. A jako to wšitko tak pšihotowane bě, dźěchu do teje prěnjeje hěty kóždy čas ći měšnicy a dokonjachu te słužby Bože. 4 Mójz. 18, 3. 22 (108) </text:p>
      <text:p text:style-name="P2"><text:s/></text:p>
      <text:p text:style-name="P1">%----------------------------------- </text:p>
      <text:p text:style-name="P1">% https://digital.slub-dresden.de/data/kitodo/BibltojeZ_478590679/BibltojeZ_478590679_tif/jpegs/00001646.tif.large.jpg </text:p>
      <text:p text:style-name="P1">%----------------------------------------------------------- </text:p>
      <text:p text:style-name="P1"><text:s/>340 Chrystusowa krej. List (9. zt.) Chrystusowy wopor </text:p>
      <text:p text:style-name="P1">7. Do teje druheje pak zańdźe jeno junu za lěto sam tón wyši měšnik, nic bjez krwě, kotruž wón wopruje sam za so a za te ludźizke njewědomnozće. 2 Mójz. 30, 10. 3 Mójz. 16, 2. </text:p>
      <text:p text:style-name="P1">8. S tym tón swjaty Duch póznać dawa, zo hišće puć k swjatnizy njeje zjawny był, tak dołho hač prěńša hěta stała je, St. 10, 19. </text:p>
      <text:p text:style-name="P1">9. Kotraž w tym samym času znamjo być dyrbješe, hdyž dary a wopory woprowane buchu, a wšak njemóžachu po swědomnju dokonjaneho sčinić teho, kiž Bohu słužeše, </text:p>
      <text:p text:style-name="P1">10. Hač jeno z jědźu a z pićom a ze wšelkej křćenicu a z ćělnymi prawiznami, kotrež wěcy jim hač na čas teho porjedźenja nakładźene běchu. Epistola na njedźelu Judica. </text:p>
      <text:p text:style-name="P1">41. Chrystus pak je přišoł, zo by wyši měšnik był tych pšichodnych kubłow, přez wjetšu a dokonjańšu hětu, kotraž njeje z rukomaj zčinjena, to je, kotraž njeje tak natwarjena; </text:p>
      <text:p text:style-name="P1">12. Tež njeje wón přez kózlazu a ćelazu krej, ale wón je sam přez swoju krej junu do teho swjateho nutsšoł a wěčne wumoženje namakał. </text:p>
      <text:p text:style-name="P1">13. Přetož jeli zo wolaza a kózlaza krej a popjeł wot jałojzy krjepjeny swjeći nječistych k ćělnej čistosći; 3 Mójz. 16, 14. 4 Mójj. 19, 9. 12. 17. 18. </text:p>
      <text:p text:style-name="P1">14. Kak wjele wjazy budźe ta krej Chrystusowa, kiž so sam bě wšitkeho poroka přez teho wěčneho Ducha Bohu je woprował, naše swědomnje wot morwych skutkow wucżžizćić, k słuženju temu žiwemu Bohu! 1 Pětr. 1, 19. łJan. 1, 7. Zjew. 1, 5. </text:p>
      <text:p text:style-name="P1">15. A teho dla je wón srědnik noweho zakonja, zo bychu přez tu smjerć, kotraž so k wumoženju wot přestupjenjow pod prěńšim zakonjom stała je, ći, kiž powołani su, to slubjene wěčne herbstwo dóstali. St. 12, 24. 1 Tim. 2, 5. </text:p>
      <text:p text:style-name="P1">16. Přetož hdźež wotkazanje je, tam so dyrbi smjerć stać teho, kiž to wotkazanje čini. </text:p>
      <text:p text:style-name="P1">17. Přetož tych wotkazanje je mócne, kiž su zemrěli; hewak wone njepłaći, hdyž tón hišće žiwy je, kiž je wotkazał. Gal. 3, 15. </text:p>
      <text:p text:style-name="P1">18. Teho dla njebě tež to prěńše bjez krwě wobtwjerdźene. </text:p>
      <text:p text:style-name="P1">19. Přetož jako Mójzas wšitke přikaznje po zakonju běše wupowědał wšitkemu ludu, wza wón ćelazu a kózlazu krej z wodu a z purpurzkej wołmu a z izopom, a wobkrjepi te knihi a wšitkón lud, </text:p>
      <text:p text:style-name="P1">20. A dźeše: To je ta krej teho zakonja, kotryž wam Bóh přikazał je. 2 Mójz. 24, 8. </text:p>
      <text:p text:style-name="P1">21. Tež tu hětu a wšitkón grat teje Božeje słužby wobkrjepi wón teje runosće z krwju; 2 Mójz. 29, 21. </text:p>
      <text:p text:style-name="P1">22. A budźe skoro wšitko z krwju wučizćene po zakonju. A bjez krwěrosleća njeztanje so žane wodaće. 3 Mójz. 17, 11. Eph. 1, 7. </text:p>
      <text:p text:style-name="P1">23. Dyrbjachu teho dla znamjenja tych njebjezkich wěcow z tajkim wašnjom wučizćene być; ale same, te njebjeske wěcy, dyrbjachu lěpši wopor měć, dyžli tamne wopory běchu. </text:p>
      <text:p text:style-name="P1">24. Přetož Chrystus njeje nutř zašoł do teje swjatnizy, kotraž z rukomaj zčinjena bě, a běše znamjo tych prawych, ale do samych njebjesow, zo by so nětk zjewił před tym wobličom Božim za nas. 1 Jan. 2, 1. </text:p>
      <text:p text:style-name="P1">25. Tež nic, zo by wón so sam často woprował, runje jako wyši měšnik kóžde lěto nutř dźe do teje swjatnizy z cuzej krwju; 2 Mójz. 30, 10. </text:p>
      <text:p text:style-name="P2"><text:s/></text:p>
      <text:p text:style-name="P1">%----------------------------------- </text:p>
      <text:p text:style-name="P1">% https://digital.slub-dresden.de/data/kitodo/BibltojeZ_478590679/BibltojeZ_478590679_tif/jpegs/00001647.tif.large.jpg </text:p>
      <text:p text:style-name="P1">%----------------------------------------------------------- </text:p>
      <text:p text:style-name="P1"><text:s/>za hrěchi. (St. 9. 10.) na Hebrejzkich. Wopor za hrěch. 341 </text:p>
      <text:p text:style-name="P1">26. Hewak budźiše wón wjele króć dyrbjał ćerpić wot spočatka teho swěta. Nětk pak při kóncu teho swěta je wón so junu zjewił přez sam swój wopor k zahubjenju hrěcha. Scht. 12, 28. 1 Kor. 10, 11. Gal. 4, 4. </text:p>
      <text:p text:style-name="P1">27. A runje jako temu čłowjekej je poztajene junu wumrjeć, potom pak to sudźenje; 1 Mójz. 3, 19. Sir. 14, 18. </text:p>
      <text:p text:style-name="P1">28. Tak je tež Chrystus junu woprowany, zo by jich wjele hrěchi preč wzał. K druhemu budźe wón so bjez hrěchow zjewić tym, kotřiž na njeho čakaju, k zbóžnozći. 1 Pětr. 3, 18. </text:p>
      <text:p text:style-name="P1">10. staw. Krasnosć wujednaŕzkeho wopora Chrystusoweho. </text:p>
      <text:p text:style-name="P1">1. Přetož tón zakoń, dokelž ma zćěn tych pšichodnych kubłow a nic to znamjo tych wěcow samo, w tych samych woporach, kiž so kóžde lěto wopruja, dha nihdy njemóže tych, kotřiž k woporu pšiztupaju, dokonjanych sčinić; Kol. 2, 16. 17. </text:p>
      <text:p text:style-name="P1">2. Hewak by to woprowanje přestało, dokelž bychu ći, kiž Božu słužbu činja, žaneho swědomnja wjazy njeměli wot tych hrěchow, hdyž junu wučisćeni su; </text:p>
      <text:p text:style-name="P1">3. Ale při tych samych stanje so dopomnjenje tych hrěchow kóžde lěto. </text:p>
      <text:p text:style-name="P1">4. Přetož móžno njeje, zo by wolaza a kózlaza krej mohła hrěchi preč wzać. </text:p>
      <text:p text:style-name="P1">5. Teho dla přišedši na swět, praji wón: Wopory a dary sy ty njechał, ale ćěło sy ty mi přihotował. Pz. 40, 7. </text:p>
      <text:p text:style-name="P1">6. Sapalne wopory a hrěšne wopory su so tebi njezpodobałe; </text:p>
      <text:p text:style-name="P1">7. Tuž ja dźach: Hlaj, ja přińdu; w knihach steji wosebnje wote mnje pisane, zo mam činić, Božo, twoju wolu. </text:p>
      <text:p text:style-name="P1">8. Horjekach, jako wón prajił běše: Wopory a dary, zapalne wopory a wopory za hrěch sy ty njechał, tebi so tež njezpodobaju (kotrež po zakonju woprowane budźa); </text:p>
      <text:p text:style-name="P1">9. Tuž dźeše wón: Hlaj, ja přińdu, zo bych činił, Božo, twoju wolu. Tu zběhnje wón prěńše preč, zo by to druhe postajił. </text:p>
      <text:p text:style-name="P1">10. Po kotrejž woli my smny swjećeni přez to woprowanje teho ćěła Jezom Chrysta, kotrež so junu stało je. St. 9, 12. 28. </text:p>
      <text:p text:style-name="P1">11. A kóždy měšnik je postajeny, zo by dźeń wote dnja Bohu słužił a často jenake wopory činił, kotrež tola nihdy njemóžachu te hrěchi preč wzać. </text:p>
      <text:p text:style-name="P1">12. Tón pak, jako wón jedyn wopor za hrěchi je woprował, sedźi wón do wěčnosće na prawicy Božej, Pz. 110, 1. </text:p>
      <text:p text:style-name="P1">13. A čaka na kónc, hač bychu jeho njepřećeljo za podnožki jeho nohow połoženi byli. St. 2, 8. Pz. 110, i. 1 Kor. 15, 25. </text:p>
      <text:p text:style-name="P1">14. Přetož z jednym woporom je wón do wěčnosće dokonjał tych, kotřiž wuswjećeni budźa. Scht. 12. </text:p>
      <text:p text:style-name="P1">15. To nam pak tež wobswědči tón swjaty Duch. Přetož hdyž wón prjedy běše powědał: </text:p>
      <text:p text:style-name="P1">16. To je to wotkazanje, kotrež ja z nimi činić budu po tych dnjach, praji tón Knjez: Ja chcu swój zakoń do jich wutrobow dać a do jich myslow budu jón zapisać, Jer. 31, 33. Hebr. 8, 8: </text:p>
      <text:p text:style-name="P1">17. A jich hrěchow a jich njeprawdosće njebudu ja wjazy spomnić. Jer. 31, 34 </text:p>
      <text:p text:style-name="P1">18. Hdźež pak tych samych wodaće je, tam njeje wjazy wopor za te hrěchi. </text:p>
      <text:p text:style-name="P1">19. Hdyž my teho dla, lubi bratřa, mamy to wjesełe dowěrjenje, zo móžemy zańć do teho swjateho přez tu krej Jezusowu, Jan. 14, 6. </text:p>
      <text:p text:style-name="P1">20. Po puću, kotryž wón nam přihotował je nowy a žiwy, přez tón zawješk, to je přez swoje 90* </text:p>
      <text:p text:style-name="P2"><text:s/></text:p>
      <text:p text:style-name="P1">%----------------------------------- </text:p>
      <text:p text:style-name="P1">% https://digital.slub-dresden.de/data/kitodo/BibltojeZ_478590679/BibltojeZ_478590679_tif/jpegs/00001648.tif.large.jpg </text:p>
      <text:p text:style-name="P1">%----------------------------------------------------------- </text:p>
      <text:p text:style-name="P1"><text:s/>342 Ssamopašne Lift (10. 11. zt.) hrěchi. </text:p>
      <text:p text:style-name="P1">21. A mamy tež wyšeho měšnika na Božim domje; St. 4, 14—16. </text:p>
      <text:p text:style-name="P1">22. Dha pšiztupmy tam z prawej wutrobu, w połnym doztatku teje wěry, wobkrjepjeni na wutrobach, zo smy bjez złeho swědomnja a wumyći na ćěle z čiztej wodu; St. 4, 16. </text:p>
      <text:p text:style-name="P1">23. Dźeržmy to póznaće teje nadźije a njemotajmy so (přetož swěrny je tón, kiž je slubił). St. 4, 14. </text:p>
      <text:p text:style-name="P1">24. A kedźbujmy jedyn na druheho tak, zo bychmy so wabili k lubosći a k dobrym skutkam; Jan. 13, 34. Mark. 12, ź1. </text:p>
      <text:p text:style-name="P1">25. A njewopušćili sami swoje zhromadźenje, jako někotři wašnje maju; ale napominajmy so bjez sobu, a to ćim bóle, hač wy widźiće, zo so tón dźeń pšibliźuje. 1 Kor. 10, 11. </text:p>
      <text:p text:style-name="P1">26. Přetož jeli zo my ze sampašnej wolu zhrěšimy, hdyž my póznaće teje prawdosće smy dóstali, dha žadyn wopor dale za hrěchi njeje zbytkny; St. 6, 4. 5. </text:p>
      <text:p text:style-name="P1">27. Ale jene trašne wočakowanje teho suda a zahorjenje teho wohenja, kotryž póžrjeć budźe tych pšećiwnikow. Zeph. 1, 18. „28. Štóž Mójzasowy zakoń zaćisnje, dyrbi bjez smilnosće na dweju abo třoch swědkow wumrjeć. 5 Mójz. 17, 6. St. 19, 15. Jan. 8, 17. </text:p>
      <text:p text:style-name="P1">29. Što dha so wam zda, kak wjele hóršeje štrafy budźe tón hódny, kiž Syna Božeho z nohomaj podtepze a teho wotkazanja krej za nječiztu dźerži, přez kotruž wón je wuswjećeny a kiž ducha teje hnady hani? St. 2, 3. St. 12, 25. 1 Kor. 11, 25. 27. </text:p>
      <text:p text:style-name="P1">30. Přetož my znajemy teho, kiž praji: To wjećenje je moje, ja chcu zapłaćić, praji tón Knjez. A zaso: Tón Knjez budźe swój lud sudźić. 5 mMójz. 32, 385. Rom. 12, 19. </text:p>
      <text:p text:style-name="P1">31. Trašna wěc je, zapanuć do teju rukow teho žiweho Boha. </text:p>
      <text:p text:style-name="P1">32. Spominajće pak na te prěńše dny, w kotrychž wy, rosswětleni, sće znosyli wulke bědźenje teho ćerpjenja; </text:p>
      <text:p text:style-name="P1">33. Hdyž wy někotři sami sće přez hanjenje a tyšenje na směch poztajeni; a někotři sće towaŕšojo byli tych samych, kotrymž so tak šło je. </text:p>
      <text:p text:style-name="P1">34. Přetož wam běše tež žel mojich zwjazkow, a to pobranje wašich kubłow sće wy z wjesołosću pšećeŕpili, dokelž wy wěsće, zo při sebi maće lěpše bohatstwo, kotrež w njebjesach je a wam wostanje. Mat. 6, 20. St. 19, 21. Tekst na nowe lěto. IV. </text:p>
      <text:p text:style-name="P1">35. Teho dla znjećisńće waše dowěrjenje preč, kotrež ma wulke zapłaćenje. </text:p>
      <text:p text:style-name="P1">36. Sćeŕpliwozće je wam pak trjeba, zo byšće Božu wolu činili a to slubjenje dóstali.) Łuk. 21, 19. Jak 5,7. </text:p>
      <text:p text:style-name="P1">37. Přetož po małej chwili budźe tón přińć, kiž přińć ma, a njebudźe so komdźić. 1 Pětr. 1, 6. Hag: 2, 7. Epistola na 18. njedźelu po swj. Trojicy. </text:p>
      <text:p text:style-name="P1">38. [Prawy pak budźe z wěry žiwy. Ale štóž wotztupić budźe, na tym moja duša žaneho spodobanja měć njebudźe. Hab. 2, 7. Rom. 1, 17. Gal. 3, 11. Přisł. 3, 32. </text:p>
      <text:p text:style-name="P1">39. My pak njejsmy wot tych, kiž wotztupja a zatamani budźa; ale wot tych, kiž wěrja a dušu wumóža. Tob. 2, 18. </text:p>
      <text:p text:style-name="P1">11. staw. Wo zbóžnychčinjazej wěrje. </text:p>
      <text:p text:style-name="P1">1. Ta wěra pak je twjerde załoženje teho, na kotrež nadźiju ztajimy, a je wězte dowjedźenje teho, štož njewidźimy. Rom. 8, 38. 1 Kor. 2, 9. </text:p>
      <text:p text:style-name="P1">2. Přetož přez tu samu su ći ztari wobswědčenje dóstali. </text:p>
      <text:p text:style-name="P1">3. Přez wěru póznajemy, zo tón swět přez Bože słowo je doko</text:p>
      <text:p text:style-name="P2"><text:s/></text:p>
      <text:p text:style-name="P1">%----------------------------------- </text:p>
      <text:p text:style-name="P1">% https://digital.slub-dresden.de/data/kitodo/BibltojeZ_478590679/BibltojeZ_478590679_tif/jpegs/00001649.tif.large.jpg </text:p>
      <text:p text:style-name="P1">%----------------------------------------------------------- </text:p>
      <text:p text:style-name="P1"><text:s/>Wěry (St. 11.) na Hebrejzkich. skutki 343 njany, a zo wšitko, štož widźimy, z ničeho je sčinjene. 1 Mójz. 1, 1. Jan. 1, 10. </text:p>
      <text:p text:style-name="P1">4. Přez wěru je Bohu połniši wopor woprował Abel, dyžli Kain, přez kotruž so wopokazało je, zo je prawy, jako Bóh swědčenje da wot jeho darow, a přez tu samu wón hišće rěči, hač runje wumrěł je. 1 Mójz. 4, 4. </text:p>
      <text:p text:style-name="P1">5. Přez wěru bu Enoch pšesadźeny, zo by smjerće njewohladał; a njebu namakany, teho dla, zo Bóh jeho běše přesadźił; přetož prjedy hač wón bu pšesadźeny, je wón swědčenje měł, zo so Bohu je zpodobał. 1 Mójz. 5, 24. </text:p>
      <text:p text:style-name="P1">6. Ale bjez wěry móžno njeje, Bohu so spodobać; přetož štóž k Bohu chce přińć, tón ma wěrić, zo Bóh je, a zo wón tym, kotřiž jeho pytaju, myto dawa.) Jer. 5, 3. </text:p>
      <text:p text:style-name="P1">7. Přez wěru je Noa (wot Boha napominany, zo so teho boješe, štož hišće widźeć njeběše) tón kašć přihotował k zbožu swojeho doma, přez kotruž wón swět zatama; a je tu prawdosć herbował, kiž přez wěru přińdźe. 1 Mójz. 6, 8. 14. Rom. 4, 20. Rom. 3, 22. 24. </text:p>
      <text:p text:style-name="P1">8. Přez wěru bě Abraham posłušny, jako wón powołany bu, zo by do teho kraja wušoł, kotryž za herbstwo wzać měješe; a wón wuńdźe a njewědźeše, hdźe by přišoł. Jez. 41, 2. 1 Mójz. 12, 4. </text:p>
      <text:p text:style-name="P1">9. Přez wěru je wón pšebywał w tym slubjenym kraju, jako w cuzym, a bydleše w hětach z Jzaakom a z Jakubom, kotrajž tež z nim runaj herbaj teho sameho sluba běštaj. 1 Mójz. 14, 13. St. 35, 27. </text:p>
      <text:p text:style-name="P1">10. Přetož wón čakaše na to město, kiž ma twjerdźiznu, kotrehož ćěsla a zworichel Boo je. </text:p>
      <text:p text:style-name="P1">11. Přez wěru dósta tež ta Sara móc k podjeću a porodźi wyše časa swojeje ztarozće, dokelž za wěrneho teho měješe, kiž to slubił běše. 1 Mójz. 21, 2. Luk. 1, 36. </text:p>
      <text:p text:style-name="P1">12. Teho dla tež wot jeneho, hač runje jako wotemrjeteho, jich tak wjele so je narodźiło, kak wjele je hwězdow na njebjesach a pězka na móŕzkim brjoze, kotryž njeje k pšerachnowanju. Rom. 4, 19. 1 Mójz. 15, 5. St. 22, 17. </text:p>
      <text:p text:style-name="P1">13. Ći sami su wšitcy po wěrje wumrěli a njejsu tón slub dóstali; ale su z dala jón widźili, tež so z nim tróštowali a derje z pokojom byli a póznali, zo su hozćo a cuzomnicy na zemi. </text:p>
      <text:p text:style-name="P1">14. Přetož kotřiž to praja, ći dadźa zjawnje zrozumić, zo wótzneho kraja pytaju. </text:p>
      <text:p text:style-name="P1">15. A woprawdźe, hdy bychu na tamny sebi myslili, z kotrehož wušli běchu, dha su dosć časa měli so zaso wróćić. </text:p>
      <text:p text:style-name="P1">16. Ale woni lěpšeho žadaju, to je teho njebjeskeho. Teho dla Bóh so njehanibuje, jich Bóh so mjenować; přetož wón je jim město přihotował. 2 Mójz. 3, 6. Mat. 22, 32. </text:p>
      <text:p text:style-name="P1">17. Přez wěru woprowaše Abraham teho Izaaka, jako spytany bě; a woprowaše teho jeničkeho narodźeneho, jako wón tón slub hižom dóstał běše; 1 mMójj. 22, 1 x. </text:p>
      <text:p text:style-name="P1">18. Kotremuž prajene běše: We Jzaaku budźe tebi twoje symjo narjeknjene; 1 Mójz. 21, 12. Rom. 9, 7. </text:p>
      <text:p text:style-name="P1">19. A rozpomni při sebi, zo Bóh mócny je, tež wot morwych zbudźić; na to wón jeho tež jako wot morwych zbudźeneho zaso wza. </text:p>
      <text:p text:style-name="P1">20. Přez wěru požohnowaše Jzaak na pšichodne Jakuba a Ezawa. 1 Mójz. 27, 28. </text:p>
      <text:p text:style-name="P1">21. Přez wěru požohnowaše Jakub mrějo wobeju synow Jozepha a pokhili so přećiwo wjeŕchu jeho zzeptarja. 1 Mójz. 48, 15. St. 47, 31. </text:p>
      <text:p text:style-name="P1">22. Přez wěru spomni Jozef mrějo na wukhód tych Israelskich dźěći a přikaza wot swojich kozćow. 1 Mójz. 50, 24. </text:p>
      <text:p text:style-name="P2"><text:s/></text:p>
      <text:p text:style-name="P1">%----------------------------------- </text:p>
      <text:p text:style-name="P1">% https://digital.slub-dresden.de/data/kitodo/BibltojeZ_478590679/BibltojeZ_478590679_tif/jpegs/00001650.tif.large.jpg </text:p>
      <text:p text:style-name="P1">%----------------------------------------------------------- </text:p>
      <text:p text:style-name="P1"><text:s/>a płody. List (11. 12. zt.) Napominanje </text:p>
      <text:p text:style-name="P1">23. Přez wěru bu Mójzas, jako so narodźił běše, přez tři měsacy potajeny wot swojeju staršeju, teho dla zo wonaj widźištaj, zo wón rjane dźěćatko běše; a njeboještaj so před kralowzkej přikaznju. 2 Mójz. 2, 2. Jap. zk. 5, 29. </text:p>
      <text:p text:style-name="P1">24. Přez wěru nochzyše Mójzas, jako běše wulki naroztł, syn teje dźowki Pharaonoweje wjazy rěkać; 2 Mójz. 2, 11. 12. </text:p>
      <text:p text:style-name="P1">25. A zwoli k temu radšo, złe ćerpić z Božim ludom, dyžli na čas měć to hrěšne wokšewjenje; Pz. 84, 11. </text:p>
      <text:p text:style-name="P1">26. A měješe Chrystusowu hanibu za wjetše bohatstwo, dyžli te ćazy Ggiptowzke; přetož wón pohlada na to zapłaćenje. </text:p>
      <text:p text:style-name="P1">27. Přez wěru wopušći wón Egyptowsku a njeboješe so kralowzkeho hněwa; přetož wón so dźeržeše teho, kotrehož wón njewidźeše, jako by jeho widźił. 2 Mójz. 2, 15. St. 10, 28. 29. St. 14, 1 . Jap. zk. 7, 29. </text:p>
      <text:p text:style-name="P1">28. Přez wěru dźeržeše wón te jutry a to pšeleće teje krwě, zo by tón, kiž te prěńše narody kónzowaše, jich njezajał. 2 Mójz. i2, 12. 18. </text:p>
      <text:p text:style-name="P1">29. Přez wěru su woni šli přez čeŕwjene morjo, jako po suchej zemi; kotrež ći Egiptowzzy tež spytachu a so tepichu. 2 mźjz. 14, 22. </text:p>
      <text:p text:style-name="P1">30. Přez wěru padźechu te Jerichowzke murje, jako wone přez sydom dnjow wobkhodźene běchu. Joz. 6, 20. </text:p>
      <text:p text:style-name="P1">31. Přez wěru njebu Rahab, ta kurwa, sobu zkažena z tymi njewěrnymi, dokelž tych wobhonjerjow z měrom běše na hospodu wzała. Joz. 2, 18. St. 6, 17. 23. Jak. 2, 25. </text:p>
      <text:p text:style-name="P1">32. A što mam wjazy prajić? Čas by mi krótki był, hdy bych chcył powjedać wot Gideona a wot Baraka, wot Simzona a Jephthy, wot Dawida a Samuela a wot tych profetow, Kzn. sudn. 6, 11. St. 4, 6. St.15, 20. St.11, 6. 2 Sam.2, 4. 1Sam.?, 15. </text:p>
      <text:p text:style-name="P1">33. Kotřiž su přez wěru kralestwa pšewinuli, prawdosć činili, slub dóstali, lawam klamy zatykali, 2 Sam. 8, 1. </text:p>
      <text:p text:style-name="P1">34. Teho wohenja móc zahasli, teho mječa wótrozći ćekli, su so mózni sčinili ze słabosće, su posylnjeni we wójnje, su cuzych wójska zahnali. Dan. 3, 23. 24. 25. </text:p>
      <text:p text:style-name="P1">35. Zónzke su swojich morwych přez horjestawanje zaso wzałe; druzy pak su jako bubon rosćahani a njejsu žane wupłaćenje horje wzali, zo bychu lěpše horjestawanje dóstali. </text:p>
      <text:p text:style-name="P1">36. Někotři pak su hanjenje a chłostanje pšećeŕpili, k temu tež rjećazy a jastwo; </text:p>
      <text:p text:style-name="P1">37. Woni su byli kamjenjowani, z piłu rosrězani, zpytani, z mječom morjeni; woni su wokoło chodźili we wowčich a kozazych kožuchach, wopušćeni, ćišćeni a zlě zadźerženi, 1 Kral. 21, 13. 2 Kron. 24, 21. Jap. zk. 7, 59. </text:p>
      <text:p text:style-name="P1">38. (Kotrychž wšak swět hódny njeběše) a su so wokoło błudźili po puzćinach, po horach, w jamach a dźěrach teje zemje. Kn. mudr. 3, 5. </text:p>
      <text:p text:style-name="P1">39. A ći su wšitcy přez wěru swědčenje měli a njejsu to slubjenje dóstali; </text:p>
      <text:p text:style-name="P1">40. Dokelž Bóh něšto lěpše za nas prjedy běše wothladał, zo bychu woni bjez nas dokonjeni njebyli. </text:p>
      <text:p text:style-name="P1">12. staw. Napominanje k sćerpliwosći a k bohabojozći. Epistola na njedźelu Reminizcere. </text:p>
      <text:p text:style-name="P1">1. [Teho dla tež my, dokelž tajku wulku syłu swědkow wokoło sebje stejo mamy, wotpołožmy wšo brěmjo a tón hrěch, kiž so nas twjerdźe dźerži, a běžmy přez wobztajnu sćerpliwosć na to bědźenje, kotrež nam je prjódkztajene; Rom. 6, 4. Eph. 4, 22. 1 Pětr. 2, 1. 1 Kor. 9, 24. Hebr. 10, 36. </text:p>
      <text:p text:style-name="P1">2. A pohladajmy na Jezusa, kiž je spočatk a kónc teje wěry; kiž na </text:p>
      <text:p text:style-name="P2"><text:s/></text:p>
      <text:p text:style-name="P1">%----------------------------------- </text:p>
      <text:p text:style-name="P1">% https://digital.slub-dresden.de/data/kitodo/BibltojeZ_478590679/BibltojeZ_478590679_tif/jpegs/00001651.tif.large.jpg </text:p>
      <text:p text:style-name="P1">%----------------------------------------------------------- </text:p>
      <text:p text:style-name="P1"><text:s/>k sćerpliwosći, (St. 12.) na Hebrejzkich. k bohabojozći 345 město sebi prjódkztajeneho wjesela znosy křiž, njerodźiwši wo hanibu, a je so sydnył k prawicy na Boži stoł. Jez. 53, 4—8. Zjew. 3, 21. </text:p>
      <text:p text:style-name="P1">3. Spomńće na teho, kiž tajke wšelke wuryčowanje wot hrěšnikow přećiwo sebi je pšećeŕpił, zo byšće wy njewuztawali a so wašim dušam njezezło. Luk. 2, 34. </text:p>
      <text:p text:style-name="P1">4. Přetož wy hišće njejsće so hač do krwě pšećiwili na bědźenju přećiwo hrěchu, 1 Kor. 10, 13. </text:p>
      <text:p text:style-name="P1">5. A sće cyle zapomnili teho napominanja, kiž k wam, jako k dźěćom, rěči: Mój syno, njeměj za snadne to Knjezowe powučenje a njezawutl před jeho khoztanjom; Přisł. 3, 11. 12. </text:p>
      <text:p text:style-name="P1">6. Přetož kohož tón Knjez lubo ma, teho wón powuči; wón khozta pak kóždeho, kotrehož wón za syna horje wozmje.) Zjew. 3, 19. </text:p>
      <text:p text:style-name="P1">7. Jeli zo wy to powučenje pšećeŕpiće, dha so wam Bóh podawa jako dźěćom; přetož hdźe je syn, kotrehož by nan njepowučił? </text:p>
      <text:p text:style-name="P1">8. A jeli wy sće bjez powučenja, kotrež su wšitcy dóstali, dha sće kurwizke a nic mandźelzke dźěći. </text:p>
      <text:p text:style-name="P1">9. Tež hdyž my našich ćělnych wótcow za wučerjow smy měli a so jich bojeli, njedyrbje-li my dha wjele wjazy poddani być temu Wótcu tych duchow, zo bychmy my žiwi byli? </text:p>
      <text:p text:style-name="P1">10. A wšak woni su nas powučili mało dnjow, jako so jim je zdało; ale tón k našemu lěpšemu, na to zo bychmy my jeho swjećenje dóstali. Tekst na njedźelu Oculi. IV. </text:p>
      <text:p text:style-name="P1">11. Wšitko powučenje pak, hdyž tudy je, njezda so nam wjesełosć, ale zrudźba być; ale potom wone přinjese pokojny płód teje prawdosće tym, kiž přez to same su zpytani. </text:p>
      <text:p text:style-name="P1">12. Teho dla posylńće zaso te wisaze ruki a te wuztate kolena, Jez. 35, 3. </text:p>
      <text:p text:style-name="P1">13. A čińće rune ztopy z wašimi nohami, zo by to, štož khrome je, so njepodsunuło, ale wjele bóle wuztrowjene było. </text:p>
      <text:p text:style-name="P1">14. Hońće za měrom přećiwo kóždemu a za swjećenjom, bjez kotrehož žadyn teho Knjeza wohladać njebudźe. Rom. 12, 18. Mat. 5, 8. 20. </text:p>
      <text:p text:style-name="P1">15. A kedźbujće na to, zo by něchto z Božeje hnady njewupanuł, zo něhdźe někajki hóŕki korjeń njeby wuroztł a škodu načinił a jich wjele přez tón samy naškerjedźenych było; 5 Mójz. 29, 18. </text:p>
      <text:p text:style-name="P1">16. So by něhdźe něchtó njebył kurwaŕ abo bjesbóžny, jako Ezaw, kiž za jenu jědź swój prěńši narod předa. Eph. 5, 3. 1 Mójz. 25, 33. </text:p>
      <text:p text:style-name="P1">17. Wěsće pak, zo wón potom, jako wón to žohnowanje chcyše herbować, je zaćisnjeny; přetož wón k pokuće města njenamaka, hač runje ju ze sylzami pytaše. 1 Mójz. 27, 30 x. </text:p>
      <text:p text:style-name="P1">18. Přetož wy njejsće přistupili k horje, kotrejež so móžeše dótknyć, a k horjazemu wohenju; ani k wichoru a k ćěmnosći a k njewjedru, 2 Mójz. 19, 12. 19., Ani k zynkej teje truby a k hłosu tych słowow, hdźež ći, kotřiž jón słyšeli běchu, prošachu, zo by k nim wjazy rěčane njebyło. 2 Mójz. 20, 19. </text:p>
      <text:p text:style-name="P1">20. (Dokelž woni to znjesć njemóžachu, štož by rěčane było. Hdyž so skoćo teje hory dótknyło běše, dyrbješe wone kamjenjowane abo z kłokom zatzělene być; 2 Mójz. 19, 12. 13. </text:p>
      <text:p text:style-name="P1">21. A tak trašne běše to same, štož so zjewi, zo tež Mójzas dźeše: Ja sym so naztróžał a ržu wšitkón); </text:p>
      <text:p text:style-name="P1">22. Ale wy sće přistupili k tej horje Sionzkej a k městu teho žiweho Boha, k temu njebjeskemu </text:p>
      <text:p text:style-name="P2"><text:s/></text:p>
      <text:p text:style-name="P1">%----------------------------------- </text:p>
      <text:p text:style-name="P1">% https://digital.slub-dresden.de/data/kitodo/BibltojeZ_478590679/BibltojeZ_478590679_tif/jpegs/00001652.tif.large.jpg </text:p>
      <text:p text:style-name="P1">%----------------------------------------------------------- </text:p>
      <text:p text:style-name="P1"><text:s/>346 a k kšezćijanzkemu List (12. 13. zt.) žiwjenju. Jeruzalemu a k tej zhromadźiznje wjele tawzynt jandźelow, Jez. 2, 2. Gal. 4, 26. </text:p>
      <text:p text:style-name="P1">23. A k tej zhromadźiznje (a cyrkwi) tych prěnichnarodźenych, kotřiž su w njebjesach napisani, a k Bohu, temu sudnikej wšitkich, a k tym ducham tych dokonjanych prawych, Luk. 10, 20. </text:p>
      <text:p text:style-name="P1">24. A k temu srědnikej teho noweho zakonja, k Jezusu, a k tej krej teho wobkrjepjenja, kotraž lěpje rěči, dyžli Abelowa. St. 8, 6. 1 Tim. 2, 5. 1 Mójz. 4, 10. </text:p>
      <text:p text:style-name="P1">25. Hladajće so teho dla, zo byšće so teho njewobarali, kiž rěči. Přetož hdyž tamni njejsu ćekli, kiž so wobarachu, jako wón na zemi rěčeše, wjele mjenje budźemy my, jeli zo so wotwobroćimy wot teho, kiž z njebjes rěči, St.2,7 </text:p>
      <text:p text:style-name="P1">26. Kotrehož hłós tehdy tu zemju hnu, nětk pak lubi a praji: Hišće junu budu ja hnuć, nic jeno zemju, ale tež njebjesa. Hag. 2, 7. </text:p>
      <text:p text:style-name="P1">27. Ale to hišće junu pokazuje, zo to hnute, jako sčinjene, so pšesadźić dyrbi, zo by to njehnute wostało. Pz. 102, 27. </text:p>
      <text:p text:style-name="P1">28. Teho dla, dokelž my doztanjemy kralestwo, kotrež hnute njebudźe, dha mamy hnadu, přez kotruž my Bohu słužimy po jeho zpodobanju, z pózćiwozću a z bojosću; Phil. 2, 12. </text:p>
      <text:p text:style-name="P1">29. Přetož naš Bóh je póžerazy woheń. 5 Mójz. 4, 24. St. o, 3. </text:p>
      <text:p text:style-name="P1">13. staw. Napominanje k kšezćijanzkemu žiwjenju a k čiztej wučbje. </text:p>
      <text:p text:style-name="P1">1. Bratzka lubosć njech wostanje wobztajna. Rom. 12, 10. </text:p>
      <text:p text:style-name="P1">2. Njezapomńće to, zo byšće radźi hozpodowali; přetož přez to su někotři njewjedźiwši jandźelow hozpodowali. 1 Pětr. 4, 9. 1 Mójz. 18, 3. St. 19, 2. 3. </text:p>
      <text:p text:style-name="P1">3. Spominajće na tych zwjazanych, jako byli wy pornjo jim zwjazani, a na tych, kotřiž so zlě maju, jako ći, kiž wy tež hišće w ćěle sće. </text:p>
      <text:p text:style-name="P1">4. Njech budźe mandźelstwo česne dźeržane pola wšitkich a mandźelzke łožo njewomazane; ale kurwarjow a mandźelstwo-łamarjow budźe Bóh sudźić. 2 Mójz. 20, 14. </text:p>
      <text:p text:style-name="P1">5. Waše wašnje njech je bjez lakomnztwa na pjenjezy; a dajće sebi dosć być na tym, štož maće. Přetož wón je prajił: Ja će nochcu wopušćić ani nihdy će zkomdźić; Joz. 1, 5. </text:p>
      <text:p text:style-name="P1">6. Tak zo so jemu dowěrić a rjeknyć móžemy: Tón Knjez je mój pomoznik, a ja nochcu so bojeć; što móže mi čłowjek činić? Pz. 56, 5. Pz. 118, 6. </text:p>
      <text:p text:style-name="P1">7. Spominajće na wašich wučerjow, kiž wam Bože słowo su powjedali, a kedźbujće na tón wukhód jich zadźerženja a čińće po jich wěrje. Scht.17. 1. Kor. 4, 16. St. 11,41. Tekst na 7. njedźelu po swj. Trojicy. IV. 8s. [Jezus Chrystus je wčera a dźensa, a tón samy, kiž wón je, budźe tež do wěčnosće. Zjew. 1, 17. </text:p>
      <text:p text:style-name="P1">9. Njedajće so ze wšelkimi a z zuzymi wučbami wokoło honić. Přetož krasna wěc je, hdyž wutroba budźe wobtwjerdźena přez hnadu, nic přez jědźe, z kotrychž žadyn wužitk nimaju, kotřiž z nimi wokoło chodźa.) Jer. 29, 8. </text:p>
      <text:p text:style-name="P1">10. My mamy wołtaŕ, wot kotrehož nimaju móc jěsć, kotřiž w tej hěće Bohu słuža. </text:p>
      <text:p text:style-name="P1">11. Přetož kotrychž zkoćatow krej nošena budźe přez wyšeho měšnika do swjatnizy za hrěchi, tych samych mjasa budźa zpalene wonkach před lěhwom. 3 Mójz. 4, 5. St. 16, 27. 2 Mójz. 29, 14. </text:p>
      <text:p text:style-name="P1">12. Teho dla tež Jezus, zo by wón tón lud swjećił přez samu swoju krej, je wón wonkach před wrotami ćerpił. </text:p>
      <text:p text:style-name="P2"><text:s/></text:p>
      <text:p text:style-name="P1">%----------------------------------- </text:p>
      <text:p text:style-name="P1">% https://digital.slub-dresden.de/data/kitodo/BibltojeZ_478590679/BibltojeZ_478590679_tif/jpegs/00001653.tif.large.jpg </text:p>
      <text:p text:style-name="P1">%----------------------------------------------------------- </text:p>
      <text:p text:style-name="P1"><text:s/>Sćeŕpliwozć (St. 1.) swj. Jakuba. w ćerpjenju. 347 </text:p>
      <text:p text:style-name="P1">13. Dźimy teho dla k njemu won před lěhwo a njesmy jeho hanibu. </text:p>
      <text:p text:style-name="P1">14. Přetož my nimamy tudy žane wobztajne město, ale to pšichodne pytamy. Pz. 309, 13. 14. Tekst na 19. njedźelu po swj. Trojicy. IV. </text:p>
      <text:p text:style-name="P1">15. Woprujmy teho dla přez njeho Bohu přeco khwalobny wopor, to je, płód teju hubow, kotrejž jeho mjeno póznajetej. 3 Mójz. 7, 12. Pjz. 50, 23. </text:p>
      <text:p text:style-name="P1">16. Dobrotu pak činić a wudźělić njezapomńće; přetož tajke wopory zpodobaju so Bohu derje.) Sir. 40, 17. Phil. 4, 16. </text:p>
      <text:p text:style-name="P1">17. Posłuchajće wašich wučerjow a podćisńće so jim; přetož woni wašich dušow dla wachuja, jako ći, kiž maju rachnowanje dać za te same, zo bychu to z wjesołosću činili a nic ze zdychowanjom; přetož to za was njeje. </text:p>
      <text:p text:style-name="P1">18. Prošće za nas. Přetož naš trošt je tón, zo. dobre swědomnje mamy a smy na tym, zo bychmy so derje zadźerželi pola wšitkich. </text:p>
      <text:p text:style-name="P1">19. Najbóle pak napominam was, zo byšće to činili, čim zkeŕšo ja zaso k wam přińć budu. </text:p>
      <text:p text:style-name="P1">20. Bóh teho měra pak, kiž wot morwych je wuwjedł přez tu krej teho wěčneho zakonja teho wulkeho pastyrja tych wowcow, našeho Knjeza Jezusa, Jan. 10, 12. 1 Pětr. 2, 25. </text:p>
      <text:p text:style-name="P1">21. Njech čini was hotowych we wšitkim dobrym skutku, zo byšće jeho wolu činili; a njech dokonja we was to, štož před nim je spodobne, přez Jezom Chrysta, kotremuž budź česć wot wěčnosće hač do wěčnosće. Hamjeń. </text:p>
      <text:p text:style-name="P1">22. Prošu was pak, lubi bratřa, znjesće sćerpliwje to słowo teho napominanja; přetož ja sym wam z krótkim pisał. </text:p>
      <text:p text:style-name="P1">23. Dam wam tež k wědźenju, zo naš bratr Timothej je wupušćeny, z kotrymž, jeli zo wón skoro přińdźe, ja was chcu wohladać. </text:p>
      <text:p text:style-name="P1">24. Rjekńće wjele dobreho wšitkim wašim wučerjam a wšitkim swjatym. Wam wjele dobreho dadźa powjedźić ći bratřa z Walzkeje. </text:p>
      <text:p text:style-name="P1">25. Ta hnada budź z wami wšitkimi. Hamjeń. 2 Tim. 4, 22. Tit. 3, 15. List na Hebrejzkich je pisany z Walzkeje a pósłany přez Timotheja. List swj. japoštoła Jakuba. Prěni staw. Wo zćeŕpnozći w křižu a ćerpjenju. </text:p>
      <text:p text:style-name="P1">1. Jakub, wotročk Boži a teho Knjeza Jezom Chrysta, tym dwanaće narodam, kotrež tam a sem su, wjele strowja a zboža. Jan. 7;, 35. Jap. zk. 8, 4. </text:p>
      <text:p text:style-name="P1">2. Sa wšo wjesele mějće, moji lubi bratřa, hdyž wy do wšelkeho spytowanja panjeće; Jap. zk. 5, 41. Rom.; 5, 3. </text:p>
      <text:p text:style-name="P1">3. A wěsće, zo waša wěra, jeli zo prawa je, sćerpliwosć přinjese. </text:p>
      <text:p text:style-name="P1">4. Sćeŕpliwozć pak njech dokonjany skutk ma, zo byšće wy byli dokonjeni a zyli a na ničim žaneje nuzy njeměli. Tekst na 14. njedźelu po swj. Trojicy. IV. </text:p>
      <text:p text:style-name="P1">5. [Jeli zo pak komu bjez wami mudrosće trjeba je, tón njech Boha prosy, kiž šćedrje dawa wšitkim a to nikomu njewumjeta; dha budźe jemu ta sama data. Mark. 11, 24. </text:p>
      <text:p text:style-name="P1">6. Njech prosy pak we wěrje a njebudź njewězty; přetož štóž je njewězty, tón je runje jako móŕzka žołma, kotraž wot wětra budźe honjena a mjetana. Mat. 7, 7. St. 21, 22. Mark. 11, 24. Jan. 14, 13. St. 16, 23. Sir. 7, 10. </text:p>
      <text:p text:style-name="P2"><text:s/></text:p>
      <text:p text:style-name="P1"><text:s/></text:p>
      <text:p text:style-name="P1">%----------------------------------- </text:p>
      <text:p text:style-name="P1">% https://digital.slub-dresden.de/data/kitodo/BibltojeZ_478590679/BibltojeZ_478590679_tif/jpegs/00001653.tif.large.jpg </text:p>
      <text:p text:style-name="P1">%----------------------------------------------------------- </text:p>
      <text:p text:style-name="P1"><text:s/>Sćeŕpliwozć (St. 1.) swj. Jakuba. w ćerpjenju. 347 </text:p>
      <text:p text:style-name="P1">13. Dźimy teho dla k njemu won před lěhwo a njesmy jeho hanibu. </text:p>
      <text:p text:style-name="P1">14. Přetož my nimamy tudy žane wobztajne město, ale to pšichodne pytamy. Pz. 309, 13. 14. Tekst na 19. njedźelu po swj. Trojicy. IV. </text:p>
      <text:p text:style-name="P1">15. Woprujmy teho dla přez njeho Bohu přeco khwalobny wopor, to je, płód teju hubow, kotrejž jeho mjeno póznajetej. 3 Mójz. 7, 12. Pjz. 50, 23. </text:p>
      <text:p text:style-name="P1">16. Dobrotu pak činić a wudźělić njezapomńće; přetož tajke wopory zpodobaju so Bohu derje.) Sir. 40, 17. Phil. 4, 16. </text:p>
      <text:p text:style-name="P1">17. Posłuchajće wašich wučerjow a podćisńće so jim; přetož woni wašich dušow dla wachuja, jako ći, kiž maju rachnowanje dać za te same, zo bychu to z wjesołosću činili a nic ze zdychowanjom; přetož to za was njeje. </text:p>
      <text:p text:style-name="P1">18. Prošće za nas. Přetož naš trošt je tón, zo. dobre swědomnje mamy a smy na tym, zo bychmy so derje zadźerželi pola wšitkich. </text:p>
      <text:p text:style-name="P1">19. Najbóle pak napominam was, zo byšće to činili, čim zkeŕšo ja zaso k wam přińć budu. </text:p>
      <text:p text:style-name="P1">20. Bóh teho měra pak, kiž wot morwych je wuwjedł přez tu krej teho wěčneho zakonja teho wulkeho pastyrja tych wowcow, našeho Knjeza Jezusa, Jan. 10, 12. 1 Pětr. 2, 25. </text:p>
      <text:p text:style-name="P1">21. Njech čini was hotowych we wšitkim dobrym skutku, zo byšće jeho wolu činili; a njech dokonja we was to, štož před nim je spodobne, přez Jezom Chrysta, kotremuž budź česć wot wěčnosće hač do wěčnosće. Hamjeń. </text:p>
      <text:p text:style-name="P1">22. Prošu was pak, lubi bratřa, znjesće sćerpliwje to słowo teho napominanja; přetož ja sym wam z krótkim pisał. </text:p>
      <text:p text:style-name="P1">23. Dam wam tež k wědźenju, zo naš bratr Timothej je wupušćeny, z kotrymž, jeli zo wón skoro přińdźe, ja was chcu wohladać. </text:p>
      <text:p text:style-name="P1">24. Rjekńće wjele dobreho wšitkim wašim wučerjam a wšitkim swjatym. Wam wjele dobreho dadźa powjedźić ći bratřa z Walzkeje. </text:p>
      <text:p text:style-name="P1">25. Ta hnada budź z wami wšitkimi. Hamjeń. 2 Tim. 4, 22. Tit. 3, 15. List na Hebrejzkich je pisany z Walzkeje a pósłany přez Timotheja. List swj. japoštoła Jakuba. Prěni staw. Wo zćeŕpnozći w křižu a ćerpjenju. </text:p>
      <text:p text:style-name="P1">1. Jakub, wotročk Boži a teho Knjeza Jezom Chrysta, tym dwanaće narodam, kotrež tam a sem su, wjele strowja a zboža. Jan. 7;, 35. Jap. zk. 8, 4. </text:p>
      <text:p text:style-name="P1">2. Sa wšo wjesele mějće, moji lubi bratřa, hdyž wy do wšelkeho spytowanja panjeće; Jap. zk. 5, 41. Rom.; 5, 3. </text:p>
      <text:p text:style-name="P1">3. A wěsće, zo waša wěra, jeli zo prawa je, sćerpliwosć přinjese. </text:p>
      <text:p text:style-name="P1">4. Sćeŕpliwozć pak njech dokonjany skutk ma, zo byšće wy byli dokonjeni a zyli a na ničim žaneje nuzy njeměli. Tekst na 14. njedźelu po swj. Trojicy. IV. </text:p>
      <text:p text:style-name="P1">5. [Jeli zo pak komu bjez wami mudrosće trjeba je, tón njech Boha prosy, kiž šćedrje dawa wšitkim a to nikomu njewumjeta; dha budźe jemu ta sama data. Mark. 11, 24. </text:p>
      <text:p text:style-name="P1">6. Njech prosy pak we wěrje a njebudź njewězty; přetož štóž je njewězty, tón je runje jako móŕzka žołma, kotraž wot wětra budźe honjena a mjetana. Mat. 7, 7. St. 21, 22. Mark. 11, 24. Jan. 14, 13. St. 16, 23. Sir. 7, 10. </text:p>
      <text:p text:style-name="P2"><text:s/></text:p>
      <text:p text:style-name="P1">%----------------------------------- </text:p>
      <text:p text:style-name="P1">% https://digital.slub-dresden.de/data/kitodo/BibltojeZ_478590679/BibltojeZ_478590679_tif/jpegs/00001654.tif.large.jpg </text:p>
      <text:p text:style-name="P1">%----------------------------------------------------------- </text:p>
      <text:p text:style-name="P1"><text:s/>Cžinjerjo List (1. 2. zt.) słowa. </text:p>
      <text:p text:style-name="P1">7. Tón samy čłowjek njepomysl sebi, zo by što wot teho Knjeza dóstał. </text:p>
      <text:p text:style-name="P1">8. Muž dwojeje mysle je njewobztajny we wšitkich swojich pućach.) </text:p>
      <text:p text:style-name="P1">9. Njech tón bratr, kiž ponižny je, so chwali swojeho powyšenja; </text:p>
      <text:p text:style-name="P1">10. Ale tón bohaty njech so dopomni swojeho poniženja; přetož jako trawowa kwětka budźe wón zahinyć. Jez. 40, 6. 7. 1 Pětr. 1, 24. </text:p>
      <text:p text:style-name="P1">11. Jako hdyž słónco zkhadźa z horzozću, dha trawa zwjadnje a jeje kwětka zpanje, tež jeje rjane pohladanje so skazy; tak budźe tež bohaty w swojim zamóženju zwjadnuć. Pz. 102, 12. Tekst na 25. njedźelu po swj. Trojicy. IV. </text:p>
      <text:p text:style-name="P1">12. [Zbóžny je tón muž, kiž spytowanje znjese; přetož hdyž wón sprawny sčinjeny je, dóstanje wón tu krónu teho žiwjenja, kotruž tón Knjez slubił je tym, kotřiž jeho lubuja.) Zjew. 3, 19. Epistola na njedźelu Cantate. </text:p>
      <text:p text:style-name="P1">13. [Njech žadyn, hdyž budźe spytowany, njerjeknje: Ja budu wot Boha spytowany. Přetož Bóh njeje zpytowaŕ k złemu a wón nikoho njezpytuje; </text:p>
      <text:p text:style-name="P1">14. Ale kóždy budźe spytowany, hdyž wón sam wot swojeho lóšta budźe ćehnjeny a wabjeny. </text:p>
      <text:p text:style-name="P1">15. Potom, hdyž tón lóšt je podjał, porodźi hrěch; hrěch pak, hdyž je dokonjany, porodźi smjerć. </text:p>
      <text:p text:style-name="P1">16. Njebłudźće so, moji lubi bratřa. </text:p>
      <text:p text:style-name="P1">17. Wšitkón dobry dar a wšitkón dokonjany darpšińdźe z wysokosće dele wot Wótca teho swětła, pola kotrehož njeje žane wotměnjenje ani wobroćenje teje swětłozće a ćěmnosće. Sir. 38, 8. Mal. 3, 6. </text:p>
      <text:p text:style-name="P1">18. Wón je nas zpłodźił po swojej woli přez słowo teje wěrnosće, zo bychmy ći prěńši byli jeho ztworjenjow.) Jan. 1, 13. 1 Pětr. 1, 23. </text:p>
      <text:p text:style-name="P1">19. Teho dla, moji lubi bratřa, njech kóždy čłowjek je zpěšny k posłuchanju, njezpěšny pak k ryčenju a njezpěšny k hněwu. Prěd. 7, 10. </text:p>
      <text:p text:style-name="P1">20. Přetož člorózki hněw nječini, štož před Bohom prawe je. </text:p>
      <text:p text:style-name="P1">21. Teho dla wotkładźće wšitku nječiztozć a pšeměrnu złósć; Tekst na 2. njedźelu po swj. Trojicy. IV. A wzmiće to słowo horje z ćichej myslu, kotrež do was šćěpjene je a móže waše duše zbóžne činić. Rom. 13, 12. Kol. 3, 8" 1 Kor: 3, 6. </text:p>
      <text:p text:style-name="P1">22. Budżće pak činjerjo teho słowa, a nic jeno posłucharjo, z kotrymž wy so sami zjebaće. Mat. 7, 21. Rom. 2, 13. </text:p>
      <text:p text:style-name="P1">23. Přetož hdyž štó je posłuchaŕ teho słowa a nic činjeŕ, tón je podobny mužej, kotryž swoje ćělne wobłičo w špihelu wobhlada; </text:p>
      <text:p text:style-name="P1">24. Přetož hdyž so je wobhladał, dźe wón preč a zabudźe namiězće, kajki běše. 2 Pětr. 1, 9. </text:p>
      <text:p text:style-name="P1">25. Štóž pak nutř pohlada do teho dokonjaneho zakonja teje frejoty a w nim wostanje a njeje zapomnity posłuchaŕ, ale skutka činjeŕ: tón budźe zbóžny w swojim skutku.) St. 2, 12. Jan. 13, 17. </text:p>
      <text:p text:style-name="P1">26. Jeli zo so pak zda někomu bjez wami, zo Bohu słuži a swój jazyk we wuzdźe njedźerži, ale zawjedźe swoju wutrobu, teho Boža słužba je kničomna. </text:p>
      <text:p text:style-name="P1">27. To je čizta a njezmazana Boža słužba před Bohom a tym Wótcom: k syrotam a k wudowam we jich zrudobje pohladać a wot swěta so njewomazany zachować. Hiob. 31, 16. 17. </text:p>
      <text:p text:style-name="P1">2. staw. Wo hladanju na paršonu a ludanej wěrje. </text:p>
      <text:p text:style-name="P1">1. Moji lubi bratřa, njemějće za to, zo by ta wěra našeho Knjeza </text:p>
      <text:p text:style-name="P2"><text:s/></text:p>
      <text:p text:style-name="P1">%----------------------------------- </text:p>
      <text:p text:style-name="P1">% https://digital.slub-dresden.de/data/kitodo/BibltojeZ_478590679/BibltojeZ_478590679_tif/jpegs/00001655.tif.large.jpg </text:p>
      <text:p text:style-name="P1">%----------------------------------------------------------- </text:p>
      <text:p text:style-name="P1"><text:s/>Pohladanje na paršonu. (St. 2.) swj. Jakuba. Ludana wěra. 349 Jezom Chrysta, teho Knjeza teje krasnosće, ćerpiła pohladanje na paršonu. </text:p>
      <text:p text:style-name="P1">2. Přetož hdy by do wašeje zhromadźizny přišoł muž ze złotym pjeršćenjom a w krasnej drasće, přišoł pak tež chudy w nješwarnej drasće, </text:p>
      <text:p text:style-name="P1">3. A wy byšće hladali na teho, kiž ma krasnu drastu, a rjekli k njemu: Ty, sydń so hew na rjane město! a rjekli pak k temu khudemu: Ty, stej tam, abo sydń so tudy k mojim podnožkam; | </text:p>
      <text:p text:style-name="P1">4. Dha wy to same při sebi prawje njerossudźiće, ale činiće so sudnicy po swojich złych myslach. | </text:p>
      <text:p text:style-name="P1">5. Posłuchajće, moji lubi bratřa! Njeje Bóh wuzwolił tych chudych na tym swěće, kiž su we wěrje bohaći a herbojo teho kralestwa, kotrež wón slubił je tym, kiž jeho lubuja? </text:p>
      <text:p text:style-name="P1">6. Wy pak sće temu khudemu nječezć wopokazali. Njejsu ći bohaći ći sami, kiž was z mozu podtłóča, a ći, kiž was před sud ćahaju? 1 Kor. 11, 22. </text:p>
      <text:p text:style-name="P1">7. Njehanja woni to dobre mjeno, po kotrymž wy sće mjenowani? </text:p>
      <text:p text:style-name="P1">8. Hdyž wy teho dla tón kralowski zakoń dokonjeće po tym pismje: Lubuj swojeho bližšeho jako sam so, dha wy derje činiće. 2 Mójz. 19, 18. Mark. 12, 31. </text:p>
      <text:p text:style-name="P1">9. Jeli zo wy pak na paršonu hladaće, činiće wy hrěch a budźeće dowjedźeni wot zakonja jako pšeztupnizy. </text:p>
      <text:p text:style-name="P1">10. Přetož štóž cyły zakoń dźerži, zhrěši pak na jenej přikazni, tón so sčini wšitkich winowaty. Mat. 5, 19. 5 Mójz. 27, 26. </text:p>
      <text:p text:style-name="P1">11. Přetož kiž to prajił je: Ty njedyrbiš mandźelstwo łamać, tón je tež prajił. Ty njedyrbiš mordować. Hdyž ty teho dla mandźelstwo njełamaš, moriš pak, sy ty so přestupnik teho zakonja sčinił. 2 Mójz. 20, 13. 14. </text:p>
      <text:p text:style-name="P1">12. Tak ryčće a tak čińće jako ći, kotřiž po zakonju teje frejoty sudźeni być dyrbiće. St. 1, 25. Tekst na 13. njedźelu po swj. Trojicy. IV. </text:p>
      <text:p text:style-name="P1">13. [Njesmilny sud pak na teho póńdźe, kiž smilnosće njeje činił; ale smilnosć chwali so přećiwo sudu. </text:p>
      <text:p text:style-name="P1">14. Što pomha, lubi bratřa, jeli zo štó by rjeknył, zo ma wěru, skutki pak by njeměł? Móže jeho tež tajka wěra zbóžneho sčinić? Mat. 7, 26. </text:p>
      <text:p text:style-name="P1">15. Hdy by pak bratr abo sotra nahaj byłaj a nuzu měłaj na wšědnej žiwnozći, Luk. 3, 11. </text:p>
      <text:p text:style-name="P1">16. A něchtó bjez wami by k nimaj rjeknył: Dźitaj z měrom, wohrěwajtaj so a najěstaj so! wy pak jimaj ničo njebyšće dali, štož ćěłu trjeba je, što by jimaj to pomhało? </text:p>
      <text:p text:style-name="P1">17. Tak tež ta wěra, hdyž nima skutkow, je wona sama w sebi morwa.) </text:p>
      <text:p text:style-name="P1">18. Ale mohł štó rjeknyć: Ty maš wěru a ja mam skutki. Pokaž mi twoju wěru z twojimi skutkami, a ja chcu ći tež moju wěru pokazać z mojimi skutkami. Gal. 5, 6. </text:p>
      <text:p text:style-name="P1">19. Ty wěriš, zo je jedyn Bóh; na tym derje činiš; čerći tež wěrja a ržu. </text:p>
      <text:p text:style-name="P1">20. Chceš-li pak wjedźić, ty prózdny čłowječe, zo wěra bjez skutkow morwa je? </text:p>
      <text:p text:style-name="P1">21. Njeje Abraham, naš wótc, ze skutkow za praweho póznaty, jako wón swojeho syna Izaaka na wołtarju woprowaše? 1 Mójz. 22, 9—12. </text:p>
      <text:p text:style-name="P1">22. Tudy widźiš, zo ta wěra je sobu pomhała jeho skutkam, a zo ta wěra z tych skutkow so dokonjała je. Hebr. 11, 17. </text:p>
      <text:p text:style-name="P1">23. A tak je so to pismo dopjelniło, kotrež praji: Abraham je Bohu wěrił, a to je jemu k prawdosći </text:p>
      <text:p text:style-name="P2"><text:s/></text:p>
      <text:p text:style-name="P1">%----------------------------------- </text:p>
      <text:p text:style-name="P1">% https://digital.slub-dresden.de/data/kitodo/BibltojeZ_478590679/BibltojeZ_478590679_tif/jpegs/00001656.tif.large.jpg </text:p>
      <text:p text:style-name="P1">%----------------------------------------------------------- </text:p>
      <text:p text:style-name="P1"><text:s/>350 Wužiwanje List (2. 3. 4 zt.) jazyka. přicpěte, a je přećel Boži mjenowany. 1 Mójz. 15, 6. Rom. 4, 3. Gal. 3, 6. </text:p>
      <text:p text:style-name="P1">24. Widźiće teho dla, zo čłowjek ze skutkow budźe za praweho póznaty, a nic jeno z wěry. </text:p>
      <text:p text:style-name="P1">25. Teje runosće tež ta kurwa Rahab, njeje wona ze skutkow za prawu póznata, jako wona tych pósłow horje wza a tych samych po druhim puću wupušći? Joz. 2, 1. Hebr. 11, 31. </text:p>
      <text:p text:style-name="P1">26. Přetož runje jako ćěło bjez wodycha morwe je, tak tež je wěra bjez skutkow morwa. Scht. 17. </text:p>
      <text:p text:style-name="P1">3. staw. Wo prawym a njeprawym wužiwanju jazyka. </text:p>
      <text:p text:style-name="P1">1. Lubi bratřa, kóždy so njezwaž, zo chcył za wučerja być; a wěsće, zo my wjetše sudźenje dostać budźemy. </text:p>
      <text:p text:style-name="P1">2. Přetož my wšitcy wjele zhrěšimy. Jeli zo štó w žanym słowje so njemoli, tón je dokonjany muž a móže tež cyły žiwot we wuzdźe dźeržeć. </text:p>
      <text:p text:style-name="P1">3. Hlajće, my konje we wuzdźe dźeržimy, zo bychu wone nas posłuchałe, a tak my jich cyły žiwot wokoło ćěrimy. </text:p>
      <text:p text:style-name="P1">4. Hlaj, tež te łódźe, hač runje tak wulke su a wot sylnych wětrow hnate budźa, dha wšak budźa tam a sem wobroćene z najmjeńšim prawidłom, hdźež ta móc teho chce, kiž je hnuje. Tekst na 12. njedźelu po swj. Trojicy. IV. </text:p>
      <text:p text:style-name="P1">5. [Tak tež jazyk je mały staw a wšak so wulkich wěcow chwali. Hlaj, snadny woheń, kajki lěs wón zapali! Pz. 57, 5. </text:p>
      <text:p text:style-name="P1">6. A jazyk je tež woheń a swět połny njeprawdosće. Tak je jazyk bjez našimi ztawami postajeny, zo naškerjedźi cyłe ćěło a rospali koło narodźenja, to je naše cyłe žiwjenje, hdyž wón wot hele je zahorjeny. </text:p>
      <text:p text:style-name="P1">7. Přetož kóžde pširodźenje tych zwěrjatow, ptakow, hadow a móŕzkich dźiwinow budźe zkludźene a zkludźene je wot ludźi; </text:p>
      <text:p text:style-name="P1">8. Ale jazyka žadyn čłowjek skludźić njemóže, dokelž njepokojna zła wěc je, połna smjertneho jěda. </text:p>
      <text:p text:style-name="P1">9. Přez njón chwalimy Boha a teho Wótca, a přez njón poklijemy ludźi, kotřiž po podobnozći Božej su ztworjeni. 1 Mójz. 1, 27. </text:p>
      <text:p text:style-name="P1">10. S jeneho erta wuńdźe chwalenje a pokleće. To so tak stać njedyrbi, moji lubi bratřa.) </text:p>
      <text:p text:style-name="P1">11. Zórli tež studnja z jeneho žórła słódku a hórku wodu? </text:p>
      <text:p text:style-name="P1">12. Móže tež, moji bratřa, figowc wolijwki přinjesć abo winowy pjeńk figi? Tak njemóže tež studnja słonu a słódku wodu jene dobo dawać. </text:p>
      <text:p text:style-name="P1">13. Štó je rozumny a mudry bjez wami? Njech tón wopokaže ze swojim dobrym wobeńdźenjom swoje skutki w mudrej ćichozći. Eph. 5, 15. </text:p>
      <text:p text:style-name="P1">14. Ale jeli zo wy maće hórku zawizć a zwadu we wašich wutrobach, dha so njekhwalće ani njełžiće přećiwo prawdźe. Eph. 4, 31. </text:p>
      <text:p text:style-name="P1">15. Přetož to njeje ta mudrosć, kotraž z wysoka dele přińdźe, ale je zerizka, člorózka a čertowzka. 1Kor. 2, 6: 7. </text:p>
      <text:p text:style-name="P1">16. Přetož hdźež zawizć a zwada je, tam je njerjadnozć a wšelka zła wěc. </text:p>
      <text:p text:style-name="P1">17. Ale mudrosć z wysoka dele je najprjedy pózćiwa, potom měrna, zprawna, da sebi prajić, je połna smilnosće a dobrych płodow, tež njeje wótra ani jebata. </text:p>
      <text:p text:style-name="P1">18. Płód pak teje prawdosće budźe wusyty w měrje tym, kotřiž měr dźerža. </text:p>
      <text:p text:style-name="P1">4. staw. Wo ćělnych lóštach. 1, Hdźe přińdźe hew wójna a zwada bjez wami? Njepřińdźe </text:p>
      <text:p text:style-name="P2"><text:s/></text:p>
      <text:p text:style-name="P1">%----------------------------------- </text:p>
      <text:p text:style-name="P1">% https://digital.slub-dresden.de/data/kitodo/BibltojeZ_478590679/BibltojeZ_478590679_tif/jpegs/00001657.tif.large.jpg </text:p>
      <text:p text:style-name="P1">%----------------------------------------------------------- </text:p>
      <text:p text:style-name="P1"><text:s/>Sswětne njepšećelzt. (St. 4. 5.) swj. Jakuba. Kničomnozć 351 hew z wašich lóštow, kiž wojuja we wašich stawach? PRom. 7, 23. </text:p>
      <text:p text:style-name="P1">2. Wy požadaće a nimaće ničo; wy hidźiće a zawidźiće a njemóžeće ničo dobyć; wy so wadźiće a wojujeće; a wšak ničo nimaće, dokelž wy njeprosyće; </text:p>
      <text:p text:style-name="P1">3. A hač runje prosyće, dha wšak ničo njedoztanjeće, teho dla, zo wy złe prosyće, zo byšće to w swojich lóštach pšečinili. </text:p>
      <text:p text:style-name="P1">4. Wy mandźelstwo-łamarjo a mandźelstwo-łamaŕki, njewěsće wy, zo teho swěta pšećelztwo je Bože njepšećelztwo? Teho dla štóž zechce teho swěta přećel być, tón budźe Boži njepšećel. Jan. 15, 19. Gal. 1, 10. </text:p>
      <text:p text:style-name="P1">5. Abo zda so wam, zo pismo podarmo praji: Temu duchu, kiž we was bydli, chce so přećiwo zawisći? Gal. 5, 17. </text:p>
      <text:p text:style-name="P1">6. Wjetšu hnadu pak wón dawa. Teho dla praji pismo: Tón Knjez napřećiwo steji hoffartnym (hordym), ale ponižnym dawa wón hnadu. Eph. 2, 4. 7. 1 Pětr. 5, 5. </text:p>
      <text:p text:style-name="P1">7. Teho dla budźće Bohu poddani; stejće pak čertej napřećiwo, dha ćeknje wón wot was. Eph. 6, 12. </text:p>
      <text:p text:style-name="P1">8. Pšibližujće so k Bohu, dha wón so k wam přibližuje. Wučizćće rucy, wy hrěšnicy, a čińće wutroby pózćiwe, kiž wy sće dwojeje mysle. </text:p>
      <text:p text:style-name="P1">9. žałozćće a žarujće a płačće; waš směch so pšewobroć na płakanje a waša wjesełosć na zrudobu. </text:p>
      <text:p text:style-name="P1">10. Ponižujće so před Bohom, dha budźe wón was powyšić. 1 Pětr. 5, 6. </text:p>
      <text:p text:style-name="P1">11. Njeryčće zlě jedyn na druheho, lubi bratřa; štóž zlě rěči na swojeho bratra a sudźi swojeho bratra, tón rěči přećiwo zakonju a sudźi zakoń. Heli zo pak zakoń sudźiš, dha njejsy činjeŕ teho zakonja, ale mudračk. </text:p>
      <text:p text:style-name="P1">12. Jedyn je, kiž zakoń dawa, kiž móže zbóžnych činić a zatamać. Ale štó sy ty, kiž druheho sudźiš? Rom. 14, 4. Mat. 7, 1. </text:p>
      <text:p text:style-name="P1">13. Tuž teho dla, kiž wy nětk rjeknjeće: Dźens abo jutře póńdźemy do teho abo do teho města, a tam chcemy my přez jene lěto wostać a wikować a dobywać; </text:p>
      <text:p text:style-name="P1">14. Kiž wy wšak njewěsće, što jutře budźe. Přetož što je waše žiwjenje? Para wšak wone je, kotraž na mału chwilu so pokazuje a potom zańdźe. suk. 12, 20. </text:p>
      <text:p text:style-name="P1">15. Sa to wy prajić dyrbjeli: Jeli zo tón Knjez chce a my žiwi smy, dha chcemy to abo wono činić. Jap. zk. 18, 21. </text:p>
      <text:p text:style-name="P1">16. Nětk pak khwaliće wy so w swojej pyše; ale wšitka tajka chwalba je zła. </text:p>
      <text:p text:style-name="P1">17. Přetož štóž wě dobre činić a nječini, tón ma hrěch. </text:p>
      <text:p text:style-name="P1">5. staw. Wo kničomnozći bohatstwa, zćeŕpliwym ćerpjenju a mócnym modlenju. </text:p>
      <text:p text:style-name="P1">1. Nětk teho dla, wy bohaći, płačće a zkiwlće na wašej hubjenozći, kotraž na was přińdźe. </text:p>
      <text:p text:style-name="P1">2. Waše bohatstwo je zhniło, waše drasty su mole zjědłe. Mat. 6, 19. </text:p>
      <text:p text:style-name="P1">3. Waše złoto a slěboro je zerzawiło; a jich zerzaw budźe k swědčenju přećiwo wam a budźe waše mjaso zežrać, jako woheń. Wy sće sebi ćazy nahromadźili w poslenich dnjach. </text:p>
      <text:p text:style-name="P1">4. Hlaj, tych dźěłaćerjow mzda, kotřiž waše dla su sykli, a wot was je wotłamana, woła; a to wołanje tych žnjeńzow je přišło do wušow teho Knjeza Zebaoth. 3 Mójz. 19, 13. </text:p>
      <text:p text:style-name="P1">5. Wy sće so pak derje pytali na zemi a swoje požadanje měli, sće swoju wutrobu nakormili jako na dźeń teho zarězanja. </text:p>
      <text:p text:style-name="P1">6. Wy sće zatamali a morili teho </text:p>
      <text:p text:style-name="P2"><text:s/></text:p>
      <text:p text:style-name="P1">%----------------------------------- </text:p>
      <text:p text:style-name="P1">% https://digital.slub-dresden.de/data/kitodo/BibltojeZ_478590679/BibltojeZ_478590679_tif/jpegs/00001658.tif.large.jpg </text:p>
      <text:p text:style-name="P1">%----------------------------------------------------------- </text:p>
      <text:p text:style-name="P1"><text:s/>352 bohatstwa. List Móc a bědźenje praweho, a wón so wam njeje pšećiwił. Tełzt na njedźelu Rogate. IV. </text:p>
      <text:p text:style-name="P1">7. [Budźće teho dla sćerpliwi, lubi bratřa, hač do Knjezoweho pšichoda. Hlaj, rólnik wočakuje krasneho płoda teje zemje a dočaka sćerpliwje, hač by wón dóstał rańši a wječorny dešć. </text:p>
      <text:p text:style-name="P1">8. Budźće wy tež sćerpliwi a posylńće waše wutroby; přetož Knjezowy přichod so přibliža. 9 Njezdychujće jedyn na druheho, lubi bratřa, zo byšće njebyli zatamani; hlajće, sudnik hižom před durjemi steji. Mat. 24, 33. </text:p>
      <text:p text:style-name="P1">10. Wzmiće, moji bratřa, za znamjo teho ćerpjenja a teje sćerpliwosće tych profetow, kiž su k wam rěčeli w Knjezowym mjenje. Mat. 5, 12. </text:p>
      <text:p text:style-name="P1">11. Hlajće, my tych mamy za zbóžnych, kiž su pšećeŕpili. Tu Hiobowu sćerpliwosć sće wy słyšeli a teho Knjeza kónc sće wy widźili; přetož tón Knjez je jara miłozćiwy a smilny. Hiob. 1, 21. 22. Mat. 5, 11. Pjz. 108, 8. </text:p>
      <text:p text:style-name="P1">12. Přede wšitkimi wěcami pak, moji bratřa, njepšisahajće so ani při njebjesach ani při zemi ani ze žanej druhej přisahu; ale njech je waše słowo haj, štož haj je, a ně, štož ně je, zo byšće wy do zatamanztwa njepanyli. Mat. 5, 34 . </text:p>
      <text:p text:style-name="P1">13. Cźeŕpi štó bjez wami, njech so modli. Je štó dobreje mysle njech zpěwa kěrluše. Pz. 50, 15. Eph. 5, 19. Kol. 3, 16. </text:p>
      <text:p text:style-name="P1">14. Je štó bjez wami chory, njech zawoła k sebi staršich teje wosady a njech so modla za njeho a jeho žałbuja z wolijom w tym mjenje teho Knjeza. Mark. 6, 13. </text:p>
      <text:p text:style-name="P1">15. A ta modlitwa teje wěry budźe teho choreho wuztrowić, a tón Knjez budźe jeho pozběhnuć; a hač wón je hrěchi činił, budźa wone jemu wodate. </text:p>
      <text:p text:style-name="P1">16. Póznajće sebi jedyn druhemu swoje hrěchi; a prošće jedyn za druheho, zo byšće wustrowjeni byli. Přetož próztwa teho praweho wjele zamóže, hdyž zprawna je. Pz. 145, 18. </text:p>
      <text:p text:style-name="P1">17. Elias běše čłowjek runje jako my; a wón sčini modlitwu, zo by dešć nješoł; a dešć njeńdźěše na zemju za tři lěta a za šěsć měsacow. 1 Kral. 17, 1. Sir. 48, 3. Luk. 4, 25. </text:p>
      <text:p text:style-name="P1">18. A zaso wón so modleše; a te njebjesa dachu dešć, a zemja přinjese swój płód. 1 Kral. 18, 42. </text:p>
      <text:p text:style-name="P1">19. Lubi bratřa, jeli zo so štó by bjez wami zabłudźił wot prawdy a něchtó by jeho wobroćił, Mat. 18, 15. </text:p>
      <text:p text:style-name="P1">20. Tón ma wjedźić, zo, štóž hrěšnika je wobroćił wot jeho błudneho puća, tón je duši wot smjerće zpomohł a budźe pšikryć wjele hrěchow. List swjateho japoštoła Judaša. Napominanje k wobstajnosći w čiztej wučbje a čiztym žiwjenju přećiwo zawjednikam. </text:p>
      <text:p text:style-name="P1">1. Judaš, wotrocżk Jezom Chrysta, ale bratr Jakubowy, tym powołanym, kiž su woswjećeni w Bohu tym Wótcu a zakhowani w Jezusu Chrystusu: Mat. 13, 55. </text:p>
      <text:p text:style-name="P1">2. Bóh daj wam wjele smilnosće a měra a lubosće! 2 Pětr. 1, 2. </text:p>
      <text:p text:style-name="P1">3. Wy lubi, dokelž ja ze wšej swěrnozću so prózowach, zo bych wam pisał wot našeje wšitkich zbóžnozće, dźeržach ja to za nuzne, was z pismom napominać, zo byšće so wo tu wěru bědźili, kotraž junu tym swjatym je podata. Phil. 1, 27. 1 Tim. 1, 18. </text:p>
      <text:p text:style-name="P1">4. Přetož někotři člowjekojo su </text:p>
      <text:p text:style-name="P2"><text:s/></text:p>
      <text:p text:style-name="P1"><text:s/></text:p>
      <text:p text:style-name="P1">%----------------------------------- </text:p>
      <text:p text:style-name="P1">% https://digital.slub-dresden.de/data/kitodo/BibltojeZ_478590679/BibltojeZ_478590679_tif/jpegs/00001658.tif.large.jpg </text:p>
      <text:p text:style-name="P1">%----------------------------------------------------------- </text:p>
      <text:p text:style-name="P1"><text:s/>352 bohatstwa. List Móc a bědźenje praweho, a wón so wam njeje pšećiwił. Tełzt na njedźelu Rogate. IV. </text:p>
      <text:p text:style-name="P1">7. [Budźće teho dla sćerpliwi, lubi bratřa, hač do Knjezoweho pšichoda. Hlaj, rólnik wočakuje krasneho płoda teje zemje a dočaka sćerpliwje, hač by wón dóstał rańši a wječorny dešć. </text:p>
      <text:p text:style-name="P1">8. Budźće wy tež sćerpliwi a posylńće waše wutroby; přetož Knjezowy přichod so přibliža. 9 Njezdychujće jedyn na druheho, lubi bratřa, zo byšće njebyli zatamani; hlajće, sudnik hižom před durjemi steji. Mat. 24, 33. </text:p>
      <text:p text:style-name="P1">10. Wzmiće, moji bratřa, za znamjo teho ćerpjenja a teje sćerpliwosće tych profetow, kiž su k wam rěčeli w Knjezowym mjenje. Mat. 5, 12. </text:p>
      <text:p text:style-name="P1">11. Hlajće, my tych mamy za zbóžnych, kiž su pšećeŕpili. Tu Hiobowu sćerpliwosć sće wy słyšeli a teho Knjeza kónc sće wy widźili; přetož tón Knjez je jara miłozćiwy a smilny. Hiob. 1, 21. 22. Mat. 5, 11. Pjz. 108, 8. </text:p>
      <text:p text:style-name="P1">12. Přede wšitkimi wěcami pak, moji bratřa, njepšisahajće so ani při njebjesach ani při zemi ani ze žanej druhej přisahu; ale njech je waše słowo haj, štož haj je, a ně, štož ně je, zo byšće wy do zatamanztwa njepanyli. Mat. 5, 34 . </text:p>
      <text:p text:style-name="P1">13. Cźeŕpi štó bjez wami, njech so modli. Je štó dobreje mysle njech zpěwa kěrluše. Pz. 50, 15. Eph. 5, 19. Kol. 3, 16. </text:p>
      <text:p text:style-name="P1">14. Je štó bjez wami chory, njech zawoła k sebi staršich teje wosady a njech so modla za njeho a jeho žałbuja z wolijom w tym mjenje teho Knjeza. Mark. 6, 13. </text:p>
      <text:p text:style-name="P1">15. A ta modlitwa teje wěry budźe teho choreho wuztrowić, a tón Knjez budźe jeho pozběhnuć; a hač wón je hrěchi činił, budźa wone jemu wodate. </text:p>
      <text:p text:style-name="P1">16. Póznajće sebi jedyn druhemu swoje hrěchi; a prošće jedyn za druheho, zo byšće wustrowjeni byli. Přetož próztwa teho praweho wjele zamóže, hdyž zprawna je. Pz. 145, 18. </text:p>
      <text:p text:style-name="P1">17. Elias běše čłowjek runje jako my; a wón sčini modlitwu, zo by dešć nješoł; a dešć njeńdźěše na zemju za tři lěta a za šěsć měsacow. 1 Kral. 17, 1. Sir. 48, 3. Luk. 4, 25. </text:p>
      <text:p text:style-name="P1">18. A zaso wón so modleše; a te njebjesa dachu dešć, a zemja přinjese swój płód. 1 Kral. 18, 42. </text:p>
      <text:p text:style-name="P1">19. Lubi bratřa, jeli zo so štó by bjez wami zabłudźił wot prawdy a něchtó by jeho wobroćił, Mat. 18, 15. </text:p>
      <text:p text:style-name="P1">20. Tón ma wjedźić, zo, štóž hrěšnika je wobroćił wot jeho błudneho puća, tón je duši wot smjerće zpomohł a budźe pšikryć wjele hrěchow. List swjateho japoštoła Judaša. Napominanje k wobstajnosći w čiztej wučbje a čiztym žiwjenju přećiwo zawjednikam. </text:p>
      <text:p text:style-name="P1">1. Judaš, wotrocżk Jezom Chrysta, ale bratr Jakubowy, tym powołanym, kiž su woswjećeni w Bohu tym Wótcu a zakhowani w Jezusu Chrystusu: Mat. 13, 55. </text:p>
      <text:p text:style-name="P1">2. Bóh daj wam wjele smilnosće a měra a lubosće! 2 Pětr. 1, 2. </text:p>
      <text:p text:style-name="P1">3. Wy lubi, dokelž ja ze wšej swěrnozću so prózowach, zo bych wam pisał wot našeje wšitkich zbóžnozće, dźeržach ja to za nuzne, was z pismom napominać, zo byšće so wo tu wěru bědźili, kotraž junu tym swjatym je podata. Phil. 1, 27. 1 Tim. 1, 18. </text:p>
      <text:p text:style-name="P1">4. Přetož někotři člowjekojo su </text:p>
      <text:p text:style-name="P2"><text:s/></text:p>
      <text:p text:style-name="P1">%----------------------------------- </text:p>
      <text:p text:style-name="P1">% https://digital.slub-dresden.de/data/kitodo/BibltojeZ_478590679/BibltojeZ_478590679_tif/jpegs/00001659.tif.large.jpg </text:p>
      <text:p text:style-name="P1">%----------------------------------------------------------- </text:p>
      <text:p text:style-name="P1"><text:s/>wěry. swj. Judaša. Sawjednizy. 353 so pódla nutř sunuli, kotřiž dawno prjedy zapisani su k temu sudźenju, zo su bjesbóžni a pšewobroća tu hnadu našeho Boha na samopašnozć a zapru teho, kiž sam Bóh a Knjez je, Jezom Chrysta. </text:p>
      <text:p text:style-name="P1">5. Ja chcu wam pak spomnić, kiž wy hižom to derje wěsće, zo tón Knjez, jako wón temu ludu z Egyptowskeje zemje zpomože, je potom tych, kiž njewěrjachu, skóncował; 4 Mójz. 14, 35. </text:p>
      <text:p text:style-name="P1">6. Tež tych jandźelow, kotřiž swoje fěršćinztwo njezkhowachu, ale wopušćichu swoje wobydlenje, je wón hač k sudu teho wulkeho dnja z wěčnymi zwjazkami w ćmje zkhował; 2 Pětr. 2, 4. </text:p>
      <text:p text:style-name="P1">7. Jako tež Sodom a Gomorra a jeju wokolne města, kotrež z runym wašnjom, jako wonej, so su wukurwiłe a su za cuzym ćěłom šłe, su k znamjenju poztajene a ćeŕpja teho wěčneho wohenja čwilu. 1 Mójz. 19, 24. 25. </text:p>
      <text:p text:style-name="P1">8. Teje runosće su tež ći sonarjo, kotřiž ćěło womazaju, wyšnozće pak zazpja a krasnosće hanja. </text:p>
      <text:p text:style-name="P1">9. Ale Michał, tón wyši jandźel, jako wón z čertom prawowaše a so wuryčowaše wo Mójzasowe ćěło, njezwaži so sud hanjenja na njeho njesć, ale dźeše: Njech će tón Knjez wuswari. Dan. 12, 1. Zach. 3, 2. </text:p>
      <text:p text:style-name="P1">10. Ći pak hanja, štož njerozymja; štož pak z pširodźenja póznaju, w tym so zkaža, runje jako njerozomne zkoćata. 2 Pětr. 2, 12. </text:p>
      <text:p text:style-name="P1">11. Běda jim! přetož woni na Kainowy puć wuztupja a pušća so za Balaamowym błudom, myta dla, a wozmu kónc w Korahzkej pšećiwnozći. 1 Mójz. 4, 8. Zjew. 2, 14. 4 Mójz. 25, 1 c. St. 22, 5. St. 16, 1—35. </text:p>
      <text:p text:style-name="P1">12. Tajcy škerjednizy ćěrja žraztwo bjez bojosće wot wašich dobrych darow a pasu so samych; woni su mróčele bjez wody, wot wětra wokoło honjene; zwjadne njepłódne drjewa, dwójcy zemrjete a wukorjenjene; 2 Pětr. 2, 17. </text:p>
      <text:p text:style-name="P1">13. Dźiwje móŕzke žołmy, kiž samu swoju hanibu wumjetaju; błudne hwězdy, kotrymž ćěmna ćma je zakhowana do wěčnosće. Jez. 57, 20. </text:p>
      <text:p text:style-name="P1">14. Wot nich pak je tež wěšćił sedmy wot Hadama, Enoch, a rjeknył: Hlaj, tón Knjez dźe ze swojimi wjele tawzynt swjatymi, 1 Mójz. 5, 21. </text:p>
      <text:p text:style-name="P1">15. So by sud dźeržał na wšitkich a zo by štrafował bjez nimi wšitkich bjezbóžnych, wšitkich jich bjezbóžnych skutkow dla, kotrež woni bjesbóžne su činili, a wšitkeho twjerdeho dla, štož ći bjesbóžni hrěšnicy přećiwo njemu su rěčeli. Mat. 25, 31. Mat. 12, 36. </text:p>
      <text:p text:style-name="P1">16. Ći mórča a skorža přeco, chodźa po swojich lóštach; a jich huba rěči nadute słowa, a dźiwaju so paršonam wužitka dla. y </text:p>
      <text:p text:style-name="P1">17. Wy pak, moji najlubši, dopomńće so tych słowow , kotrež su prjedy prajene wot tych japoštołow našeho Knjeza Jezom Chrysta; </text:p>
      <text:p text:style-name="P1">18. Jako wam prajachu, zo w poslenim času budźa wusměwzy, kotřiž po swojich bjezbóžnych žadosćach chodźić budźa. 1 Tim. 4, 1. 2 Tim. 3, 1. 2 Pětr. 3, 3. Mat. 24, 5. </text:p>
      <text:p text:style-name="P1">19. Woni su ći, kiž sami so wotdźěla, su ćělni a žaneho ducha nimaju. </text:p>
      <text:p text:style-name="P1">20. Wy pak, moji najlubši, natwaŕće so na wašu najswjećišu wěru přez teho swjateho Ducha a modlće so k Bohu, </text:p>
      <text:p text:style-name="P1">21. A zakhowajće so samych w Božej lubosći, čakawši na tu smilnosć našeho Knjeza Jezom Chrysta, k wěčnemu žiwjenju! </text:p>
      <text:p text:style-name="P1">22. A rossudźće ludźi tak, zo byšće so na někotrych smilili, </text:p>
      <text:p text:style-name="P2"><text:s/></text:p>
      <text:p text:style-name="P1">%----------------------------------- </text:p>
      <text:p text:style-name="P1">% https://digital.slub-dresden.de/data/kitodo/BibltojeZ_478590679/BibltojeZ_478590679_tif/jpegs/00001660.tif.large.jpg </text:p>
      <text:p text:style-name="P1">%----------------------------------------------------------- </text:p>
      <text:p text:style-name="P1"><text:s/>354 Napominanja. Sjewjenje (1. zt.) Jezus A a O. </text:p>
      <text:p text:style-name="P1">23. Někotrych pak z bojosću zbóžnych sčinili, a wutorhńće jich z wohenja; a hidźće tu womazanu ćělnu suknju. Amos 4, 11. Zach. 3, 2. Rom. 11, 14. Jez. 64, 6. </text:p>
      <text:p text:style-name="P1">24. Temu pak, kiž was móže zachować před padom a čiztych stajić před to wobličo swojeje krasnosće z wjesołosću, </text:p>
      <text:p text:style-name="P1">25. Temu samemu mudremu Bohu, našemu zbóžnikej, budź česć a krasnosć, móc a knjejztwo nětk a do wšeje wěčnosće. Hamjeń. Rom. 16, 27. 1 Tim. 1, 17. Sjewjenje swjateho Jana, wučerja Božeho. Prěni staw. Potajnztwo sydom swěčnikow a hwězdow. </text:p>
      <text:p text:style-name="P1">1. To je to zjewjenje Jezom Chrysta, kotrež jemu Bóh dał je, zo by pokazał swojim wotročkam, što so w krótkim času stać budźe; a je to přez znamjenja zjewił a pósłał přez swojeho jandźela k swojemu wotročkej Janej, Jan. 3, 32. Zjew. 1, 19. St. 22, 6. 7. </text:p>
      <text:p text:style-name="P1">2. Kotryž je wobswědčił to słowo Bože a to swědčenje Jezom Chrysta, štož wón widźił je (a štož je a štož so po tym stać dyrbi). St. 6, 9. </text:p>
      <text:p text:style-name="P1">3. Zbóžny je tón, kiž lazuje a kotřiž słyša te prophetizke słowa a zachowaju, štož w nich napisane je. Přetož tón čas je blisko. St. 22, 7. 10. </text:p>
      <text:p text:style-name="P1">4. Jan tym sydom wosadam, kiž su we Aziskej: Hnada budź z wami a měr wot teho, kiž je a kiž běše a kiž přińć budźe, a wot tych sydom duchomw, kotřiž su před jeho stołom, 2 Mójz. 3, 14. </text:p>
      <text:p text:style-name="P1">5. A wot Jezom Chrysta, kiž je tón swěrny swědk a tón pšinarodźeny z morwych a tón fěršta tych kralow na zemi; kiž nas lubował a nas wumóhł je wot našich hrěchow přez swoju krej, St. 3, 14. Jap. zk. 26, 23. 1 Kor. 15, 20. Kol. 1, 18. Gal. 2, 20. Hebr. 9, 14. 1 Jan. 1,7. </text:p>
      <text:p text:style-name="P1">6. A je nas kralow a měšnikow sčinił před Bohom a před swojim Wótcom; temu samemu budź čezća móc wot wěčnosće hač do wěčnosće. Hamjeń. 2 Mójz. 19, 6. 1 Pětr. 2, 5. 9. </text:p>
      <text:p text:style-name="P1">7. Hlaj, wón dźe z tymi mróčelemi, a budźa jeho widźeć wšitke woči, tež ći, kiž jeho kałali su; a budźa skiwlić wšitke narody teje zemje. Haj, hamjeń. </text:p>
      <text:p text:style-name="P1">8. Ja sym to Aa to O, tón započatk a kónc, praji tón Knjez, kiž je a kiž běše a kiž přińć budźe, tón wšehomózny. Jez. 41, 4. St. 44, 6. Zjew. 21, 6. St. 22, 13. </text:p>
      <text:p text:style-name="P1">9. Ja, Jan, kiž tež waš bratr a waš towarš sym teje tyšnozće a kralestwa a sćerpliwosće we Jezusu Chrystusu, běch na tej inzuli (kupje), kotrejž Patmos rěkaju, teho słowa Božeho dla a teho swědčenja Jezom Chrysta dla. pom. 8, 17. </text:p>
      <text:p text:style-name="P1">10. Ja běch w duchu na Knjezowym dnju a słyšach zady mje wulki hłós, jako jedneje truby, </text:p>
      <text:p text:style-name="P1">11. Tón dźeše: Ja sym alpha a omega, tón prěni a tón posleni; a štož widźiš, to zapiš do knihow a pósćel to same tym sydom wosadam, kiž su we Aziskej, do Epheza a do Smyrny a do Pergama a do Thyatiry a do Sardesa a do Philadelphije a do Laodizeje. </text:p>
      <text:p text:style-name="P1">12. A ja so wobroćich, zo bych so po tym hłosu wohladał, kiž zo mnu rěčeše; a wobroćiwši so widźich sydom złotych swěčnikow; 2 Mójz. 25, 37. </text:p>
      <text:p text:style-name="P1">13. A srjedźa tych sydom swěčnikow jeneho, podobneho na člorb</text:p>
      <text:p text:style-name="P2"><text:s/></text:p>
      <text:p text:style-name="P1"><text:s/></text:p>
      <text:p text:style-name="P1">%----------------------------------- </text:p>
      <text:p text:style-name="P1">% https://digital.slub-dresden.de/data/kitodo/BibltojeZ_478590679/BibltojeZ_478590679_tif/jpegs/00001660.tif.large.jpg </text:p>
      <text:p text:style-name="P1">%----------------------------------------------------------- </text:p>
      <text:p text:style-name="P1"><text:s/>354 Napominanja. Sjewjenje (1. zt.) Jezus A a O. </text:p>
      <text:p text:style-name="P1">23. Někotrych pak z bojosću zbóžnych sčinili, a wutorhńće jich z wohenja; a hidźće tu womazanu ćělnu suknju. Amos 4, 11. Zach. 3, 2. Rom. 11, 14. Jez. 64, 6. </text:p>
      <text:p text:style-name="P1">24. Temu pak, kiž was móže zachować před padom a čiztych stajić před to wobličo swojeje krasnosće z wjesołosću, </text:p>
      <text:p text:style-name="P1">25. Temu samemu mudremu Bohu, našemu zbóžnikej, budź česć a krasnosć, móc a knjejztwo nětk a do wšeje wěčnosće. Hamjeń. Rom. 16, 27. 1 Tim. 1, 17. Sjewjenje swjateho Jana, wučerja Božeho. Prěni staw. Potajnztwo sydom swěčnikow a hwězdow. </text:p>
      <text:p text:style-name="P1">1. To je to zjewjenje Jezom Chrysta, kotrež jemu Bóh dał je, zo by pokazał swojim wotročkam, što so w krótkim času stać budźe; a je to přez znamjenja zjewił a pósłał přez swojeho jandźela k swojemu wotročkej Janej, Jan. 3, 32. Zjew. 1, 19. St. 22, 6. 7. </text:p>
      <text:p text:style-name="P1">2. Kotryž je wobswědčił to słowo Bože a to swědčenje Jezom Chrysta, štož wón widźił je (a štož je a štož so po tym stać dyrbi). St. 6, 9. </text:p>
      <text:p text:style-name="P1">3. Zbóžny je tón, kiž lazuje a kotřiž słyša te prophetizke słowa a zachowaju, štož w nich napisane je. Přetož tón čas je blisko. St. 22, 7. 10. </text:p>
      <text:p text:style-name="P1">4. Jan tym sydom wosadam, kiž su we Aziskej: Hnada budź z wami a měr wot teho, kiž je a kiž běše a kiž přińć budźe, a wot tych sydom duchomw, kotřiž su před jeho stołom, 2 Mójz. 3, 14. </text:p>
      <text:p text:style-name="P1">5. A wot Jezom Chrysta, kiž je tón swěrny swědk a tón pšinarodźeny z morwych a tón fěršta tych kralow na zemi; kiž nas lubował a nas wumóhł je wot našich hrěchow přez swoju krej, St. 3, 14. Jap. zk. 26, 23. 1 Kor. 15, 20. Kol. 1, 18. Gal. 2, 20. Hebr. 9, 14. 1 Jan. 1,7. </text:p>
      <text:p text:style-name="P1">6. A je nas kralow a měšnikow sčinił před Bohom a před swojim Wótcom; temu samemu budź čezća móc wot wěčnosće hač do wěčnosće. Hamjeń. 2 Mójz. 19, 6. 1 Pětr. 2, 5. 9. </text:p>
      <text:p text:style-name="P1">7. Hlaj, wón dźe z tymi mróčelemi, a budźa jeho widźeć wšitke woči, tež ći, kiž jeho kałali su; a budźa skiwlić wšitke narody teje zemje. Haj, hamjeń. </text:p>
      <text:p text:style-name="P1">8. Ja sym to Aa to O, tón započatk a kónc, praji tón Knjez, kiž je a kiž běše a kiž přińć budźe, tón wšehomózny. Jez. 41, 4. St. 44, 6. Zjew. 21, 6. St. 22, 13. </text:p>
      <text:p text:style-name="P1">9. Ja, Jan, kiž tež waš bratr a waš towarš sym teje tyšnozće a kralestwa a sćerpliwosće we Jezusu Chrystusu, běch na tej inzuli (kupje), kotrejž Patmos rěkaju, teho słowa Božeho dla a teho swědčenja Jezom Chrysta dla. pom. 8, 17. </text:p>
      <text:p text:style-name="P1">10. Ja běch w duchu na Knjezowym dnju a słyšach zady mje wulki hłós, jako jedneje truby, </text:p>
      <text:p text:style-name="P1">11. Tón dźeše: Ja sym alpha a omega, tón prěni a tón posleni; a štož widźiš, to zapiš do knihow a pósćel to same tym sydom wosadam, kiž su we Aziskej, do Epheza a do Smyrny a do Pergama a do Thyatiry a do Sardesa a do Philadelphije a do Laodizeje. </text:p>
      <text:p text:style-name="P1">12. A ja so wobroćich, zo bych so po tym hłosu wohladał, kiž zo mnu rěčeše; a wobroćiwši so widźich sydom złotych swěčnikow; 2 Mójz. 25, 37. </text:p>
      <text:p text:style-name="P1">13. A srjedźa tych sydom swěčnikow jeneho, podobneho na člorb</text:p>
      <text:p text:style-name="P2"><text:s/></text:p>
      <text:p text:style-name="P1">%----------------------------------- </text:p>
      <text:p text:style-name="P1">% https://digital.slub-dresden.de/data/kitodo/BibltojeZ_478590679/BibltojeZ_478590679_tif/jpegs/00001661.tif.large.jpg </text:p>
      <text:p text:style-name="P1">%----------------------------------------------------------- </text:p>
      <text:p text:style-name="P1"><text:s/>Jandźel w Ephezu, (St. 1. 2.) swj. Jana. Smyrnje, Pergamje, 355 zkeho Syna, kiž běše dołhu drastu wodźety a wopasany wokoło nadrow ze złotym pasom; St 3, 1. Ez 1, 36. </text:p>
      <text:p text:style-name="P1">14. Jeho hłowa pak a włosy běchu běłe, jako běła wołma, jako tón sněh, a jeho woči jako wohenjowe płomjo; </text:p>
      <text:p text:style-name="P1">15. A jeho nocy běštej podobnej mosazej, jako w pjezy horjazej, a jeho hłós jako hłós wjele wodow; St. 14, 2. </text:p>
      <text:p text:style-name="P1">16. A měješe sydom hwězdow w swojej prawej rucy, a z jeho erta dźěše z wobeju stronow wótry mječ, a jeho wobličo swěćeše jako jasne słónco. </text:p>
      <text:p text:style-name="P1">17. A jako jeho widźich, padźech ja k jeho nohomaj jako morwy; a wón połoži swoju prawu ruku na mnje a dźeše ke mni: Njebój so, ja sym tón prěni a posleni, Dan. 8, 18. </text:p>
      <text:p text:style-name="P1">18. A tón žiwy. Ja běch morwy, a hlaj, ja sym žiwy wot wěčnosće hač do wěčnosće (hamjeń), a mam kluče teje hele a teje smjerće. Rom. 6, 9. </text:p>
      <text:p text:style-name="P1">19. Napiš, štož sy widźił a štož to je a štož so potom stać budźe; </text:p>
      <text:p text:style-name="P1">20. To potajnztwo tych sydom hwězdow, kotrež sy widźił w mojej prawej rucy, a tych sydom złotych swěčnikow. Te sydom hwězdy su jandźeljo tych sydom zyrkwjow, a te sydom swěčniki, kotrež sy widźił, su sydom wosady. </text:p>
      <text:p text:style-name="P1">2. staw. Schtyri listy, kiž napominaju, so falšneje wučby hladać a wobztajny wostać. </text:p>
      <text:p text:style-name="P1">1. A jandźelej Ephezizkeje wosady piš: To praji, kiž dźerži te sydom hwězdy w swojej prawicy, kiž chodźi srjedźa tych sydom złotych swěčnikow: </text:p>
      <text:p text:style-name="P1">2. Ja wěm twoje skutki a twoju prózu a twoju sćerpliwosć a zo njemóžeš złych znjesć; a sy spytał N, t. tych, kiž praja, zo su japoštoli, a njejsu, a sy jich namakał, zo su łharjo; </text:p>
      <text:p text:style-name="P1">3. A znjeseš a maš sćerpliwosć a prócuješ so mojeho mjena dla a njejsy wustał. </text:p>
      <text:p text:style-name="P1">4. Ale ja mam něšto napřećiwo tebi, zo swoju prěńšu lubosć sy wopušćił. Scht. 14, 20. </text:p>
      <text:p text:style-name="P1">5. Spomń teho dla, z čoho ty sy wupanuł, a čiń pokutu a čiń te prěńše skutki. Jeli zo pak nochzeš, budu ja ći přińć bórzy a twój swěčnik hnuć wot swojeho města, jeli zo pokutu nječiniš. Mat. 3,2. </text:p>
      <text:p text:style-name="P1">6. Ale to ty maš, zo te skutki tych Mikławšzkich hidźiš, kotrež ja tež hidźu. Scht. 15. Pz. 130, 21. 22. </text:p>
      <text:p text:style-name="P1">7. Štóž wuši ma, tón njech posłucha, što Duch tym wosadam praji: Temu, kiž přewinje, budu ja jěsć dać wot drjewa teho žiwjenja, kotrež je srjedźa w Božim raju. Mat. 11, 15. </text:p>
      <text:p text:style-name="P1">8. A temu jandźelej teje Smyrnjanzkeje wosady piš: To praji tón prěni a tón posleni, kiž morwy běše a je wožiwił: St. 22, 13. </text:p>
      <text:p text:style-name="P1">9. Ja wěm twoje skutki a twoju tyšnosć a twoju khudobu (ty sy pak bohaty) a to hanjenje tych, kotřiž rjeknu, zo sami židźi su, a njejsu, ale su zatanzka šula. St. 3, 9. </text:p>
      <text:p text:style-name="P1">10. Ničo so njebój teho, štož ćerpić maš. Hlaj, djaboł budźe někotrych wot was do jastwa ćisnyć, zo byšće zpytowani byli, a budźeće tyšnosć měć přez dźesać dnjow. Budź swěrny hač do smjerće, dha chcu tebi krónu teho žiwjenja dać. Mat. 10, 28. Zjew. 3, 11. </text:p>
      <text:p text:style-name="P1">11. Štóž ma wuši, njech posłucha, što Duch tym wosadam praji: Štóž přewinje, temu so žana škoda stać njebudźe wot druheje smjerće. Scht. 7. </text:p>
      <text:p text:style-name="P1">12. A temu jandźelej Pergamenzkeje wosady piš: To praji, kiž 23 (100 </text:p>
      <text:p text:style-name="P2"><text:s/></text:p>
      <text:p text:style-name="P1">%----------------------------------- </text:p>
      <text:p text:style-name="P1">% https://digital.slub-dresden.de/data/kitodo/BibltojeZ_478590679/BibltojeZ_478590679_tif/jpegs/00001662.tif.large.jpg </text:p>
      <text:p text:style-name="P1">%----------------------------------------------------------- </text:p>
      <text:p text:style-name="P1"><text:s/>356 Thyatirje, Sjewjenje (2. 3. zt.) Sardesu, ma tón z wobeju stronow wótry mječ: St. 1, 16. Eph. 6, 17. Hebr. 4, 12. </text:p>
      <text:p text:style-name="P1">13. Ja wěm, što ty činiš a hdźe bydliš, hdźež zatanzki stoł je; a dźeržiš so mojeho mjena, a njejsy moju wěru zaprěł, tež w tych dnjach (nic), jako Antipas, mój swěrny swědk, pola was bu morjeny, hdźež zatan pšebywa. </text:p>
      <text:p text:style-name="P1">14. Ale ja mam něšto małe napřećiwo tebi, zo tam maš tych, kotřiž při Balaamowej wučbje dźerža, kiž Balaka wučeše pohóršenje kłasć před Jzraelzkimi dźěćimi, jěsć pšibójzke wopory a kurwarstwo hnać. 4 Mójz. 25, 2. 2 Pětr. 2, 15. 16. Jud. št. 11. </text:p>
      <text:p text:style-name="P1">15. Tak maš tež ty tych, kiž so teje wučby tych Mikławšzkich dźerža; to ja hidźu. Scht. 6. </text:p>
      <text:p text:style-name="P1">16. Čiń pokutu; a jeli zo nječiniš, budu ja ći bórzy přińć a z nimi wojować z mječom mojeho erta. St. 19, 15. 21. </text:p>
      <text:p text:style-name="P1">17. Štóž ma wuši, njech posłucha, što Duch tym wosadam praji: Štóž přewinje, temu budu ja jěsć dać wot potajneho mana; a budu jemu dać běły kamješk a z tym kamješkom nowe mjeno napisane, kotrež nichtó njeznaje, chiba tón, kiž to same dóstanje. </text:p>
      <text:p text:style-name="P1">18. A temu jandźelej Thyatirzkeje wosady piš: To praji tón Syn Boži, kiž ma swojej woči jako wohenjowe płomjo a jeho nocy stej podobnej na mosas: </text:p>
      <text:p text:style-name="P1">19. Ja wěm twoje skutki a twoju lubosć a twoju wěru a twoju słužbu a twoju sćerpliwosć a zo ty dale wjazy činiš. Scht. 2. 9. 13. </text:p>
      <text:p text:style-name="P1">20. Ale ja mam něšto małe napřećiwo tebi, zo twojej žonje Jezabeli, kiž praji, zo je profećina, wotpušćiš wučić a zawjezć mojich wotročkow, zo kurwja a jědźa pšibójzke wopory. Scht. 4. 1 Kral. 16, 31. </text:p>
      <text:p text:style-name="P1">21. A ja sym jej čas dał, zo by so nakazała; ale wona nochce so nakazać swojeho kurwarstwa dla. Kn. mudr. 12, 10. </text:p>
      <text:p text:style-name="P1">22. Hlaj, ja ćisnu ju do łoža, a tych, kotřiž z njej su mandźelstwo łamali, do wulkeje žałozće, jeli zo woni so wobroćić njebudźa wot swojich skutkow; </text:p>
      <text:p text:style-name="P1">23. A jeje dźěći budu ja pobić do smjerće; a budźa póznać wšitke wosady, zo ja sym, kiž jěrchenje a wutroby wobhonju; a budu kóždemu bjez wami dać po wašich skutkach. Pz. 7, 10. Jer. 11, 20. </text:p>
      <text:p text:style-name="P1">24. Wam pak ja praju a tym druhim, kotřiž w Thyatirje su, kiž nimaju tajkeje wučby a kiž njejsu póznali tu zatanzku hłubokozć, jako woni praja: Ja nochcu na was druhu wobćežnosć pósłać. </text:p>
      <text:p text:style-name="P1">25. Wšak pak, štož wy maće, to dźeržće, hač přińdu. </text:p>
      <text:p text:style-name="P1">26. A štóž přewinje a dźerži moje skutki hač do kónca, temu budu ja móc dać na tych pohanow, 2, 8 </text:p>
      <text:p text:style-name="P1">27. A wón budźe jich pazć ze železnym prutom, a jako hornčeŕzke sudobje budźe wón jich rosbić, St. 12, 5. </text:p>
      <text:p text:style-name="P1">28. Runje jako ja tež wot mojeho Wótca sym dóstał; a budu jemu dać tu rańšu hwězdu. guxt. 22, 29. </text:p>
      <text:p text:style-name="P1">29. Štóž ma wuši, njech posłucha, što Duch tym wosadam praji. Scht. 7. 11. </text:p>
      <text:p text:style-name="P1">3. staw. Tři listy, kiž napominaju, so falšneje wučby, ludanja a njerodnozće hladać a wobztajny wostać. Tekst na 25. njedźelu po swj. Trojicy. III. </text:p>
      <text:p text:style-name="P1">1. [A temu jandźelej Sardizkeje wosady piš: To praji tón, kiž tych sydom duchow Božich ma a te sydom hwězdy: Ja wěm twoje skutki; přetož ty maš to mjeno, zo sy žiwy, ale sy morwy. St. 1, 16. </text:p>
      <text:p text:style-name="P1">2. Budź zbudliwy a posylń to zbytne, kotrež chce wumrjeć; přetož ja njejsym twoje skutki połne namakał před Bohom. </text:p>
      <text:p text:style-name="P2"><text:s/></text:p>
      <text:p text:style-name="P1">%----------------------------------- </text:p>
      <text:p text:style-name="P1">% https://digital.slub-dresden.de/data/kitodo/BibltojeZ_478590679/BibltojeZ_478590679_tif/jpegs/00001663.tif.large.jpg </text:p>
      <text:p text:style-name="P1">%----------------------------------------------------------- </text:p>
      <text:p text:style-name="P1"><text:s/>Philadelphiji, (St. 3.) swj. Jana. Laodizeji. 357 </text:p>
      <text:p text:style-name="P1">3. Wopomń pak, kak sy dóstał a słyšał, a dźerž to same a čiń pokutu. Jeli zo teho dla wachować njebudźeš, budu ja na tebje přińć jako paduch, a njebudźeš wjedźić, kotru štundu ja na tebje přińć budu. Luk. 12, 309. 1 Thes. 5, 2. </text:p>
      <text:p text:style-name="P1">4. Ty maš tež mało mjenow w Sardesu, kiž njejsu womazali swoje drasty; a woni budźa zo mnu chodźić w běłych drastach, dokelž dostojni su. </text:p>
      <text:p text:style-name="P1">5. Štóž přewinje, tón budźe woblečeny běłu drastu, a ja njebudu jeho mjeno wumazać z tych knihow teho žiwjenja, ale chcu jeho mjeno póznać před mojim Wótcom a před jeho jandźelemi. Mat. 10, 32. Phil. 4, 3. </text:p>
      <text:p text:style-name="P1">6. Štóž ma wuši, njech posłucha, što Duch tym wosadam praji. </text:p>
      <text:p text:style-name="P1">7. A temu jandźelej Philadelphizkeje wosady piš: To praji tón swjaty, tón wěrny, kiž ma tón kluč Dawidowy, kotryž tak wotanka, zo nichtó zanknuć njemóže, a tak zanka, zo nichtó wotanknuć njemóže: Hiob. 12, 14. Jez. 22, 22. </text:p>
      <text:p text:style-name="P1">8. Ja wěm twoje skutki. Hlaj, ja sym před tobu dał wotewrjene durje, a žadyn njemóže je zanknuć; přetož ty maš snadnu móc a sy moje słowo zachował a njejsy moje mjeno zaprěł. </text:p>
      <text:p text:style-name="P1">9. Hlaj, ja budu ći někotrych dać ze zatanzkeje šule, kotřiž praja, zo su židźi, a njejsu, ale łžu. Hlaj, ja chcu činić, zo woni přińć dyrbja a so modlić k twojimaj nohomaj a póznać, zo ja će lubował sym. St. 2, 9. </text:p>
      <text:p text:style-name="P1">10. Dokelž ty sy zachował to słowo mojeje sćerpliwosće, chcu ja tež tebje zachować před tej štundu teho spytowanja, kotraž přińć budźe na tón cyły šěroki swět, zo bychu zpytowani byli ći, kiž bydla na zemi. </text:p>
      <text:p text:style-name="P1">11. Hlaj, ja přińdu bórzy; dźerž, 2 Pětr. 3, 10. Zjew. 16, 15. štož ty maš, zo by nichtó njewzał twoju krónu. </text:p>
      <text:p text:style-name="P1">12. Štóž přewinje, teho budu ja sčinić za ztołp w tej cyrkwi mojeho Boha, a wjazy z njeje wuńć njedyrbi; a chcu na njeho napisać to mjeno mojeho Boha a to mjeno teho noweho Jerusalema, teho města mojeho Boha, kotrež z njebjes dele přińdźe wot mojeho Boha, a moje mjeno, to nowe. St. 2, 7. 11. 17: </text:p>
      <text:p text:style-name="P1">13. Štóž ma wuši, njech posłucha, što Duch tym wosadam praji. </text:p>
      <text:p text:style-name="P1">14. A temu jandźelej Laodizejzkeje wosady piš: To praji tón hamjeń, tón swěrny a wěrny swědk, tón započatk Božeho stworjenja: St. 1, 5. St. 3, 7. </text:p>
      <text:p text:style-name="P1">15. Ja wěm twoje skutki, zo ani zymny ani ćopły njejsy; o! hdy by zymny abo ćopły był! St. 2, 2. 9. 18. 19. </text:p>
      <text:p text:style-name="P1">16. Dokelž pak liwki sy a ani zymny ani ćopły, budu ja će wuplunuć z mojeho erta. </text:p>
      <text:p text:style-name="P1">17. Ty prajiš: Ja sym bohaty a mam do wole dosć a njepotrjebam ničeho; a njewěš, zo ty sy hubjeny a žałosny a chudy a slepy a nahi. 1 Kor. 4, 8. </text:p>
      <text:p text:style-name="P1">18. Ja ći radźu, zo by sebi złoto wote mnje kupił, kotrež přez woheń je wučizćene, zo by bohaty był, a běłe drasty, zo by woblečeny był, a zo by so njezjewiła ta haniba twojeje nahoty; a namaž swojej woči z wočazej žałbu, zo by widźił. 1 Pětr. 1, 7. Zjew. 16, 15. Epistola na 27. njedźelu po swj. Trojicy. </text:p>
      <text:p text:style-name="P1">19. [Kotrychž ja lubo mam, tych ja wuču a pošwikam jako dźěći. Budź teho dla swěrny a čiń pokutu. Přisł. 3, 12. Hebr. 12, 6. Hiob. 5, 17. </text:p>
      <text:p text:style-name="P1">20. Hlaj, ja steju před durjemi a kłapam; jeli zo štó mój hłós budźe słyšeć a te durje wotewrić, k temu budu 23" </text:p>
      <text:p text:style-name="P2"><text:s/></text:p>
      <text:p text:style-name="P1">%----------------------------------- </text:p>
      <text:p text:style-name="P1">% https://digital.slub-dresden.de/data/kitodo/BibltojeZ_478590679/BibltojeZ_478590679_tif/jpegs/00001664.tif.large.jpg </text:p>
      <text:p text:style-name="P1">%----------------------------------------------------------- </text:p>
      <text:p text:style-name="P1"><text:s/>358 Stoł Boži. Sjewjenje (3. 4. 5. zt.) Chrystus, law a jehnjo. zańć a z nim wječerjeć a wón zo mnu. Wys. khěrl. 5, 2. </text:p>
      <text:p text:style-name="P1">21. Štóž přewinje, temu budu ja dać, zo by zo mnu na mojim ztole sedźał; runje jako ja tež pšewinuł sym a sym so sydnył z mojim Wótcom na jeho stoł. Mat. 19, 28. </text:p>
      <text:p text:style-name="P1">22. Štóž ma wuši, njech posłucha, što Duch tym wosadam praji.) </text:p>
      <text:p text:style-name="P1">4. staw. Druhe widźenje wo trónje majeztety a krasnosće Wótca. </text:p>
      <text:p text:style-name="P1">1. Potom widźich, a hlaj, durje běchu wotewrjene w njebjesach; a tón prěni hłós, kotryž ja běch słyšał, zo zo mnu rěči jako truba, dźeše: Stup sem, ja chcu ći pokazać, što so potom stać dyrbi. St. 1, 10. </text:p>
      <text:p text:style-name="P1">2. A hnydom běch ja w duchu, a hlaj, stoł běše ztajeny w njebjesach, a na tym ztole jedyn sedźeše. </text:p>
      <text:p text:style-name="P1">3. A tón, kiž sedźeše, běše z wobličom podobny na kamjeń jazpis a zardis; a tučel běše wokoło teho ztoła, na wohladanje podobna zmaragdej. Ez. 1, 26. </text:p>
      <text:p text:style-name="P1">4. A wokoło teho ztoła běše štyri a dwacyći stołow; a na tych stołach widźich ja sedźazych štyri a dwacyći staršich, w běłych drastach woblečenych, a mějachu na swojich hłowach złote króny. St. 11, 16. </text:p>
      <text:p text:style-name="P1">5. A z teho ztoła wuńdźechu błysk, hłós a hrimanje; a sydom lampy z wohenjom so horjachu před tym stołom, kotrež su te sydom duchi Bože. </text:p>
      <text:p text:style-name="P1">6. A před tym stołom běše škleńčane morjo, podobne na kryztala, a srjedźa w ztole a wokoło ztoła štyri zwěrjata, kiž běchu połne wočow na prědku a zady. St. 15, 2. 7 A to prěńše zwěrjo běše podobne na lawa, a to druhe zwěrjo běše podobne na ćelo, a to tzeće zwěrjo měješe wobličo jako čłowjek, a to štwórte zwěrjo běše rune lećazemu hodlerjej. E; 1, 10. </text:p>
      <text:p text:style-name="P1">8. A kóžde tych štyrjoch zwěrjatow měješe wosebje šěsć kšidłow wokoło so a běchu znutskach połne wočow a njemějachu žaneho wotpočinka ani wodnjo ani w nocy a dźachu: Swjaty, swjaty, swjaty je Bóh, tón Knjez, tón wšehomózny, kiž běše a kiž je a kiž přińdźe. Jez. 6, 3. </text:p>
      <text:p text:style-name="P1">9. A hdyž te zwěrjata dawachu chwalbu a česć a dźak temu, kiž na tym ztole sedźeše, kiž je žiwy wot wěčnosće hač do wěčnosće; </text:p>
      <text:p text:style-name="P1">10. Padźechu dele ći štyrjo a dwazyćo starši před tym, kiž na ztole sedźeše, a modlachu so před tym, kiž je žiwy wot wěčnosće hač do wěčnosće, a ćisnychu swoje króny před tón stoł a dźachu: St. 5, 14.. </text:p>
      <text:p text:style-name="P1">11. Knježe, ty sy doztojny, wzać chwalbu a česć a móc; přetož ty sy wšitke wěcy stworił a přez twoju wolu su wone a su ztworjene. St. 5, 12. St. 10, 6. </text:p>
      <text:p text:style-name="P1">5. staw. Chrystus, law a jehnjo, kiž zazyglowane knihi ma, z nowym khěrlušom chwaleny. </text:p>
      <text:p text:style-name="P1">1. A ja widźich w prawicy teho, kiž na tym ztole sedźeše, knihi napisane znutskach a zwonkach, a běchu zazyglowane ze sydom zyglemi. </text:p>
      <text:p text:style-name="P1">2. A widźich mózneho jandźela wołazeho z wulkim hłosom: Štó je doztojny, te knihi wotewrić a jich zygle rosłamać? St. 10, 1. </text:p>
      <text:p text:style-name="P1">3. A nichtó ani na njebjesach ani na zemi ani pod zemju njemóžeše te knihi wotewrić ani do nich pohladać. </text:p>
      <text:p text:style-name="P1">4. A ja płakach jara, zo nichtó doztojny njebě namakany, kiž by te knihi wotewrił a lazował abo do nich pohladał. </text:p>
      <text:p text:style-name="P1">5. A jedyn wot tych staršich dźeše ke mni: Njepłač. Hlaj, pře</text:p>
      <text:p text:style-name="P2"><text:s/></text:p>
      <text:p text:style-name="P1">%----------------------------------- </text:p>
      <text:p text:style-name="P1">% https://digital.slub-dresden.de/data/kitodo/BibltojeZ_478590679/BibltojeZ_478590679_tif/jpegs/00001665.tif.large.jpg </text:p>
      <text:p text:style-name="P1">%----------------------------------------------------------- </text:p>
      <text:p text:style-name="P1"><text:s/>Schtyri zwěrjata. (St. 5. 6.) swj. Jana. Šěsć zyglow. 3509 winuł je tón law, kiž je z teho roda Judoweho, tón korjeń Dawidowy, zo by wotewrił te knihi a zlemił jich sydom zygle. 1 Mójz. 49, 9. 10. Jez. 11, 1. 10. </text:p>
      <text:p text:style-name="P1">6. A ja widźich, a hlaj, srjedźa ztoła a tych štyrjoch zwěrjatow a srjedźa tych staršich steješe jehnjo, jako by zabite było, kotrež měješe sydom rohow a sydom wočow, kiž su ći sydom duchojo Boži pósłani na wšě zemje. </text:p>
      <text:p text:style-name="P1">7. A wone přińdźe a wza te knihi z praweje ruki teho, kiž na ztole sedźeše. </text:p>
      <text:p text:style-name="P1">8. A hdyž te knihi wza, padźechu te štyri zwěrjata a ći štyrjo a dwazyćo starši před to jehnjo; a měješe kóždy harfy a złote mjedźeńzy, połne wonjazych wěcow, kotrež su te modlitwy tych swjatych; Jez. 24, 23. Zjew. 14, 2. St. 8, 3. </text:p>
      <text:p text:style-name="P1">9. A zpěwachu nowy khěrluš a dźachu: Ty sy dostojne wzać te knihi a wotewrić jich zygle, zo sy było zabite a sy nas Bohu wukupiło přez swoju krej ze wšelkeho naroda a ryče a luda a pohanow; St. 14, 3. </text:p>
      <text:p text:style-name="P1">10. A sy nas našemu Bohu za kralow a za měšnikow zčiniło, a my budźemy kralojo na zemi. St. 1,6: </text:p>
      <text:p text:style-name="P1">11. A ja widźich a słyšach hłós wjele jandźelow wokoło teho ztoła a tych zwěrjatow a wokoło tych staršich; a jich běše wjele tawzynt króć tawzynt; Dan. 7, 10. </text:p>
      <text:p text:style-name="P1">12. A dźachu z wulkim hłosom: To jehnjo, kiž je zabite, je dostojne wzać móc a bohatstwo a mudrosć a sylnozć a česć a krasnosć a chwalbu. </text:p>
      <text:p text:style-name="P1">13. A tež wšitko stworjenje, kotrež je na njebju a na zemi a pod zemju a w morju, a wšitko, štož w nich je, słyšach ja, zo dźachu k temu, kiž na tym ztole sedźeše, a k temu jehnjeću: Chwalba a česć a krasnosć a móc wot wěčnosće hač do wěčnosće! Pz. 148, 1 c. Phil. ź, 10. </text:p>
      <text:p text:style-name="P1">14. A te štyri zwěrjata dźachu: Hamjeń. A ći štyrjo a dwazyćo starši padźechu dele a modlachu so k temu, kiž je žiwy wot wěčnosće hač do wěčnosće. St. 19, 4. </text:p>
      <text:p text:style-name="P1">6. staw. Wo wotewrjenju šěsć wšelakich zyglow, wo byću cyrkwje, kiž tudy wojuje. </text:p>
      <text:p text:style-name="P1">1. A ja widźich, zo to jehnjo wot tych zyglow jedyn wotewri, a słyšach, zo jene wot tych štyrjoch zwěrjatow dźeše, jako by zahrimało: Pój a pohladaj! </text:p>
      <text:p text:style-name="P1">2. A ja hladach, a hlaj, běły kóń; a kiž na nim sedźeše, měješe tzělbu, a jemu bě data króna; a wón wuńdźe jako kiž dobywa a zo by dobył. </text:p>
      <text:p text:style-name="P1">3. A jako wón tón druhi zygl wotewri, słyšach ja, zo to druhe zwěrjo dźeše: Pój a pohladaj! St. 4, 7. </text:p>
      <text:p text:style-name="P1">4. A druhi kóń wuńdźe, kiž ryzy běše; a temu, kiž na nim sedźeše, bě date, zo by měr preč wzał wot zemje a zo bychu so bjez sobu kónzowali; a jemu bě wulki mječ daty. Sach. 1, 8. </text:p>
      <text:p text:style-name="P1">5. A hdyž tón třeći zygl wotewri, słyšach ja, zo to tzeće zwěrjo dźeše: Pój a pohladaj! A ja hladach, a hlaj, bruny kóń; a tón, kiž na nim sedźeše, měješe wahu w swojej rucy. St. 4, 7. </text:p>
      <text:p text:style-name="P1">6. A ja słyšach hłós srjedźa tych štyrjoch zwěrjatow, kiž dźeše: Měrza pšeńzy za slěborny kroš, a tři měrzy ječmjenja za slěborny kroš; ale woliju a winu nječiń— žaneje škody. </text:p>
      <text:p text:style-name="P1">7. A hdyž tón štwórty zygl wotewri, słyšach ja hłós teho štwórteho zwěrjeća, zo dźeše: Pój a wohladaj! St. 4, 7. </text:p>
      <text:p text:style-name="P1">8. A ja pohladach, a hlaj, pławy kóń; a kiž na nim sedźeše, teho mjeno běše smjerć, a ta hela </text:p>
      <text:p text:style-name="P2"><text:s/></text:p>
      <text:p text:style-name="P1">%----------------------------------- </text:p>
      <text:p text:style-name="P1">% https://digital.slub-dresden.de/data/kitodo/BibltojeZ_478590679/BibltojeZ_478590679_tif/jpegs/00001666.tif.large.jpg </text:p>
      <text:p text:style-name="P1">%----------------------------------------------------------- </text:p>
      <text:p text:style-name="P1"><text:s/>360 Schtyrjo jandźeljo. Sjewjenje (6. 7. zt.) Sazyglowani. ćehnješe za nim. A jimaj bě móc data, zo byštej moriłej na zemi tón štwórty dźěl z mječom a z hłodom a z morom a přez te zwěrjata na zemi. St. 20, 14. </text:p>
      <text:p text:style-name="P1">9. A hdyž tón pjaty zygl wotewri, widźich ja pod wołtarjom te duše tych ludźi, kiž běchu zabići Božeho słowa dla a teho swědčenja dla, kotrež dawachu. </text:p>
      <text:p text:style-name="P1">10. A wone wołachu z wulkim hłosom a dźachu: Knježe, ty swjaty a wěrny, kak dołho njesudźiš ty a njewjećiš našu krej nad tymi, kiž na zemi bydla? </text:p>
      <text:p text:style-name="P1">11. A jenemu kóždemu bjez nimi bě data běła drasta; a bu k nim prajene, zo bychu wotpočowali hišće mału chwilu, hač bychu tež k nim přišli jich sobuwotročzy a jich bratřa, kiž tež hišće dyrbja zkónzowani być, runje jako woni. St. 3, 5. St. 7, ó. </text:p>
      <text:p text:style-name="P1">12. A ja widźich, zo wone tón šezty zygl wotewri; a hlaj, sta so wulke zemjerženje,z a słónco sčini so čorne jako włosowy měch, a měsaz bu jako krej. </text:p>
      <text:p text:style-name="P1">13. A te njebjeske hwězdy padachu na zemju, runje jako figowc swoje figi wotćisnje, hdyž wón wot sylneho wětra budźe tšaseny. </text:p>
      <text:p text:style-name="P1">14. A njebjesa wotztupichu, jako zwinjene knihi; a wšitke hory a inzule (kupy) buchu ze swojich městow preč hnute. </text:p>
      <text:p text:style-name="P1">15. A ći kralojo na zemi a wyši a bohaći a hejtmanojo a mózni a wšitcy wotročcy a wšitcy swobodni schowachu so we jamach a zkałach tych horow; </text:p>
      <text:p text:style-name="P1">16. A dźachu k horam a zkałam: Padajće na nas a pšikryjće nas před wobličom teho, kiž na tym ztole sedźi, a před hněwom teho jehnjeća; žez. 2, 19. Hoz. 10, 8. Luk. 23, 30. </text:p>
      <text:p text:style-name="P1">17. Přetož přišoł je tón wulki dźeń teho hněwa, a štó budźe móc wobstać? </text:p>
      <text:p text:style-name="P1">7. staw. Trošt cyrkwje we jejnym zrudnym štanće. </text:p>
      <text:p text:style-name="P1">1. A potom widźich ja štyrjoch jandźelow ztejazych na tych štyrjoch kónzach teje zemje; ći dźeržachu te štyri wětry teje zemje, zo by žadyn wětr njeduł na zemi ani na morju ani na žane drjewo. </text:p>
      <text:p text:style-name="P1">2. A ja widźich druheho jandźela, kiž horje dźěše wot zkhadźenja słónza; tón měješe zygl teho žiweho Boha a wołaše z wulkim hłosom k tym štyrjom jandźelam, kotrymž date běše, zemi a morju škodu činić, </text:p>
      <text:p text:style-name="P1">3. A dźeše: Nječińće žaneje škody zemi ani morju ani štomam, hač my zazyglujemy tych wotročkow našeho Boha na jich čołach. Ezech. 9, 4. </text:p>
      <text:p text:style-name="P1">4. A ja słyšach tu syłu tych zazyglowanych, sto a štyri a štyrcyći tawzynt, kiž běchu zazyglowani wot wšitkich narodow Israelskich dźěći. </text:p>
      <text:p text:style-name="P1">5. S roda Judoweho běše dwanaće tawzynt zazyglowanych; z roda Rubenoweho dwanaće tawzynt zazyglowanych; z roda Gadoweho dwanaće tawzynt zazyglowanych; </text:p>
      <text:p text:style-name="P1">6. S roda Azeroweho dwanaće tawzynt zazyglowanych; z roda Naphthalimoweho dwanaće tawzynt zazyglowanych; z roda Manasesoweho dwanaće tawzynt zazyglowanych; </text:p>
      <text:p text:style-name="P1">7. S roda Simeonoweho dwanaće tawzynt zazyglowanych; z roda Levioweho dwanaće tawzynt zazyglowanych; z roda Jzašaroweho dwanaće tawzynt zazyglowanych; </text:p>
      <text:p text:style-name="P1">8. S roda Zabulonoweho dwanaće tawzynt zazyglowanych; z roda Jozefoweho dwanaće tawzynt zazyglowanych; zroda Benjaminoweho dwanaće tawzynt zazyglowanych. Tekst na 26. njedźelu po swj. Trojicy. III. </text:p>
      <text:p text:style-name="P1">9. [Potom widźich ja, a hlaj, wulki lud, kotrehož nichtó njemó</text:p>
      <text:p text:style-name="P2"><text:s/></text:p>
      <text:p text:style-name="P1">%----------------------------------- </text:p>
      <text:p text:style-name="P1">% https://digital.slub-dresden.de/data/kitodo/BibltojeZ_478590679/BibltojeZ_478590679_tif/jpegs/00001667.tif.large.jpg </text:p>
      <text:p text:style-name="P1">%----------------------------------------------------------- </text:p>
      <text:p text:style-name="P1"><text:s/>Ssedmy zygl. (St. 7. 8.) swj. Jana. Pjeć 361 žeše pšerachnować, ze wšitkich pohanow a rodow a ludźi a ryčow, kiž stejachu před tym stołom a před tym jehnjećom a běchu woblečeni do běłych draztow a mějachu palmy w swojimaj rukomaj, </text:p>
      <text:p text:style-name="P1">10. A wołachu z wulkim hłosom a dźachu: Sbožo budź našemu Bohu, kiž na tym ztole sedźi, a temu jehnjeću! </text:p>
      <text:p text:style-name="P1">11. A wšitcy jandźeljo stejachu wokoło ztoła a wokoło tych staršich a wokoło tych štyrjoch zwěrjatow; a padźechu před tym stołom na swoje wobliča a modlachu so před Bohom, St. 5, 11. </text:p>
      <text:p text:style-name="P1">12. A dźachu: Hamjeń, chwalba a česć a mudrosć a dźak a krasnosć a móc a sylnozć budź našemu Bohu wot wěčnosće hač do wěčnosće! Hamjeń. St. 5, 12. </text:p>
      <text:p text:style-name="P1">13. A jedyn tych staršich wotmołwi a dźeše ke mni: Štó su ći z běłymi draztami woblečeni? A z wotkal su woni přišli? </text:p>
      <text:p text:style-name="P1">14. A ja dźach k njemu: Knježe, ty to same wěš. A wón dźeše ke mni: To su ći, kotřiž su přišli z wulkeje tyšnozće a su swoje drasty wumyli a je wubělili w tej jehnjećowej krej; </text:p>
      <text:p text:style-name="P1">15. Teho dla su woni před tym stołom Božim a słuža jemu wodnjo a w nocy we jeho cyrkwi; a tón, kiž sedźi na ztole, budźe wyše nich bydlić. </text:p>
      <text:p text:style-name="P1">16. Jim so wjazy njezechce jěsć ani pić; tež njebudźe na nich padnyć słónco ani žana hěza. Jez. 49, 10. </text:p>
      <text:p text:style-name="P1">17. Přetož to jehnjo, kiž je srjedźa ztoła, budźe jich pazć a pšewodźeć k žiwym žórłam wody; a Bóh budźe wottrěć wšitke sylzy z jich wočow.) St. 5, 6. źj. 23, 2. Jez. 25, 8. Zjew. 21, 4. </text:p>
      <text:p text:style-name="P1">8. staw. Tzeće widźenje a wotewrjenje sedmeho zygla; wo kezarjach. 1, A hdyž wone tón sedmy zygl wotewri, sta so mjelčenje na njebju, jako na poł štundy. Jez. 32, 17. </text:p>
      <text:p text:style-name="P1">2. A ja widźich sydom jandźelow, kotřiž před Božim wobličom stejachu; a jim buchu sydom truby date. 1 Kor. 15, 52. </text:p>
      <text:p text:style-name="P1">3. A druhi jandźel přińdźe a stupi před wołtaŕ a měješe złotu kadźelnizu; a jemu bu wjele kadźenja datě, zo by je dał k modlitwam wšitkich swjatych na tón złoty wołtaŕ, kiž běše před stołom. St. 5, 8. </text:p>
      <text:p text:style-name="P1">4. A dym z teho kadźenja wot modlitwow tych swjatych stupi horje z ruki teho jandźela před Boha. Pz. 141, 2. </text:p>
      <text:p text:style-name="P1">5. A tón jandźel wza tu kadźelnizu a napjelni ju z wohenjom z wołtarja a wusypny jón na zemju; tuž sta so hłós a hrimanje a błyzkanje a zemjerženje. Jap. zk. 2, 1 . Zjew. 4, 5. </text:p>
      <text:p text:style-name="P1">6. A ći sydom jandźeljo z tymi sydom trubami běchu so přihotowali, zo bychu trubili. </text:p>
      <text:p text:style-name="P1">7. A tón prěni jandźel zatrubi; a přińdźechu krupy a woheń, z krwju naměšane, a padźechu na zemju; a tzećina wot drjewa bu zpalena, a wšitka zelena trawa bu zpalena. </text:p>
      <text:p text:style-name="P1">8. Potom zatrubi tón druhi jandźel; a jako wulka hora, z wohenjom horjaza, ćisnu so do morja; a tzećina teho morja bu krej, </text:p>
      <text:p text:style-name="P1">9. A tzećina žiwych ztworjenjow w morju wumrě a tzećina łódźow bu zkažena. </text:p>
      <text:p text:style-name="P1">10. A třeći jandźel zatrubi; a wulka hwězda z njebjes padźe, kotraž so horješe jako swěca a padźe na tzećinu tych rěkow a na tych wodow žórła. St. 9, 1. </text:p>
      <text:p text:style-name="P1">11. A temu mjenu teje hwězdy rěka połon, a ta tzećina tych wodow bu połon; a wjele ludźi wumrě wot tych wodow, zo běchu so hóŕke zčiniłe. </text:p>
      <text:p text:style-name="P1">12. Potom štwórty jandźel zatrubi; a tzećina teho słónza bu </text:p>
      <text:p text:style-name="P2"><text:s/></text:p>
      <text:p text:style-name="P1">%----------------------------------- </text:p>
      <text:p text:style-name="P1">% https://digital.slub-dresden.de/data/kitodo/BibltojeZ_478590679/BibltojeZ_478590679_tif/jpegs/00001668.tif.large.jpg </text:p>
      <text:p text:style-name="P1">%----------------------------------------------------------- </text:p>
      <text:p text:style-name="P1"><text:s/>362 trubow. Sjewjenje (8. 9. zt.) Schtyrjo jandźeljo. dyrjena a tzećina teho měsaza a ta tzećina tych hwězdow, tak zo so jich tzećina zaćmi a tzećina teho dnja njeswěćeše, tež ta nóc teje runosće. </text:p>
      <text:p text:style-name="P1">13. A ja widźich a słyšach jeneho jandźela, lětazeho srjedźa přez te njebjesa, kiž dźeše z wulkim hłosom: Běda, běda, běda tym, kiž na zemi bydla, dla zbytknych trubinych hłosow tych třoch jandźelow, kotřiž hišće trubić maju. St. 9, 12. St. 11, 14. </text:p>
      <text:p text:style-name="P1">9. staw. Wo antikhryztu we wječornym a rańšim kraju. </text:p>
      <text:p text:style-name="P1">1. A pjaty jandźel zatrubi; a ja widźich, zo hwězda běše zpanuła z njebjes na zemju; a jej bu kluč k ztudni teje hłubiny daty. St. 8, 10. St. 17, 8. </text:p>
      <text:p text:style-name="P1">2. A wotewri tu studnju teje hłubiny; a pozběže so dym teje studnje, jako kad wulkeje pjezy; a zaćmi so słónco a lóft wot teho dyma teje studnje. St. 8, 12. </text:p>
      <text:p text:style-name="P1">3. A z teho dyma wuńdźechu skóčki na zemju, a jim bu móc data, runje jako móc maju zerzke skorpiony. 2 Mójz. 10, 14. </text:p>
      <text:p text:style-name="P1">4. A prajene bu jim, zo bychu nješkodźiłe tej trawje na zemi ani žadnemu zelenemu ani žadnemu drjewu, ale jeno samym čłowjekam, kotřiž nimaju Boži zygl na swojich čołach. St. 7, 3. </text:p>
      <text:p text:style-name="P1">5. A jim bu date, nic, zo bychu jich moriłe, ale zo bychu jich čwilowałe přez pjeć měsacow; a jich čwila běše jako čwila wot skorpiona, hdyž čłowjeka rubnje. </text:p>
      <text:p text:style-name="P1">6. A w tych samych dnjach budźa ludźo tu smjerć pytać, ale njebudźa ju namakać; a budźa požadać wumrjeć, ale smjerć budźe wot nich ćěkać. St. 6, 16. Luk. 23, 30. </text:p>
      <text:p text:style-name="P1">7. A te skóčki běchu podobne na konje, kiž su k wójnje pšihotowane; a na jich hłowach běchu jako złote króny, a jich wobliča běchu jako člowječne wobliča; Joel. 2, 4. </text:p>
      <text:p text:style-name="P1">8. A mějachu włosy jako žónske włosy, a jich zuby běchu jako tych lawow; </text:p>
      <text:p text:style-name="P1">9. A mějachu kabaty jako železne kabaty; a to šumjenje jich kšidłow běše jako ropot tych wozow z wjele konjemi, kiž do wójny běža; Jer. 47, 3. ; </text:p>
      <text:p text:style-name="P1">10. A mějachu wopuše, kajkež skorpiony maju, a žahadła běchu we jich wopušach; a jich móc běše, ludźom škodźić pjeć měsacow. </text:p>
      <text:p text:style-name="P1">11. A mějachu na sebi krala, teho jandźela teje hłubiny, kotremuž po Hebrejskej rěkaju Abaddon, a po Grichizkej ma wón to mjeno Apollion. Scht. 1. </text:p>
      <text:p text:style-name="P1">12. Jene běda je so pominuło; hlaj, druhe dwoje běda po tym pšińdźetej. </text:p>
      <text:p text:style-name="P1">13. A tón šezty jandźel zatrubi; a ja słyšach jedyn hłós z tych štyrjoch rohow teho złoteho wołtarja, kiž je před Bohom, </text:p>
      <text:p text:style-name="P1">14. Tón dźeše k temu šeztemu jandźelej, kiž tu trubu měješe: Wotwjež tych štyrjoch jandźelow, kiž su zwjazani při tej wulkej rězy Euphrates. </text:p>
      <text:p text:style-name="P1">15. A ći štyrjo jandźeljo buchu wotwjazani, kiž hotowi běchu na štundu a na dźeń a na měsaz a na lěto, zo bychu tzećinu tych čłowjekow skóncowali. </text:p>
      <text:p text:style-name="P1">16. A ta syła teho jězdneho wójska běše wjele tawzynt króć tawzynt; a ja słyšach, wjele jich běše. </text:p>
      <text:p text:style-name="P1">17. A tak widźich ja te konje we widźenju a tych, kotřiž na nich sedźichu, zo woni mějachu wohenjowe a hiazintowe a šwabelowe panzery; a te hłowy tych konjow běchu jako hłowy tych lawow, a z jich erta wuńdźe woheń a kad a šwabel. </text:p>
      <text:p text:style-name="P1">18. A wot teho trojeho bu zkónzowana ta tzećina tych čłowjekow, to je wot wohenja a wot kada a wot šwabela, kiž z jich erta won dźěše. </text:p>
      <text:p text:style-name="P2"><text:s/></text:p>
      <text:p text:style-name="P1">%----------------------------------- </text:p>
      <text:p text:style-name="P1">% https://digital.slub-dresden.de/data/kitodo/BibltojeZ_478590679/BibltojeZ_478590679_tif/jpegs/00001669.tif.large.jpg </text:p>
      <text:p text:style-name="P1">%----------------------------------------------------------- </text:p>
      <text:p text:style-name="P1"><text:s/>Wotewrjene knižki. (St. 9. 10. 11.) swj. Jana. Jan póžrje knihi. 363 </text:p>
      <text:p text:style-name="P1">19. Přetož jich móc běše we jich rće. A jich wopuše běchu podobne tym hadam a mějachu hłowy; a z tymi samymi činjachu woni škodu. </text:p>
      <text:p text:style-name="P1">20. A wostachu hišće ludźo, kiž njebuchu morjeni w tutych čwilach; ale woni so njewobroćichu wot skutkow swojich rukow, zo bychu so njemodlili před čertami a před tymi złotymi, slěbornymi, khoporowymi, kamjeńtnymi a drjewjanymi pšibohami, kiž ani widźeć ani słyšeć ani chodźić njemóža; St. 16, 11. 21. Pz. 115, 4. Pj. 135, 15. </text:p>
      <text:p text:style-name="P1">21. Ani tež pokutu nječinjachu za swoje mordowanje ani za swoje kuzłowanje ani za swoje kurwarstwo ani za swoje paduchztwo. </text:p>
      <text:p text:style-name="P1">10. staw. Jan póžrje knihi. </text:p>
      <text:p text:style-name="P1">1. A ja widźich druheho mózneho jandźela, ztupajo z njebjes dele, kiž běše z mróčelu wodźety, a tučel na jeho hłowje, a jeho wobličo běše jako to słónco a jeho nocy jako wohenjowaj ztołpaj. St. 5, 2. St. 4, 3. </text:p>
      <text:p text:style-name="P1">2. A wón měješe w swojej rucy wotewrjene knižki; a staji swoju prawu nohu na morjo, lěwu pak na zemju; St. 5, 1. Pz. 72,8. </text:p>
      <text:p text:style-name="P1">3. A zawoła z wulkim hłosom, jako law ruje; a jako bě přestał wołać, rěčeše sydom hrimanjow swoje hłosy. </text:p>
      <text:p text:style-name="P1">4. Hdyž te sydom hrimanjow swoje hłosy běchu wuryčałe, chzych ja to same napisać; ale wusłyšach hłós z njebja, kiž ke mni dźeše: Sazygluj to, štož te sydom hrimanjow ryčałe su, a njewopiš to same. Dan. 8, 26. St. 12, 4. 9. </text:p>
      <text:p text:style-name="P1">5. A tón jandźel, kotrehož ja widźich stejo na morju a na zemi, pozběhnu swoju ruku k njebjesam, 1 Mójz. 14, 22. </text:p>
      <text:p text:style-name="P1">6. A pšisahnu so při tym, kiž je žiwy wot wěčnosće hač do wěčnosće, kiž stworił je njebjo a to, štož w nim je, a zemju a to, štož na njej je, a morjo a to, štož w nim je, zo tam dale žadyn čas wjazy njebudźe; 5 Mójz. 32, 40. </text:p>
      <text:p text:style-name="P1">7. Ale w tych dnjach teho hłosa teho sedmeho jandźela, hdyž wón budźe zatrubić, budźe tež dokonjane to potajnztwo Bože, jako wón přez ewangelion wučił je swojich wotročkow a profetow. St. 11, 15. 1 Kor. 15, 51. </text:p>
      <text:p text:style-name="P1">8. A ja słyšach hłós z njebjes, kiž zaso zo mnu rěčeše a dźeše: Dźi tam a wzmi te wotewrjene knižki z ruki teho jandźela, kiž na morju a na zemi steji. Scht. 2. </text:p>
      <text:p text:style-name="P1">9. A ja dźěch tam k temu jandźelej a dźach k njemu: Daj mi te knižki. A wón dźeše ke mni: Wzmi je sebi a póžeŕ je; a hóŕke ći budźa w twojim brjuše, ale w twojim rće budźa ći słódke jako měd. Ez. 3, 1. 2. 3. </text:p>
      <text:p text:style-name="P1">10. A ja wzach te knižki z ruki teho jandźela a zjěch je; a běchu słódke w mojim rće, jako měd; a jako ja je běch zjědł, bu mi w mojim brjuše hóŕko. </text:p>
      <text:p text:style-name="P1">11. A wón dźeše ke mni: Ty dyrbiš pak zaso wěšćić ludam a póhanam a rěčam a wjele kralam. St. 11. 1. A zćina bu mi data, podobna na kij, a jandźel při mni steješe a dźeše: Stań a měŕ tón templ Boži a tón wołtaŕ a tych, kotřiž so w nim k Bohu modla. </text:p>
      <text:p text:style-name="P1">2. Ale tón znutskomny pšitwark wućisń won a njeměŕ jón, přetož wón je póhanam daty; a woni to swjate město budźa rosteptać dwaj a štyrcyći měsacow. Luk. 21, 24. Zjew. 13, 5. </text:p>
      <text:p text:style-name="P1">11. staw. Wo dwěmaj swědkomaj, jeju zaztojńztwje a byću. </text:p>
      <text:p text:style-name="P1">3. A ja chcu mojimaj dwěmaj swědkomaj dać, zo budźetaj wěšćić tawzynt dwě sćě a šěsć dźesać dnjow, woblečenaj w měchach. St. 12, 6. 14. </text:p>
      <text:p text:style-name="P2"><text:s/></text:p>
      <text:p text:style-name="P1">%----------------------------------- </text:p>
      <text:p text:style-name="P1">% https://digital.slub-dresden.de/data/kitodo/BibltojeZ_478590679/BibltojeZ_478590679_tif/jpegs/00001670.tif.large.jpg </text:p>
      <text:p text:style-name="P1">%----------------------------------------------------------- </text:p>
      <text:p text:style-name="P1"><text:s/>364 Dwaj Sjewjenje (11. 12. zt.) swědkaj. </text:p>
      <text:p text:style-name="P1">4. Taj staj dwaj wolijowzaj a dwaj swěčnikaj, kiž před Bohom teje zemje ztejitaj. Sach. 4, 3. 11. 14. </text:p>
      <text:p text:style-name="P1">5. A jeli zo štó jimaj chcył škodźić, dha wuńdźe woheń z jeju erta a budźe póžrjeć jeju njepřećelow; a jeli zo by jimaj štó chcył křiwdu činić, tón dyrbi tak skóncowany być. 2Kral. 1,10.12. </text:p>
      <text:p text:style-name="P1">6. Taj mataj móc, njebjesa zankać, zo by dešć nješoł za te dny jeju wěšćenja; a mataj móc na wodach, zo móžetaj je do krwě přewobroćić a zbić tu zemju ze wšelkej čwilu, tak často, hač wonaj chzetaj. 1 Kral. 17, 1. 2 Mójz. 7, 19. 20. </text:p>
      <text:p text:style-name="P1">7. A hdyž staj wonaj swoje swědčenje dokonjałaj, budźe to zwěrjo, kotrež z teje hłubiny wulěze, z nimaj wojować a jeju pšewinuć a jeju skóncować. </text:p>
      <text:p text:style-name="P1">8. A jeju ćěłi budźetej ležeć na hasy teho wulkeho města, kotremuž rěkaju duchowne Sodom a Ggiptowzka, hdźež tež naš Knjez křižowany je. </text:p>
      <text:p text:style-name="P1">9. A jeju ćěłi budźa někotři wot tych ludow a rodow a ryčow a pohanow widźeć tři dny a poł dnja; a njebudźa jeju ćěłi dać do rowa kłasć. </text:p>
      <text:p text:style-name="P1">10. A ći, kiž na zemi bydla, budźa so zradować nad nimaj a so wjeselić, a budźa sebi dary jedyn druhemu słać; přetož taj dwaj prophetaj čwilowaštaj tych, kiž na zemi bydlachu. </text:p>
      <text:p text:style-name="P1">11. A po poł štwórta dnjach přińdźe do njeju duch teho žiwjenja wot Boha, a wonaj ztupištaj na swoje nohi, a wulka bojosć padźe na tych, kiž jeju widźichu. Luk. 7, 16. </text:p>
      <text:p text:style-name="P1">12. A wonaj słyšeštaj wulki hłós z njebjes, kotryž k nimaj dźeše: Stuptaj sem horje! A wonaj ztupištaj horje do njebjes w mróčeli, a jeju njepřećeljo jeju widźichu. </text:p>
      <text:p text:style-name="P1">13. A w tej samej štundźe bu wulke zemjerženje, a tón dźesaty kruch teho města padźe, a zabitych bu w tym zemjerženju sydom tawzynt mjenow čłowjekow; ći druzy pak so stróžichu a dawachu česć njebjeskemu Bohu. </text:p>
      <text:p text:style-name="P1">14. To druhe běda je wotešło; a hlaj, tzeće běda přińdźe nahle. </text:p>
      <text:p text:style-name="P1">12. staw. Schtwórte widźenje wo wójnje a dobyću cyrkwje přećiwo čertej a jeho hromadźe. </text:p>
      <text:p text:style-name="P1">15. A tón sedmy jandźel zatrubi; a stachu so wulke hłosy w njebjesach, kiž dźachu: Te kralestwa teho swěta su so doztałe našemu Knjezej a jeho Chrystusej, a wón budźe z kralom wot wěčnosće hač do wěčnosće. </text:p>
      <text:p text:style-name="P1">16. A ći štyrjo a dwazyćo starši, kiž před Bohom sedźichu na swojich stołach, padźechu na swoje wobliča a modlachu so k Bohu, </text:p>
      <text:p text:style-name="P1">17. A dźachu: My so ći dźakujemy, Knježe, Božo wšehomózny, kiž ty sy a kiž ty běše a kiž ty přińć maš, zo sy na so wzał tu swoju wulku móc a knježiš; St. 1, 4. 8. St. 4, 8. </text:p>
      <text:p text:style-name="P1">18. A ći póhanjo su so roshněwali, a twój hněw je přišoł a tón čas tych morwych, zo bychu sudźeni byli, a zo by ty dał tu mzdu twojim wotročkam, tym profetam, a swjatym a tym, kotřiž so twojeho mjena boja, małym a wulkim, a zo by tych skazył, kotřiž zemju su zkazyli. St. 6, 16. 17. </text:p>
      <text:p text:style-name="P1">19. A templ Boži bu wotewrjeny w njebjesach, a ta kšinja jeho zakonja bu we jeho templu widźena; a sta so błyzkanje a hłosy a hrimanje a zemjerženje a wulke krupow zbiće. St. 15, 5. St. 12. Scht. 1. A wulki zejch bu widźeny na njebju: žónska běše ze słónzom woblečena, a měsaz běše pod jeje nohomaj, a na jeje hłowje běše króna wot dwanaće hwězdow. </text:p>
      <text:p text:style-name="P2"><text:s/></text:p>
      <text:p text:style-name="P1">%----------------------------------- </text:p>
      <text:p text:style-name="P1">% https://digital.slub-dresden.de/data/kitodo/BibltojeZ_478590679/BibltojeZ_478590679_tif/jpegs/00001671.tif.large.jpg </text:p>
      <text:p text:style-name="P1">%----------------------------------------------------------- </text:p>
      <text:p text:style-name="P1"><text:s/>Swěrjo z hłubiny. (St. 12. 13.) swj. Jana. Michał wojuje. 365 </text:p>
      <text:p text:style-name="P1">2. A wona běše ćežka, wołaše a prócowaše so k porodźenju a měješe wulku čwilu, zo by porodźiła. </text:p>
      <text:p text:style-name="P1">3. A druhi zejch so pokaza na njebju, a hlaj, wulki čeŕwjeny zmij, kiž sydom hłowow měješe a dźesać rohow a na swojich hłowach sydom krónow; </text:p>
      <text:p text:style-name="P1">4. A jeho wopuš ćehnješe za sobu tzećinu tych njebjezkich hwězdow a ćisnu je na zemju. A tón zmij stupi před tu žónsku, kotraž porodźić měješe, zo by, hdyž by porodźiła, jeje dźěćo póžrjeł. Mat. 2, 13. </text:p>
      <text:p text:style-name="P1">5. A wona porodźi syna, hólčatko, kotrež wšitkich pohanow dyrbješe pazć ze železnym prutom; a jeje dźěćo bu preč torhnjene k Bohu a k jeho ztołu. Pz. 2, 8. 9. </text:p>
      <text:p text:style-name="P1">6. Ta žónska pak ćeknu do pusćiny, hdźež ma město wot Boha pšihotowane, zo by tam zežiwjena była přez tawzynt dwě sćě a šěsć dźesać dnjow. </text:p>
      <text:p text:style-name="P1">7. A wójna so zběhnu w njebjesach: Michał a jeho jandźeljo wojowachu ze zmijom, a zmij wojowaše a jeho jandźeljo; Dan. 10, 13.21. St. 12, 1. </text:p>
      <text:p text:style-name="P1">8. A njedobuchu, tež jich město njebu wjazy namakane w njebjesach. </text:p>
      <text:p text:style-name="P1">9. A tón wulki zmij bu wućisnjeny, tón stary had, kotremuž rěkaju čert a zatan, kiž cyły swět zawjedźe; a wón bu ćisnjeny na zemju, a jeho jandźeljo buchu z nim ćisnjeni. gur. 10, 18. 1 Mójz. 3, 1. 4. 15. </text:p>
      <text:p text:style-name="P1">10. A ja słyšach wulki hłós, kiž dźeše w njebjesach: Nětk je so wopokazało zbože a móc a kralestwo našeho Boha a wyšnosć jeho Chrystusa; dokelž zaćisnjeny je tón wobzkoržowaŕ našich bratrow, kiž jich pola našeho Boha wobzkoržowaše wodnjo a w nocy. </text:p>
      <text:p text:style-name="P1">11. A woni su jeho pšewinuli přez teho jehnjeća krej a přez słowo swojeho swědčenja, a njejsu swoje žiwjenje lubowali hač do smjerće. </text:p>
      <text:p text:style-name="P1">12. Teho dla wjeselće so, njebjesa, a kiž w nich bydliće. Běda wam, kiž na zemi bydliće a na morju; přetož čert přińdźe k wam dele a ma wulku złobotu, dokelž wě, zo wón mało časa ma. Pz. 96, 11. </text:p>
      <text:p text:style-name="P1">13. A jako zmij widźeše, zo bě zaćisnjeny na zemju, přesćěhaše wón tu žónsku, kotraž to hólčatko porodźiła běše. 1 Mójz. 3, 15. </text:p>
      <text:p text:style-name="P1">14. Ale tej žónskej buštej dwě kšidle datej, jako wulkeho hodlerja, zo by do pusćiny lećiła na swoje město, zo by tam była zežiwjena na čas a na dwaj časaj a na połojcu časa před wobličom teho hada. Dan. 7, 25. </text:p>
      <text:p text:style-name="P1">15. A tón had wupušći ze swojeje klamy za tej žonu wodu, jako rěku, zo by ju tepił. </text:p>
      <text:p text:style-name="P1">16. Ale zemja zpomože tej žonje a wotewri swój rt a wupi tu rěku, kotruž tón zmij ze swojeje huby wupušći. 41 Mójz. 16, 31. 32. </text:p>
      <text:p text:style-name="P1">17. A tón zmij so rozhněwa na žónsku a woteńdźe, zo by wojował z tymi zbytknymi wot jeje symjenja, kotřiž zachowaju Bože přikaznje a maju swědčenje Jezusa Chrystusa. St. 14, 12. 1 Jan. 5, 10: </text:p>
      <text:p text:style-name="P1">13. staw. Wo zwěrjeću hanjenja, kiž ma sydom hłowow, a zawjedźenja, kiž ma dwě hłowje. </text:p>
      <text:p text:style-name="P1">18. A ja ztupich na móŕzki pězk; St. 13. Scht. 1. A widźich zwěrjo, kiž z morja wulěze a měješe sydom hłowow a dźesać rohow a na swojich rohach dźesać krónow a na swojich hłowach mjena teho hanjenja. St. 17, 3. 9. 12. Dan. 7, 7. </text:p>
      <text:p text:style-name="P1">2. A to zwěrjo, kotrež ja widźich, běše podobne na pardela, a jeho nohi běchu jako mjedwjedźowe nohi a jeho klama jako lawowa klama. A tón zmij da jemu swoju sylnozć a swój stoł a wulku móc. St. 12, 3. </text:p>
      <text:p text:style-name="P2"><text:s/></text:p>
      <text:p text:style-name="P1">%----------------------------------- </text:p>
      <text:p text:style-name="P1">% https://digital.slub-dresden.de/data/kitodo/BibltojeZ_478590679/BibltojeZ_478590679_tif/jpegs/00001672.tif.large.jpg </text:p>
      <text:p text:style-name="P1">%----------------------------------------------------------- </text:p>
      <text:p text:style-name="P1"><text:s/>366 Swěrjo hanjenja Sjewjenje (13. 14. zt.) a zawjedźenja. </text:p>
      <text:p text:style-name="P1">3. A ja widźich jeho hłowow jenu, jako by smjertnje zranjena była; ale jeho smjertna rana bu zahojena, a dźiwaše so cyła zemja zady teho zwěrjeća. </text:p>
      <text:p text:style-name="P1">4. A modlachu so k temu zmijej, kiž zwěrjeću móc da; a modlachu so tež k temu zwěrjeću a dźachu: Štó je runy temu zwěrjeću? A štó móže z nim wojować? </text:p>
      <text:p text:style-name="P1">5. A jemu bu daty rt, kiž rěčeše wulke wěcy a hanjenje, a bu jemu móc data wójnu načinić na dwaj a štyrcyći měsacow. Dan. 7, 8. 11. Zjew. 11, 2. </text:p>
      <text:p text:style-name="P1">6. A wone wotewri swój rt k hanjenju přećiwo Bohu, leztrować jeho mjeno a jeho hětu a tych, kiž na njebju bydla. St. 16, 9. 11. </text:p>
      <text:p text:style-name="P1">7. Tež bu jemu date, zo by wójnu wjedło ze swjatymi a zo by jich pšewinuło; a móc bu jemu data na wšitke narody a ryče a na pohanow. </text:p>
      <text:p text:style-name="P1">8. A wšitcy, kiž na zemi bydla, budźa so k njemu modlić, kotrychž mjena njejsu napisane w tych žiwych knihach teho jehnjeća, kiž je zkónzowane wot spočatka swěta. St. 8, 13. St. 12, 12. </text:p>
      <text:p text:style-name="P1">9. Jeli zo štó ma wuši, njech posłucha! </text:p>
      <text:p text:style-name="P1">10. Jeli zo štó do jastwa wodźi, tón do jastwa póńdźe; jeli zo štó z mječom zkónzuje, tón dyrbi z mječom skóncowany być. Tu je sćerpliwosć a wěra tych swjatych. 1 Mójz. 9, 6. Mat. 26, 52. </text:p>
      <text:p text:style-name="P1">11. A ja widźich, zo druhe zwěrjo so zběže wot zemje; a měješe dwaj rohaj, podobnaj jehnjećowymaj, a rěčeše jako zmij. </text:p>
      <text:p text:style-name="P1">12. A wone wšitku móc teho prěńšeho zwěrjeća dokonja před nim; a sčini, zo zemja a ći, kiž na njej bydla, so modlachu před prěńšim zwěrjećom, kotrehož smjertna rana běše zahojena. </text:p>
      <text:p text:style-name="P1">13. Cžini tež wulke dźiwy, tak zo hraju. tež sčini, zo woheń z njebjes padźe před ludźimi na zemju, Mat. 24, 24. </text:p>
      <text:p text:style-name="P1">14. A zawjedźe tych, kiž na zemi bydla, tych zejchow dla, kiž jemu date su, zo by je činiło před tym zwěrjećom; a kaže tym, kiž na zemi bydla, zo bychu swjećo sčinili, podobne temu zwěrjeću, kotrež tu ranu wot mječa měješe a zaso běše wožiwiło. </text:p>
      <text:p text:style-name="P1">15. A jemu bu date, zo móžeše ducha dać swjećeću teho zwěrjeća, zo by to swjećo teho zwěrjeća ryčało; a wone sčini, zo ći, kotřiž so k swjećeću teho zwěrjeća njemodla, bychu zkónzowani byli. </text:p>
      <text:p text:style-name="P1">16. A pšinući wšitkich, małych a wulkich, bohatych a chudych, zrejnych a wotročkow, zo wot njeho znamjo doztachu na swoju prawu ruku abo na swoje čoło; St. 19, 20. </text:p>
      <text:p text:style-name="P1">17. So by žadyn njemohł kupować abo pšedawać, chiba tón, kiž ma znamjo abo mjeno teho zwěrjeća, abo rachnowanje, kak wjele z jeho mjena přińdźe. St. 14, o—1. </text:p>
      <text:p text:style-name="P1">18. Tudy je mudrosć. Štóž rozum ma, tón njech pšerachnuje, kak wjele to zwěrjo hromadźe sčini; přetož to je člorózke rachnowanje a sčini hromadźe šěsć stow a šěsć a šěsć dźesać. St. 1e, d. St. 15, 2. </text:p>
      <text:p text:style-name="P1">14. staw. Jehnjo na horje Zion; Chrystus z tym serpom w mróčeli. </text:p>
      <text:p text:style-name="P1">1. A ja widźich, a hlaj, jehnjo steješe na horje Zion, a z nim sto a štyri a štyrcyći tawzynt, kotřiž mějachu mjeno jeho Wótca napisane na swojich čołach. Pz. 2, 6. Zjew. 7, 4. St. 3, 12. </text:p>
      <text:p text:style-name="P1">2. A ja słyšach hłós z njebja, jako hłós wjele wodow a jako hłós wulkeho hrimanja; a tón hłós, kotryž ja słyšach, běše jako zithariztow, kiž na swojich zitharach St. 1, 15. </text:p>
      <text:p text:style-name="P2"><text:s/></text:p>
      <text:p text:style-name="P1">%----------------------------------- </text:p>
      <text:p text:style-name="P1">% https://digital.slub-dresden.de/data/kitodo/BibltojeZ_478590679/BibltojeZ_478590679_tif/jpegs/00001673.tif.large.jpg </text:p>
      <text:p text:style-name="P1">%----------------------------------------------------------- </text:p>
      <text:p text:style-name="P1"><text:s/>Wěčne ewangelion. (St. 14.) swj. Jana. Cžlońzki syn. 367 </text:p>
      <text:p text:style-name="P1">3. A woni zpěwachu nowy khěrluš před stołom a před tymi štyrimi zwěrjatami a před tymi staršimi. A žadyn njemóžeše tón khěrluš nawuknyć, chiba ći sto a štyri a štyrcyći tawzynt, kiž su wot zemje wukupjeni. </text:p>
      <text:p text:style-name="P1">4. Ći to su, kotřiž ze žónskimi njejsu womazani; přetož woni su knježny a chodźa za tym jehnjećom, hdźež wone chodźi. Ći su wukupjeni z tych čłowjekow za prěnički Bohu a temu jehnjeću. </text:p>
      <text:p text:style-name="P1">5. A we jich rće njeje žane jebanje namakane; přetož woni su bjez winy před Božim stołom. Pj. 32, 2. </text:p>
      <text:p text:style-name="P1">6. A ja widźich druheho jandźela lětazeho srjedźa přez te njebjesa, kiž měješe wěčne ewangelion, zo by připowědał tym, kiž na zemi bydla, a wšitkim póhanam a narodam a rěčam a ludam; St. 8, 13. </text:p>
      <text:p text:style-name="P1">7. Tón dźeše z wulkim hłosom: Bójće so Boha a dajće jemu česć, přetož tón čas jeho suda je přišoł, a modlće so k temu, kiž je sčinił njebjo a zemju a morjo a wodowe žórła. 5 Mójz. 32, 3. Pz. 146, 6. Jap. zk. 14, 15. </text:p>
      <text:p text:style-name="P1">8. A druhi jandźel přińdźe za nim, kiž dźeše: Panuło je, panuło je Babilon, to wulke město; přetož wone je z tym winom swojeho wrótneho kurwarstwa napowało wšitkich pohanow. St. 18, 2. Jez. 21, 9. Jer. 51, 8. </text:p>
      <text:p text:style-name="P1">9. A třeći jandźel lećeše za nimaj a dźeše z wulkim hłosom: Jeli zo so štó budźe před tym zwěrjećom modlić a před jeho swjećećom, a jeli zo wozmje jeho znamjo na swoje čoło abo na swoju ruku; </text:p>
      <text:p text:style-name="P1">10. Tón budźe wot wina teho hněwa Božeho pić, kiž je nalate a lute w khelichu jeho hněwa; a budźe čwilowany z wohenjom a ze šwabelom před swjatymi jandźelemi a před tym jehnjećom. St. 16, 190. Jez. 51, 22. 23. sj. 6o, 5. Zjew. 19, 20. </text:p>
      <text:p text:style-name="P1">11. A tón dym jich čwile póńdźe horje wot wěčnosće hač do wěčnosće; a nimaju žaneho wotpočinka ani wodnjo ani w nocy, kiž so k temu zwěrjeću su modlili a k jeho swjećeću a jeli zo štó wzał je to znamjo jeho mjena. </text:p>
      <text:p text:style-name="P1">12. Tudy je sćerpliwosć tych swjatych; tudy su ći, kiž zachowaju Bože kaznje a tu wěru do Jezusa. </text:p>
      <text:p text:style-name="P1">13. A ja słyšach hłós, kiž z njebja ke mni dźeše: Napiš: Zbóžni su ći morwi, kotřiž w tym Knjezu wumru, wot nětko. Haj tón Duch praji, zo woni wotpočuja wot swojeho dźěła; jich skutki pak du za nimi. </text:p>
      <text:p text:style-name="P1">14. A ja widźich, a hlaj, běła mróčel so zjewi, a na mróčeli sedźeše podobny na člorózkeho syna, kiž měješe na swojej hłowje złotu krónu a w swojej rucy wótry serp. St. 1, 13. Ez. 1,36. </text:p>
      <text:p text:style-name="P1">15. A druhi jandźel wuńdźe z teho templa, zawoławši z wulkim hłosom k temu, kiž na tej mróčeli sedźeše: Sałož twój serp a žni, dokelž čas je přišoł, zo by žnjał, přetož žně teje zemje su wuzkhłe. Joel. 3, 13. Mat. 13, 39: </text:p>
      <text:p text:style-name="P1">16. A tón, kiž na mróčeli sedźeše, załoži swój serp na zemju; a zemja bu póžnjata. </text:p>
      <text:p text:style-name="P1">17. A druhi jandźel wuńdźe z teho templa, kiž w njebjesach je, a tón tež měješe wótry serp. </text:p>
      <text:p text:style-name="P1">18. A druhi jandźel wuńdźe z wołtarja, kotryž móc měješe na woheń, a wołaše z wulkim wołanjom k temu, kiž tón wótry serp měješe, a dźeše: Nastaj twój wótry serp a zbjeŕ kity zemzkeje winicy, přetož jeje jahody su zrałe. </text:p>
      <text:p text:style-name="P1">19. A tón jandźel naztaji swój serp na zemju a zebra winowe kiće </text:p>
      <text:p text:style-name="P2"><text:s/></text:p>
      <text:p text:style-name="P1">%----------------------------------- </text:p>
      <text:p text:style-name="P1">% https://digital.slub-dresden.de/data/kitodo/BibltojeZ_478590679/BibltojeZ_478590679_tif/jpegs/00001674.tif.large.jpg </text:p>
      <text:p text:style-name="P1">%----------------------------------------------------------- </text:p>
      <text:p text:style-name="P1"><text:s/>368 Sydom Sjewjenje (14. 15. 16. zt.) čwilow. teje zemje a ćisnu je do teho wulkeho jězora Božeho hněwa. </text:p>
      <text:p text:style-name="P1">20. A tón jězor bu wonkach před měztom teptany; a wuńdźe krej z jězora hač do wuzdow tych konjow, přez tawzynt a šěsć stow honow pol. Jez. 63, 3. Srud. khěrl. 1, 15. </text:p>
      <text:p text:style-name="P1">15. staw. Pjate widźenje wo sydom poslenich čwilach, a prawje wěrjacych chwalba. 1, Potom widźich druhi zejch na njebju, wulki a dźiwny; sydom jandźelow, ći mějachu poslenje sydom čwile; přetož z tymi samymi je dokonjany Boži hněw. Sst. 12, 1. 3. </text:p>
      <text:p text:style-name="P1">2. A widźich jako škleńčane morjo z wohenjom naměšane; a tych, kiž běchu dobyli na zwěrjeću a na jeho swjećeću, na jeho znamjenju a na wjele jeho mjena, zo woni stejachu při škleńčanym morju a mějachu Bože harfy. </text:p>
      <text:p text:style-name="P1">3. A zpěwachu tón khěrluš Mójzasa, teho wotročka Božeho, a tón khěrluš teho jehnjeća a dźachu: Wulke a dźiwne su twoje skutki, Knježe, Božo wšehomózny; prawe a wěrne su twoje puće, ty kralo tych swjatych. 2 Mójz. 15, 1. 5 Mójz. 32, 1. </text:p>
      <text:p text:style-name="P1">4. Štó by so će njechał bojeć, Knježe, a twoje mjeno čezćić? Dokelž sam swjaty sy. Přetož wšitcy póhanjo budźa přińć a so před tobu modlić; přetož twoje prawe sudy su zjewjene. Jer. 10, 7. Jez. 66, 23. </text:p>
      <text:p text:style-name="P1">5. A potom widźich, a hlaj, wotewrjeny bu templ teje hěty teho swědčenja na njebju. St 1, 10. </text:p>
      <text:p text:style-name="P1">6. A wuńdźechu z njebja ći sedmjo jandźeljo, kiž te sydom čwile mějachu, a běchu woblečeni z čiztym a z jasnym płatom a wopasani wokoło wutroby ze złotymi pasami. St. 1, 13. </text:p>
      <text:p text:style-name="P1">7. A jene wot tych štyrjoch zwěrjatow poda tym sydom jandźelam sydom złotych mjedźeńzow napjelnjenych z hněwom teho žiweho Boha wot wěčnosće hač do wěčnosće. </text:p>
      <text:p text:style-name="P1">8. A templ bu połny kada wot Božeje krasnosće a wot jeho mocy; a nichtó njemóžeše do templa zańć, hač te sydom čwile tych sydom jandźelow dokonjane buchu. Jez. 6, 4. </text:p>
      <text:p text:style-name="P1">16. staw. Mjedźeńzy Božeho hněwa wot sydom jandźelow wulate. </text:p>
      <text:p text:style-name="P1">1. A ja słyšach wulki hłós z teho templa, kiž dźeše k tym sydom jandźelam: Dźiće a wulijće te mjedźeńzy teho hněwa Božeho na zemju! St. 15, 7. </text:p>
      <text:p text:style-name="P1">2. A tón prěni woteńdźe a wulinu swoju mjedźeńzu na zemju; a přińdźe zły a škódny brjód na tych ludźi, kotřiž znamjo teho zwěrjeća mějachu a kiž so k jeho swjećeću modlachu. </text:p>
      <text:p text:style-name="P1">3. A tón druhi jandźel wulinu swoju mjedźeńzu do morja; a wone bu jako krej morweho; a kóžda žiwa duša wumrě w morju. 2 Mójz. 7, 17321. </text:p>
      <text:p text:style-name="P1">4. A tón třeći jandźel wulinu swoju mjedźeńzu do rěkow a do wódnych žórłow; a sčini so krej. </text:p>
      <text:p text:style-name="P1">5. A ja słyšach, zo jandźel tych wodow dźeše: Knježe, ty sy prawy, kiž ty sy a kiž ty běše (a kiž ty budźeš), a sy swjaty, dokelž to sudźił sy; </text:p>
      <text:p text:style-name="P1">6. Přetož woni su tych swjatych a tych profetow krej rosleli; teho dla sy jim krej pić dał, přetož woni su teho hódni. pj,. 7o, 3. </text:p>
      <text:p text:style-name="P1">7. Tež słyšach ja, zo druhi jandźel z teho wołtarja dźeše: Haj, Knježe, Božo wšehomózny, twoje sudy su wěrne a prawe. Pz,. o, 18. </text:p>
      <text:p text:style-name="P1">8. A tón štwórty jandźel wulinu swoju mjedźeńzu do słónza, a jemu bu date, zo by tych ludźi z wohenjom čwilował. </text:p>
      <text:p text:style-name="P1">9. A ći ludźo buchu paleni z wulkej hězu a hanjachu mjeno teho </text:p>
      <text:p text:style-name="P2"><text:s/></text:p>
      <text:p text:style-name="P1">%----------------------------------- </text:p>
      <text:p text:style-name="P1">% https://digital.slub-dresden.de/data/kitodo/BibltojeZ_478590679/BibltojeZ_478590679_tif/jpegs/00001675.tif.large.jpg </text:p>
      <text:p text:style-name="P1">%----------------------------------------------------------- </text:p>
      <text:p text:style-name="P1"><text:s/>Mjedźeńzy (St. 16. 17.) swj. Jana. hněwa. 360 Boha, kiž móc ma na tych čwilach; a nječinichu pokutu, zo bychu jemu česć dali. </text:p>
      <text:p text:style-name="P1">10. A tón pjaty jandźel wulinu swoju mjedźeńzu na stoł teho zwěrjeća; a jeho kralestwo bu z ćmu wobdate; a woni žwachu swoje jazyki před bolosću, </text:p>
      <text:p text:style-name="P1">11. A swarjachu na Boha w njebjesach swojich bolozćow dla a dla swojich brjodow; a njewobroćichu so wot swojich skutkow. St. o, 20. </text:p>
      <text:p text:style-name="P1">12. A tón šezty jandźel wulinu swoju mjedźeńzu na tu wulku rěku Euphrates; a jeje woda wuschnu, zo by puć přihotowany był tym kralam wot zkhadźenja słónza. Jez. 11, 15. 16. </text:p>
      <text:p text:style-name="P1">13. A ja widźich, zo z teje huby teho zmija a z teje huby teho zwěrjeća a ze erta teho falšneho profety třjo nječisći duchojo wuńdźechu, kiž podobni běchu žabam; St. 12, 9. 17. <text:s/>14. A su čertowzzy duchojo, kiž činja zejchi a chodźa won k tym kralam na zemi a do cyłeho šěrokeho swěta, zo bychu jich zhromadźili na wójnu na tamny wulki dźeń teho wšehomózneho Boha. </text:p>
      <text:p text:style-name="P1">15. Hlaj, ja přińdu jako paduch. Zbóžny je, kiž njezpi a dźerži swoje drasty, zo by nahi njekhodźił, a jeho hanibu njewidźeli. St. 3, 3. Luk. 12, 39. 1 Thes. 5, 2. 3. 2 Pětr. 3, 10. 2 Kor. 5, 3. </text:p>
      <text:p text:style-name="P1">16. A wón jich zhromadźi na město, kotremuž rěkaju po Hebrejskej Harmageddon. </text:p>
      <text:p text:style-name="P1">17. A tón sedmy jandźel wulinu swoju mjedźeńzu do lofta; a wulki hłós wuńdźe z njebjeskeho templa wot ztoła, kiž dźeše: Stało so je! </text:p>
      <text:p text:style-name="P1">18. A stachu so hłosy a hrimanja a błyzkanja; tež bu wulke zemjerženje, kajkež njeje było wot časa, hač su ludźo na zemi byli, tajke zemjerženje, tak wulke. </text:p>
      <text:p text:style-name="P1">19. A to wulke město bu na troje rostorhane a te města tych pohanow zpadźechu. A Babilona, teho wulkeho, bu zpomnjene před Bohom, zo by jemu dał kelich teho wina swojeho suroweho hněwa. St. 14, 10. </text:p>
      <text:p text:style-name="P1">20. A wšitke móŕzke kupy ćeknychu a žane hory njebuchu namakane. St. 6, 14. </text:p>
      <text:p text:style-name="P1">21. A wulke krupy, jako zentnaŕ ćežke, padachu z njebjes na ludźi; a ći ludźo hroznje swarjachu Boha tajkeje krupoweje čwile dla, přetož jich čwila běše jara wulka. 2 Mójz. 9, 23. Hiob. 38, 22. 23. </text:p>
      <text:p text:style-name="P1">17. staw. Schezte widźenje; wopisanje antikhryztzkeho kralestwa ze znamjenjom wulkeje kurwy. </text:p>
      <text:p text:style-name="P1">1. A jedyn wot tych sydom jandźelow, kiž te sydom mjedźeńzy mějachu, přińdźe a rěčeše zo mnu a dźeše ke mni: Pój sem, ja chcu ći pokazać, kak je wotsudźena ta wulka kurwa, kiž na wjele wodach sedźi; Jer. 51, 13. </text:p>
      <text:p text:style-name="P1">2. S kotrejž su kurwili ći zerizzy kralojo a wot kotrejež kurwaŕzkeho wina so su wopili ći, kiž na zemi bydla. St. 14, 8. Jer. 51, 7. </text:p>
      <text:p text:style-name="P1">3. A wón přinjese mje w duchu do pusćiny. A ja widźich tu žónsku sedźo na šarlatowym čeŕwjenym zwěrjeću, kotrež połne běše mjenow teho hanjenja a měješe sydom hłowow a dźesać rohow. Mat. 4, 1. </text:p>
      <text:p text:style-name="P1">4. A ta žónska běše nawoblečena z purpurom a ze šarlatom; a běše pozłoćena ze złotom a z krasnymi kamjenjemi a z parlemi; a měješe złoty kelich w swojej rucy, kotryž połny běše hroznozće a nješwarnozće jeje kurwarstwa; St. 18, 16. Jer. 51, 7. </text:p>
      <text:p text:style-name="P1">5. A na swojim čole měješe wona napisane mjeno: To potajnztwo, Babilon, to wulke, mać teho kurwarstwa a wšitkeje hroznozće teje zemje. 2 Thes. 2, 7. Zjew. 14, 8. St. 16, 19. St. 16, 2. 0. </text:p>
      <text:p text:style-name="P1">6. A ja widźich tu žónsku pjanu </text:p>
      <text:p text:style-name="P2"><text:s/></text:p>
      <text:p text:style-name="P1">%----------------------------------- </text:p>
      <text:p text:style-name="P1">% https://digital.slub-dresden.de/data/kitodo/BibltojeZ_478590679/BibltojeZ_478590679_tif/jpegs/00001676.tif.large.jpg </text:p>
      <text:p text:style-name="P1">%----------------------------------------------------------- </text:p>
      <text:p text:style-name="P1"><text:s/>370 Babilon, to wulke, Sjewjenje (17. 18. zt.) a jeho pad. wot krwě tych swjatych a wot krwě tych swědkow Jezusowych; a ja, jako ju wuhladach, dźiwach so jara. t. 15, 24. </text:p>
      <text:p text:style-name="P1">7. Tuž dźeše tón jandźel ke mni: Ežoho dla so dźiwaš? Ja chcu ći powjedźić to potajnztwo wot teje žónskeje a wot teho zwěrjeća, kotrež ju njese a ma sydom hłowow a dźesać rohow. </text:p>
      <text:p text:style-name="P1">8. To zwěrjo, kotrež ty widźił sy, je było, a njeje, a budźe zaso wuztupić z teje hłubokosće a póńdźe do zatamanztwa; a budźa so dźiwać ći, kotřiž na zemi bydla (kotrychž mjena njejsu napisane w knihach teho žiwjenja wot spočatka swěta), hdyž to zwěrjo widźeć budźa, kotrež było je, a njeje, a wšak tola je. St. 11, 7. St. 13, 3. 2 Mójz. 32, 32. Dan. 12, 1. Phil. 4, 3. </text:p>
      <text:p text:style-name="P1">9. Tudy je rozum, kiž mudrosć ma. Te sydom hłowy su sydom hory, na kotrychž ta žónska sedźi, a tych kralow je sydom. St. 13, 18. St. 13, 1. </text:p>
      <text:p text:style-name="P1">10. Pjeć je jich panuło, a jedyn je, tón druhi hišće njeje přišoł; a hdyž wón přińdźe, dyrbi wón mału chwilu trać. </text:p>
      <text:p text:style-name="P1">11. To zwěrjo pak, kotrež je było, a wjazy njeje, to je tón wosmy, a je wot tych sydom a dźe do zkaženja. </text:p>
      <text:p text:style-name="P1">12. A te dźesać rohi, kotrež sy widźił, su dźesaćo kralojo, kotřiž kralestwo hišće njejsu dóstali; ale budźa jako kralojo móc na jenu štundu dostać z tym zwěrjećom. St. 13, 1. Dan. ?, 20. 24. </text:p>
      <text:p text:style-name="P1">13. Ći sami maju jenu mysl a budźa swoju móc a krasnosć temu zrděrjeću podać. </text:p>
      <text:p text:style-name="P1">14. Ći budźa z tym jehnjećom wojować, ale to jehnjo budźe jich pšewinuć (přetož wone je tón Knjez wšitkich knježich a kral wšitkich kralow) a z nim ći powołani a wuzwoleni a wěrni. St. 17, 14. St. 19, 16. 1 Tim. 6, 15. </text:p>
      <text:p text:style-name="P1">15. A wón dźeše ke mni: Te woduy, kotrež ty widźił sy, hdźež to kurwizko sedźi, su ludy a narody a póhanjo a ryče. Jez. 8, ?. Jer. 47, 2. </text:p>
      <text:p text:style-name="P1">16. A te dźesać rohi, kotrež ty widźił sy na zwěrjeću, ći budźa tu kurwu hidźić a ju puztu a nahu sčinić a budźa jeje ćěło žrać a ju samu z wohenjom spalić. St. 16, 8. </text:p>
      <text:p text:style-name="P1">17. Přetož Bóh je jim do jich wutrobow dał, zo bychu činili jeho wolu a to činili w jenej mysli a dali swoje kralestwo temu zwěrjeću, hač bychu Bože słowa dokonjane byłe. </text:p>
      <text:p text:style-name="P1">18. A ta žónska, kotruž ty widźił sy, je to wulke město, kiž kralestwo ma na tych kralach na zemi. St. 16, 19. 18, staw. Wo padźe a štrafje antikhryztzkeho kralestwa. 1 A potom widźich ja druheho jandźela z njebjes přińdźo, kiž wulku móc měješe, a zemja bu rosswětlena wot jeho krasnosće; </text:p>
      <text:p text:style-name="P1">2. A wón zawoła ze sylnym hłosom a dźeše: Panuło je, panuło je Babilon, to wulke, a je k wobydlenju tych čertow sčinjene a za kłódu wšitkich nječistych duchow a za kłódu wšitkich nječistych a hidźenych ptakow. Jez. 21, 9. Jer. 51, 8. Zjew. 14, 8. Jez. 13, 21. Jer. 50, 3. 39. 40. </text:p>
      <text:p text:style-name="P1">3. Přetož wot suroweho wina jeho kurwarstwa su wšitcy póhanjo pili; a ći kralojo na zemi su z nim kurwili, a kupzy teje zemje su so wobohaćili wot jeho wulkeho lóšta. Jer. 51, 7. Nah. 3, 4. </text:p>
      <text:p text:style-name="P1">4. A ja słyšach druhi hłós z njebja, kiž dźeše: Dźiće won z njeho, mój ludo, zo byšće so njeztowaŕšili z jeho hrěchami a něšto wot jeho čwilow njedoztali. Jez. 48, 20. Jer. 50, 8. </text:p>
      <text:p text:style-name="P1">5. Přetož jeho hrěchi dosahaju hač do njebjes, a Bóh zpomina na jeho njeprawdu. 1 Mójz. 18, 20. Jer. 51, 9. </text:p>
      <text:p text:style-name="P2"><text:s/></text:p>
      <text:p text:style-name="P1">%----------------------------------- </text:p>
      <text:p text:style-name="P1">% https://digital.slub-dresden.de/data/kitodo/BibltojeZ_478590679/BibltojeZ_478590679_tif/jpegs/00001677.tif.large.jpg </text:p>
      <text:p text:style-name="P1">%----------------------------------------------------------- </text:p>
      <text:p text:style-name="P1"><text:s/>Ssud (St. 18.) swj. Jana. na Babilon. 371 </text:p>
      <text:p text:style-name="P1">6. Sapłaćće jemu, kaž je wone wam zapłaćiło, a čińće jemu dwójcy po jeho skutkach; a z kotrejž khanku wone wam je pšipiło, pšipijće jemu dwójcy. Jer. 5o, 15. 29. </text:p>
      <text:p text:style-name="P1">7. Tak wjele hač wone so same khwaliło je a je so derje a krasnje měło, tak wjele dajće jemu čwile a ćerpjenja. Přetož wone praji w swojej wutrobje: Ja sedźu jako kralowa a njejsym žana wudowa a žarowanje widźeć njebudu. Jer. 50, 29. Jez. 47, 7. 8. </text:p>
      <text:p text:style-name="P1">8. Teho dla budźa jeho čwile na jedyn dźeń přińć, smjerć a žarowanje a hłód; a z wohenjom budźe wone zpalene. Přetož sylny je Bóh, tón Knjez, kiž jo sudźić budźe. Jez. 47, 9. Jer. 50, 31. Zjew. 17, 16. </text:p>
      <text:p text:style-name="P1">9. A budźa pře njo płakać a jeho dla žałosćić ći kralojo na zemi, kotřiž z nim su kurwili a samopašnozć hnali, hdyž woni budźa wohladać tón kad jeho palenja; St. 17, 2. St. 2, 23. </text:p>
      <text:p text:style-name="P1">10. A budźa z daloka stać před bojosću jeho čwile a prajić: Běda, běda! to wulke město Babilon, to sylne město! dokelž we jenej štundźe je twoje sudźenje přišło. St. 14, 8. </text:p>
      <text:p text:style-name="P1">11. A ći kupzy na zemi budźa pře njo płakać a žarować, zo jich woru žadyn wjazy kupować njebudźe; Scht. 18. ECz. 27, 36. </text:p>
      <text:p text:style-name="P1">12. Tu woru teho złota a slěbora a krasnych kamjenjow, tych parlow, teho ćeńkeho płata a purpura a židźaneho a šarlata a wšelke thynowe drjewo, tež wšelke sudobje wot elefantowych kozćow a wšelke sudobje wot krasneho drjewa, wot khopora, wot železa a wot marmora; Ez. 27, 12. 13. 22. </text:p>
      <text:p text:style-name="P1">13. A zimmet a kadźenje a žałbu a wyruch a wino a wolij a załty a pšeńcu a skót a wowcy a konje a wozy a ćěła a duše tych ludźi. </text:p>
      <text:p text:style-name="P1">14. Tež tón sad, kiž sebi twoja duša požada, je wot tebje woteR. t. šoł; a wšitko, štož tučne a krasne běše, je wot tebje so zhubiło; a njebudźeš to same wjazy namakać. </text:p>
      <text:p text:style-name="P1">15. Ći kupzy tajkich wěcow, kiž so wot njeho su wobohaćili, budźa z daloka stać před bojosću jeho čwile a płakać a žarować, Jer. 50, 13. 46. </text:p>
      <text:p text:style-name="P1">16. A budźa rjec: Běda, běda! to wulke město, kotrež běše nawoblečene ze židu a z purpurom a ze šarlatom a pozłoćane běše ze złotom a z krasnymi kamjenjemi a z parlemi! </text:p>
      <text:p text:style-name="P1">17. Dokelž za jenu štundu tajke wulke bohatstwo je wutupjene; tež wšitcy roskazowarjo na łódźach a wšitkón lud, kiž so na łódźach wozy, a ći łódźnizy, kiž na morju dobytka pytaju, stejachu z daloka; Jez. 25, 14. ěz. 27, 27. </text:p>
      <text:p text:style-name="P1">18. A zawołachu, hdyž tón kad wot jeho zpalenja wuhladachu, a dźachu: Kotre město běše rune temu wulkemu městu? Jez. 34, 10. </text:p>
      <text:p text:style-name="P1">19. A mjetachu proch na swoje hłowy, wołachu, płakachu a žarowachu a dźachu: Běda, běda! to wulke město, w kotrymž su so wobohaćili wšitcy, kiž łódźe na morju mějachu, wot jeho krasnych wěcow! Přetož za jenu štundu je wone wutupjene. Joz. 7, 6. Hiob. 2, 12. </text:p>
      <text:p text:style-name="P1">20. Wjesel so nad nim, njebjo, a wy swjeći japoštoli a profetojo , přetož Bóh je jo sudźił a so waše dla nad nim wjećił! Jer. 51, 48. </text:p>
      <text:p text:style-name="P1">21. Tuž pozběhnu jedyn sylny jandźel kamjeń, wulki jako młynski kamjeń, a ćisnu jón do morja a dźeše: Tak budźe tež jene dobo zaćisnjene to wulke město Babilon a njebudźe wjazy namakane. Jer. 51, 63. 64. : </text:p>
      <text:p text:style-name="P1">22. A hłós tych zpěwarjow a herzow, pizkarjow a trubjerjow wjazy w tebi słyšany njebuüdźe; ani žadyn hantwjeŕzki wšelkeho khum24 (105) </text:p>
      <text:p text:style-name="P2"><text:s/></text:p>
      <text:p text:style-name="P1">%----------------------------------- </text:p>
      <text:p text:style-name="P1">% https://digital.slub-dresden.de/data/kitodo/BibltojeZ_478590679/BibltojeZ_478590679_tif/jpegs/00001678.tif.large.jpg </text:p>
      <text:p text:style-name="P1">%----------------------------------------------------------- </text:p>
      <text:p text:style-name="P1"><text:s/>372 Kwas jehnjeća. Sjewjenje (18. 19. zt.) Dźakomny khěrluš. šta njebudźe wjazy w tebi namakany; ani młynski hłós njebudźe wjazy w tebi słyšany; Jez. 24, 8. Ez. 26, 13. </text:p>
      <text:p text:style-name="P1">23. A to swětło wot swěcy njebudźe so wjazy w tebi swěćić; ani hłós nawoženjowy a njewjezćiny njebudźe wjazy w tebi słyšany, přetož twoji kupzy běchu wulcy knježa na zemi, zo přez twoje kuzłowanje su byli zawjedźeniwšitzy póhanjo. Jer. 7, 34. Jez. 23, 8. </text:p>
      <text:p text:style-name="P1">24. A ta krej tych profetow a swjatych je w nim namakana, a wšitkich tych, kotřiž su na zemi zkónzowani. St. 17, 6. Mat. 23, 37. </text:p>
      <text:p text:style-name="P1">19. staw. Khwalobny khěrluš wuzwolenych wuwjedźenja Božeho suda dla, štož nastupa wulku kurwu. </text:p>
      <text:p text:style-name="P1">1. Potom słyšach ja wulki hłós wulkeho luda na njebju, kiž dźeše: Haleluja! Sbožo a chwalba a česć a móc budź Bohu, našemu Knjezej! St. 11, 15. </text:p>
      <text:p text:style-name="P1">2. Přetož wěrne a prawe su jeho sudy, zo wón tu wulku kurwu je sudźił, kotraž tu zemju ze swojim kurwaŕztwom je zkazyła, a je tu krej swojich wotročkow z jeje ruki wjećił. 5 Mójz. 32, 43. </text:p>
      <text:p text:style-name="P1">3. A dźachu z nowoh': Haleluja! A jeje kad wuztupa do wšeje wěčneje wěčnosće. Jez. 34, 10. </text:p>
      <text:p text:style-name="P1">4. A ći štyrjo a dwazyćo starši a te štyri zwěrjata padźechu dele a modlachu so k Bohu, kiž na ztole sedźeše, a dźachu: Hamjeń, haleluja! St. 4, 4. 10. 5: A hłós wuńdźe ze ztoła, kiž dźeše: Khwalće našeho Boha wšitcy jeho wotročcy a kotřiž so jeho bojiće, małi a wulcy! </text:p>
      <text:p text:style-name="P1">6. Tež słyšach ja jako hłós wulkeje syły a jako šumjenje wjele wodow a jako hłós sylnych hrimanjow, kiž dźachu: Haleluja! Přetož tón Knjez, tón wšehomózny Bóh, jako kral knježi. St. 11, 15. </text:p>
      <text:p text:style-name="P1">7. Wjeselmy so a zradujmy so a dajmy jemu česć; přetož kwas teho jehnjeća je přišoł a jeho mandźelska je so pšihotowała. Mat. 22, 2. St. 25, 6. 10. </text:p>
      <text:p text:style-name="P1">8. A jej bu date, zo by so woblekła rjanu a čiztu židu (ta žida pak je ta prawdosć tych swjatych). Pz. 45, 14. 15. </text:p>
      <text:p text:style-name="P1">9. A wón dźeše ke mni: Napiš: Zbóžni su, kotřiž k kwasnej wječeri teho jehnjeća su powołani. Tež dźeše wón ke mni: To su wěrne słowa Bože. Luk. 14, 16. Zjew. 21, 5. </text:p>
      <text:p text:style-name="P1">10. A ja padźech před nim k jeho nohomaj, zo bych so k njemu modlił; ale wón dźeše ke mni: Hladaj, zo by to nječinił; ja sym twojeho runja wotročk a twojich bratrow a tych, kiž maju to swědčenje Jezusowe. Modl so k Bohu. To swědčenje Jezusowe pak je tón prophetizki duch. St. 22, 8. Jap. zk. 10, 25. 26. </text:p>
      <text:p text:style-name="P1">11. A ja widźich njebjesa wotewrjene, a hlaj, běły kóń; a temu, kiž na nim sedźeše, rěkaju swěrny a wěrny, a kiž po prawdosći sudźi a wojuje. St. 6, 2. </text:p>
      <text:p text:style-name="P1">12. A jeho woči běštej jako wohenjowe płomjo, a na jeho hłowje běše wjele krónow;, a měješe mjeno napisane, kotrež nichtó njewědźeše, chiba wón sam. St. 1, 14. </text:p>
      <text:p text:style-name="P1">13. A běše woblečeny drastu, kiž z krwju běše wobkrjepjena; a jeho mjenu rěkaju Bože słowo. Jez. 63, 1. Jan. 1,1. </text:p>
      <text:p text:style-name="P1">14. A wójska, kiž w njebjesach su, ćehnjechu za nim na běłych konjach a běchu woblečene z běłej a z čiztej židu. </text:p>
      <text:p text:style-name="P1">15. A ze erta jemu wuńdźe na woběmaj bokomaj wótry mječ, zo by z tym samym tych pohanow zrubał; a wón budźe na nich knježić ze železnym prutom. A wón tepce tón winowy jězor teho suroweho hněwa teho wšehomózneho Boha. Pj. 2, 9. Jez. 63, 3. </text:p>
      <text:p text:style-name="P2"><text:s/></text:p>
      <text:p text:style-name="P1">%----------------------------------- </text:p>
      <text:p text:style-name="P1">% https://digital.slub-dresden.de/data/kitodo/BibltojeZ_478590679/BibltojeZ_478590679_tif/jpegs/00001679.tif.large.jpg </text:p>
      <text:p text:style-name="P1">%----------------------------------------------------------- </text:p>
      <text:p text:style-name="P1"><text:s/>Jandźel w słóncu. (St. 19. 20.) swj. Jana. Smij zwjazany. 373 </text:p>
      <text:p text:style-name="P1">16. A ma to mjeno na swojej drasće a na swojich ledźbach napisane: Kral kralow a Knjez knježich. 1 Tim. 6, 15. Zjew. 17, 14. </text:p>
      <text:p text:style-name="P1">17. A ja widźich jeneho jandźela stejo w słóncu; a wón wołaše z wulkim hłosom a dźeše k wšitkim ptakam, kiž pod njebjesami lětaju: Pójće a zhromadźće so k wulkej wječeri Božej, </text:p>
      <text:p text:style-name="P1">18. So byšće jědli ćěła tych kralow a ćěła tych hejtmanow, te ćěła tych sylnych a ćěła tych konjow a tych, kiž na nich sedźa, a ćěła wšitkich frejnych a wotročkow, tych małych a wulkich. Jez. 49, 26. </text:p>
      <text:p text:style-name="P1">19. A ja widźich to zwěrjo a tych kralow na zemi a jich wójska zhromadźene, zo bychu bitwu dźerželi z tym, kiž na tym konju sedźeše, a z jeho wójzkom. </text:p>
      <text:p text:style-name="P1">20. A to zwěrjo bu pšijate a z nim tón falšny profeta, kiž te zejchi činješe před nim, přez kotrež wón zawjedźeše tych, kiž znamjo teho zwěrjeća wzachu a kiž so modlachu k temu swjećeću teho zwěrjeća; a wonaj wobaj buštaj žiwaj do teje wohenjoweje łuže ćisnjenaj, kotraž ze šwablom so horješe. St. 13, 1. 15. St. 20, 10. Jez. 30, 33. Dan. 7, 11. 26. </text:p>
      <text:p text:style-name="P1">21. A ći druzy buchu zkónzowani z mječom teho, kiž na konju sedźeše, kotryž jemu ze erta won dźěše; a wšitke ptaki buchu nasyćene wot jich mjasa. </text:p>
      <text:p text:style-name="P1">20. staw. Wo zwjazanym a wotwjazanym zmiju: Gogu a Magogu, a sudnym dnju. </text:p>
      <text:p text:style-name="P1">1. A ja widźich jandźela dele přińdźo z njebjes, kiž měješe kluč k hłubinje a wulki rjećas w swojej rucy. St. 1, 18. </text:p>
      <text:p text:style-name="P1">2. A wón zapšija teho zmija, teho stareho hada, kiž je čert a zatan, a zwjaza jeho na tawzynt lět; St. 12, 9. </text:p>
      <text:p text:style-name="P1">3. A ćisnu jeho do teje hłubiny a zankny jeho a zazyglowa z wjercha na nim, zo by wjazy tych pohanow njezawjedł, hač było dokonjane tawzynt lět; a potom dyrbi wón roswjazany być na mały čas. </text:p>
      <text:p text:style-name="P1">4. A ja widźich stoły, a zesydachu so na nje, a jim bu sudźenje date; a te duše tych, kotrymž hłowa běše wotćata swědčenja Jezusoweho dla a Božeho dla, a tych, kotřiž so njeběchu modlili k temu zwěrjeću ani k temu swjećeću a njeběchu wzali to znamjo na swoje čoło ani na swoju ruku; a ći běchu žiwi a knježachu z Khryztusom tawzynt lět. Dan. 7, 9. 22. 27. Mat. 19, 28. </text:p>
      <text:p text:style-name="P1">5. Ći druzy morwi pak njebuchu zaso žiwi, hač byłe tawzynt lět dokonjane. To je to prěnje horjestawanje. Jez. 26, 14. </text:p>
      <text:p text:style-name="P1">6. Zbóžny a swjaty je tón, kiž ma dźěl na tym prěnim horjestawanju; přetož nad tymi ta druha smjerć žaneje mocy nima; ale woni budźa měšnicy Boži a Chrystusowi a budźa z nim knježić tawzynt lět. St. 5, 10. </text:p>
      <text:p text:style-name="P1">7. Hdyž pak te tawzynt lěta dokonjane budźa, budźe zatan wupušćeny ze swojeho jastwa, </text:p>
      <text:p text:style-name="P1">8. A budźe, wuńć, zo by zawjedł tych póhanomw, kiž su na tych štyrjoch kónzach teje zemje teho Goga a Magoga, zo by jich zhromadźił na bitwu, kotrychž wjele je jako pězka při morju. Ez. 38, 2. 1 Makk 11, 1. </text:p>
      <text:p text:style-name="P1">9. A woni wustupichu na tu šěrokozć teje zemje a wobdachu koło wokoło to wójzko tych swjatych a to lube město; ale woheń padźe wot Boha z njebjes a póžrje jich. Ez. 88, 22. St. 30, 6. </text:p>
      <text:p text:style-name="P1">10. A tón čert, kiž jich zawjedł běše, bu ćisnjeny do jězora, kiž z wohenjom a ze šwablom so pali, hdźež to zwěrjo a tón falšny profeta běštaj; a budźa tam čwi</text:p>
      <text:p text:style-name="P2"><text:s/></text:p>
      <text:p text:style-name="P1">%----------------------------------- </text:p>
      <text:p text:style-name="P1">% https://digital.slub-dresden.de/data/kitodo/BibltojeZ_478590679/BibltojeZ_478590679_tif/jpegs/00001680.tif.large.jpg </text:p>
      <text:p text:style-name="P1">%----------------------------------------------------------- </text:p>
      <text:p text:style-name="P1"><text:s/>374 Hěta Boža. Sjewjenje (20. 21. zt.) Nowe lowani wodnjo a w nocy do wšeje wěčneje wěčnosće. St. 19, 20. St. 14, 10. 11. </text:p>
      <text:p text:style-name="P1">11. A ja widźich wulki běły stoł a teho, kiž na nim sedźeše, před kotrehož wobličom ćěkaše zemja a te njebjesa, a njebu žane město za nich namakane. </text:p>
      <text:p text:style-name="P1">12. A ja widźich tych morwych, małych a wulkich před Bohom stejo, a knihi buchu wotewrjene; tež buchu knihi wotewrjene, kotrež su teho žiwjenja. A ći morwi buchu sudźeni po tym, jako pisane běše w tych knihach, po swojich skutkach. St. 3, 5. Phil. 4, 3. </text:p>
      <text:p text:style-name="P1">13. A to morjo dawaše tych morwych, kotřiž w nim běchu; a ta smjerć a ta hela dawaštaj tych morwych, kiž w njej běchu; a woni buchu sudźeni, kóždy po swojich skutkach. </text:p>
      <text:p text:style-name="P1">14. A ta smjerć a ta hela buštej ćisnjenej do teho wohenjoweho jězora. To je ta druha smjerć. St. 6, 8. 1 Kor. 15, 26. 54. 55. </text:p>
      <text:p text:style-name="P1">15. A štóž njebu namakany w tych knihach teho žiwjenja napisany, tón bu ćisnjeny do teho wohenjoweho jězora. Mat. 25, 41. </text:p>
      <text:p text:style-name="P1">21. staw. Ssedme widźenje wo nowym Jerusalemje. </text:p>
      <text:p text:style-name="P1">1. A ja widźich nowe njebjesa a nowu zemju. Přetož te prěnje njebjesa a ta prěnja zemja bě zašła a to morjo wjazy njeběše. Jez. 65, 17. St. 66, 22. 2 Pětr. 3, 13. </text:p>
      <text:p text:style-name="P1">2. A ja, Jan, widźich to swjate město, to nowe Jerusalem, kiž wot Boha z njebjes dele přińdźe, tak pšihotowane jako wupyšena njewjezta swojemu mužej. Gal. 4, 26. Hebr. 11, 10. </text:p>
      <text:p text:style-name="P1">3. A ja słyšach wulki hłós z njebjes, tón dźeše: Hlaj, hěta Boža pola čłowjekow; a wón budźe při nich bydlić, a woni budźa jeho lud, a Bóh sam z nimi budźe jich Bóh. 2 Kor. 6, 16. Ez. 37, 27. </text:p>
      <text:p text:style-name="P1">4. A Bóh budźe z jich wočow wšitke sylzy zetrěć; a smjerć wjazy njebudźe, ani zrudoba ani wołanje ani bolozć wjazy njebudźe; přetož prěnje je zašło. St. 7, 17. Jez. 35, 10. </text:p>
      <text:p text:style-name="P1">5. A tón, kiž na ztole sedźeše, dźeše: Hlaj, ja činju wšo nowe. A wón dźeše ke mni: Piš; přetož te słowa su wězte a wěrne. 2 Kor. 5, 17. </text:p>
      <text:p text:style-name="P1">6. Zaso dźeše wón ke mni: Stało so je. Ja sym to Aa to O, tón započatk a tón kónc. Ja budu lačnemu dać z teje studnje žiweje wody darmo. St. 1,8. </text:p>
      <text:p text:style-name="P1">7. Štóž přewinje, budźe wšitko herbować, a ja budu jeho Bóh a wón budźe mój syn. St. 2, 26—28. Sach. 8, 8. </text:p>
      <text:p text:style-name="P1">8. Tym bojaznym pak a njewěrnym a hroznym a mordarjam a kurwarjam a kuzłarjam a pšibójzkim a wšitkim łharjam, jich dźěl budźe w tej łuži, kiž so z wohenjom a ze šwablom hori; kotrež je ta druha smjerć. St. 22, 15. </text:p>
      <text:p text:style-name="P1">9. A jedyn wot tych sydom jandźelow přińdźe ke mni, kiž te sydom mjedźeńzy mějachu połne tych poslenich sydom čwilow; a rěčeše zo mnu a dźeše: Pój sem, ja chcu ći tu žonu pokazać, tu njewjeztu teho jehnjeća. St: 15, 1.6. ?: St.19, 7. </text:p>
      <text:p text:style-name="P1">10. A wjedźeše mje w duchu na wulku a wysoku horu a pokaza mi to wulke město, to swjate Jerusalem, kotrež běše dele přišło z njebjes wot Boha; Ez. 40, 2. 11, A měješe tu krasnosć Božu, a jeho swětło běše podobne na najkrasniši kamjeń, jako na jasny kamjeń jazpis; Ez. 48, 35.. </text:p>
      <text:p text:style-name="P1">12. A měješe wulke a wysoke murje, a měješe tež dwanaće wrotow a na tych wrotach dwanaće jandźelow a mjena napisane, kotrež su tych dwanaće rodow Israelskich dźěći. Ez. 48, 31. </text:p>
      <text:p text:style-name="P2"><text:s/></text:p>
      <text:p text:style-name="P1">%----------------------------------- </text:p>
      <text:p text:style-name="P1">% https://digital.slub-dresden.de/data/kitodo/BibltojeZ_478590679/BibltojeZ_478590679_tif/jpegs/00001681.tif.large.jpg </text:p>
      <text:p text:style-name="P1">%----------------------------------------------------------- </text:p>
      <text:p text:style-name="P1"><text:s/>Jerusalem. (St. 21. 22.) swj. Jana. Cžizta rěka. 37 </text:p>
      <text:p text:style-name="P1">13. Wot ranja běchu tři wrota, wot połnocy tři wrota, wot połdnja tři wrota, wot wječora tři wrota. </text:p>
      <text:p text:style-name="P1">14. A ta murja teho města měješe dwanaće gruntow a na nich te mjena tych dwanaće japoštołow teho jehnjeća. Eph. 2, 20. </text:p>
      <text:p text:style-name="P1">15. A tón, kiž zo mnu rěčeše, měješe złotu sćinu za měru, zo by to město měrił a jeho wrota a jeho murje. Ez. 40, 3. </text:p>
      <text:p text:style-name="P1">16. A to město běše załožene na štwore róžki a jeho dołhozć tajka, kajkaž tež šěrokozć je. A wón měrješe to město z tej sćinu na dwanaće tawzynt honow pol; a dołhozć a šěrokozć a wysokozć teho města su rune. </text:p>
      <text:p text:style-name="P1">17. A wón měrješe jeho murje, sto a štyri a štyrcyći łohćow, po člorózkej měrje, kiž tež je měra jandźelzka. </text:p>
      <text:p text:style-name="P1">18. A twar jeho murjow běše wot jazpisa a to město wot čisteho złota, kiž běše podobne čiztej škleńzy. </text:p>
      <text:p text:style-name="P1">19. A murjowy grunt teho města běše rjenje wuhotowany ze wšelkimi krasnymi kamjenjemi; tón prěni grunt běše jazpis, tón druhi zaphir, tón třeći chalzedon, tón štwórty zmaragd, 2 Mójz. 28, 17. Jez. 54, 11. 12. </text:p>
      <text:p text:style-name="P1">20. Tón pjaty zardonix, tón šezty zardius, tón sedmy chryzolith, tón wosmy berillus, tón dźewjaty topazius, tón dźesaty chrizopras, tón jidnaty hyazinth, tón dwanaty amethizt. </text:p>
      <text:p text:style-name="P1">21. A te dwanaće wrota běchu dwanaće parle, a kóžde tych wrotow běše wot jedneje parle; a hasy teho města běchu čiste złoto, jako jasna škleńza. St. 22, 2. </text:p>
      <text:p text:style-name="P1">22. A ja njewidźich žadyn templ w nim; přetož tón Knjez, tón wšehomózny Bóh, je jeho templ a to jehnjo. </text:p>
      <text:p text:style-name="P1">23. A to město njepotrjeba słónza ani měsaza, zo byštej w nim swěćiłej; přetož ta krasnosć Boža rozswěći to same, a jeho swěca je to jehnjo. Jez. 60, 19. Zjew. 22, 5. </text:p>
      <text:p text:style-name="P1">24. A ći póhanjo, kiž zbóžni budźa, chodźa w jeho swětle; a ći kralojo na zemi budźa swoju krasnosć a česć do njeho přinjesć. Jez. 60, 3. 5. </text:p>
      <text:p text:style-name="P1">25. A jeho wrota njebudźa zankane wodnjo, přetož tam žana nóc njebudźe. Jez. 60, 11. 20. Zjew. 22, 5. </text:p>
      <text:p text:style-name="P1">26. A woni budźa tu krasnosć a česć tych pohanow do njeho přinjesć. </text:p>
      <text:p text:style-name="P1">27. A njebudźe ničo nječiste do njeho přińć, ani štož hroznosć čini a łžu rěči; ale kotřiž napisani su w knihach žiwjenja teho jehnjeća. Phil. 4, 3. </text:p>
      <text:p text:style-name="P1">22. staw. Wo wěztym wjeselu we wěčnym žiwjenju. </text:p>
      <text:p text:style-name="P1">1. A wón pokaza mi čiztu rěku žiweje wody, jasnu jako kryztal, kiž won dźěše ze ztoła Božeho a teho jehnjeća. Ez. 47, 1. Sach. 14, 8. </text:p>
      <text:p text:style-name="P1">2. Srjedźa na jeho hasy a na woběmaj ztronomaj teje rěki steješe drjewo teho žiwjenja, kiž přinjese dwanaćore płody; kóždy měsaz dawa wone swój płód; a te lizće teho drjewa hodźa so k wustrowjenju tych pohanow. </text:p>
      <text:p text:style-name="P1">3. A žane pokleće w nim wjazy njebudźe; ale stoł Boži a teho jehnjeća budźe w nim; a jeho wotročcy budźa jemu słužić, Sach. 14, 11. </text:p>
      <text:p text:style-name="P1">4. A budźa jeho wobličo widźeć, a jeho mjeno budźe na jich čołach. </text:p>
      <text:p text:style-name="P1">5. Tam tež žana nóc njebudźe, a njebudźa potrjebać žaneje swěcy abo słónčneje swětłozće; přetož Bóh tón Knjez budźe jich rozswětlić, a woni budźa knježić do wšeje wěčneje wěčnosće. Jez. 60, 19. Pz. 36, 10. Zjew. 21, 25. St. 20, 6. </text:p>
      <text:p text:style-name="P1">6. A wón dźeše ke mni: Te słowa su wězte a wěrne. A Bóh, tón Knjez tych swjatych profetow, je </text:p>
      <text:p text:style-name="P2"><text:s/></text:p>
      <text:p text:style-name="P1">%----------------------------------- </text:p>
      <text:p text:style-name="P1">% https://digital.slub-dresden.de/data/kitodo/BibltojeZ_478590679/BibltojeZ_478590679_tif/jpegs/00001682.tif.large.jpg </text:p>
      <text:p text:style-name="P1">%----------------------------------------------------------- </text:p>
      <text:p text:style-name="P1"><text:s/>376 Wjesele Sjewjenje swj. Jana. (22. zt.) wěčneho žiwjenja. swojeho jandźela pósłał, zo by swojim wotročkam zjewił, štož so bórzy stać dyrbi. </text:p>
      <text:p text:style-name="P1">7. Hlaj, ja přińdu bórzy. Zbóžny je, kiž dźerži te prophetizke słowa w tych knihach. St. 3, 11. St. 1, 3. </text:p>
      <text:p text:style-name="P1">8. A ja, Jan, sym tón, kiž to widźił a słyšał je. A hdyž to słyšał a widźił běch, padźech ja dele, zo bych so modlił k tymaj nohomaj teho jandźela, kiž mi to same pokaza. St. 19, 10. </text:p>
      <text:p text:style-name="P1">9. Ale wón dźeše ke mni: Hladaj, zo by to nječinił; přetož ja sym twojeho runja wotročk a twojich bratrow, tych profetow, a tych, kiž dźerža te słowa tych knihow. Modl so k Bohu! </text:p>
      <text:p text:style-name="P1">10. Dale dźeše wón ke mni: Njezazygluj te prophetizke słowa w tych knihach, přetož tón čas je blisko. Dan. 8, 26. Phil. 4, 5. </text:p>
      <text:p text:style-name="P1">11. Štóž zły je, njech je hišće dale zły; a štóž nječisty je, njech hišće dale je nječisty; štóž pak prawy je, njech hišće dale je prawy; a štóž swjaty je, njech je hišće dale swjaty. 2 Tim. 3, 13. Tekst na 27. njedźelu po swj. Trojicy. III. </text:p>
      <text:p text:style-name="P1">12. A hlaj, ja přińdu bórzy a moja mzda zo mnu, zo bych dał kóždemu, kajkež jeho skutki budźa. Scht. 7. St. 3, 11. Rom. 2, 6. Jez. 40, 10. </text:p>
      <text:p text:style-name="P1">13. Ja sym to A a to O, tón spočatk a kónc, tón prěni a posleni. Jez. 41, 4. St. 44, 6. St. 48, 12. «Zjew. 1, 8. St. 21, 6. </text:p>
      <text:p text:style-name="P1">14. Zbóžni su, kotřiž jeho kaznje dźerža, zo bychu měli prawo k drjewu teho žiwjenja, a zo bychu woni z wrotami nutř šli do teho města. St. 12, 17. </text:p>
      <text:p text:style-name="P1">15. Přetož wonkach su te psy a ći kuzłarjo a ći kurwarjo a ći mordarjo a ći pšibójzzy, a wšitcy, kiž lubuja a činja te łžě. : St. 21, 8. 1 Kor. 6, 10. </text:p>
      <text:p text:style-name="P1">16. Ja, Jezus, sym pósłał swojeho jandźela, zo by wam to wobswědčił w zyrkwjach. Ja sym tón korjeń a narod Dawidowy, ta jasna a jutrna hwězda. St. 1, 1. St. 1, 2. Jez. 11, 10. Rom. 15, 12. 2 Pětr. 1, 10. </text:p>
      <text:p text:style-name="P1">17. A tón Duch a ta njewjezta prajitaj: Přińdź! A štóž to słyši, njech rjeknje: Přińdź! A komuž so pić chce, njech přińdźe; a štóž chce, njech wozmje wodu teho žiwjenja darmo.) Jez. 55, 1. Jan:?7, 37. Zjew. 21, 6: </text:p>
      <text:p text:style-name="P1">18. Ja wobswědču pak wšitkim, kotřiž słyša słowa teho wěšćenja tych knihow: Jeli zo štó k temu něšto pšiztajić budźe, dha budźe tež Bóh jemu pšiztajić te čwile, kotrež w tych knihach napisane steja. </text:p>
      <text:p text:style-name="P1">19. A jeli zo štó wot tych słowow tych wěšćeŕzkich knihow něšto budźe preč wzać, dha budźe tež Bóh preč wzać jeho dźěl z tych knihow teho žiwjenja a z teho swjateho města a z teho, štož je napisane w tych knihach. 5 Mójz. 4, 2. St. 12, ź2. Phil. 4, 3. </text:p>
      <text:p text:style-name="P1">20. Tak praji tón, kiž to swědči: Haj, ja přińdu bórzy! Hamjeń. Haj, přińdź, Knježe Jezu! Ta hnada našeho Knjeza Jezom Chrysta budź z wami wšitkimi! Hamjeń. St. 1, 7. 2 Tim. 4, 22. Hebr. 13, 25. Ssamemu budź Bohu cżezć! Hamjeń.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1-05T17:57:10.982985278</dc:date>
    <meta:editing-duration>PT1M26S</meta:editing-duration>
    <meta:editing-cycles>1</meta:editing-cycles>
    <meta:document-statistic meta:table-count="0" meta:image-count="0" meta:object-count="0" meta:page-count="116" meta:paragraph-count="2928" meta:word-count="62009" meta:character-count="357681" meta:non-whitespace-character-count="295447"/>
  </office:meta>
</office:document-meta>
</file>